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8pt" style:font-size-asian="8pt" style:font-size-complex="8pt"/>
    </style:style>
    <style:style style:name="ce3" style:family="table-cell" style:parent-style-name="Default" style:data-style-name="N0">
      <style:text-properties fo:color="#FFFFFF"/>
    </style:style>
    <style:style style:name="ce4" style:family="table-cell" style:parent-style-name="Default" style:data-style-name="N0">
      <style:text-properties fo:color="#FFFFFF"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center"/>
      <style:text-properties fo:font-size="8pt" style:font-size-asian="8pt" style:font-size-complex="8pt" style:text-position="33%"/>
    </style:style>
    <style:style style:name="ce7" style:family="table-cell" style:parent-style-name="Comma" style:data-style-name="N36">
      <style:table-cell-properties style:vertical-align="automatic" fo:background-color="transparent" style:repeat-content="false"/>
      <style:paragraph-properties fo:text-align="end" fo:margin-right="0cm"/>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style style:name="ce10"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2" style:family="table-cell" style:parent-style-name="Default" style:data-style-name="N36">
      <style:text-properties fo:font-weight="bold" style:font-weight-asian="bold" style:font-weight-complex="bold"/>
    </style:style>
    <style:style style:name="ce13" style:family="table-cell" style:parent-style-name="Default" style:data-style-name="N3"/>
    <style:style style:name="ce14" style:family="table-cell" style:parent-style-name="Default" style:data-style-name="N3">
      <style:text-properties fo:font-weight="bold" style:font-weight-asian="bold" style:font-weight-complex="bold"/>
    </style:style>
    <style:style style:name="ce15" style:family="table-cell" style:parent-style-name="Default" style:data-style-name="N3">
      <style:table-cell-properties style:vertical-align="automatic" style:repeat-content="false"/>
      <style:paragraph-properties fo:text-align="end" fo:margin-right="0cm"/>
      <style:text-properties fo:font-size="9pt" style:font-size-asian="9pt" style:font-size-complex="9pt"/>
    </style:style>
    <style:style style:name="ce16" style:family="table-cell" style:parent-style-name="Default" style:data-style-name="N3"/>
    <style:style style:name="ce17" style:family="table-cell" style:parent-style-name="Default" style:data-style-name="N36"/>
    <style:style style:name="ce1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9" style:family="table-cell" style:parent-style-name="Default" style:data-style-name="N3">
      <style:table-cell-properties style:vertical-align="automatic" style:repeat-content="false"/>
      <style:paragraph-properties fo:text-align="end" fo:margin-right="0cm"/>
    </style:style>
    <style:style style:name="ce20" style:family="table-cell" style:parent-style-name="Default" style:data-style-name="N0">
      <style:table-cell-properties style:vertical-align="automatic" style:repeat-content="false"/>
      <style:paragraph-properties fo:text-align="start" fo:margin-left="0cm"/>
    </style:style>
    <style:style style:name="ce21" style:family="table-cell" style:parent-style-name="Currency" style:data-style-name="N34">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22" style:family="table-cell" style:parent-style-name="Currency" style:data-style-name="N34">
      <style:table-cell-properties fo:background-color="transparent"/>
    </style:style>
    <style:style style:name="ce23" style:family="table-cell" style:parent-style-name="Default" style:data-style-name="N3">
      <style:table-cell-properties style:vertical-align="automatic" style:repeat-content="false"/>
      <style:paragraph-properties fo:text-align="end" fo:margin-right="0cm"/>
      <style:text-properties fo:font-weight="bold" style:font-weight-asian="bold" style:font-weight-complex="bold"/>
    </style:style>
    <style:style style:name="ce24"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text-properties fo:font-weight="bold" style:font-weight-asian="bold" style:font-weight-complex="bold"/>
    </style:style>
    <style:style style:name="ce25" style:family="table-cell" style:parent-style-name="Default" style:data-style-name="N0">
      <style:text-properties fo:font-size="8pt" style:font-size-asian="8pt" style:font-size-complex="8pt" fo:font-weight="bold" style:font-weight-asian="bold" style:font-weight-complex="bold"/>
    </style:style>
    <style:style style:name="ce26" style:family="table-cell" style:parent-style-name="Default" style:data-style-name="N0">
      <style:table-cell-properties style:vertical-align="top" style:repeat-content="false"/>
      <style:paragraph-properties fo:text-align="start" fo:margin-left="0cm"/>
      <style:text-properties fo:font-size="8pt" style:font-size-asian="8pt" style:font-size-complex="8pt"/>
    </style:style>
    <style:style style:name="ce2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28"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top" style:repeat-content="false"/>
      <style:paragraph-properties fo:text-align="start" fo:margin-left="0cm"/>
      <style:text-properties fo:font-size="8pt" style:font-size-asian="8pt" style:font-size-complex="8pt" fo:font-weight="bold" style:font-weight-asian="bold" style:font-weight-complex="bold"/>
    </style:style>
    <style:style style:name="ce30" style:family="table-cell" style:parent-style-name="Default" style:data-style-name="N37">
      <style:table-cell-properties style:vertical-align="automatic" style:repeat-content="false"/>
      <style:paragraph-properties fo:text-align="end" fo:margin-right="0cm"/>
      <style:text-properties fo:font-size="8pt" style:font-size-asian="8pt" style:font-size-complex="8pt" fo:font-weight="bold" style:font-weight-asian="bold" style:font-weight-complex="bold"/>
    </style:style>
    <style:style style:name="ce31" style:family="table-cell" style:parent-style-name="Comma" style:data-style-name="N36">
      <style:table-cell-properties style:vertical-align="automatic" fo:background-color="transparent" style:repeat-content="false"/>
      <style:paragraph-properties fo:text-align="end" fo:margin-right="0cm"/>
      <style:text-properties fo:font-size="8pt" style:font-size-asian="8pt" style:font-size-complex="8pt"/>
    </style:style>
    <style:style style:name="ce32" style:family="table-cell" style:parent-style-name="Default" style:data-style-name="N0">
      <style:text-properties fo:color="#000000"/>
    </style:style>
    <style:style style:name="ce33" style:family="table-cell" style:parent-style-name="Default" style:data-style-name="N37">
      <style:table-cell-properties style:vertical-align="automatic" style:repeat-content="false"/>
      <style:paragraph-properties fo:text-align="end" fo:margin-right="0cm"/>
      <style:text-properties fo:font-size="8pt" style:font-size-asian="8pt" style:font-size-complex="8pt"/>
    </style:style>
    <style:style style:name="ce34" style:family="table-cell" style:parent-style-name="Heading_32_1" style:data-style-name="N0">
      <style:table-cell-properties fo:border="none"/>
      <style:text-properties fo:color="#000000" style:font-name="Arial" style:font-name-asian="Arial" style:font-name-complex="Arial" fo:font-size="15pt" style:font-size-asian="15pt" style:font-size-complex="15pt" fo:font-weight="bold" style:font-weight-asian="bold" style:font-weight-complex="bold"/>
    </style:style>
    <style:style style:name="ce35" style:family="table-cell" style:parent-style-name="Heading_32_2" style:data-style-name="N0">
      <style:table-cell-properties fo:border="none"/>
      <style:text-properties fo:color="#000000" style:font-name="Arial" style:font-name-asian="Arial" style:font-name-complex="Arial" fo:font-size="13pt" style:font-size-asian="13pt" style:font-size-complex="13pt" fo:font-weight="bold" style:font-weight-asian="bold" style:font-weight-complex="bold"/>
    </style:style>
    <style:style style:name="ce36" style:family="table-cell" style:parent-style-name="Hyperlink" style:data-style-name="N0">
      <style:text-properties fo:color="#0000FF" style:text-underline-style="solid" style:text-underline-type="single"/>
    </style:style>
    <style:style style:name="ce37" style:family="table-cell" style:parent-style-name="Hyperlink"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38" style:family="table-cell" style:parent-style-name="Default" style:data-style-name="N0">
      <style:table-cell-properties style:vertical-align="automatic" fo:wrap-option="wrap" style:repeat-content="false"/>
      <style:paragraph-properties fo:text-align="start" fo:margin-left="0cm"/>
    </style:style>
    <style:style style:name="ce39" style:family="table-cell" style:parent-style-name="Default" style:data-style-name="N0">
      <style:table-cell-properties style:vertical-align="automatic" fo:wrap-option="wrap"/>
    </style:style>
    <style:style style:name="ce40" style:family="table-cell" style:parent-style-name="Heading_32_2" style:data-style-name="N0">
      <style:table-cell-properties fo:border="none" style:vertical-align="automatic"/>
      <style:text-properties fo:color="#000000" style:font-name="Arial" style:font-name-asian="Arial" style:font-name-complex="Arial" fo:font-size="13pt" style:font-size-asian="13pt" style:font-size-complex="13pt" fo:font-weight="bold" style:font-weight-asian="bold" style:font-weight-complex="bold"/>
    </style:style>
    <style:style style:name="ce41" style:family="table-cell" style:parent-style-name="Heading_32_2" style:data-style-name="N0">
      <style:table-cell-properties fo:border="none"/>
      <style:text-properties fo:color="#000000" style:font-name="Arial" style:font-name-asian="Arial" style:font-name-complex="Arial" fo:font-size="11pt" style:font-size-asian="11pt" style:font-size-complex="11pt" fo:font-weight="bold" style:font-weight-asian="bold" style:font-weight-complex="bold"/>
    </style:style>
    <style:style style:name="ce42" style:family="table-cell" style:parent-style-name="Default" style:data-style-name="N0">
      <style:table-cell-properties style:vertical-align="top" fo:wrap-option="wrap"/>
    </style:style>
    <style:style style:name="ce43" style:family="table-cell" style:parent-style-name="Hyperlink" style:data-style-name="N0">
      <style:table-cell-properties style:vertical-align="top" fo:wrap-option="wrap"/>
      <style:text-properties fo:color="#0000FF" style:text-underline-style="solid" style:text-underline-type="single"/>
    </style:style>
    <style:style style:name="ce44"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5" style:family="table-cell" style:parent-style-name="Default" style:data-style-name="N0">
      <style:table-cell-properties style:vertical-align="top" fo:wrap-option="wrap"/>
      <style:text-properties fo:font-size="8pt" style:font-size-asian="8pt" style:font-size-complex="8pt"/>
    </style:style>
    <style:style style:name="ce46" style:family="table-cell" style:parent-style-name="Default" style:data-style-name="N0">
      <style:table-cell-properties style:vertical-align="automatic" fo:wrap-option="wrap"/>
    </style:style>
    <style:style style:name="ce47" style:family="table-cell" style:parent-style-name="Default" style:data-style-name="N0">
      <style:table-cell-properties style:vertical-align="automatic" style:repeat-content="false"/>
      <style:paragraph-properties fo:text-align="end" fo:margin-right="0cm"/>
      <style:text-properties fo:font-size="8pt" style:font-size-asian="8pt" style:font-size-complex="8pt"/>
    </style:style>
    <style:style style:name="ce48" style:family="table-cell" style:parent-style-name="Default" style:data-style-name="N0">
      <style:text-properties fo:font-size="8pt" style:font-size-asian="8pt" style:font-size-complex="8pt" style:text-position="33%"/>
    </style:style>
    <style:style style:name="ce49" style:family="table-cell" style:parent-style-name="Default" style:data-style-name="N3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0" style:family="table-cell" style:parent-style-name="Default" style:data-style-name="N30">
      <style:table-cell-properties style:vertical-align="automatic" style:repeat-content="false"/>
      <style:paragraph-properties fo:text-align="start" fo:margin-left="0cm"/>
      <style:text-properties fo:font-size="8pt" style:font-size-asian="8pt" style:font-size-complex="8pt"/>
    </style:style>
    <style:style style:name="ce51" style:family="table-cell" style:parent-style-name="Comma" style:data-style-name="N36">
      <style:table-cell-properties style:vertical-align="automatic" fo:background-color="transparent" style:repeat-content="false"/>
      <style:paragraph-properties fo:text-align="end" fo:margin-right="0cm"/>
      <style:text-properties fo:font-size="8pt" style:font-size-asian="8pt" style:font-size-complex="8pt"/>
    </style:style>
    <style:style style:name="ce52" style:family="table-cell" style:parent-style-name="Comma" style:data-style-name="N36">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3" style:family="table-cell" style:parent-style-name="Default" style:data-style-name="N37">
      <style:text-properties fo:font-size="8pt" style:font-size-asian="8pt" style:font-size-complex="8pt"/>
    </style:style>
    <style:style style:name="ce54" style:family="table-cell" style:parent-style-name="Default" style:data-style-name="N38">
      <style:table-cell-properties style:vertical-align="automatic" style:repeat-content="false"/>
      <style:paragraph-properties fo:text-align="end" fo:margin-right="0cm"/>
      <style:text-properties fo:font-size="8pt" style:font-size-asian="8pt" style:font-size-complex="8pt"/>
    </style:style>
    <style:style style:name="ce55" style:family="table-cell" style:parent-style-name="Default" style:data-style-name="N36"/>
    <style:style style:name="ce56" style:family="table-cell" style:parent-style-name="Default" style:data-style-name="N0">
      <style:table-cell-properties fo:border-top="none" fo:border-bottom="none" fo:border-left="thin solid #000000" fo:border-right="none"/>
      <style:text-properties fo:color="#000000"/>
    </style:style>
    <style:style style:name="ce57" style:family="table-cell" style:parent-style-name="Heading_32_1" style:data-style-name="N0">
      <style:table-cell-properties fo:border-top="thin solid #000000" fo:border-bottom="none" fo:border-left="none" fo:border-right="none" style:vertical-align="automatic" style:repeat-content="false"/>
      <style:paragraph-properties fo:text-align="start" fo:margin-left="0cm"/>
      <style:text-properties fo:color="#000000" style:font-name="Arial" style:font-name-asian="Arial" style:font-name-complex="Arial" fo:font-size="14pt" style:font-size-asian="14pt" style:font-size-complex="14pt" fo:font-weight="bold" style:font-weight-asian="bold" style:font-weight-complex="bold"/>
    </style:style>
    <style:style style:name="ce58" style:family="table-cell" style:parent-style-name="Heading_32_1" style:data-style-name="N36">
      <style:table-cell-properties fo:border="none" style:vertical-align="automatic" fo:wrap-option="wrap" fo:background-color="transparent" style:repeat-content="false"/>
      <style:paragraph-properties fo:text-align="end" fo:margin-right="0cm"/>
      <style:text-properties fo:color="#000000" style:font-name="Arial" style:font-name-asian="Arial" style:font-name-complex="Arial" fo:font-size="15pt" style:font-size-asian="15pt" style:font-size-complex="15pt" fo:font-weight="bold" style:font-weight-asian="bold" style:font-weight-complex="bold"/>
    </style:style>
    <style:style style:name="ce59" style:family="table-cell" style:parent-style-name="Heading_32_1" style:data-style-name="N0">
      <style:table-cell-properties fo:border="none" style:vertical-align="automatic" fo:background-color="transparent" style:repeat-content="false"/>
      <style:paragraph-properties fo:text-align="start" fo:margin-left="0cm"/>
      <style:text-properties fo:color="#000000" style:font-name="Arial" style:font-name-asian="Arial" style:font-name-complex="Arial" fo:font-size="15pt" style:font-size-asian="15pt" style:font-size-complex="15pt" fo:font-weight="bold" style:font-weight-asian="bold" style:font-weight-complex="bold"/>
    </style:style>
    <style:style style:name="ce60" style:family="table-cell" style:parent-style-name="Default" style:data-style-name="N0">
      <style:table-cell-properties fo:border-top="thin solid #000000" fo:border-bottom="none" fo:border-left="none" fo:border-right="none" style:vertical-align="automatic" style:repeat-content="false"/>
      <style:paragraph-properties fo:text-align="start" fo:margin-left="0cm"/>
      <style:text-properties fo:font-weight="bold" style:font-weight-asian="bold" style:font-weight-complex="bold"/>
    </style:style>
    <style:style style:name="ce61" style:family="table-cell" style:parent-style-name="Default" style:data-style-name="N3">
      <style:table-cell-properties style:vertical-align="automatic" style:repeat-content="false"/>
      <style:paragraph-properties fo:text-align="end" fo:margin-right="0cm"/>
    </style:style>
    <style:style style:name="ce62" style:family="table-cell" style:parent-style-name="Heading_32_2" style:data-style-name="N0">
      <style:table-cell-properties fo:border="none" style:vertical-align="automatic"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3" style:family="table-cell" style:parent-style-name="Heading_32_3" style:data-style-name="N0">
      <style:table-cell-properties fo:border="none" style:vertical-align="automatic"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style>
    <style:style style:name="ce65" style:family="table-cell" style:parent-style-name="Heading_32_2" style:data-style-name="N0">
      <style:table-cell-properties fo:border-top="thin solid #000000" fo:border-bottom="none" fo:border-left="none" fo:border-right="none" style:vertical-align="automatic"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6" style:family="table-cell" style:parent-style-name="Comma" style:data-style-name="N3">
      <style:table-cell-properties fo:border-top="thin solid #000000" fo:border-bottom="none" fo:border-left="none" fo:border-right="none" style:vertical-align="automatic" fo:background-color="transparent" style:repeat-content="false"/>
      <style:paragraph-properties fo:text-align="end" fo:margin-right="0cm"/>
    </style:style>
    <style:style style:name="ce67" style:family="table-cell" style:parent-style-name="Default" style:data-style-name="N3">
      <style:table-cell-properties fo:border-top="thin solid #000000" fo:border-bottom="none" fo:border-left="none" fo:border-right="none" style:vertical-align="automatic" style:repeat-content="false"/>
      <style:paragraph-properties fo:text-align="end" fo:margin-right="0cm"/>
    </style:style>
    <style:style style:name="ce68" style:family="table-cell" style:parent-style-name="Default" style:data-style-name="N3">
      <style:table-cell-properties fo:border-top="thin solid #000000" fo:border-bottom="none" fo:border-left="none" fo:border-right="none" style:vertical-align="automatic" style:repeat-content="false"/>
      <style:paragraph-properties fo:text-align="end" fo:margin-right="0cm"/>
      <style:text-properties fo:font-weight="bold" style:font-weight-asian="bold" style:font-weight-complex="bold"/>
    </style:style>
    <style:style style:name="ce69" style:family="table-cell" style:parent-style-name="Comma" style:data-style-name="N3">
      <style:table-cell-properties style:vertical-align="automatic" fo:background-color="transparent" style:repeat-content="false"/>
      <style:paragraph-properties fo:text-align="end" fo:margin-right="0cm"/>
    </style:style>
    <style:style style:name="ce70" style:family="table-cell" style:parent-style-name="Comma" style:data-style-name="N3">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o1" style:family="table-column">
      <style:table-column-properties fo:break-before="auto" style:column-width="5.635625cm"/>
    </style:style>
    <style:style style:name="co2" style:family="table-column">
      <style:table-column-properties fo:break-before="auto" style:column-width="3.86291666666667cm"/>
    </style:style>
    <style:style style:name="co3" style:family="table-column">
      <style:table-column-properties fo:break-before="auto" style:column-width="1.69333333333333cm"/>
    </style:style>
    <style:style style:name="co4" style:family="table-column">
      <style:table-column-properties fo:break-before="auto" style:column-width="25.9027083333333cm"/>
    </style:style>
    <style:style style:name="co5" style:family="table-column">
      <style:table-column-properties fo:break-before="auto" style:column-width="7.91104166666667cm" style:use-optimal-column-width="true"/>
    </style:style>
    <style:style style:name="co6" style:family="table-column">
      <style:table-column-properties fo:break-before="auto" style:column-width="5.635625cm" style:use-optimal-column-width="true"/>
    </style:style>
    <style:style style:name="co7" style:family="table-column">
      <style:table-column-properties fo:break-before="auto" style:column-width="14.3404166666667cm"/>
    </style:style>
    <style:style style:name="co8" style:family="table-column">
      <style:table-column-properties fo:break-before="auto" style:column-width="6.40291666666667cm" style:use-optimal-column-width="true"/>
    </style:style>
    <style:style style:name="co9" style:family="table-column">
      <style:table-column-properties fo:break-before="auto" style:column-width="15.9279166666667cm"/>
    </style:style>
    <style:style style:name="co10" style:family="table-column">
      <style:table-column-properties fo:break-before="auto" style:column-width="2.778125cm" style:use-optimal-column-width="true"/>
    </style:style>
    <style:style style:name="co11" style:family="table-column">
      <style:table-column-properties fo:break-before="auto" style:column-width="2.51354166666667cm"/>
    </style:style>
    <style:style style:name="ro1" style:family="table-row">
      <style:table-row-properties style:row-height="19.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76.5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12.75pt" style:use-optimal-row-height="false" fo:break-before="auto"/>
    </style:style>
    <style:style style:name="ro10" style:family="table-row">
      <style:table-row-properties style:row-height="51pt" style:use-optimal-row-height="true" fo:break-before="auto"/>
    </style:style>
    <style:style style:name="ro11" style:family="table-row">
      <style:table-row-properties style:row-height="18pt" style:use-optimal-row-height="true" fo:break-before="auto"/>
    </style:style>
    <style:style style:name="ro12" style:family="table-row">
      <style:table-row-properties style:row-height="15.75pt" style:use-optimal-row-height="true" fo:break-before="auto"/>
    </style:style>
    <style:style style:name="ro13" style:family="table-row">
      <style:table-row-properties style:row-height="38.25pt" style:use-optimal-row-height="false" fo:break-before="auto"/>
    </style:style>
    <style:style style:name="ro14" style:family="table-row">
      <style:table-row-properties style:row-height="1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34">
            <text:p>Net Additional Dwellings, Table 118: Annual net additional dwellings and components, England and the regions, 2000-01 to 2023-24: Contents</text:p>
          </table:table-cell>
          <table:table-cell table:number-columns-repeated="16383" table:style-name="ce1"/>
        </table:table-row>
        <table:table-row table:style-name="ro2">
          <table:table-cell office:value-type="string" table:style-name="ce9">
            <text:p>This worksheet contains one table.</text:p>
          </table:table-cell>
          <table:table-cell table:number-columns-repeated="16383" table:style-name="ce1"/>
        </table:table-row>
        <table:table-row table:style-name="ro3">
          <table:table-cell office:value-type="string" table:style-name="ce35">
            <text:p>Worksheet name</text:p>
          </table:table-cell>
          <table:table-cell office:value-type="string" table:style-name="ce35">
            <text:p>Worksheet contents</text:p>
          </table:table-cell>
          <table:table-cell table:number-columns-repeated="16382"/>
        </table:table-row>
        <table:table-row table:style-name="ro2">
          <table:table-cell office:value-type="string" table:style-name="ce36">
            <text:p><text:a xlink:href="#Cover.A1">Cover sheet</text:a></text:p>
          </table:table-cell>
          <table:table-cell office:value-type="string" table:style-name="ce9">
            <text:p>Sheet containing background information for the tables.</text:p>
          </table:table-cell>
          <table:table-cell table:number-columns-repeated="16382"/>
        </table:table-row>
        <table:table-row table:style-name="ro2">
          <table:table-cell office:value-type="string" table:style-name="ce36">
            <text:p><text:a xlink:href="#Notes.A1">Notes</text:a></text:p>
          </table:table-cell>
          <table:table-cell office:value-type="string" table:style-name="ce9">
            <text:p>Sheet containing notes included in the tables.</text:p>
          </table:table-cell>
          <table:table-cell table:number-columns-repeated="16382"/>
        </table:table-row>
        <table:table-row table:style-name="ro2">
          <table:table-cell office:value-type="string" table:style-name="ce36">
            <text:p><text:a xlink:href="#'LT118 (rounded)'.A1">LT118 (rounded)</text:a></text:p>
          </table:table-cell>
          <table:table-cell office:value-type="string" table:style-name="ce9">
            <text:p>Annual net additional dwellings and components, England and the regions, 2000-01 to 2023-24, rounded</text:p>
          </table:table-cell>
          <table:table-cell table:number-columns-repeated="16382"/>
        </table:table-row>
        <table:table-row table:style-name="ro2">
          <table:table-cell office:value-type="string" table:style-name="ce36">
            <text:p><text:a xlink:href="#'LT118 (unrounded)'.A1">LT118 (unrounded)</text:a></text:p>
          </table:table-cell>
          <table:table-cell office:value-type="string" table:style-name="ce9">
            <text:p>Annual net additional dwellings and components, England and the regions, 2000-01 to 2023-24, unrounded</text:p>
          </table:table-cell>
          <table:table-cell table:number-columns-repeated="16382"/>
        </table:table-row>
        <table:table-row table:number-rows-repeated="1048569" table:style-name="ro2">
          <table:table-cell table:number-columns-repeated="16384"/>
        </table:table-row>
      </table:table>
      <table:table table:name="Cover" table:style-name="ta1">
        <table:table-column table:style-name="co4" table:default-cell-style-name="ce1"/>
        <table:table-column table:style-name="co3" table:default-cell-style-name="ce1"/>
        <table:table-column table:style-name="co5" table:default-cell-style-name="ce1"/>
        <table:table-column table:style-name="co3" table:number-columns-repeated="16381" table:default-cell-style-name="ce1"/>
        <table:table-row table:style-name="ro1">
          <table:table-cell office:value-type="string" table:style-name="ce34">
            <text:p>Cover sheet</text:p>
          </table:table-cell>
          <table:table-cell table:number-columns-repeated="16383"/>
        </table:table-row>
        <table:table-row table:style-name="ro1">
          <table:table-cell office:value-type="string" table:style-name="ce34">
            <text:p>Annual net additional dwellings and components, England and the regions, 2000-01 to 2023-24</text:p>
          </table:table-cell>
          <table:table-cell table:number-columns-repeated="16383"/>
        </table:table-row>
        <table:table-row table:style-name="ro2">
          <table:table-cell office:value-type="string" table:style-name="ce37">
            <text:p><text:a xlink:href="#Contents.A1">Back to contents</text:a></text:p>
          </table:table-cell>
          <table:table-cell table:number-columns-repeated="16383"/>
        </table:table-row>
        <table:table-row table:style-name="ro4">
          <table:table-cell office:value-type="string" table:style-name="ce38">
            <text:p>Date of publication: November 2024</text:p>
            <text:p>Next update: November 2025</text:p>
          </table:table-cell>
          <table:table-cell table:number-columns-repeated="16383"/>
        </table:table-row>
        <table:table-row table:style-name="ro3">
          <table:table-cell office:value-type="string" table:style-name="ce35">
            <text:p>Background</text:p>
          </table:table-cell>
          <table:table-cell table:number-columns-repeated="16383"/>
        </table:table-row>
        <table:table-row table:style-name="ro5">
          <table:table-cell office:value-type="string" table:style-name="ce39">
            <text:p>The housing supply: net additional dwellings statistics, also known as ‘net additions’, measure the absolute change in stock between one year and the next, including losses and gains from new builds, conversions, changes of use (for example a residential house to an office) and demolitions. Table 118 gives the component breakdown at England and regional level in rounded (to the nearest 10) and unrounded tables.</text:p>
          </table:table-cell>
          <table:table-cell table:number-columns-repeated="16383"/>
        </table:table-row>
        <table:table-row table:style-name="ro3">
          <table:table-cell office:value-type="string" table:style-name="ce40">
            <text:p>Sources and data collection</text:p>
          </table:table-cell>
          <table:table-cell table:number-columns-repeated="16383"/>
        </table:table-row>
        <table:table-row table:style-name="ro6">
          <table:table-cell office:value-type="string" table:style-name="ce38">
            <text:p>The sources of the net additions data are the Housing Flows Reconciliation (HFR), the Greater London Authority and Regional Assembly joint returns. From 2000-01 to 2003-04, all local authorities submitted data to CLG through the Housing Flows Reconcilation (HFR) form. Between 2004-05 and 2008-09 CLG worked jointly with Regional Planning bodies in the south and midlands on joint data returns in an attempt to ensure consistency between the net housing supply figures reported in regional Annual Monitoring Reports (AMRs) and those published by central government. <text:s/>Following the abolition of the Regional Planning Bodies in 2010, Local authorities in all regions except London have returned to submitting data via the HFR from 2009-10. Data for London are supplied by the GLA. More detail can be found in the 'data collection' section in our technical notes for the release linked below:</text:p>
          </table:table-cell>
          <table:table-cell table:number-columns-repeated="16383"/>
        </table:table-row>
        <table:table-row table:style-name="ro2">
          <table:table-cell office:value-type="string" table:style-name="ce37">
            <text:p><text:a xlink:href="https://www.gov.uk/government/statistics/housing-supply-net-additional-dwellings-england-2022-to-2023/housing-supply-net-additional-dwellings-england-2023-to-2024-technical-notes#data-collection">Technical notes</text:a></text:p>
          </table:table-cell>
          <table:table-cell table:number-columns-repeated="16383"/>
        </table:table-row>
        <table:table-row table:style-name="ro3">
          <table:table-cell office:value-type="string" table:style-name="ce35">
            <text:p>Revisions</text:p>
          </table:table-cell>
          <table:table-cell table:number-columns-repeated="16383"/>
        </table:table-row>
        <table:table-row table:style-name="ro3">
          <table:table-cell office:value-type="string" table:style-name="ce41">
            <text:p>Census adjustments</text:p>
          </table:table-cell>
          <table:table-cell table:number-columns-repeated="16383" table:style-name="ce35"/>
        </table:table-row>
        <table:table-row table:style-name="ro7">
          <table:table-cell office:value-type="string" table:style-name="ce42">
            <text:p>These statistics are compared against the census on its release every 10 years to ensure that the sum of net additions over that period matches the difference between the latest census dwelling count and the previous one. The net additions figures are then adjusted, with any difference spread evenly across the 10 years since the previous census. The dwelling counts from the 2011 Census have been used to revise the net supply estimates from 2001-02 to 2010-11, and the dwelling counts from the 2021 Census have been used to revise the net supply estimates from 2011-12 to 2020-21. More detail can be found in the 'scheduled revisions' section of our technical notes for the release linked below:</text:p>
          </table:table-cell>
          <table:table-cell table:number-columns-repeated="16383"/>
        </table:table-row>
        <table:table-row table:style-name="ro2">
          <table:table-cell office:value-type="string" table:style-name="ce43">
            <text:p><text:a xlink:href="https://www.gov.uk/government/statistics/housing-supply-net-additional-dwellings-england-2022-to-2023/housing-supply-net-additional-dwellings-england-2023-to-2024-technical-notes#revisions-policy">Scheduled revisions</text:a></text:p>
          </table:table-cell>
          <table:table-cell table:number-columns-repeated="16383"/>
        </table:table-row>
        <table:table-row table:style-name="ro8">
          <table:table-cell office:value-type="string" table:style-name="ce41">
            <text:p>Scheduled revisions</text:p>
          </table:table-cell>
          <table:table-cell table:number-columns-repeated="16383"/>
        </table:table-row>
        <table:table-row table:style-name="ro5">
          <table:table-cell office:value-type="string" table:style-name="ce42">
            <text:p>Local authorities are able to revise the data they supply for these statistics after the original deadline for submission. In collecting the data for the 2019-20 publication, we allowed local authorities to revise data for the previous two years’ published figures. In the statistical releases following, the revisions period covers the previous years’ figures only. More detail can be found in the 'scheduled revisions' section of our technical notes for the release linked below:</text:p>
          </table:table-cell>
          <table:table-cell table:number-columns-repeated="16383"/>
        </table:table-row>
        <table:table-row table:style-name="ro2">
          <table:table-cell office:value-type="string" table:style-name="ce43">
            <text:p><text:a xlink:href="https://www.gov.uk/government/statistics/housing-supply-net-additional-dwellings-england-2022-to-2023/housing-supply-net-additional-dwellings-england-2023-to-2024-technical-notes#revisions-policy">Scheduled revisions</text:a></text:p>
          </table:table-cell>
          <table:table-cell table:number-columns-repeated="16383"/>
        </table:table-row>
        <table:table-row table:style-name="ro3">
          <table:table-cell office:value-type="string" table:style-name="ce35">
            <text:p>Response rate and imputation</text:p>
          </table:table-cell>
          <table:table-cell table:number-columns-repeated="16383" table:style-name="ce1"/>
        </table:table-row>
        <table:table-row table:style-name="ro5">
          <table:table-cell office:value-type="string" table:style-name="ce42">
            <text:p>The 2023-24 data in this table is derived from valid HFR 2023-24 returns submitted by 295 of 296 local authorities in England. Imputation is used for any authorities that do not supply data through the HFR form. This year, data was imputed for Ribble Valley. More detail can be found in the 'data quality' section in our technical notes for the release linked below:</text:p>
          </table:table-cell>
          <table:table-cell table:number-columns-repeated="16383" table:style-name="ce1"/>
        </table:table-row>
        <table:table-row table:style-name="ro2">
          <table:table-cell office:value-type="string" table:style-name="ce43">
            <text:p><text:a xlink:href="https://www.gov.uk/government/statistics/housing-supply-net-additional-dwellings-england-2022-to-2023/housing-supply-net-additional-dwellings-england-2023-to-2024-technical-notes#data-quality">Data quality</text:a></text:p>
          </table:table-cell>
          <table:table-cell table:number-columns-repeated="16383" table:style-name="ce1"/>
        </table:table-row>
        <table:table-row table:style-name="ro3">
          <table:table-cell office:value-type="string" table:style-name="ce35">
            <text:p>Contact details</text:p>
          </table:table-cell>
          <table:table-cell table:number-columns-repeated="16383" table:style-name="ce1"/>
        </table:table-row>
        <table:table-row table:style-name="ro2">
          <table:table-cell office:value-type="string" table:style-name="ce20">
            <text:p>Telephone: 0303 44 41864</text:p>
          </table:table-cell>
          <table:table-cell table:number-columns-repeated="16383" table:style-name="ce1"/>
        </table:table-row>
        <table:table-row table:style-name="ro2">
          <table:table-cell office:value-type="string" table:style-name="ce20">
            <text:p>E-Mail: housing.statistics@levellingup.gov.uk</text:p>
          </table:table-cell>
          <table:table-cell table:number-columns-repeated="16383" table:style-name="ce1"/>
        </table:table-row>
        <table:table-row table:style-name="ro2">
          <table:table-cell table:number-columns-repeated="16384"/>
        </table:table-row>
        <table:table-row table:style-name="ro2">
          <table:table-cell table:style-name="ce44"/>
          <table:table-cell table:number-columns-repeated="16383" table:style-name="ce1"/>
        </table:table-row>
        <table:table-row table:number-rows-repeated="2" table:style-name="ro2">
          <table:table-cell table:style-name="ce27"/>
          <table:table-cell table:number-columns-repeated="16383" table:style-name="ce1"/>
        </table:table-row>
        <table:table-row table:style-name="ro2">
          <table:table-cell table:number-columns-repeated="16384"/>
        </table:table-row>
        <table:table-row table:style-name="ro2">
          <table:table-cell table:number-columns-repeated="3" table:style-name="ce31"/>
          <table:table-cell table:number-columns-repeated="16381" table:style-name="ce1"/>
        </table:table-row>
        <table:table-row table:style-name="ro9">
          <table:table-cell table:style-name="ce45"/>
          <table:table-cell table:number-columns-repeated="18" table:style-name="ce46"/>
          <table:table-cell table:number-columns-repeated="16365" table:style-name="ce1"/>
        </table:table-row>
        <table:table-row table:style-name="ro2">
          <table:table-cell table:number-columns-repeated="2" table:style-name="ce1"/>
          <table:table-cell table:style-name="ce47"/>
          <table:table-cell table:number-columns-repeated="4" table:style-name="ce1"/>
          <table:table-cell table:style-name="ce27"/>
          <table:table-cell table:number-columns-repeated="2" table:style-name="ce6"/>
          <table:table-cell table:number-columns-repeated="16" table:style-name="ce31"/>
          <table:table-cell table:number-columns-repeated="16358"/>
        </table:table-row>
        <table:table-row table:style-name="ro2">
          <table:table-cell table:number-columns-repeated="2" table:style-name="ce1"/>
          <table:table-cell table:style-name="ce31"/>
          <table:table-cell table:number-columns-repeated="5" table:style-name="ce1"/>
          <table:table-cell table:number-columns-repeated="2" table:style-name="ce6"/>
          <table:table-cell table:number-columns-repeated="16" table:style-name="ce31"/>
          <table:table-cell table:number-columns-repeated="16358"/>
        </table:table-row>
        <table:table-row table:style-name="ro2">
          <table:table-cell table:number-columns-repeated="2" table:style-name="ce1"/>
          <table:table-cell table:style-name="ce31"/>
          <table:table-cell table:number-columns-repeated="16381" table:style-name="ce1"/>
        </table:table-row>
        <table:table-row table:style-name="ro2">
          <table:table-cell table:number-columns-repeated="2"/>
          <table:table-cell table:style-name="ce31"/>
          <table:table-cell table:number-columns-repeated="16381"/>
        </table:table-row>
        <table:table-row table:style-name="ro9">
          <table:table-cell table:number-columns-repeated="2"/>
          <table:table-cell table:number-columns-repeated="16382" table:style-name="ce1"/>
        </table:table-row>
        <table:table-row table:number-rows-repeated="1048542" table:style-name="ro2">
          <table:table-cell table:number-columns-repeated="16384"/>
        </table:table-row>
      </table:table>
      <table:table table:name="Notes" table:style-name="ta1">
        <table:table-column table:style-name="co6" table:default-cell-style-name="ce1"/>
        <table:table-column table:style-name="co7" table:default-cell-style-name="ce1"/>
        <table:table-column table:style-name="co8" table:default-cell-style-name="ce1"/>
        <table:table-column table:style-name="co3" table:number-columns-repeated="16381" table:default-cell-style-name="ce1"/>
        <table:table-row table:style-name="ro1">
          <table:table-cell office:value-type="string" table:style-name="ce34">
            <text:p>Notes</text:p>
          </table:table-cell>
          <table:table-cell table:number-columns-repeated="16383" table:style-name="ce1"/>
        </table:table-row>
        <table:table-row table:style-name="ro2">
          <table:table-cell office:value-type="string" table:style-name="ce9">
            <text:p>This worksheet contains one table.</text:p>
          </table:table-cell>
          <table:table-cell table:number-columns-repeated="16383" table:style-name="ce1"/>
        </table:table-row>
        <table:table-row table:style-name="ro2">
          <table:table-cell office:value-type="string" table:style-name="ce37">
            <text:p><text:a xlink:href="#Contents.A1">Back to contents</text:a></text:p>
          </table:table-cell>
          <table:table-cell table:number-columns-repeated="16383" table:style-name="ce1"/>
        </table:table-row>
        <table:table-row table:style-name="ro3">
          <table:table-cell office:value-type="string" table:style-name="ce35">
            <text:p>Note</text:p>
          </table:table-cell>
          <table:table-cell office:value-type="string" table:style-name="ce35">
            <text:p>Note explanation</text:p>
          </table:table-cell>
          <table:table-cell office:value-type="string" table:style-name="ce35">
            <text:p>Note location</text:p>
          </table:table-cell>
          <table:table-cell table:number-columns-repeated="16381"/>
        </table:table-row>
        <table:table-row table:style-name="ro4">
          <table:table-cell office:value-type="string" table:style-name="ce9">
            <text:p>[p]</text:p>
          </table:table-cell>
          <table:table-cell office:value-type="string" table:style-name="ce39">
            <text:p>The 2023-24 figures are provisional and subject to scheduled revisions and revisions pending the release of future census dwelling stock data.<text:s/></text:p>
          </table:table-cell>
          <table:table-cell office:value-type="string" table:style-name="ce9">
            <text:p>LT118 (rounded) and LT118 (unrounded)</text:p>
          </table:table-cell>
          <table:table-cell table:number-columns-repeated="16381"/>
        </table:table-row>
        <table:table-row table:style-name="ro2">
          <table:table-cell office:value-type="string" table:style-name="ce9">
            <text:p>[r]</text:p>
          </table:table-cell>
          <table:table-cell office:value-type="string" table:style-name="ce39">
            <text:p>The net supply estimates for 2022-23 have been revised.<text:s/></text:p>
          </table:table-cell>
          <table:table-cell office:value-type="string" table:style-name="ce9">
            <text:p>LT118 (rounded) and LT118 (unrounded)</text:p>
          </table:table-cell>
          <table:table-cell table:number-columns-repeated="16381"/>
        </table:table-row>
        <table:table-row table:style-name="ro2">
          <table:table-cell office:value-type="string" table:style-name="ce9">
            <text:p>[x]</text:p>
          </table:table-cell>
          <table:table-cell office:value-type="string" table:style-name="ce39">
            <text:p>Data unavailable at time of publication<text:s/></text:p>
          </table:table-cell>
          <table:table-cell office:value-type="string" table:style-name="ce9">
            <text:p>LT118 (rounded) and LT118 (unrounded)</text:p>
          </table:table-cell>
          <table:table-cell table:number-columns-repeated="16381"/>
        </table:table-row>
        <table:table-row table:style-name="ro2">
          <table:table-cell office:value-type="string" table:style-name="ce1">
            <text:p>[z]</text:p>
          </table:table-cell>
          <table:table-cell office:value-type="string" table:style-name="ce46">
            <text:p>Data not applicable.</text:p>
          </table:table-cell>
          <table:table-cell office:value-type="string" table:style-name="ce9">
            <text:p>LT118 (rounded) and LT118 (unrounded)</text:p>
          </table:table-cell>
          <table:table-cell table:number-columns-repeated="16381"/>
        </table:table-row>
        <table:table-row table:style-name="ro4">
          <table:table-cell office:value-type="string" table:style-name="ce1">
            <text:p>[note 1]</text:p>
          </table:table-cell>
          <table:table-cell office:value-type="string" table:style-name="ce46">
            <text:p>New build completions plus Net conversions plus Net change of use plus Net other gains less Demolitions plus Adjustment to Census gives Net additional dwellings</text:p>
          </table:table-cell>
          <table:table-cell office:value-type="string" table:style-name="ce9">
            <text:p>LT118 (rounded) and LT118 (unrounded)</text:p>
          </table:table-cell>
          <table:table-cell table:number-columns-repeated="16381"/>
        </table:table-row>
        <table:table-row table:style-name="ro4">
          <table:table-cell office:value-type="string" table:style-name="ce9">
            <text:p>[note 2]</text:p>
          </table:table-cell>
          <table:table-cell office:value-type="string" table:style-name="ce39">
            <text:p>The breakdown of net housing supply figures in 2006-07 and 2007-08 have been estimated for some regions submitting a ‘joint return’.</text:p>
          </table:table-cell>
          <table:table-cell office:value-type="string" table:style-name="ce9">
            <text:p>LT118 (rounded) and LT118 (unrounded)</text:p>
          </table:table-cell>
          <table:table-cell table:number-columns-repeated="16381"/>
        </table:table-row>
        <table:table-row table:style-name="ro10">
          <table:table-cell office:value-type="string" table:style-name="ce9">
            <text:p>[note 3]</text:p>
          </table:table-cell>
          <table:table-cell office:value-type="string" table:style-name="ce39">
            <text:p>New build figures from the net supply of housing data may not correspond to new build data from the quarterly housebuilding series, data collected for the net supply of housing is over a longer period and may pick up some elements missing from the quarterly P2 collections.</text:p>
          </table:table-cell>
          <table:table-cell office:value-type="string" table:style-name="ce9">
            <text:p>LT118 (rounded) and LT118 (unrounded)</text:p>
          </table:table-cell>
          <table:table-cell table:number-columns-repeated="16381"/>
        </table:table-row>
        <table:table-row table:style-name="ro2">
          <table:table-cell office:value-type="string" table:style-name="ce9">
            <text:p>[note 4]</text:p>
          </table:table-cell>
          <table:table-cell office:value-type="string" table:style-name="ce39">
            <text:p>Demolitions are subtracted from the net additions total.</text:p>
          </table:table-cell>
          <table:table-cell office:value-type="string" table:style-name="ce9">
            <text:p>LT118 (rounded) and LT118 (unrounded)</text:p>
          </table:table-cell>
          <table:table-cell table:number-columns-repeated="16381"/>
        </table:table-row>
        <table:table-row table:style-name="ro4">
          <table:table-cell office:value-type="string" table:style-name="ce1">
            <text:p>[note 5]</text:p>
          </table:table-cell>
          <table:table-cell office:value-type="string" table:style-name="ce46">
            <text:p>The 'Net Supply of Housing' collection started in 2006-07, hence components of net additional dwellings are not available for previous years.<text:s/></text:p>
          </table:table-cell>
          <table:table-cell office:value-type="string" table:style-name="ce9">
            <text:p>LT118 (rounded) and LT118 (unrounded)</text:p>
          </table:table-cell>
          <table:table-cell table:number-columns-repeated="16381"/>
        </table:table-row>
        <table:table-row table:style-name="ro4">
          <table:table-cell office:value-type="string" table:style-name="ce1">
            <text:p>[note 6]</text:p>
          </table:table-cell>
          <table:table-cell office:value-type="string" table:style-name="ce46">
            <text:p>Data for earlier years is less reliable, hence there is a small residual between the sum of components and totals.</text:p>
          </table:table-cell>
          <table:table-cell office:value-type="string" table:style-name="ce9">
            <text:p>LT118 (rounded) and LT118 (unrounded)</text:p>
          </table:table-cell>
          <table:table-cell table:number-columns-repeated="16381"/>
        </table:table-row>
        <table:table-row table:number-rows-repeated="11" table:style-name="ro2">
          <table:table-cell table:number-columns-repeated="16384"/>
        </table:table-row>
        <table:table-row table:style-name="ro2">
          <table:table-cell table:style-name="ce26"/>
          <table:table-cell table:number-columns-repeated="16383"/>
        </table:table-row>
        <table:table-row table:number-rows-repeated="3" table:style-name="ro2">
          <table:table-cell table:style-name="ce2"/>
          <table:table-cell table:number-columns-repeated="16383"/>
        </table:table-row>
        <table:table-row table:style-name="ro2">
          <table:table-cell table:style-name="ce48"/>
          <table:table-cell table:number-columns-repeated="16383"/>
        </table:table-row>
        <table:table-row table:number-rows-repeated="1048546" table:style-name="ro2">
          <table:table-cell table:number-columns-repeated="16384"/>
        </table:table-row>
      </table:table>
      <table:table table:name="LT118_(rounded)" table:style-name="ta2">
        <table:table-column table:style-name="co9" table:default-cell-style-name="ce1"/>
        <table:table-column table:style-name="co10" table:default-cell-style-name="ce1"/>
        <table:table-column table:style-name="co11" table:number-columns-repeated="10" table:default-cell-style-name="ce1"/>
        <table:table-column table:style-name="co3" table:number-columns-repeated="16372" table:default-cell-style-name="ce1"/>
        <table:table-row table:style-name="ro11">
          <table:table-cell office:value-type="string" table:style-name="ce57">
            <text:p>Table 118 <text:s/>Annual net additional dwellings and components, England and the regions, 2000-01 to 2023-24, rounded</text:p>
          </table:table-cell>
          <table:table-cell table:number-columns-repeated="10" table:style-name="ce3"/>
          <table:table-cell table:number-columns-repeated="16373" table:style-name="ce1"/>
        </table:table-row>
        <table:table-row table:style-name="ro12">
          <table:table-cell office:value-type="string" table:style-name="ce37">
            <text:p><text:a xlink:href="#Contents.A1">Back to contents</text:a></text:p>
          </table:table-cell>
          <table:table-cell table:number-columns-repeated="10" table:style-name="ce5"/>
          <table:table-cell table:number-columns-repeated="16373" table:style-name="ce32"/>
        </table:table-row>
        <table:table-row table:style-name="ro12">
          <table:table-cell office:value-type="string" table:style-name="ce56">
            <text:p>This worksheet contains one table. All figures except permitted development rights figures are rounded to the nearest 10, so totals may not equal the sum of components. Some cells refer to notes which can be found in the Notes sheet. Cells in rows with a heading have been left blank.</text:p>
          </table:table-cell>
          <table:table-cell table:number-columns-repeated="10" table:style-name="ce5"/>
          <table:table-cell table:number-columns-repeated="16373" table:style-name="ce32"/>
        </table:table-row>
        <table:table-row table:style-name="ro13">
          <table:table-cell office:value-type="string" table:style-name="ce59">
            <text:p>Components of net housing supply</text:p>
          </table:table-cell>
          <table:table-cell office:value-type="string" table:style-name="ce59">
            <text:p>Year</text:p>
          </table:table-cell>
          <table:table-cell office:value-type="string" table:style-name="ce58">
            <text:p>North East</text:p>
          </table:table-cell>
          <table:table-cell office:value-type="string" table:style-name="ce58">
            <text:p>North West</text:p>
          </table:table-cell>
          <table:table-cell office:value-type="string" table:style-name="ce58">
            <text:p>Yorkshire and The Humber</text:p>
          </table:table-cell>
          <table:table-cell office:value-type="string" table:style-name="ce58">
            <text:p>East Midlands</text:p>
          </table:table-cell>
          <table:table-cell office:value-type="string" table:style-name="ce58">
            <text:p>West Midlands</text:p>
          </table:table-cell>
          <table:table-cell office:value-type="string" table:style-name="ce58">
            <text:p>East of England</text:p>
          </table:table-cell>
          <table:table-cell office:value-type="string" table:style-name="ce58">
            <text:p>London</text:p>
          </table:table-cell>
          <table:table-cell office:value-type="string" table:style-name="ce58">
            <text:p>South East</text:p>
          </table:table-cell>
          <table:table-cell office:value-type="string" table:style-name="ce58">
            <text:p>South West</text:p>
          </table:table-cell>
          <table:table-cell office:value-type="string" table:style-name="ce58">
            <text:p>England</text:p>
          </table:table-cell>
          <table:table-cell table:number-columns-repeated="16372" table:style-name="ce1"/>
        </table:table-row>
        <table:table-row table:style-name="ro2">
          <table:table-cell office:value-type="string" table:style-name="ce60">
            <text:p>Net additions [note 1]</text:p>
          </table:table-cell>
          <table:table-cell office:value-type="string" table:style-name="ce60">
            <text:p>2000-01</text:p>
          </table:table-cell>
          <table:table-cell office:value-type="float" office:value="2890" table:style-name="ce66">
            <text:p>2,890</text:p>
          </table:table-cell>
          <table:table-cell office:value-type="float" office:value="10720" table:style-name="ce66">
            <text:p>10,720</text:p>
          </table:table-cell>
          <table:table-cell office:value-type="float" office:value="10800" table:style-name="ce66">
            <text:p>10,800</text:p>
          </table:table-cell>
          <table:table-cell office:value-type="float" office:value="14830" table:style-name="ce66">
            <text:p>14,830</text:p>
          </table:table-cell>
          <table:table-cell office:value-type="float" office:value="13790" table:style-name="ce67">
            <text:p>13,790</text:p>
          </table:table-cell>
          <table:table-cell office:value-type="float" office:value="17780" table:style-name="ce66">
            <text:p>17,780</text:p>
          </table:table-cell>
          <table:table-cell office:value-type="float" office:value="15710" table:style-name="ce66">
            <text:p>15,710</text:p>
          </table:table-cell>
          <table:table-cell office:value-type="float" office:value="25680" table:style-name="ce66">
            <text:p>25,680</text:p>
          </table:table-cell>
          <table:table-cell office:value-type="float" office:value="19790" table:style-name="ce67">
            <text:p>19,790</text:p>
          </table:table-cell>
          <table:table-cell office:value-type="float" office:value="132000" table:style-name="ce68">
            <text:p>132,000</text:p>
          </table:table-cell>
          <table:table-cell table:style-name="ce16"/>
          <table:table-cell table:style-name="ce1"/>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1-02</text:p>
          </table:table-cell>
          <table:table-cell office:value-type="float" office:value="4490" table:style-name="ce69">
            <text:p>4,490</text:p>
          </table:table-cell>
          <table:table-cell office:value-type="float" office:value="13540" table:style-name="ce69">
            <text:p>13,540</text:p>
          </table:table-cell>
          <table:table-cell office:value-type="float" office:value="12750" table:style-name="ce69">
            <text:p>12,750</text:p>
          </table:table-cell>
          <table:table-cell office:value-type="float" office:value="16190" table:style-name="ce69">
            <text:p>16,190</text:p>
          </table:table-cell>
          <table:table-cell office:value-type="float" office:value="13050" table:style-name="ce69">
            <text:p>13,050</text:p>
          </table:table-cell>
          <table:table-cell office:value-type="float" office:value="19150" table:style-name="ce69">
            <text:p>19,150</text:p>
          </table:table-cell>
          <table:table-cell office:value-type="float" office:value="19690" table:style-name="ce69">
            <text:p>19,690</text:p>
          </table:table-cell>
          <table:table-cell office:value-type="float" office:value="26220" table:style-name="ce69">
            <text:p>26,220</text:p>
          </table:table-cell>
          <table:table-cell office:value-type="float" office:value="21620" table:style-name="ce61">
            <text:p>21,620</text:p>
          </table:table-cell>
          <table:table-cell office:value-type="float" office:value="146700" table:style-name="ce23">
            <text:p>146,700</text:p>
          </table:table-cell>
          <table:table-cell table:style-name="ce15"/>
          <table:table-cell table:number-columns-repeated="16371" table:style-name="ce1"/>
        </table:table-row>
        <table:table-row table:style-name="ro2">
          <table:table-cell office:value-type="string" table:style-name="ce11">
            <text:p>Net additions [note 1]</text:p>
          </table:table-cell>
          <table:table-cell office:value-type="string" table:style-name="ce11">
            <text:p>2002-03</text:p>
          </table:table-cell>
          <table:table-cell office:value-type="float" office:value="5340" table:style-name="ce69">
            <text:p>5,340</text:p>
          </table:table-cell>
          <table:table-cell office:value-type="float" office:value="18120" table:style-name="ce69">
            <text:p>18,120</text:p>
          </table:table-cell>
          <table:table-cell office:value-type="float" office:value="13450" table:style-name="ce69">
            <text:p>13,450</text:p>
          </table:table-cell>
          <table:table-cell office:value-type="float" office:value="16940" table:style-name="ce69">
            <text:p>16,940</text:p>
          </table:table-cell>
          <table:table-cell office:value-type="float" office:value="13740" table:style-name="ce61">
            <text:p>13,740</text:p>
          </table:table-cell>
          <table:table-cell office:value-type="float" office:value="21550" table:style-name="ce69">
            <text:p>21,550</text:p>
          </table:table-cell>
          <table:table-cell office:value-type="float" office:value="21650" table:style-name="ce69">
            <text:p>21,650</text:p>
          </table:table-cell>
          <table:table-cell office:value-type="float" office:value="27270" table:style-name="ce69">
            <text:p>27,270</text:p>
          </table:table-cell>
          <table:table-cell office:value-type="float" office:value="21810" table:style-name="ce61">
            <text:p>21,810</text:p>
          </table:table-cell>
          <table:table-cell office:value-type="float" office:value="159870" table:style-name="ce23">
            <text:p>159,870</text:p>
          </table:table-cell>
          <table:table-cell table:style-name="ce16"/>
          <table:table-cell table:style-name="ce1"/>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3-04</text:p>
          </table:table-cell>
          <table:table-cell office:value-type="float" office:value="5230" table:style-name="ce69">
            <text:p>5,230</text:p>
          </table:table-cell>
          <table:table-cell office:value-type="float" office:value="21850" table:style-name="ce69">
            <text:p>21,850</text:p>
          </table:table-cell>
          <table:table-cell office:value-type="float" office:value="16250" table:style-name="ce69">
            <text:p>16,250</text:p>
          </table:table-cell>
          <table:table-cell office:value-type="float" office:value="15760" table:style-name="ce69">
            <text:p>15,760</text:p>
          </table:table-cell>
          <table:table-cell office:value-type="float" office:value="12530" table:style-name="ce61">
            <text:p>12,530</text:p>
          </table:table-cell>
          <table:table-cell office:value-type="float" office:value="22310" table:style-name="ce69">
            <text:p>22,310</text:p>
          </table:table-cell>
          <table:table-cell office:value-type="float" office:value="25780" table:style-name="ce69">
            <text:p>25,780</text:p>
          </table:table-cell>
          <table:table-cell office:value-type="float" office:value="29100" table:style-name="ce69">
            <text:p>29,100</text:p>
          </table:table-cell>
          <table:table-cell office:value-type="float" office:value="22160" table:style-name="ce61">
            <text:p>22,160</text:p>
          </table:table-cell>
          <table:table-cell office:value-type="float" office:value="170970" table:style-name="ce23">
            <text:p>170,970</text:p>
          </table:table-cell>
          <table:table-cell table:style-name="ce16"/>
          <table:table-cell table:style-name="ce1"/>
          <table:table-cell table:number-columns-repeated="7" table:style-name="ce17"/>
          <table:table-cell table:number-columns-repeated="16363"/>
        </table:table-row>
        <table:table-row table:style-name="ro2">
          <table:table-cell office:value-type="string" table:style-name="ce18">
            <text:p>Net additions [note 1]</text:p>
          </table:table-cell>
          <table:table-cell office:value-type="string" table:style-name="ce18">
            <text:p>2004-05</text:p>
          </table:table-cell>
          <table:table-cell office:value-type="float" office:value="6970" table:style-name="ce69">
            <text:p>6,970</text:p>
          </table:table-cell>
          <table:table-cell office:value-type="float" office:value="21410" table:style-name="ce69">
            <text:p>21,410</text:p>
          </table:table-cell>
          <table:table-cell office:value-type="float" office:value="15020" table:style-name="ce69">
            <text:p>15,020</text:p>
          </table:table-cell>
          <table:table-cell office:value-type="float" office:value="18380" table:style-name="ce69">
            <text:p>18,380</text:p>
          </table:table-cell>
          <table:table-cell office:value-type="float" office:value="17720" table:style-name="ce61">
            <text:p>17,720</text:p>
          </table:table-cell>
          <table:table-cell office:value-type="float" office:value="23500" table:style-name="ce69">
            <text:p>23,500</text:p>
          </table:table-cell>
          <table:table-cell office:value-type="float" office:value="26870" table:style-name="ce69">
            <text:p>26,870</text:p>
          </table:table-cell>
          <table:table-cell office:value-type="float" office:value="33180" table:style-name="ce69">
            <text:p>33,180</text:p>
          </table:table-cell>
          <table:table-cell office:value-type="float" office:value="22490" table:style-name="ce61">
            <text:p>22,490</text:p>
          </table:table-cell>
          <table:table-cell office:value-type="float" office:value="185550" table:style-name="ce23">
            <text:p>185,550</text:p>
          </table:table-cell>
          <table:table-cell table:number-columns-repeated="2"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5-06</text:p>
          </table:table-cell>
          <table:table-cell office:value-type="float" office:value="6930" table:style-name="ce69">
            <text:p>6,930</text:p>
          </table:table-cell>
          <table:table-cell office:value-type="float" office:value="23830" table:style-name="ce69">
            <text:p>23,830</text:p>
          </table:table-cell>
          <table:table-cell office:value-type="float" office:value="18680" table:style-name="ce69">
            <text:p>18,680</text:p>
          </table:table-cell>
          <table:table-cell office:value-type="float" office:value="21110" table:style-name="ce69">
            <text:p>21,110</text:p>
          </table:table-cell>
          <table:table-cell office:value-type="float" office:value="20510" table:style-name="ce61">
            <text:p>20,510</text:p>
          </table:table-cell>
          <table:table-cell office:value-type="float" office:value="25830" table:style-name="ce69">
            <text:p>25,830</text:p>
          </table:table-cell>
          <table:table-cell office:value-type="float" office:value="28850" table:style-name="ce69">
            <text:p>28,850</text:p>
          </table:table-cell>
          <table:table-cell office:value-type="float" office:value="34410" table:style-name="ce69">
            <text:p>34,410</text:p>
          </table:table-cell>
          <table:table-cell office:value-type="float" office:value="22500" table:style-name="ce61">
            <text:p>22,500</text:p>
          </table:table-cell>
          <table:table-cell office:value-type="float" office:value="202650" table:style-name="ce23">
            <text:p>202,650</text:p>
          </table:table-cell>
          <table:table-cell table:style-name="ce14"/>
          <table:table-cell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6-07 [note 2]</text:p>
          </table:table-cell>
          <table:table-cell office:value-type="float" office:value="8560" table:style-name="ce69">
            <text:p>8,560</text:p>
          </table:table-cell>
          <table:table-cell office:value-type="float" office:value="26010" table:style-name="ce69">
            <text:p>26,010</text:p>
          </table:table-cell>
          <table:table-cell office:value-type="float" office:value="21710" table:style-name="ce69">
            <text:p>21,710</text:p>
          </table:table-cell>
          <table:table-cell office:value-type="float" office:value="23090" table:style-name="ce69">
            <text:p>23,090</text:p>
          </table:table-cell>
          <table:table-cell office:value-type="float" office:value="18140" table:style-name="ce61">
            <text:p>18,140</text:p>
          </table:table-cell>
          <table:table-cell office:value-type="float" office:value="26120" table:style-name="ce69">
            <text:p>26,120</text:p>
          </table:table-cell>
          <table:table-cell office:value-type="float" office:value="30930" table:style-name="ce61">
            <text:p>30,930</text:p>
          </table:table-cell>
          <table:table-cell office:value-type="float" office:value="35690" table:style-name="ce69">
            <text:p>35,690</text:p>
          </table:table-cell>
          <table:table-cell office:value-type="float" office:value="24690" table:style-name="ce61">
            <text:p>24,690</text:p>
          </table:table-cell>
          <table:table-cell office:value-type="float" office:value="214940" table:style-name="ce23">
            <text:p>214,940</text:p>
          </table:table-cell>
          <table:table-cell table:style-name="ce14"/>
          <table:table-cell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7-08 [note 2]</text:p>
          </table:table-cell>
          <table:table-cell office:value-type="float" office:value="8900" table:style-name="ce69">
            <text:p>8,900</text:p>
          </table:table-cell>
          <table:table-cell office:value-type="float" office:value="29310" table:style-name="ce69">
            <text:p>29,310</text:p>
          </table:table-cell>
          <table:table-cell office:value-type="float" office:value="22830" table:style-name="ce69">
            <text:p>22,830</text:p>
          </table:table-cell>
          <table:table-cell office:value-type="float" office:value="21610" table:style-name="ce69">
            <text:p>21,610</text:p>
          </table:table-cell>
          <table:table-cell office:value-type="float" office:value="17630" table:style-name="ce61">
            <text:p>17,630</text:p>
          </table:table-cell>
          <table:table-cell office:value-type="float" office:value="27950" table:style-name="ce69">
            <text:p>27,950</text:p>
          </table:table-cell>
          <table:table-cell office:value-type="float" office:value="31560" table:style-name="ce61">
            <text:p>31,560</text:p>
          </table:table-cell>
          <table:table-cell office:value-type="float" office:value="36540" table:style-name="ce69">
            <text:p>36,540</text:p>
          </table:table-cell>
          <table:table-cell office:value-type="float" office:value="27210" table:style-name="ce61">
            <text:p>27,210</text:p>
          </table:table-cell>
          <table:table-cell office:value-type="float" office:value="223530" table:style-name="ce23">
            <text:p>223,530</text:p>
          </table:table-cell>
          <table:table-cell table:style-name="ce14"/>
          <table:table-cell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8-09</text:p>
          </table:table-cell>
          <table:table-cell office:value-type="float" office:value="5700" table:style-name="ce69">
            <text:p>5,700</text:p>
          </table:table-cell>
          <table:table-cell office:value-type="float" office:value="19570" table:style-name="ce69">
            <text:p>19,570</text:p>
          </table:table-cell>
          <table:table-cell office:value-type="float" office:value="17340" table:style-name="ce69">
            <text:p>17,340</text:p>
          </table:table-cell>
          <table:table-cell office:value-type="float" office:value="15230" table:style-name="ce69">
            <text:p>15,230</text:p>
          </table:table-cell>
          <table:table-cell office:value-type="float" office:value="14620" table:style-name="ce69">
            <text:p>14,620</text:p>
          </table:table-cell>
          <table:table-cell office:value-type="float" office:value="21920" table:style-name="ce69">
            <text:p>21,920</text:p>
          </table:table-cell>
          <table:table-cell office:value-type="float" office:value="32290" table:style-name="ce69">
            <text:p>32,290</text:p>
          </table:table-cell>
          <table:table-cell office:value-type="float" office:value="33450" table:style-name="ce69">
            <text:p>33,450</text:p>
          </table:table-cell>
          <table:table-cell office:value-type="float" office:value="22660" table:style-name="ce61">
            <text:p>22,660</text:p>
          </table:table-cell>
          <table:table-cell office:value-type="float" office:value="182770" table:style-name="ce70">
            <text:p>182,770</text:p>
          </table:table-cell>
          <table:table-cell table:style-name="ce14"/>
          <table:table-cell table:style-name="ce13"/>
          <table:table-cell table:number-columns-repeated="7" table:style-name="ce17"/>
          <table:table-cell table:number-columns-repeated="16363"/>
        </table:table-row>
        <table:table-row table:style-name="ro2">
          <table:table-cell office:value-type="string" table:style-name="ce8">
            <text:p>Net additions [note 1]</text:p>
          </table:table-cell>
          <table:table-cell office:value-type="string" table:style-name="ce8">
            <text:p>2009-10</text:p>
          </table:table-cell>
          <table:table-cell office:value-type="float" office:value="5130" table:style-name="ce69">
            <text:p>5,130</text:p>
          </table:table-cell>
          <table:table-cell office:value-type="float" office:value="13400" table:style-name="ce69">
            <text:p>13,400</text:p>
          </table:table-cell>
          <table:table-cell office:value-type="float" office:value="13580" table:style-name="ce69">
            <text:p>13,580</text:p>
          </table:table-cell>
          <table:table-cell office:value-type="float" office:value="13800" table:style-name="ce69">
            <text:p>13,800</text:p>
          </table:table-cell>
          <table:table-cell office:value-type="float" office:value="12280" table:style-name="ce69">
            <text:p>12,280</text:p>
          </table:table-cell>
          <table:table-cell office:value-type="float" office:value="17440" table:style-name="ce69">
            <text:p>17,440</text:p>
          </table:table-cell>
          <table:table-cell office:value-type="float" office:value="28330" table:style-name="ce69">
            <text:p>28,330</text:p>
          </table:table-cell>
          <table:table-cell office:value-type="float" office:value="23200" table:style-name="ce69">
            <text:p>23,200</text:p>
          </table:table-cell>
          <table:table-cell office:value-type="float" office:value="17700" table:style-name="ce61">
            <text:p>17,700</text:p>
          </table:table-cell>
          <table:table-cell office:value-type="float" office:value="144870" table:style-name="ce70">
            <text:p>144,870</text:p>
          </table:table-cell>
          <table:table-cell table:number-columns-repeated="2"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10-11</text:p>
          </table:table-cell>
          <table:table-cell office:value-type="float" office:value="6110" table:style-name="ce69">
            <text:p>6,110</text:p>
          </table:table-cell>
          <table:table-cell office:value-type="float" office:value="11790" table:style-name="ce69">
            <text:p>11,790</text:p>
          </table:table-cell>
          <table:table-cell office:value-type="float" office:value="13590" table:style-name="ce69">
            <text:p>13,590</text:p>
          </table:table-cell>
          <table:table-cell office:value-type="float" office:value="12750" table:style-name="ce69">
            <text:p>12,750</text:p>
          </table:table-cell>
          <table:table-cell office:value-type="float" office:value="11850" table:style-name="ce69">
            <text:p>11,850</text:p>
          </table:table-cell>
          <table:table-cell office:value-type="float" office:value="18280" table:style-name="ce69">
            <text:p>18,280</text:p>
          </table:table-cell>
          <table:table-cell office:value-type="float" office:value="21820" table:style-name="ce69">
            <text:p>21,820</text:p>
          </table:table-cell>
          <table:table-cell office:value-type="float" office:value="23500" table:style-name="ce69">
            <text:p>23,500</text:p>
          </table:table-cell>
          <table:table-cell office:value-type="float" office:value="17710" table:style-name="ce61">
            <text:p>17,710</text:p>
          </table:table-cell>
          <table:table-cell office:value-type="float" office:value="137390" table:style-name="ce70">
            <text:p>137,390</text:p>
          </table:table-cell>
          <table:table-cell table:number-columns-repeated="2" table:style-name="ce13"/>
          <table:table-cell table:number-columns-repeated="7" table:style-name="ce17"/>
          <table:table-cell table:number-columns-repeated="16363"/>
        </table:table-row>
        <table:table-row table:style-name="ro2">
          <table:table-cell office:value-type="string" table:style-name="ce8">
            <text:p>Net additions [note 1]</text:p>
          </table:table-cell>
          <table:table-cell office:value-type="string" table:style-name="ce8">
            <text:p>2011-12</text:p>
          </table:table-cell>
          <table:table-cell office:value-type="float" office:value="3940" table:style-name="ce61">
            <text:p>3,940</text:p>
          </table:table-cell>
          <table:table-cell office:value-type="float" office:value="10610" table:style-name="ce61">
            <text:p>10,610</text:p>
          </table:table-cell>
          <table:table-cell office:value-type="float" office:value="12070" table:style-name="ce61">
            <text:p>12,070</text:p>
          </table:table-cell>
          <table:table-cell office:value-type="float" office:value="12430" table:style-name="ce61">
            <text:p>12,430</text:p>
          </table:table-cell>
          <table:table-cell office:value-type="float" office:value="10210" table:style-name="ce61">
            <text:p>10,210</text:p>
          </table:table-cell>
          <table:table-cell office:value-type="float" office:value="18460" table:style-name="ce61">
            <text:p>18,460</text:p>
          </table:table-cell>
          <table:table-cell office:value-type="float" office:value="29670" table:style-name="ce61">
            <text:p>29,670</text:p>
          </table:table-cell>
          <table:table-cell office:value-type="float" office:value="24830" table:style-name="ce61">
            <text:p>24,830</text:p>
          </table:table-cell>
          <table:table-cell office:value-type="float" office:value="18570" table:style-name="ce61">
            <text:p>18,570</text:p>
          </table:table-cell>
          <table:table-cell office:value-type="float" office:value="140790" table:style-name="ce23">
            <text:p>140,790</text:p>
          </table:table-cell>
          <table:table-cell table:number-columns-repeated="16372" table:style-name="ce1"/>
        </table:table-row>
        <table:table-row table:style-name="ro2">
          <table:table-cell office:value-type="string" table:style-name="ce8">
            <text:p>Net additions [note 1]</text:p>
          </table:table-cell>
          <table:table-cell office:value-type="string" table:style-name="ce8">
            <text:p>2012-13</text:p>
          </table:table-cell>
          <table:table-cell office:value-type="float" office:value="3590" table:style-name="ce61">
            <text:p>3,590</text:p>
          </table:table-cell>
          <table:table-cell office:value-type="float" office:value="12700" table:style-name="ce61">
            <text:p>12,700</text:p>
          </table:table-cell>
          <table:table-cell office:value-type="float" office:value="10300" table:style-name="ce61">
            <text:p>10,300</text:p>
          </table:table-cell>
          <table:table-cell office:value-type="float" office:value="12450" table:style-name="ce61">
            <text:p>12,450</text:p>
          </table:table-cell>
          <table:table-cell office:value-type="float" office:value="10480" table:style-name="ce61">
            <text:p>10,480</text:p>
          </table:table-cell>
          <table:table-cell office:value-type="float" office:value="15910" table:style-name="ce61">
            <text:p>15,910</text:p>
          </table:table-cell>
          <table:table-cell office:value-type="float" office:value="25840" table:style-name="ce61">
            <text:p>25,840</text:p>
          </table:table-cell>
          <table:table-cell office:value-type="float" office:value="22480" table:style-name="ce61">
            <text:p>22,480</text:p>
          </table:table-cell>
          <table:table-cell office:value-type="float" office:value="16850" table:style-name="ce61">
            <text:p>16,850</text:p>
          </table:table-cell>
          <table:table-cell office:value-type="float" office:value="130610" table:style-name="ce23">
            <text:p>130,610</text:p>
          </table:table-cell>
          <table:table-cell table:number-columns-repeated="16372" table:style-name="ce1"/>
        </table:table-row>
        <table:table-row table:style-name="ro2">
          <table:table-cell office:value-type="string" table:style-name="ce8">
            <text:p>Net additions [note 1]</text:p>
          </table:table-cell>
          <table:table-cell office:value-type="string" table:style-name="ce8">
            <text:p>2013-14</text:p>
          </table:table-cell>
          <table:table-cell office:value-type="float" office:value="3490" table:style-name="ce61">
            <text:p>3,490</text:p>
          </table:table-cell>
          <table:table-cell office:value-type="float" office:value="13260" table:style-name="ce61">
            <text:p>13,260</text:p>
          </table:table-cell>
          <table:table-cell office:value-type="float" office:value="11920" table:style-name="ce61">
            <text:p>11,920</text:p>
          </table:table-cell>
          <table:table-cell office:value-type="float" office:value="13950" table:style-name="ce61">
            <text:p>13,950</text:p>
          </table:table-cell>
          <table:table-cell office:value-type="float" office:value="12050" table:style-name="ce61">
            <text:p>12,050</text:p>
          </table:table-cell>
          <table:table-cell office:value-type="float" office:value="17450" table:style-name="ce61">
            <text:p>17,450</text:p>
          </table:table-cell>
          <table:table-cell office:value-type="float" office:value="28380" table:style-name="ce61">
            <text:p>28,380</text:p>
          </table:table-cell>
          <table:table-cell office:value-type="float" office:value="22140" table:style-name="ce61">
            <text:p>22,140</text:p>
          </table:table-cell>
          <table:table-cell office:value-type="float" office:value="19860" table:style-name="ce61">
            <text:p>19,860</text:p>
          </table:table-cell>
          <table:table-cell office:value-type="float" office:value="142490" table:style-name="ce23">
            <text:p>142,49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14-15</text:p>
          </table:table-cell>
          <table:table-cell office:value-type="float" office:value="6910" table:style-name="ce61">
            <text:p>6,910</text:p>
          </table:table-cell>
          <table:table-cell office:value-type="float" office:value="18380" table:style-name="ce61">
            <text:p>18,380</text:p>
          </table:table-cell>
          <table:table-cell office:value-type="float" office:value="13950" table:style-name="ce61">
            <text:p>13,950</text:p>
          </table:table-cell>
          <table:table-cell office:value-type="float" office:value="16860" table:style-name="ce61">
            <text:p>16,860</text:p>
          </table:table-cell>
          <table:table-cell office:value-type="float" office:value="16790" table:style-name="ce61">
            <text:p>16,790</text:p>
          </table:table-cell>
          <table:table-cell office:value-type="float" office:value="20550" table:style-name="ce61">
            <text:p>20,550</text:p>
          </table:table-cell>
          <table:table-cell office:value-type="float" office:value="31650" table:style-name="ce61">
            <text:p>31,650</text:p>
          </table:table-cell>
          <table:table-cell office:value-type="float" office:value="28630" table:style-name="ce61">
            <text:p>28,630</text:p>
          </table:table-cell>
          <table:table-cell office:value-type="float" office:value="22870" table:style-name="ce61">
            <text:p>22,870</text:p>
          </table:table-cell>
          <table:table-cell office:value-type="float" office:value="176580" table:style-name="ce23">
            <text:p>176,58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15-16</text:p>
          </table:table-cell>
          <table:table-cell office:value-type="float" office:value="7170" table:style-name="ce61">
            <text:p>7,170</text:p>
          </table:table-cell>
          <table:table-cell office:value-type="float" office:value="19360" table:style-name="ce61">
            <text:p>19,360</text:p>
          </table:table-cell>
          <table:table-cell office:value-type="float" office:value="15730" table:style-name="ce61">
            <text:p>15,730</text:p>
          </table:table-cell>
          <table:table-cell office:value-type="float" office:value="18900" table:style-name="ce61">
            <text:p>18,900</text:p>
          </table:table-cell>
          <table:table-cell office:value-type="float" office:value="17870" table:style-name="ce61">
            <text:p>17,870</text:p>
          </table:table-cell>
          <table:table-cell office:value-type="float" office:value="22490" table:style-name="ce61">
            <text:p>22,490</text:p>
          </table:table-cell>
          <table:table-cell office:value-type="float" office:value="35200" table:style-name="ce61">
            <text:p>35,200</text:p>
          </table:table-cell>
          <table:table-cell office:value-type="float" office:value="35130" table:style-name="ce61">
            <text:p>35,130</text:p>
          </table:table-cell>
          <table:table-cell office:value-type="float" office:value="23700" table:style-name="ce61">
            <text:p>23,700</text:p>
          </table:table-cell>
          <table:table-cell office:value-type="float" office:value="195530" table:style-name="ce23">
            <text:p>195,53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16-17</text:p>
          </table:table-cell>
          <table:table-cell office:value-type="float" office:value="9840" table:style-name="ce61">
            <text:p>9,840</text:p>
          </table:table-cell>
          <table:table-cell office:value-type="float" office:value="23980" table:style-name="ce61">
            <text:p>23,980</text:p>
          </table:table-cell>
          <table:table-cell office:value-type="float" office:value="17760" table:style-name="ce61">
            <text:p>17,760</text:p>
          </table:table-cell>
          <table:table-cell office:value-type="float" office:value="20720" table:style-name="ce61">
            <text:p>20,720</text:p>
          </table:table-cell>
          <table:table-cell office:value-type="float" office:value="18410" table:style-name="ce61">
            <text:p>18,410</text:p>
          </table:table-cell>
          <table:table-cell office:value-type="float" office:value="25540" table:style-name="ce61">
            <text:p>25,540</text:p>
          </table:table-cell>
          <table:table-cell office:value-type="float" office:value="44370" table:style-name="ce61">
            <text:p>44,370</text:p>
          </table:table-cell>
          <table:table-cell office:value-type="float" office:value="36810" table:style-name="ce61">
            <text:p>36,810</text:p>
          </table:table-cell>
          <table:table-cell office:value-type="float" office:value="25820" table:style-name="ce61">
            <text:p>25,820</text:p>
          </table:table-cell>
          <table:table-cell office:value-type="float" office:value="223230" table:style-name="ce23">
            <text:p>223,23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17-18</text:p>
          </table:table-cell>
          <table:table-cell office:value-type="float" office:value="9140" table:style-name="ce61">
            <text:p>9,140</text:p>
          </table:table-cell>
          <table:table-cell office:value-type="float" office:value="25850" table:style-name="ce61">
            <text:p>25,850</text:p>
          </table:table-cell>
          <table:table-cell office:value-type="float" office:value="19620" table:style-name="ce61">
            <text:p>19,620</text:p>
          </table:table-cell>
          <table:table-cell office:value-type="float" office:value="22690" table:style-name="ce61">
            <text:p>22,690</text:p>
          </table:table-cell>
          <table:table-cell office:value-type="float" office:value="21720" table:style-name="ce61">
            <text:p>21,720</text:p>
          </table:table-cell>
          <table:table-cell office:value-type="float" office:value="25760" table:style-name="ce61">
            <text:p>25,760</text:p>
          </table:table-cell>
          <table:table-cell office:value-type="float" office:value="36530" table:style-name="ce61">
            <text:p>36,530</text:p>
          </table:table-cell>
          <table:table-cell office:value-type="float" office:value="39560" table:style-name="ce61">
            <text:p>39,560</text:p>
          </table:table-cell>
          <table:table-cell office:value-type="float" office:value="27290" table:style-name="ce61">
            <text:p>27,290</text:p>
          </table:table-cell>
          <table:table-cell office:value-type="float" office:value="228170" table:style-name="ce23">
            <text:p>228,17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18-19</text:p>
          </table:table-cell>
          <table:table-cell office:value-type="float" office:value="9420" table:style-name="ce61">
            <text:p>9,420</text:p>
          </table:table-cell>
          <table:table-cell office:value-type="float" office:value="29650" table:style-name="ce61">
            <text:p>29,650</text:p>
          </table:table-cell>
          <table:table-cell office:value-type="float" office:value="20270" table:style-name="ce61">
            <text:p>20,270</text:p>
          </table:table-cell>
          <table:table-cell office:value-type="float" office:value="23500" table:style-name="ce61">
            <text:p>23,500</text:p>
          </table:table-cell>
          <table:table-cell office:value-type="float" office:value="24470" table:style-name="ce61">
            <text:p>24,470</text:p>
          </table:table-cell>
          <table:table-cell office:value-type="float" office:value="30190" table:style-name="ce61">
            <text:p>30,190</text:p>
          </table:table-cell>
          <table:table-cell office:value-type="float" office:value="41420" table:style-name="ce61">
            <text:p>41,420</text:p>
          </table:table-cell>
          <table:table-cell office:value-type="float" office:value="41840" table:style-name="ce61">
            <text:p>41,840</text:p>
          </table:table-cell>
          <table:table-cell office:value-type="float" office:value="27000" table:style-name="ce61">
            <text:p>27,000</text:p>
          </table:table-cell>
          <table:table-cell office:value-type="float" office:value="247770" table:style-name="ce23">
            <text:p>247,77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19-20</text:p>
          </table:table-cell>
          <table:table-cell office:value-type="float" office:value="8990" table:style-name="ce61">
            <text:p>8,990</text:p>
          </table:table-cell>
          <table:table-cell office:value-type="float" office:value="33180" table:style-name="ce61">
            <text:p>33,180</text:p>
          </table:table-cell>
          <table:table-cell office:value-type="float" office:value="20300" table:style-name="ce61">
            <text:p>20,300</text:p>
          </table:table-cell>
          <table:table-cell office:value-type="float" office:value="22220" table:style-name="ce61">
            <text:p>22,220</text:p>
          </table:table-cell>
          <table:table-cell office:value-type="float" office:value="23700" table:style-name="ce61">
            <text:p>23,700</text:p>
          </table:table-cell>
          <table:table-cell office:value-type="float" office:value="28370" table:style-name="ce61">
            <text:p>28,370</text:p>
          </table:table-cell>
          <table:table-cell office:value-type="float" office:value="45680" table:style-name="ce61">
            <text:p>45,680</text:p>
          </table:table-cell>
          <table:table-cell office:value-type="float" office:value="41390" table:style-name="ce61">
            <text:p>41,390</text:p>
          </table:table-cell>
          <table:table-cell office:value-type="float" office:value="24770" table:style-name="ce61">
            <text:p>24,770</text:p>
          </table:table-cell>
          <table:table-cell office:value-type="float" office:value="248590" table:style-name="ce23">
            <text:p>248,59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20-21</text:p>
          </table:table-cell>
          <table:table-cell office:value-type="float" office:value="7140" table:style-name="ce61">
            <text:p>7,140</text:p>
          </table:table-cell>
          <table:table-cell office:value-type="float" office:value="27950" table:style-name="ce61">
            <text:p>27,950</text:p>
          </table:table-cell>
          <table:table-cell office:value-type="float" office:value="16130" table:style-name="ce61">
            <text:p>16,130</text:p>
          </table:table-cell>
          <table:table-cell office:value-type="float" office:value="21420" table:style-name="ce61">
            <text:p>21,420</text:p>
          </table:table-cell>
          <table:table-cell office:value-type="float" office:value="18670" table:style-name="ce61">
            <text:p>18,670</text:p>
          </table:table-cell>
          <table:table-cell office:value-type="float" office:value="25660" table:style-name="ce61">
            <text:p>25,660</text:p>
          </table:table-cell>
          <table:table-cell office:value-type="float" office:value="38830" table:style-name="ce61">
            <text:p>38,830</text:p>
          </table:table-cell>
          <table:table-cell office:value-type="float" office:value="39140" table:style-name="ce61">
            <text:p>39,140</text:p>
          </table:table-cell>
          <table:table-cell office:value-type="float" office:value="22810" table:style-name="ce61">
            <text:p>22,810</text:p>
          </table:table-cell>
          <table:table-cell office:value-type="float" office:value="217750" table:style-name="ce23">
            <text:p>217,75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21-22</text:p>
          </table:table-cell>
          <table:table-cell office:value-type="float" office:value="8930" table:style-name="ce61">
            <text:p>8,930</text:p>
          </table:table-cell>
          <table:table-cell office:value-type="float" office:value="28470" table:style-name="ce61">
            <text:p>28,470</text:p>
          </table:table-cell>
          <table:table-cell office:value-type="float" office:value="18720" table:style-name="ce61">
            <text:p>18,720</text:p>
          </table:table-cell>
          <table:table-cell office:value-type="float" office:value="22100" table:style-name="ce61">
            <text:p>22,100</text:p>
          </table:table-cell>
          <table:table-cell office:value-type="float" office:value="24180" table:style-name="ce61">
            <text:p>24,180</text:p>
          </table:table-cell>
          <table:table-cell office:value-type="float" office:value="27460" table:style-name="ce61">
            <text:p>27,460</text:p>
          </table:table-cell>
          <table:table-cell office:value-type="float" office:value="39170" table:style-name="ce61">
            <text:p>39,170</text:p>
          </table:table-cell>
          <table:table-cell office:value-type="float" office:value="41240" table:style-name="ce61">
            <text:p>41,240</text:p>
          </table:table-cell>
          <table:table-cell office:value-type="float" office:value="24200" table:style-name="ce61">
            <text:p>24,200</text:p>
          </table:table-cell>
          <table:table-cell office:value-type="float" office:value="234460" table:style-name="ce23">
            <text:p>234,46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22-23</text:p>
          </table:table-cell>
          <table:table-cell office:value-type="float" office:value="9340" table:style-name="ce61">
            <text:p>9,340</text:p>
          </table:table-cell>
          <table:table-cell office:value-type="float" office:value="27000" table:style-name="ce61">
            <text:p>27,000</text:p>
          </table:table-cell>
          <table:table-cell office:value-type="float" office:value="17950" table:style-name="ce61">
            <text:p>17,950</text:p>
          </table:table-cell>
          <table:table-cell office:value-type="float" office:value="25150" table:style-name="ce61">
            <text:p>25,150</text:p>
          </table:table-cell>
          <table:table-cell office:value-type="float" office:value="21840" table:style-name="ce61">
            <text:p>21,840</text:p>
          </table:table-cell>
          <table:table-cell office:value-type="float" office:value="30770" table:style-name="ce61">
            <text:p>30,770</text:p>
          </table:table-cell>
          <table:table-cell office:value-type="float" office:value="35260" table:style-name="ce61">
            <text:p>35,260</text:p>
          </table:table-cell>
          <table:table-cell office:value-type="float" office:value="42220" table:style-name="ce61">
            <text:p>42,220</text:p>
          </table:table-cell>
          <table:table-cell office:value-type="float" office:value="24770" table:style-name="ce61">
            <text:p>24,770</text:p>
          </table:table-cell>
          <table:table-cell office:value-type="float" office:value="234290" table:style-name="ce23">
            <text:p>234,290</text:p>
          </table:table-cell>
          <table:table-cell table:number-columns-repeated="16372" table:style-name="ce1"/>
        </table:table-row>
        <table:table-row table:style-name="ro2">
          <table:table-cell office:value-type="string" table:style-name="ce10">
            <text:p>Net additions [note 1]</text:p>
          </table:table-cell>
          <table:table-cell office:value-type="string" table:style-name="ce10">
            <text:p>2023-24</text:p>
          </table:table-cell>
          <table:table-cell office:value-type="float" office:value="7940" table:style-name="ce64">
            <text:p>7,940</text:p>
          </table:table-cell>
          <table:table-cell office:value-type="float" office:value="26870" table:style-name="ce64">
            <text:p>26,870</text:p>
          </table:table-cell>
          <table:table-cell office:value-type="float" office:value="21100" table:style-name="ce64">
            <text:p>21,100</text:p>
          </table:table-cell>
          <table:table-cell office:value-type="float" office:value="22790" table:style-name="ce64">
            <text:p>22,790</text:p>
          </table:table-cell>
          <table:table-cell office:value-type="float" office:value="21790" table:style-name="ce64">
            <text:p>21,790</text:p>
          </table:table-cell>
          <table:table-cell office:value-type="float" office:value="28640" table:style-name="ce64">
            <text:p>28,640</text:p>
          </table:table-cell>
          <table:table-cell office:value-type="float" office:value="32160" table:style-name="ce64">
            <text:p>32,160</text:p>
          </table:table-cell>
          <table:table-cell office:value-type="float" office:value="38760" table:style-name="ce64">
            <text:p>38,760</text:p>
          </table:table-cell>
          <table:table-cell office:value-type="float" office:value="21010" table:style-name="ce64">
            <text:p>21,010</text:p>
          </table:table-cell>
          <table:table-cell office:value-type="float" office:value="221070" table:style-name="ce24">
            <text:p>221,070</text:p>
          </table:table-cell>
          <table:table-cell table:number-columns-repeated="16372" table:style-name="ce1"/>
        </table:table-row>
        <table:table-row table:style-name="ro2">
          <table:table-cell office:value-type="string" table:style-name="ce60">
            <text:p>New build [note 3] [note 5]</text:p>
          </table:table-cell>
          <table:table-cell office:value-type="string" table:style-name="ce60">
            <text:p>2000-01</text:p>
          </table:table-cell>
          <table:table-cell office:value-type="string" table:style-name="ce66">
            <text:p>[x]</text:p>
          </table:table-cell>
          <table:table-cell office:value-type="string" table:style-name="ce66">
            <text:p>[x]</text:p>
          </table:table-cell>
          <table:table-cell office:value-type="string" table:style-name="ce66">
            <text:p>[x]</text:p>
          </table:table-cell>
          <table:table-cell office:value-type="string" table:style-name="ce66">
            <text:p>[x]</text:p>
          </table:table-cell>
          <table:table-cell office:value-type="string" table:style-name="ce67">
            <text:p>[x]</text:p>
          </table:table-cell>
          <table:table-cell office:value-type="string" table:style-name="ce66">
            <text:p>[x]</text:p>
          </table:table-cell>
          <table:table-cell office:value-type="string" table:style-name="ce66">
            <text:p>[x]</text:p>
          </table:table-cell>
          <table:table-cell office:value-type="string" table:style-name="ce66">
            <text:p>[x]</text:p>
          </table:table-cell>
          <table:table-cell office:value-type="string" table:style-name="ce67">
            <text:p>[x]</text:p>
          </table:table-cell>
          <table:table-cell office:value-type="string" table:style-name="ce68">
            <text:p>[x]</text:p>
          </table:table-cell>
          <table:table-cell table:style-name="ce16"/>
          <table:table-cell table:style-name="ce1"/>
          <table:table-cell table:number-columns-repeated="7" table:style-name="ce17"/>
          <table:table-cell table:number-columns-repeated="16363"/>
        </table:table-row>
        <table:table-row table:style-name="ro2">
          <table:table-cell office:value-type="string" table:style-name="ce11">
            <text:p>New build [note 3] [note 5]</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style-name="ce1"/>
        </table:table-row>
        <table:table-row table:style-name="ro2">
          <table:table-cell office:value-type="string" table:style-name="ce11">
            <text:p>New build [note 3]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style-name="ce1"/>
        </table:table-row>
        <table:table-row table:style-name="ro2">
          <table:table-cell office:value-type="string" table:style-name="ce11">
            <text:p>New build [note 3]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style-name="ce1"/>
        </table:table-row>
        <table:table-row table:style-name="ro2">
          <table:table-cell office:value-type="string" table:style-name="ce18">
            <text:p>New build [note 3] [note 5]</text:p>
          </table:table-cell>
          <table:table-cell office:value-type="string" table:style-name="ce18">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6-07 [note 2]</text:p>
          </table:table-cell>
          <table:table-cell office:value-type="float" office:value="9040" table:style-name="ce61">
            <text:p>9,040</text:p>
          </table:table-cell>
          <table:table-cell office:value-type="float" office:value="23690" table:style-name="ce61">
            <text:p>23,690</text:p>
          </table:table-cell>
          <table:table-cell office:value-type="float" office:value="17800" table:style-name="ce61">
            <text:p>17,800</text:p>
          </table:table-cell>
          <table:table-cell office:value-type="float" office:value="20080" table:style-name="ce61">
            <text:p>20,080</text:p>
          </table:table-cell>
          <table:table-cell office:value-type="float" office:value="17860" table:style-name="ce61">
            <text:p>17,860</text:p>
          </table:table-cell>
          <table:table-cell office:value-type="float" office:value="23960" table:style-name="ce61">
            <text:p>23,960</text:p>
          </table:table-cell>
          <table:table-cell office:value-type="float" office:value="24180" table:style-name="ce61">
            <text:p>24,180</text:p>
          </table:table-cell>
          <table:table-cell office:value-type="float" office:value="32060" table:style-name="ce61">
            <text:p>32,060</text:p>
          </table:table-cell>
          <table:table-cell office:value-type="float" office:value="24410" table:style-name="ce61">
            <text:p>24,410</text:p>
          </table:table-cell>
          <table:table-cell office:value-type="float" office:value="193080" table:style-name="ce23">
            <text:p>193,08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7-08 [note 2]</text:p>
          </table:table-cell>
          <table:table-cell office:value-type="float" office:value="9600" table:style-name="ce61">
            <text:p>9,600</text:p>
          </table:table-cell>
          <table:table-cell office:value-type="float" office:value="25780" table:style-name="ce61">
            <text:p>25,780</text:p>
          </table:table-cell>
          <table:table-cell office:value-type="float" office:value="19290" table:style-name="ce61">
            <text:p>19,290</text:p>
          </table:table-cell>
          <table:table-cell office:value-type="float" office:value="19940" table:style-name="ce61">
            <text:p>19,940</text:p>
          </table:table-cell>
          <table:table-cell office:value-type="float" office:value="16370" table:style-name="ce61">
            <text:p>16,370</text:p>
          </table:table-cell>
          <table:table-cell office:value-type="float" office:value="25320" table:style-name="ce61">
            <text:p>25,320</text:p>
          </table:table-cell>
          <table:table-cell office:value-type="float" office:value="24020" table:style-name="ce61">
            <text:p>24,020</text:p>
          </table:table-cell>
          <table:table-cell office:value-type="float" office:value="33400" table:style-name="ce61">
            <text:p>33,400</text:p>
          </table:table-cell>
          <table:table-cell office:value-type="float" office:value="26380" table:style-name="ce61">
            <text:p>26,380</text:p>
          </table:table-cell>
          <table:table-cell office:value-type="float" office:value="200300" table:style-name="ce23">
            <text:p>200,30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8-09</text:p>
          </table:table-cell>
          <table:table-cell office:value-type="float" office:value="6060" table:style-name="ce61">
            <text:p>6,060</text:p>
          </table:table-cell>
          <table:table-cell office:value-type="float" office:value="17590" table:style-name="ce61">
            <text:p>17,590</text:p>
          </table:table-cell>
          <table:table-cell office:value-type="float" office:value="14120" table:style-name="ce61">
            <text:p>14,120</text:p>
          </table:table-cell>
          <table:table-cell office:value-type="float" office:value="12980" table:style-name="ce61">
            <text:p>12,980</text:p>
          </table:table-cell>
          <table:table-cell office:value-type="float" office:value="13430" table:style-name="ce61">
            <text:p>13,430</text:p>
          </table:table-cell>
          <table:table-cell office:value-type="float" office:value="19720" table:style-name="ce61">
            <text:p>19,720</text:p>
          </table:table-cell>
          <table:table-cell office:value-type="float" office:value="24520" table:style-name="ce61">
            <text:p>24,520</text:p>
          </table:table-cell>
          <table:table-cell office:value-type="float" office:value="29700" table:style-name="ce61">
            <text:p>29,700</text:p>
          </table:table-cell>
          <table:table-cell office:value-type="float" office:value="19520" table:style-name="ce61">
            <text:p>19,520</text:p>
          </table:table-cell>
          <table:table-cell office:value-type="float" office:value="157630" table:style-name="ce23">
            <text:p>157,630</text:p>
          </table:table-cell>
          <table:table-cell table:number-columns-repeated="16372"/>
        </table:table-row>
        <table:table-row table:style-name="ro2">
          <table:table-cell office:value-type="string" table:style-name="ce8">
            <text:p>New build [note 3] [note 5]</text:p>
          </table:table-cell>
          <table:table-cell office:value-type="string" table:style-name="ce8">
            <text:p>2009-10</text:p>
          </table:table-cell>
          <table:table-cell office:value-type="float" office:value="5080" table:style-name="ce61">
            <text:p>5,080</text:p>
          </table:table-cell>
          <table:table-cell office:value-type="float" office:value="12320" table:style-name="ce61">
            <text:p>12,320</text:p>
          </table:table-cell>
          <table:table-cell office:value-type="float" office:value="10570" table:style-name="ce61">
            <text:p>10,570</text:p>
          </table:table-cell>
          <table:table-cell office:value-type="float" office:value="11980" table:style-name="ce61">
            <text:p>11,980</text:p>
          </table:table-cell>
          <table:table-cell office:value-type="float" office:value="11180" table:style-name="ce61">
            <text:p>11,180</text:p>
          </table:table-cell>
          <table:table-cell office:value-type="float" office:value="15270" table:style-name="ce61">
            <text:p>15,270</text:p>
          </table:table-cell>
          <table:table-cell office:value-type="float" office:value="21340" table:style-name="ce61">
            <text:p>21,340</text:p>
          </table:table-cell>
          <table:table-cell office:value-type="float" office:value="20760" table:style-name="ce61">
            <text:p>20,760</text:p>
          </table:table-cell>
          <table:table-cell office:value-type="float" office:value="15700" table:style-name="ce61">
            <text:p>15,700</text:p>
          </table:table-cell>
          <table:table-cell office:value-type="float" office:value="124200" table:style-name="ce23">
            <text:p>124,20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0-11</text:p>
          </table:table-cell>
          <table:table-cell office:value-type="float" office:value="5800" table:style-name="ce61">
            <text:p>5,800</text:p>
          </table:table-cell>
          <table:table-cell office:value-type="float" office:value="10440" table:style-name="ce61">
            <text:p>10,440</text:p>
          </table:table-cell>
          <table:table-cell office:value-type="float" office:value="10180" table:style-name="ce61">
            <text:p>10,180</text:p>
          </table:table-cell>
          <table:table-cell office:value-type="float" office:value="11300" table:style-name="ce61">
            <text:p>11,300</text:p>
          </table:table-cell>
          <table:table-cell office:value-type="float" office:value="10740" table:style-name="ce61">
            <text:p>10,740</text:p>
          </table:table-cell>
          <table:table-cell office:value-type="float" office:value="15790" table:style-name="ce61">
            <text:p>15,790</text:p>
          </table:table-cell>
          <table:table-cell office:value-type="float" office:value="16250" table:style-name="ce61">
            <text:p>16,250</text:p>
          </table:table-cell>
          <table:table-cell office:value-type="float" office:value="20980" table:style-name="ce61">
            <text:p>20,980</text:p>
          </table:table-cell>
          <table:table-cell office:value-type="float" office:value="16220" table:style-name="ce61">
            <text:p>16,220</text:p>
          </table:table-cell>
          <table:table-cell office:value-type="float" office:value="117700" table:style-name="ce23">
            <text:p>117,700</text:p>
          </table:table-cell>
          <table:table-cell table:number-columns-repeated="16372"/>
        </table:table-row>
        <table:table-row table:style-name="ro2">
          <table:table-cell office:value-type="string" table:style-name="ce8">
            <text:p>New build [note 3] [note 5]</text:p>
          </table:table-cell>
          <table:table-cell office:value-type="string" table:style-name="ce8">
            <text:p>2011-12</text:p>
          </table:table-cell>
          <table:table-cell office:value-type="float" office:value="5310" table:style-name="ce61">
            <text:p>5,310</text:p>
          </table:table-cell>
          <table:table-cell office:value-type="float" office:value="11760" table:style-name="ce61">
            <text:p>11,760</text:p>
          </table:table-cell>
          <table:table-cell office:value-type="float" office:value="10390" table:style-name="ce61">
            <text:p>10,390</text:p>
          </table:table-cell>
          <table:table-cell office:value-type="float" office:value="10950" table:style-name="ce61">
            <text:p>10,950</text:p>
          </table:table-cell>
          <table:table-cell office:value-type="float" office:value="10430" table:style-name="ce61">
            <text:p>10,430</text:p>
          </table:table-cell>
          <table:table-cell office:value-type="float" office:value="17350" table:style-name="ce61">
            <text:p>17,350</text:p>
          </table:table-cell>
          <table:table-cell office:value-type="float" office:value="22400" table:style-name="ce61">
            <text:p>22,400</text:p>
          </table:table-cell>
          <table:table-cell office:value-type="float" office:value="23220" table:style-name="ce61">
            <text:p>23,220</text:p>
          </table:table-cell>
          <table:table-cell office:value-type="float" office:value="16340" table:style-name="ce61">
            <text:p>16,340</text:p>
          </table:table-cell>
          <table:table-cell office:value-type="float" office:value="128160" table:style-name="ce23">
            <text:p>128,160</text:p>
          </table:table-cell>
          <table:table-cell table:number-columns-repeated="16372"/>
        </table:table-row>
        <table:table-row table:style-name="ro2">
          <table:table-cell office:value-type="string" table:style-name="ce8">
            <text:p>New build [note 3] [note 5]</text:p>
          </table:table-cell>
          <table:table-cell office:value-type="string" table:style-name="ce8">
            <text:p>2012-13</text:p>
          </table:table-cell>
          <table:table-cell office:value-type="float" office:value="5660" table:style-name="ce61">
            <text:p>5,660</text:p>
          </table:table-cell>
          <table:table-cell office:value-type="float" office:value="13270" table:style-name="ce61">
            <text:p>13,270</text:p>
          </table:table-cell>
          <table:table-cell office:value-type="float" office:value="8520" table:style-name="ce61">
            <text:p>8,520</text:p>
          </table:table-cell>
          <table:table-cell office:value-type="float" office:value="10210" table:style-name="ce61">
            <text:p>10,210</text:p>
          </table:table-cell>
          <table:table-cell office:value-type="float" office:value="9750" table:style-name="ce61">
            <text:p>9,750</text:p>
          </table:table-cell>
          <table:table-cell office:value-type="float" office:value="14950" table:style-name="ce61">
            <text:p>14,950</text:p>
          </table:table-cell>
          <table:table-cell office:value-type="float" office:value="20160" table:style-name="ce61">
            <text:p>20,160</text:p>
          </table:table-cell>
          <table:table-cell office:value-type="float" office:value="20930" table:style-name="ce61">
            <text:p>20,930</text:p>
          </table:table-cell>
          <table:table-cell office:value-type="float" office:value="15080" table:style-name="ce61">
            <text:p>15,080</text:p>
          </table:table-cell>
          <table:table-cell office:value-type="float" office:value="118540" table:style-name="ce23">
            <text:p>118,540</text:p>
          </table:table-cell>
          <table:table-cell table:number-columns-repeated="16372"/>
        </table:table-row>
        <table:table-row table:style-name="ro2">
          <table:table-cell office:value-type="string" table:style-name="ce8">
            <text:p>New build [note 3] [note 5]</text:p>
          </table:table-cell>
          <table:table-cell office:value-type="string" table:style-name="ce8">
            <text:p>2013-14</text:p>
          </table:table-cell>
          <table:table-cell office:value-type="float" office:value="5030" table:style-name="ce61">
            <text:p>5,030</text:p>
          </table:table-cell>
          <table:table-cell office:value-type="float" office:value="14250" table:style-name="ce61">
            <text:p>14,250</text:p>
          </table:table-cell>
          <table:table-cell office:value-type="float" office:value="10380" table:style-name="ce61">
            <text:p>10,380</text:p>
          </table:table-cell>
          <table:table-cell office:value-type="float" office:value="12030" table:style-name="ce61">
            <text:p>12,030</text:p>
          </table:table-cell>
          <table:table-cell office:value-type="float" office:value="12600" table:style-name="ce61">
            <text:p>12,600</text:p>
          </table:table-cell>
          <table:table-cell office:value-type="float" office:value="16070" table:style-name="ce61">
            <text:p>16,070</text:p>
          </table:table-cell>
          <table:table-cell office:value-type="float" office:value="21760" table:style-name="ce61">
            <text:p>21,760</text:p>
          </table:table-cell>
          <table:table-cell office:value-type="float" office:value="20670" table:style-name="ce61">
            <text:p>20,670</text:p>
          </table:table-cell>
          <table:table-cell office:value-type="float" office:value="17540" table:style-name="ce61">
            <text:p>17,540</text:p>
          </table:table-cell>
          <table:table-cell office:value-type="float" office:value="130340" table:style-name="ce23">
            <text:p>130,34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4-15</text:p>
          </table:table-cell>
          <table:table-cell office:value-type="float" office:value="7530" table:style-name="ce61">
            <text:p>7,530</text:p>
          </table:table-cell>
          <table:table-cell office:value-type="float" office:value="18160" table:style-name="ce61">
            <text:p>18,160</text:p>
          </table:table-cell>
          <table:table-cell office:value-type="float" office:value="12080" table:style-name="ce61">
            <text:p>12,080</text:p>
          </table:table-cell>
          <table:table-cell office:value-type="float" office:value="14030" table:style-name="ce61">
            <text:p>14,030</text:p>
          </table:table-cell>
          <table:table-cell office:value-type="float" office:value="16210" table:style-name="ce61">
            <text:p>16,210</text:p>
          </table:table-cell>
          <table:table-cell office:value-type="float" office:value="17730" table:style-name="ce61">
            <text:p>17,730</text:p>
          </table:table-cell>
          <table:table-cell office:value-type="float" office:value="24110" table:style-name="ce61">
            <text:p>24,110</text:p>
          </table:table-cell>
          <table:table-cell office:value-type="float" office:value="25900" table:style-name="ce61">
            <text:p>25,900</text:p>
          </table:table-cell>
          <table:table-cell office:value-type="float" office:value="19320" table:style-name="ce61">
            <text:p>19,320</text:p>
          </table:table-cell>
          <table:table-cell office:value-type="float" office:value="155080" table:style-name="ce23">
            <text:p>155,08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5-16</text:p>
          </table:table-cell>
          <table:table-cell office:value-type="float" office:value="8020" table:style-name="ce61">
            <text:p>8,020</text:p>
          </table:table-cell>
          <table:table-cell office:value-type="float" office:value="17610" table:style-name="ce61">
            <text:p>17,610</text:p>
          </table:table-cell>
          <table:table-cell office:value-type="float" office:value="13080" table:style-name="ce61">
            <text:p>13,080</text:p>
          </table:table-cell>
          <table:table-cell office:value-type="float" office:value="15830" table:style-name="ce61">
            <text:p>15,830</text:p>
          </table:table-cell>
          <table:table-cell office:value-type="float" office:value="15910" table:style-name="ce61">
            <text:p>15,910</text:p>
          </table:table-cell>
          <table:table-cell office:value-type="float" office:value="18600" table:style-name="ce61">
            <text:p>18,600</text:p>
          </table:table-cell>
          <table:table-cell office:value-type="float" office:value="26460" table:style-name="ce61">
            <text:p>26,460</text:p>
          </table:table-cell>
          <table:table-cell office:value-type="float" office:value="29170" table:style-name="ce61">
            <text:p>29,170</text:p>
          </table:table-cell>
          <table:table-cell office:value-type="float" office:value="19250" table:style-name="ce61">
            <text:p>19,250</text:p>
          </table:table-cell>
          <table:table-cell office:value-type="float" office:value="163940" table:style-name="ce23">
            <text:p>163,94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6-17</text:p>
          </table:table-cell>
          <table:table-cell office:value-type="float" office:value="9870" table:style-name="ce61">
            <text:p>9,870</text:p>
          </table:table-cell>
          <table:table-cell office:value-type="float" office:value="21590" table:style-name="ce61">
            <text:p>21,590</text:p>
          </table:table-cell>
          <table:table-cell office:value-type="float" office:value="15260" table:style-name="ce61">
            <text:p>15,260</text:p>
          </table:table-cell>
          <table:table-cell office:value-type="float" office:value="17000" table:style-name="ce61">
            <text:p>17,000</text:p>
          </table:table-cell>
          <table:table-cell office:value-type="float" office:value="16930" table:style-name="ce61">
            <text:p>16,930</text:p>
          </table:table-cell>
          <table:table-cell office:value-type="float" office:value="20620" table:style-name="ce61">
            <text:p>20,620</text:p>
          </table:table-cell>
          <table:table-cell office:value-type="float" office:value="30870" table:style-name="ce61">
            <text:p>30,870</text:p>
          </table:table-cell>
          <table:table-cell office:value-type="float" office:value="30240" table:style-name="ce61">
            <text:p>30,240</text:p>
          </table:table-cell>
          <table:table-cell office:value-type="float" office:value="21200" table:style-name="ce61">
            <text:p>21,200</text:p>
          </table:table-cell>
          <table:table-cell office:value-type="float" office:value="183570" table:style-name="ce23">
            <text:p>183,57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7-18</text:p>
          </table:table-cell>
          <table:table-cell office:value-type="float" office:value="9780" table:style-name="ce61">
            <text:p>9,780</text:p>
          </table:table-cell>
          <table:table-cell office:value-type="float" office:value="23470" table:style-name="ce61">
            <text:p>23,470</text:p>
          </table:table-cell>
          <table:table-cell office:value-type="float" office:value="16560" table:style-name="ce61">
            <text:p>16,560</text:p>
          </table:table-cell>
          <table:table-cell office:value-type="float" office:value="18500" table:style-name="ce61">
            <text:p>18,500</text:p>
          </table:table-cell>
          <table:table-cell office:value-type="float" office:value="19840" table:style-name="ce61">
            <text:p>19,840</text:p>
          </table:table-cell>
          <table:table-cell office:value-type="float" office:value="22810" table:style-name="ce61">
            <text:p>22,810</text:p>
          </table:table-cell>
          <table:table-cell office:value-type="float" office:value="26770" table:style-name="ce61">
            <text:p>26,770</text:p>
          </table:table-cell>
          <table:table-cell office:value-type="float" office:value="34940" table:style-name="ce61">
            <text:p>34,940</text:p>
          </table:table-cell>
          <table:table-cell office:value-type="float" office:value="22710" table:style-name="ce61">
            <text:p>22,710</text:p>
          </table:table-cell>
          <table:table-cell office:value-type="float" office:value="195390" table:style-name="ce23">
            <text:p>195,39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8-19</text:p>
          </table:table-cell>
          <table:table-cell office:value-type="float" office:value="9650" table:style-name="ce61">
            <text:p>9,650</text:p>
          </table:table-cell>
          <table:table-cell office:value-type="float" office:value="27350" table:style-name="ce61">
            <text:p>27,350</text:p>
          </table:table-cell>
          <table:table-cell office:value-type="float" office:value="18080" table:style-name="ce61">
            <text:p>18,080</text:p>
          </table:table-cell>
          <table:table-cell office:value-type="float" office:value="19890" table:style-name="ce61">
            <text:p>19,890</text:p>
          </table:table-cell>
          <table:table-cell office:value-type="float" office:value="22720" table:style-name="ce61">
            <text:p>22,720</text:p>
          </table:table-cell>
          <table:table-cell office:value-type="float" office:value="25450" table:style-name="ce61">
            <text:p>25,450</text:p>
          </table:table-cell>
          <table:table-cell office:value-type="float" office:value="32100" table:style-name="ce61">
            <text:p>32,100</text:p>
          </table:table-cell>
          <table:table-cell office:value-type="float" office:value="36680" table:style-name="ce61">
            <text:p>36,680</text:p>
          </table:table-cell>
          <table:table-cell office:value-type="float" office:value="22500" table:style-name="ce61">
            <text:p>22,500</text:p>
          </table:table-cell>
          <table:table-cell office:value-type="float" office:value="214410" table:style-name="ce23">
            <text:p>214,41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9-20</text:p>
          </table:table-cell>
          <table:table-cell office:value-type="float" office:value="9120" table:style-name="ce61">
            <text:p>9,120</text:p>
          </table:table-cell>
          <table:table-cell office:value-type="float" office:value="30220" table:style-name="ce61">
            <text:p>30,220</text:p>
          </table:table-cell>
          <table:table-cell office:value-type="float" office:value="18670" table:style-name="ce61">
            <text:p>18,670</text:p>
          </table:table-cell>
          <table:table-cell office:value-type="float" office:value="19520" table:style-name="ce61">
            <text:p>19,520</text:p>
          </table:table-cell>
          <table:table-cell office:value-type="float" office:value="22300" table:style-name="ce61">
            <text:p>22,300</text:p>
          </table:table-cell>
          <table:table-cell office:value-type="float" office:value="24690" table:style-name="ce61">
            <text:p>24,690</text:p>
          </table:table-cell>
          <table:table-cell office:value-type="float" office:value="37110" table:style-name="ce61">
            <text:p>37,110</text:p>
          </table:table-cell>
          <table:table-cell office:value-type="float" office:value="36740" table:style-name="ce61">
            <text:p>36,740</text:p>
          </table:table-cell>
          <table:table-cell office:value-type="float" office:value="20740" table:style-name="ce61">
            <text:p>20,740</text:p>
          </table:table-cell>
          <table:table-cell office:value-type="float" office:value="219120" table:style-name="ce23">
            <text:p>219,12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20-21</text:p>
          </table:table-cell>
          <table:table-cell office:value-type="float" office:value="7480" table:style-name="ce61">
            <text:p>7,480</text:p>
          </table:table-cell>
          <table:table-cell office:value-type="float" office:value="26130" table:style-name="ce61">
            <text:p>26,130</text:p>
          </table:table-cell>
          <table:table-cell office:value-type="float" office:value="14350" table:style-name="ce61">
            <text:p>14,350</text:p>
          </table:table-cell>
          <table:table-cell office:value-type="float" office:value="18620" table:style-name="ce61">
            <text:p>18,620</text:p>
          </table:table-cell>
          <table:table-cell office:value-type="float" office:value="17450" table:style-name="ce61">
            <text:p>17,450</text:p>
          </table:table-cell>
          <table:table-cell office:value-type="float" office:value="22940" table:style-name="ce61">
            <text:p>22,940</text:p>
          </table:table-cell>
          <table:table-cell office:value-type="float" office:value="31830" table:style-name="ce61">
            <text:p>31,830</text:p>
          </table:table-cell>
          <table:table-cell office:value-type="float" office:value="33930" table:style-name="ce61">
            <text:p>33,930</text:p>
          </table:table-cell>
          <table:table-cell office:value-type="float" office:value="19100" table:style-name="ce61">
            <text:p>19,100</text:p>
          </table:table-cell>
          <table:table-cell office:value-type="float" office:value="191820" table:style-name="ce23">
            <text:p>191,82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21-22</text:p>
          </table:table-cell>
          <table:table-cell office:value-type="float" office:value="8840" table:style-name="ce61">
            <text:p>8,840</text:p>
          </table:table-cell>
          <table:table-cell office:value-type="float" office:value="26360" table:style-name="ce61">
            <text:p>26,360</text:p>
          </table:table-cell>
          <table:table-cell office:value-type="float" office:value="16800" table:style-name="ce61">
            <text:p>16,800</text:p>
          </table:table-cell>
          <table:table-cell office:value-type="float" office:value="20590" table:style-name="ce61">
            <text:p>20,590</text:p>
          </table:table-cell>
          <table:table-cell office:value-type="float" office:value="22070" table:style-name="ce61">
            <text:p>22,070</text:p>
          </table:table-cell>
          <table:table-cell office:value-type="float" office:value="24880" table:style-name="ce61">
            <text:p>24,880</text:p>
          </table:table-cell>
          <table:table-cell office:value-type="float" office:value="33570" table:style-name="ce61">
            <text:p>33,570</text:p>
          </table:table-cell>
          <table:table-cell office:value-type="float" office:value="37280" table:style-name="ce61">
            <text:p>37,280</text:p>
          </table:table-cell>
          <table:table-cell office:value-type="float" office:value="21270" table:style-name="ce61">
            <text:p>21,270</text:p>
          </table:table-cell>
          <table:table-cell office:value-type="float" office:value="211660" table:style-name="ce23">
            <text:p>211,66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22-23</text:p>
          </table:table-cell>
          <table:table-cell office:value-type="float" office:value="9220" table:style-name="ce61">
            <text:p>9,220</text:p>
          </table:table-cell>
          <table:table-cell office:value-type="float" office:value="24640" table:style-name="ce61">
            <text:p>24,640</text:p>
          </table:table-cell>
          <table:table-cell office:value-type="float" office:value="16230" table:style-name="ce61">
            <text:p>16,230</text:p>
          </table:table-cell>
          <table:table-cell office:value-type="float" office:value="23710" table:style-name="ce61">
            <text:p>23,710</text:p>
          </table:table-cell>
          <table:table-cell office:value-type="float" office:value="19280" table:style-name="ce61">
            <text:p>19,280</text:p>
          </table:table-cell>
          <table:table-cell office:value-type="float" office:value="28520" table:style-name="ce61">
            <text:p>28,520</text:p>
          </table:table-cell>
          <table:table-cell office:value-type="float" office:value="30880" table:style-name="ce61">
            <text:p>30,880</text:p>
          </table:table-cell>
          <table:table-cell office:value-type="float" office:value="38360" table:style-name="ce61">
            <text:p>38,360</text:p>
          </table:table-cell>
          <table:table-cell office:value-type="float" office:value="21500" table:style-name="ce61">
            <text:p>21,500</text:p>
          </table:table-cell>
          <table:table-cell office:value-type="float" office:value="212360" table:style-name="ce23">
            <text:p>212,360</text:p>
          </table:table-cell>
          <table:table-cell table:number-columns-repeated="16372"/>
        </table:table-row>
        <table:table-row table:style-name="ro2">
          <table:table-cell office:value-type="string" table:style-name="ce10">
            <text:p>New build [note 3] [note 5]</text:p>
          </table:table-cell>
          <table:table-cell office:value-type="string" table:style-name="ce10">
            <text:p>2023-24</text:p>
          </table:table-cell>
          <table:table-cell office:value-type="float" office:value="7950" table:style-name="ce64">
            <text:p>7,950</text:p>
          </table:table-cell>
          <table:table-cell office:value-type="float" office:value="24880" table:style-name="ce64">
            <text:p>24,880</text:p>
          </table:table-cell>
          <table:table-cell office:value-type="float" office:value="17880" table:style-name="ce64">
            <text:p>17,880</text:p>
          </table:table-cell>
          <table:table-cell office:value-type="float" office:value="20940" table:style-name="ce64">
            <text:p>20,940</text:p>
          </table:table-cell>
          <table:table-cell office:value-type="float" office:value="19510" table:style-name="ce64">
            <text:p>19,510</text:p>
          </table:table-cell>
          <table:table-cell office:value-type="float" office:value="26220" table:style-name="ce64">
            <text:p>26,220</text:p>
          </table:table-cell>
          <table:table-cell office:value-type="float" office:value="28090" table:style-name="ce64">
            <text:p>28,090</text:p>
          </table:table-cell>
          <table:table-cell office:value-type="float" office:value="34370" table:style-name="ce64">
            <text:p>34,370</text:p>
          </table:table-cell>
          <table:table-cell office:value-type="float" office:value="18780" table:style-name="ce64">
            <text:p>18,780</text:p>
          </table:table-cell>
          <table:table-cell office:value-type="float" office:value="198610" table:style-name="ce24">
            <text:p>198,610</text:p>
          </table:table-cell>
          <table:table-cell table:number-columns-repeated="16372"/>
        </table:table-row>
        <table:table-row table:style-name="ro2">
          <table:table-cell office:value-type="string" table:style-name="ce62">
            <text:p>Of which under PDR: building upwards to create dwelling houses on detached blocks of flats</text:p>
          </table:table-cell>
          <table:table-cell office:value-type="string" table:style-name="ce62">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detached blocks of flats</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blocks of flats</text:p>
          </table:table-cell>
          <table:table-cell office:value-type="string" table:style-name="ce11">
            <text:p>2022-23</text:p>
          </table:table-cell>
          <table:table-cell office:value-type="float" office:value="0" table:style-name="ce61">
            <text:p>0</text:p>
          </table:table-cell>
          <table:table-cell office:value-type="float" office:value="30" table:style-name="ce61">
            <text:p>3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40" table:style-name="ce23">
            <text:p>40</text:p>
          </table:table-cell>
          <table:table-cell table:number-columns-repeated="16372"/>
        </table:table-row>
        <table:table-row table:style-name="ro2">
          <table:table-cell office:value-type="string" table:style-name="ce11">
            <text:p>Of which under PDR: building upwards to create dwelling houses on detached blocks of flats</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20" table:style-name="ce61">
            <text:p>20</text:p>
          </table:table-cell>
          <table:table-cell office:value-type="float" office:value="0" table:style-name="ce61">
            <text:p>0</text:p>
          </table:table-cell>
          <table:table-cell office:value-type="float" office:value="30" table:style-name="ce23">
            <text:p>30</text:p>
          </table:table-cell>
          <table:table-cell table:number-columns-repeated="16372"/>
        </table:table-row>
        <table:table-row table:style-name="ro2">
          <table:table-cell office:value-type="string" table:style-name="ce11">
            <text:p>Of which under PDR: building upwards to create dwelling houses on detached commercial or mixed-use buildings</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detached commercial or mixed-use buildings</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commercial or mixed-use buildings</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commercial or mixed-use buildings</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30" table:style-name="ce61">
            <text:p>30</text:p>
          </table:table-cell>
          <table:table-cell office:value-type="float" office:value="0" table:style-name="ce61">
            <text:p>0</text:p>
          </table:table-cell>
          <table:table-cell office:value-type="float" office:value="40" table:style-name="ce23">
            <text:p>40</text:p>
          </table:table-cell>
          <table:table-cell table:number-columns-repeated="16372"/>
        </table:table-row>
        <table:table-row table:style-name="ro2">
          <table:table-cell office:value-type="string" table:style-name="ce11">
            <text:p>Of which under PDR: building upwards to create dwelling houses on commercial or mixed-use buildings in a terrace</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commercial or mixed-use buildings in a terrace</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commercial or mixed-use buildings in a terrace</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commercial or mixed-use buildings in a terrace</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welling houses in a terrace</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dwelling houses in a terrace</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welling houses in a terrace</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welling houses in a terrace</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dwelling houses</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detached dwelling houses</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dwelling houses</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21">
            <text:p>Of which under PDR: building upwards to create dwelling houses on detached dwelling houses</text:p>
          </table:table-cell>
          <table:table-cell office:value-type="string" table:style-name="ce2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21">
            <text:p>Of which under PDR: demolition of buildings and construction of dwelling houses</text:p>
          </table:table-cell>
          <table:table-cell office:value-type="string" table:style-name="ce2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demolition of buildings and construction of dwelling houses</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demolition of buildings and construction of dwelling houses</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demolition of buildings and construction of dwelling houses</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unspecified (new build)</text:p>
          </table:table-cell>
          <table:table-cell office:value-type="string" table:style-name="ce11">
            <text:p>2020-21</text:p>
          </table:table-cell>
          <table:table-cell office:value-type="float" office:value="0" table:style-name="ce61">
            <text:p>0</text:p>
          </table:table-cell>
          <table:table-cell office:value-type="float" office:value="140" table:style-name="ce61">
            <text:p>14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60" table:style-name="ce61">
            <text:p>160</text:p>
          </table:table-cell>
          <table:table-cell office:value-type="float" office:value="0" table:style-name="ce61">
            <text:p>0</text:p>
          </table:table-cell>
          <table:table-cell office:value-type="float" office:value="390" table:style-name="ce61">
            <text:p>390</text:p>
          </table:table-cell>
          <table:table-cell office:value-type="float" office:value="0" table:style-name="ce61">
            <text:p>0</text:p>
          </table:table-cell>
          <table:table-cell office:value-type="float" office:value="700" table:style-name="ce23">
            <text:p>700</text:p>
          </table:table-cell>
          <table:table-cell table:number-columns-repeated="16372"/>
        </table:table-row>
        <table:table-row table:style-name="ro2">
          <table:table-cell office:value-type="string" table:style-name="ce63">
            <text:p>Of which under PDR: unspecified (new build)</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100" table:style-name="ce61">
            <text:p>100</text:p>
          </table:table-cell>
          <table:table-cell office:value-type="float" office:value="0" table:style-name="ce61">
            <text:p>0</text:p>
          </table:table-cell>
          <table:table-cell office:value-type="float" office:value="20" table:style-name="ce61">
            <text:p>20</text:p>
          </table:table-cell>
          <table:table-cell office:value-type="float" office:value="10" table:style-name="ce61">
            <text:p>10</text:p>
          </table:table-cell>
          <table:table-cell office:value-type="float" office:value="130" table:style-name="ce23">
            <text:p>130</text:p>
          </table:table-cell>
          <table:table-cell table:number-columns-repeated="16372"/>
        </table:table-row>
        <table:table-row table:style-name="ro2">
          <table:table-cell office:value-type="string" table:style-name="ce11">
            <text:p>Of which under PDR: unspecified (new build)</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100" table:style-name="ce61">
            <text:p>100</text:p>
          </table:table-cell>
          <table:table-cell office:value-type="float" office:value="10" table:style-name="ce61">
            <text:p>1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40" table:style-name="ce61">
            <text:p>40</text:p>
          </table:table-cell>
          <table:table-cell office:value-type="float" office:value="0" table:style-name="ce61">
            <text:p>0</text:p>
          </table:table-cell>
          <table:table-cell office:value-type="float" office:value="160" table:style-name="ce23">
            <text:p>160</text:p>
          </table:table-cell>
          <table:table-cell table:number-columns-repeated="16372"/>
        </table:table-row>
        <table:table-row table:style-name="ro2">
          <table:table-cell office:value-type="string" table:style-name="ce11">
            <text:p>Of which under PDR: unspecified (new build)</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60" table:style-name="ce61">
            <text:p>60</text:p>
          </table:table-cell>
          <table:table-cell office:value-type="float" office:value="0" table:style-name="ce61">
            <text:p>0</text:p>
          </table:table-cell>
          <table:table-cell office:value-type="float" office:value="240" table:style-name="ce61">
            <text:p>240</text:p>
          </table:table-cell>
          <table:table-cell office:value-type="float" office:value="0" table:style-name="ce61">
            <text:p>0</text:p>
          </table:table-cell>
          <table:table-cell office:value-type="float" office:value="330" table:style-name="ce61">
            <text:p>330</text:p>
          </table:table-cell>
          <table:table-cell office:value-type="float" office:value="70" table:style-name="ce61">
            <text:p>70</text:p>
          </table:table-cell>
          <table:table-cell office:value-type="float" office:value="700" table:style-name="ce23">
            <text:p>700</text:p>
          </table:table-cell>
          <table:table-cell table:number-columns-repeated="16372"/>
        </table:table-row>
        <table:table-row table:style-name="ro2">
          <table:table-cell office:value-type="string" table:style-name="ce11">
            <text:p>Of which under PDR: total (new build)</text:p>
          </table:table-cell>
          <table:table-cell office:value-type="string" table:style-name="ce11">
            <text:p>2020-21</text:p>
          </table:table-cell>
          <table:table-cell office:value-type="float" office:value="0" table:style-name="ce61">
            <text:p>0</text:p>
          </table:table-cell>
          <table:table-cell office:value-type="float" office:value="140" table:style-name="ce61">
            <text:p>14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60" table:style-name="ce61">
            <text:p>160</text:p>
          </table:table-cell>
          <table:table-cell office:value-type="float" office:value="0" table:style-name="ce61">
            <text:p>0</text:p>
          </table:table-cell>
          <table:table-cell office:value-type="float" office:value="390" table:style-name="ce61">
            <text:p>390</text:p>
          </table:table-cell>
          <table:table-cell office:value-type="float" office:value="0" table:style-name="ce61">
            <text:p>0</text:p>
          </table:table-cell>
          <table:table-cell office:value-type="float" office:value="700" table:style-name="ce23">
            <text:p>700</text:p>
          </table:table-cell>
          <table:table-cell table:number-columns-repeated="16372"/>
        </table:table-row>
        <table:table-row table:style-name="ro2">
          <table:table-cell office:value-type="string" table:style-name="ce63">
            <text:p>Of which under PDR: total (new build)</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100" table:style-name="ce61">
            <text:p>100</text:p>
          </table:table-cell>
          <table:table-cell office:value-type="float" office:value="0" table:style-name="ce61">
            <text:p>0</text:p>
          </table:table-cell>
          <table:table-cell office:value-type="float" office:value="20" table:style-name="ce61">
            <text:p>20</text:p>
          </table:table-cell>
          <table:table-cell office:value-type="float" office:value="10" table:style-name="ce61">
            <text:p>10</text:p>
          </table:table-cell>
          <table:table-cell office:value-type="float" office:value="130" table:style-name="ce23">
            <text:p>130</text:p>
          </table:table-cell>
          <table:table-cell table:number-columns-repeated="16372"/>
        </table:table-row>
        <table:table-row table:style-name="ro2">
          <table:table-cell office:value-type="string" table:style-name="ce11">
            <text:p>Of which under PDR: total (new build)</text:p>
          </table:table-cell>
          <table:table-cell office:value-type="string" table:style-name="ce11">
            <text:p>2022-23</text:p>
          </table:table-cell>
          <table:table-cell office:value-type="float" office:value="0" table:style-name="ce61">
            <text:p>0</text:p>
          </table:table-cell>
          <table:table-cell office:value-type="float" office:value="30" table:style-name="ce61">
            <text:p>30</text:p>
          </table:table-cell>
          <table:table-cell office:value-type="float" office:value="100" table:style-name="ce61">
            <text:p>100</text:p>
          </table:table-cell>
          <table:table-cell office:value-type="float" office:value="10" table:style-name="ce61">
            <text:p>1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40" table:style-name="ce61">
            <text:p>40</text:p>
          </table:table-cell>
          <table:table-cell office:value-type="float" office:value="0" table:style-name="ce61">
            <text:p>0</text:p>
          </table:table-cell>
          <table:table-cell office:value-type="float" office:value="190" table:style-name="ce23">
            <text:p>190</text:p>
          </table:table-cell>
          <table:table-cell table:number-columns-repeated="16372"/>
        </table:table-row>
        <table:table-row table:style-name="ro2">
          <table:table-cell office:value-type="string" table:style-name="ce11">
            <text:p>Of which under PDR: total (new build)</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60" table:style-name="ce61">
            <text:p>60</text:p>
          </table:table-cell>
          <table:table-cell office:value-type="float" office:value="0" table:style-name="ce61">
            <text:p>0</text:p>
          </table:table-cell>
          <table:table-cell office:value-type="float" office:value="260" table:style-name="ce61">
            <text:p>260</text:p>
          </table:table-cell>
          <table:table-cell office:value-type="float" office:value="0" table:style-name="ce61">
            <text:p>0</text:p>
          </table:table-cell>
          <table:table-cell office:value-type="float" office:value="380" table:style-name="ce61">
            <text:p>380</text:p>
          </table:table-cell>
          <table:table-cell office:value-type="float" office:value="70" table:style-name="ce61">
            <text:p>70</text:p>
          </table:table-cell>
          <table:table-cell office:value-type="float" office:value="770" table:style-name="ce23">
            <text:p>770</text:p>
          </table:table-cell>
          <table:table-cell table:number-columns-repeated="16372"/>
        </table:table-row>
        <table:table-row table:style-name="ro2">
          <table:table-cell office:value-type="string" table:style-name="ce65">
            <text:p>Net conversions [note 5]</text:p>
          </table:table-cell>
          <table:table-cell office:value-type="string" table:style-name="ce65">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table-row>
        <table:table-row table:style-name="ro2">
          <table:table-cell office:value-type="string" table:style-name="ce62">
            <text:p>Net conversions [note 5]</text:p>
          </table:table-cell>
          <table:table-cell office:value-type="string" table:style-name="ce62">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8">
            <text:p>Net conversions [note 5]</text:p>
          </table:table-cell>
          <table:table-cell office:value-type="string" table:style-name="ce18">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06-07 [note 2]</text:p>
          </table:table-cell>
          <table:table-cell office:value-type="float" office:value="50" table:style-name="ce61">
            <text:p>50</text:p>
          </table:table-cell>
          <table:table-cell office:value-type="float" office:value="480" table:style-name="ce61">
            <text:p>480</text:p>
          </table:table-cell>
          <table:table-cell office:value-type="float" office:value="580" table:style-name="ce61">
            <text:p>580</text:p>
          </table:table-cell>
          <table:table-cell office:value-type="float" office:value="450" table:style-name="ce61">
            <text:p>450</text:p>
          </table:table-cell>
          <table:table-cell office:value-type="float" office:value="290" table:style-name="ce61">
            <text:p>290</text:p>
          </table:table-cell>
          <table:table-cell office:value-type="float" office:value="540" table:style-name="ce61">
            <text:p>540</text:p>
          </table:table-cell>
          <table:table-cell office:value-type="float" office:value="2480" table:style-name="ce61">
            <text:p>2,480</text:p>
          </table:table-cell>
          <table:table-cell office:value-type="float" office:value="1760" table:style-name="ce61">
            <text:p>1,760</text:p>
          </table:table-cell>
          <table:table-cell office:value-type="float" office:value="960" table:style-name="ce61">
            <text:p>960</text:p>
          </table:table-cell>
          <table:table-cell office:value-type="float" office:value="7600" table:style-name="ce23">
            <text:p>7,60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07-08 [note 2]</text:p>
          </table:table-cell>
          <table:table-cell office:value-type="float" office:value="230" table:style-name="ce61">
            <text:p>230</text:p>
          </table:table-cell>
          <table:table-cell office:value-type="float" office:value="970" table:style-name="ce61">
            <text:p>970</text:p>
          </table:table-cell>
          <table:table-cell office:value-type="float" office:value="790" table:style-name="ce61">
            <text:p>790</text:p>
          </table:table-cell>
          <table:table-cell office:value-type="float" office:value="250" table:style-name="ce61">
            <text:p>250</text:p>
          </table:table-cell>
          <table:table-cell office:value-type="float" office:value="690" table:style-name="ce61">
            <text:p>690</text:p>
          </table:table-cell>
          <table:table-cell office:value-type="float" office:value="780" table:style-name="ce61">
            <text:p>780</text:p>
          </table:table-cell>
          <table:table-cell office:value-type="float" office:value="2330" table:style-name="ce61">
            <text:p>2,330</text:p>
          </table:table-cell>
          <table:table-cell office:value-type="float" office:value="1790" table:style-name="ce61">
            <text:p>1,790</text:p>
          </table:table-cell>
          <table:table-cell office:value-type="float" office:value="1200" table:style-name="ce61">
            <text:p>1,200</text:p>
          </table:table-cell>
          <table:table-cell office:value-type="float" office:value="9020" table:style-name="ce23">
            <text:p>9,02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08-09</text:p>
          </table:table-cell>
          <table:table-cell office:value-type="float" office:value="170" table:style-name="ce61">
            <text:p>170</text:p>
          </table:table-cell>
          <table:table-cell office:value-type="float" office:value="370" table:style-name="ce61">
            <text:p>370</text:p>
          </table:table-cell>
          <table:table-cell office:value-type="float" office:value="370" table:style-name="ce61">
            <text:p>370</text:p>
          </table:table-cell>
          <table:table-cell office:value-type="float" office:value="300" table:style-name="ce61">
            <text:p>300</text:p>
          </table:table-cell>
          <table:table-cell office:value-type="float" office:value="350" table:style-name="ce61">
            <text:p>350</text:p>
          </table:table-cell>
          <table:table-cell office:value-type="float" office:value="580" table:style-name="ce61">
            <text:p>580</text:p>
          </table:table-cell>
          <table:table-cell office:value-type="float" office:value="2310" table:style-name="ce61">
            <text:p>2,310</text:p>
          </table:table-cell>
          <table:table-cell office:value-type="float" office:value="2160" table:style-name="ce61">
            <text:p>2,160</text:p>
          </table:table-cell>
          <table:table-cell office:value-type="float" office:value="2030" table:style-name="ce61">
            <text:p>2,030</text:p>
          </table:table-cell>
          <table:table-cell office:value-type="float" office:value="8640" table:style-name="ce23">
            <text:p>8,64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09-10</text:p>
          </table:table-cell>
          <table:table-cell office:value-type="float" office:value="110" table:style-name="ce61">
            <text:p>110</text:p>
          </table:table-cell>
          <table:table-cell office:value-type="float" office:value="360" table:style-name="ce61">
            <text:p>360</text:p>
          </table:table-cell>
          <table:table-cell office:value-type="float" office:value="440" table:style-name="ce61">
            <text:p>440</text:p>
          </table:table-cell>
          <table:table-cell office:value-type="float" office:value="280" table:style-name="ce61">
            <text:p>280</text:p>
          </table:table-cell>
          <table:table-cell office:value-type="float" office:value="240" table:style-name="ce61">
            <text:p>240</text:p>
          </table:table-cell>
          <table:table-cell office:value-type="float" office:value="420" table:style-name="ce61">
            <text:p>420</text:p>
          </table:table-cell>
          <table:table-cell office:value-type="float" office:value="2120" table:style-name="ce61">
            <text:p>2,120</text:p>
          </table:table-cell>
          <table:table-cell office:value-type="float" office:value="1250" table:style-name="ce61">
            <text:p>1,250</text:p>
          </table:table-cell>
          <table:table-cell office:value-type="float" office:value="1010" table:style-name="ce61">
            <text:p>1,010</text:p>
          </table:table-cell>
          <table:table-cell office:value-type="float" office:value="6230" table:style-name="ce23">
            <text:p>6,230</text:p>
          </table:table-cell>
          <table:table-cell table:number-columns-repeated="16372"/>
        </table:table-row>
        <table:table-row table:style-name="ro2">
          <table:table-cell office:value-type="string" table:style-name="ce8">
            <text:p>Net conversions [note 5]</text:p>
          </table:table-cell>
          <table:table-cell office:value-type="string" table:style-name="ce8">
            <text:p>2010-11</text:p>
          </table:table-cell>
          <table:table-cell office:value-type="float" office:value="30" table:style-name="ce61">
            <text:p>30</text:p>
          </table:table-cell>
          <table:table-cell office:value-type="float" office:value="350" table:style-name="ce61">
            <text:p>350</text:p>
          </table:table-cell>
          <table:table-cell office:value-type="float" office:value="410" table:style-name="ce61">
            <text:p>410</text:p>
          </table:table-cell>
          <table:table-cell office:value-type="float" office:value="280" table:style-name="ce61">
            <text:p>280</text:p>
          </table:table-cell>
          <table:table-cell office:value-type="float" office:value="260" table:style-name="ce61">
            <text:p>260</text:p>
          </table:table-cell>
          <table:table-cell office:value-type="float" office:value="290" table:style-name="ce61">
            <text:p>290</text:p>
          </table:table-cell>
          <table:table-cell office:value-type="float" office:value="1410" table:style-name="ce61">
            <text:p>1,410</text:p>
          </table:table-cell>
          <table:table-cell office:value-type="float" office:value="1300" table:style-name="ce61">
            <text:p>1,300</text:p>
          </table:table-cell>
          <table:table-cell office:value-type="float" office:value="730" table:style-name="ce61">
            <text:p>730</text:p>
          </table:table-cell>
          <table:table-cell office:value-type="float" office:value="5050" table:style-name="ce23">
            <text:p>5,05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1-12</text:p>
          </table:table-cell>
          <table:table-cell office:value-type="float" office:value="60" table:style-name="ce61">
            <text:p>60</text:p>
          </table:table-cell>
          <table:table-cell office:value-type="float" office:value="360" table:style-name="ce61">
            <text:p>360</text:p>
          </table:table-cell>
          <table:table-cell office:value-type="float" office:value="980" table:style-name="ce61">
            <text:p>980</text:p>
          </table:table-cell>
          <table:table-cell office:value-type="float" office:value="100" table:style-name="ce61">
            <text:p>100</text:p>
          </table:table-cell>
          <table:table-cell office:value-type="float" office:value="150" table:style-name="ce61">
            <text:p>150</text:p>
          </table:table-cell>
          <table:table-cell office:value-type="float" office:value="560" table:style-name="ce61">
            <text:p>560</text:p>
          </table:table-cell>
          <table:table-cell office:value-type="float" office:value="1600" table:style-name="ce61">
            <text:p>1,600</text:p>
          </table:table-cell>
          <table:table-cell office:value-type="float" office:value="850" table:style-name="ce61">
            <text:p>850</text:p>
          </table:table-cell>
          <table:table-cell office:value-type="float" office:value="580" table:style-name="ce61">
            <text:p>580</text:p>
          </table:table-cell>
          <table:table-cell office:value-type="float" office:value="5240" table:style-name="ce23">
            <text:p>5,240</text:p>
          </table:table-cell>
          <table:table-cell table:number-columns-repeated="16372"/>
        </table:table-row>
        <table:table-row table:style-name="ro2">
          <table:table-cell office:value-type="string" table:style-name="ce8">
            <text:p>Net conversions [note 5]</text:p>
          </table:table-cell>
          <table:table-cell office:value-type="string" table:style-name="ce8">
            <text:p>2012-13</text:p>
          </table:table-cell>
          <table:table-cell office:value-type="float" office:value="90" table:style-name="ce61">
            <text:p>90</text:p>
          </table:table-cell>
          <table:table-cell office:value-type="float" office:value="420" table:style-name="ce61">
            <text:p>420</text:p>
          </table:table-cell>
          <table:table-cell office:value-type="float" office:value="780" table:style-name="ce61">
            <text:p>780</text:p>
          </table:table-cell>
          <table:table-cell office:value-type="float" office:value="200" table:style-name="ce61">
            <text:p>200</text:p>
          </table:table-cell>
          <table:table-cell office:value-type="float" office:value="90" table:style-name="ce61">
            <text:p>90</text:p>
          </table:table-cell>
          <table:table-cell office:value-type="float" office:value="280" table:style-name="ce61">
            <text:p>280</text:p>
          </table:table-cell>
          <table:table-cell office:value-type="float" office:value="960" table:style-name="ce61">
            <text:p>960</text:p>
          </table:table-cell>
          <table:table-cell office:value-type="float" office:value="740" table:style-name="ce61">
            <text:p>740</text:p>
          </table:table-cell>
          <table:table-cell office:value-type="float" office:value="530" table:style-name="ce61">
            <text:p>530</text:p>
          </table:table-cell>
          <table:table-cell office:value-type="float" office:value="4100" table:style-name="ce23">
            <text:p>4,100</text:p>
          </table:table-cell>
          <table:table-cell table:number-columns-repeated="16372"/>
        </table:table-row>
        <table:table-row table:style-name="ro2">
          <table:table-cell office:value-type="string" table:style-name="ce8">
            <text:p>Net conversions [note 5]</text:p>
          </table:table-cell>
          <table:table-cell office:value-type="string" table:style-name="ce8">
            <text:p>2013-14</text:p>
          </table:table-cell>
          <table:table-cell office:value-type="float" office:value="170" table:style-name="ce61">
            <text:p>170</text:p>
          </table:table-cell>
          <table:table-cell office:value-type="float" office:value="250" table:style-name="ce61">
            <text:p>250</text:p>
          </table:table-cell>
          <table:table-cell office:value-type="float" office:value="720" table:style-name="ce61">
            <text:p>720</text:p>
          </table:table-cell>
          <table:table-cell office:value-type="float" office:value="500" table:style-name="ce61">
            <text:p>500</text:p>
          </table:table-cell>
          <table:table-cell office:value-type="float" office:value="160" table:style-name="ce61">
            <text:p>160</text:p>
          </table:table-cell>
          <table:table-cell office:value-type="float" office:value="330" table:style-name="ce61">
            <text:p>330</text:p>
          </table:table-cell>
          <table:table-cell office:value-type="float" office:value="1230" table:style-name="ce61">
            <text:p>1,230</text:p>
          </table:table-cell>
          <table:table-cell office:value-type="float" office:value="690" table:style-name="ce61">
            <text:p>690</text:p>
          </table:table-cell>
          <table:table-cell office:value-type="float" office:value="420" table:style-name="ce61">
            <text:p>420</text:p>
          </table:table-cell>
          <table:table-cell office:value-type="float" office:value="4470" table:style-name="ce23">
            <text:p>4,470</text:p>
          </table:table-cell>
          <table:table-cell table:number-columns-repeated="16372"/>
        </table:table-row>
        <table:table-row table:style-name="ro2">
          <table:table-cell office:value-type="string" table:style-name="ce8">
            <text:p>Net conversions [note 5]</text:p>
          </table:table-cell>
          <table:table-cell office:value-type="string" table:style-name="ce8">
            <text:p>2014-15</text:p>
          </table:table-cell>
          <table:table-cell office:value-type="float" office:value="90" table:style-name="ce61">
            <text:p>90</text:p>
          </table:table-cell>
          <table:table-cell office:value-type="float" office:value="340" table:style-name="ce61">
            <text:p>340</text:p>
          </table:table-cell>
          <table:table-cell office:value-type="float" office:value="930" table:style-name="ce61">
            <text:p>930</text:p>
          </table:table-cell>
          <table:table-cell office:value-type="float" office:value="680" table:style-name="ce61">
            <text:p>680</text:p>
          </table:table-cell>
          <table:table-cell office:value-type="float" office:value="360" table:style-name="ce61">
            <text:p>360</text:p>
          </table:table-cell>
          <table:table-cell office:value-type="float" office:value="310" table:style-name="ce61">
            <text:p>310</text:p>
          </table:table-cell>
          <table:table-cell office:value-type="float" office:value="1110" table:style-name="ce61">
            <text:p>1,110</text:p>
          </table:table-cell>
          <table:table-cell office:value-type="float" office:value="690" table:style-name="ce61">
            <text:p>690</text:p>
          </table:table-cell>
          <table:table-cell office:value-type="float" office:value="430" table:style-name="ce61">
            <text:p>430</text:p>
          </table:table-cell>
          <table:table-cell office:value-type="float" office:value="4940" table:style-name="ce23">
            <text:p>4,94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5-16</text:p>
          </table:table-cell>
          <table:table-cell office:value-type="float" office:value="130" table:style-name="ce61">
            <text:p>130</text:p>
          </table:table-cell>
          <table:table-cell office:value-type="float" office:value="360" table:style-name="ce61">
            <text:p>360</text:p>
          </table:table-cell>
          <table:table-cell office:value-type="float" office:value="560" table:style-name="ce61">
            <text:p>560</text:p>
          </table:table-cell>
          <table:table-cell office:value-type="float" office:value="410" table:style-name="ce61">
            <text:p>410</text:p>
          </table:table-cell>
          <table:table-cell office:value-type="float" office:value="250" table:style-name="ce61">
            <text:p>250</text:p>
          </table:table-cell>
          <table:table-cell office:value-type="float" office:value="530" table:style-name="ce61">
            <text:p>530</text:p>
          </table:table-cell>
          <table:table-cell office:value-type="float" office:value="1150" table:style-name="ce61">
            <text:p>1,150</text:p>
          </table:table-cell>
          <table:table-cell office:value-type="float" office:value="760" table:style-name="ce61">
            <text:p>760</text:p>
          </table:table-cell>
          <table:table-cell office:value-type="float" office:value="610" table:style-name="ce61">
            <text:p>610</text:p>
          </table:table-cell>
          <table:table-cell office:value-type="float" office:value="4760" table:style-name="ce23">
            <text:p>4,76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6-17</text:p>
          </table:table-cell>
          <table:table-cell office:value-type="float" office:value="220" table:style-name="ce61">
            <text:p>220</text:p>
          </table:table-cell>
          <table:table-cell office:value-type="float" office:value="470" table:style-name="ce61">
            <text:p>470</text:p>
          </table:table-cell>
          <table:table-cell office:value-type="float" office:value="570" table:style-name="ce61">
            <text:p>570</text:p>
          </table:table-cell>
          <table:table-cell office:value-type="float" office:value="460" table:style-name="ce61">
            <text:p>460</text:p>
          </table:table-cell>
          <table:table-cell office:value-type="float" office:value="240" table:style-name="ce61">
            <text:p>240</text:p>
          </table:table-cell>
          <table:table-cell office:value-type="float" office:value="390" table:style-name="ce61">
            <text:p>390</text:p>
          </table:table-cell>
          <table:table-cell office:value-type="float" office:value="1760" table:style-name="ce61">
            <text:p>1,760</text:p>
          </table:table-cell>
          <table:table-cell office:value-type="float" office:value="950" table:style-name="ce61">
            <text:p>950</text:p>
          </table:table-cell>
          <table:table-cell office:value-type="float" office:value="620" table:style-name="ce61">
            <text:p>620</text:p>
          </table:table-cell>
          <table:table-cell office:value-type="float" office:value="5680" table:style-name="ce23">
            <text:p>5,68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7-18</text:p>
          </table:table-cell>
          <table:table-cell office:value-type="float" office:value="20" table:style-name="ce61">
            <text:p>20</text:p>
          </table:table-cell>
          <table:table-cell office:value-type="float" office:value="250" table:style-name="ce61">
            <text:p>250</text:p>
          </table:table-cell>
          <table:table-cell office:value-type="float" office:value="320" table:style-name="ce61">
            <text:p>320</text:p>
          </table:table-cell>
          <table:table-cell office:value-type="float" office:value="590" table:style-name="ce61">
            <text:p>590</text:p>
          </table:table-cell>
          <table:table-cell office:value-type="float" office:value="180" table:style-name="ce61">
            <text:p>180</text:p>
          </table:table-cell>
          <table:table-cell office:value-type="float" office:value="340" table:style-name="ce61">
            <text:p>340</text:p>
          </table:table-cell>
          <table:table-cell office:value-type="float" office:value="1530" table:style-name="ce61">
            <text:p>1,530</text:p>
          </table:table-cell>
          <table:table-cell office:value-type="float" office:value="700" table:style-name="ce61">
            <text:p>700</text:p>
          </table:table-cell>
          <table:table-cell office:value-type="float" office:value="620" table:style-name="ce61">
            <text:p>620</text:p>
          </table:table-cell>
          <table:table-cell office:value-type="float" office:value="4550" table:style-name="ce23">
            <text:p>4,55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8-19</text:p>
          </table:table-cell>
          <table:table-cell office:value-type="float" office:value="40" table:style-name="ce61">
            <text:p>40</text:p>
          </table:table-cell>
          <table:table-cell office:value-type="float" office:value="360" table:style-name="ce61">
            <text:p>360</text:p>
          </table:table-cell>
          <table:table-cell office:value-type="float" office:value="290" table:style-name="ce61">
            <text:p>290</text:p>
          </table:table-cell>
          <table:table-cell office:value-type="float" office:value="510" table:style-name="ce61">
            <text:p>510</text:p>
          </table:table-cell>
          <table:table-cell office:value-type="float" office:value="220" table:style-name="ce61">
            <text:p>220</text:p>
          </table:table-cell>
          <table:table-cell office:value-type="float" office:value="800" table:style-name="ce61">
            <text:p>800</text:p>
          </table:table-cell>
          <table:table-cell office:value-type="float" office:value="1710" table:style-name="ce61">
            <text:p>1,710</text:p>
          </table:table-cell>
          <table:table-cell office:value-type="float" office:value="680" table:style-name="ce61">
            <text:p>680</text:p>
          </table:table-cell>
          <table:table-cell office:value-type="float" office:value="560" table:style-name="ce61">
            <text:p>560</text:p>
          </table:table-cell>
          <table:table-cell office:value-type="float" office:value="5160" table:style-name="ce23">
            <text:p>5,16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9-20</text:p>
          </table:table-cell>
          <table:table-cell office:value-type="float" office:value="40" table:style-name="ce61">
            <text:p>40</text:p>
          </table:table-cell>
          <table:table-cell office:value-type="float" office:value="260" table:style-name="ce61">
            <text:p>260</text:p>
          </table:table-cell>
          <table:table-cell office:value-type="float" office:value="190" table:style-name="ce61">
            <text:p>190</text:p>
          </table:table-cell>
          <table:table-cell office:value-type="float" office:value="280" table:style-name="ce61">
            <text:p>280</text:p>
          </table:table-cell>
          <table:table-cell office:value-type="float" office:value="220" table:style-name="ce61">
            <text:p>220</text:p>
          </table:table-cell>
          <table:table-cell office:value-type="float" office:value="310" table:style-name="ce61">
            <text:p>310</text:p>
          </table:table-cell>
          <table:table-cell office:value-type="float" office:value="2040" table:style-name="ce61">
            <text:p>2,040</text:p>
          </table:table-cell>
          <table:table-cell office:value-type="float" office:value="550" table:style-name="ce61">
            <text:p>550</text:p>
          </table:table-cell>
          <table:table-cell office:value-type="float" office:value="440" table:style-name="ce61">
            <text:p>440</text:p>
          </table:table-cell>
          <table:table-cell office:value-type="float" office:value="4340" table:style-name="ce23">
            <text:p>4,34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20-21</text:p>
          </table:table-cell>
          <table:table-cell office:value-type="float" office:value="20" table:style-name="ce61">
            <text:p>20</text:p>
          </table:table-cell>
          <table:table-cell office:value-type="float" office:value="270" table:style-name="ce61">
            <text:p>270</text:p>
          </table:table-cell>
          <table:table-cell office:value-type="float" office:value="330" table:style-name="ce61">
            <text:p>330</text:p>
          </table:table-cell>
          <table:table-cell office:value-type="float" office:value="350" table:style-name="ce61">
            <text:p>350</text:p>
          </table:table-cell>
          <table:table-cell office:value-type="float" office:value="220" table:style-name="ce61">
            <text:p>220</text:p>
          </table:table-cell>
          <table:table-cell office:value-type="float" office:value="320" table:style-name="ce61">
            <text:p>320</text:p>
          </table:table-cell>
          <table:table-cell office:value-type="float" office:value="920" table:style-name="ce61">
            <text:p>920</text:p>
          </table:table-cell>
          <table:table-cell office:value-type="float" office:value="500" table:style-name="ce61">
            <text:p>500</text:p>
          </table:table-cell>
          <table:table-cell office:value-type="float" office:value="480" table:style-name="ce61">
            <text:p>480</text:p>
          </table:table-cell>
          <table:table-cell office:value-type="float" office:value="3410" table:style-name="ce23">
            <text:p>3,41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21-22</text:p>
          </table:table-cell>
          <table:table-cell office:value-type="float" office:value="30" table:style-name="ce61">
            <text:p>30</text:p>
          </table:table-cell>
          <table:table-cell office:value-type="float" office:value="220" table:style-name="ce61">
            <text:p>220</text:p>
          </table:table-cell>
          <table:table-cell office:value-type="float" office:value="260" table:style-name="ce61">
            <text:p>260</text:p>
          </table:table-cell>
          <table:table-cell office:value-type="float" office:value="220" table:style-name="ce61">
            <text:p>220</text:p>
          </table:table-cell>
          <table:table-cell office:value-type="float" office:value="440" table:style-name="ce61">
            <text:p>440</text:p>
          </table:table-cell>
          <table:table-cell office:value-type="float" office:value="360" table:style-name="ce61">
            <text:p>360</text:p>
          </table:table-cell>
          <table:table-cell office:value-type="float" office:value="2290" table:style-name="ce61">
            <text:p>2,290</text:p>
          </table:table-cell>
          <table:table-cell office:value-type="float" office:value="690" table:style-name="ce61">
            <text:p>690</text:p>
          </table:table-cell>
          <table:table-cell office:value-type="float" office:value="350" table:style-name="ce61">
            <text:p>350</text:p>
          </table:table-cell>
          <table:table-cell office:value-type="float" office:value="4860" table:style-name="ce23">
            <text:p>4,86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22-23</text:p>
          </table:table-cell>
          <table:table-cell office:value-type="float" office:value="50" table:style-name="ce61">
            <text:p>50</text:p>
          </table:table-cell>
          <table:table-cell office:value-type="float" office:value="300" table:style-name="ce61">
            <text:p>300</text:p>
          </table:table-cell>
          <table:table-cell office:value-type="float" office:value="280" table:style-name="ce61">
            <text:p>280</text:p>
          </table:table-cell>
          <table:table-cell office:value-type="float" office:value="280" table:style-name="ce61">
            <text:p>280</text:p>
          </table:table-cell>
          <table:table-cell office:value-type="float" office:value="270" table:style-name="ce61">
            <text:p>270</text:p>
          </table:table-cell>
          <table:table-cell office:value-type="float" office:value="320" table:style-name="ce61">
            <text:p>320</text:p>
          </table:table-cell>
          <table:table-cell office:value-type="float" office:value="2050" table:style-name="ce61">
            <text:p>2,050</text:p>
          </table:table-cell>
          <table:table-cell office:value-type="float" office:value="610" table:style-name="ce61">
            <text:p>610</text:p>
          </table:table-cell>
          <table:table-cell office:value-type="float" office:value="360" table:style-name="ce61">
            <text:p>360</text:p>
          </table:table-cell>
          <table:table-cell office:value-type="float" office:value="4500" table:style-name="ce23">
            <text:p>4,500</text:p>
          </table:table-cell>
          <table:table-cell table:number-columns-repeated="16372"/>
        </table:table-row>
        <table:table-row table:style-name="ro14">
          <table:table-cell office:value-type="string" table:style-name="ce11">
            <text:p>Net conversions [note 5]</text:p>
          </table:table-cell>
          <table:table-cell office:value-type="string" table:style-name="ce11">
            <text:p>2023-24</text:p>
          </table:table-cell>
          <table:table-cell office:value-type="float" office:value="40" table:style-name="ce61">
            <text:p>40</text:p>
          </table:table-cell>
          <table:table-cell office:value-type="float" office:value="250" table:style-name="ce61">
            <text:p>250</text:p>
          </table:table-cell>
          <table:table-cell office:value-type="float" office:value="200" table:style-name="ce61">
            <text:p>200</text:p>
          </table:table-cell>
          <table:table-cell office:value-type="float" office:value="240" table:style-name="ce61">
            <text:p>240</text:p>
          </table:table-cell>
          <table:table-cell office:value-type="float" office:value="320" table:style-name="ce61">
            <text:p>320</text:p>
          </table:table-cell>
          <table:table-cell office:value-type="float" office:value="210" table:style-name="ce61">
            <text:p>210</text:p>
          </table:table-cell>
          <table:table-cell office:value-type="float" office:value="2230" table:style-name="ce61">
            <text:p>2,230</text:p>
          </table:table-cell>
          <table:table-cell office:value-type="float" office:value="600" table:style-name="ce61">
            <text:p>600</text:p>
          </table:table-cell>
          <table:table-cell office:value-type="float" office:value="260" table:style-name="ce61">
            <text:p>260</text:p>
          </table:table-cell>
          <table:table-cell office:value-type="float" office:value="4360" table:style-name="ce23">
            <text:p>4,360</text:p>
          </table:table-cell>
          <table:table-cell table:number-columns-repeated="16372"/>
        </table:table-row>
        <table:table-row table:style-name="ro2">
          <table:table-cell office:value-type="string" table:style-name="ce60">
            <text:p>Net change of use [note 5]</text:p>
          </table:table-cell>
          <table:table-cell office:value-type="string" table:style-name="ce60">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6-07 [note 2]</text:p>
          </table:table-cell>
          <table:table-cell office:value-type="float" office:value="570" table:style-name="ce61">
            <text:p>570</text:p>
          </table:table-cell>
          <table:table-cell office:value-type="float" office:value="2620" table:style-name="ce61">
            <text:p>2,620</text:p>
          </table:table-cell>
          <table:table-cell office:value-type="float" office:value="2840" table:style-name="ce61">
            <text:p>2,840</text:p>
          </table:table-cell>
          <table:table-cell office:value-type="float" office:value="1930" table:style-name="ce61">
            <text:p>1,930</text:p>
          </table:table-cell>
          <table:table-cell office:value-type="float" office:value="1670" table:style-name="ce61">
            <text:p>1,670</text:p>
          </table:table-cell>
          <table:table-cell office:value-type="float" office:value="1620" table:style-name="ce61">
            <text:p>1,620</text:p>
          </table:table-cell>
          <table:table-cell office:value-type="float" office:value="3460" table:style-name="ce61">
            <text:p>3,460</text:p>
          </table:table-cell>
          <table:table-cell office:value-type="float" office:value="2900" table:style-name="ce61">
            <text:p>2,900</text:p>
          </table:table-cell>
          <table:table-cell office:value-type="float" office:value="2550" table:style-name="ce61">
            <text:p>2,550</text:p>
          </table:table-cell>
          <table:table-cell office:value-type="float" office:value="20150" table:style-name="ce23">
            <text:p>20,15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7-08 [note 2]</text:p>
          </table:table-cell>
          <table:table-cell office:value-type="float" office:value="650" table:style-name="ce61">
            <text:p>650</text:p>
          </table:table-cell>
          <table:table-cell office:value-type="float" office:value="2710" table:style-name="ce61">
            <text:p>2,710</text:p>
          </table:table-cell>
          <table:table-cell office:value-type="float" office:value="2180" table:style-name="ce61">
            <text:p>2,180</text:p>
          </table:table-cell>
          <table:table-cell office:value-type="float" office:value="1240" table:style-name="ce61">
            <text:p>1,240</text:p>
          </table:table-cell>
          <table:table-cell office:value-type="float" office:value="1580" table:style-name="ce61">
            <text:p>1,580</text:p>
          </table:table-cell>
          <table:table-cell office:value-type="float" office:value="1740" table:style-name="ce61">
            <text:p>1,740</text:p>
          </table:table-cell>
          <table:table-cell office:value-type="float" office:value="2680" table:style-name="ce61">
            <text:p>2,680</text:p>
          </table:table-cell>
          <table:table-cell office:value-type="float" office:value="2560" table:style-name="ce61">
            <text:p>2,560</text:p>
          </table:table-cell>
          <table:table-cell office:value-type="float" office:value="2300" table:style-name="ce61">
            <text:p>2,300</text:p>
          </table:table-cell>
          <table:table-cell office:value-type="float" office:value="17640" table:style-name="ce23">
            <text:p>17,64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8-09</text:p>
          </table:table-cell>
          <table:table-cell office:value-type="float" office:value="420" table:style-name="ce61">
            <text:p>420</text:p>
          </table:table-cell>
          <table:table-cell office:value-type="float" office:value="2030" table:style-name="ce61">
            <text:p>2,030</text:p>
          </table:table-cell>
          <table:table-cell office:value-type="float" office:value="2170" table:style-name="ce61">
            <text:p>2,170</text:p>
          </table:table-cell>
          <table:table-cell office:value-type="float" office:value="1270" table:style-name="ce61">
            <text:p>1,270</text:p>
          </table:table-cell>
          <table:table-cell office:value-type="float" office:value="1650" table:style-name="ce61">
            <text:p>1,650</text:p>
          </table:table-cell>
          <table:table-cell office:value-type="float" office:value="1440" table:style-name="ce61">
            <text:p>1,440</text:p>
          </table:table-cell>
          <table:table-cell office:value-type="float" office:value="3040" table:style-name="ce61">
            <text:p>3,040</text:p>
          </table:table-cell>
          <table:table-cell office:value-type="float" office:value="2480" table:style-name="ce61">
            <text:p>2,480</text:p>
          </table:table-cell>
          <table:table-cell office:value-type="float" office:value="2150" table:style-name="ce61">
            <text:p>2,150</text:p>
          </table:table-cell>
          <table:table-cell office:value-type="float" office:value="16640" table:style-name="ce23">
            <text:p>16,64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9-10</text:p>
          </table:table-cell>
          <table:table-cell office:value-type="float" office:value="420" table:style-name="ce61">
            <text:p>420</text:p>
          </table:table-cell>
          <table:table-cell office:value-type="float" office:value="1480" table:style-name="ce61">
            <text:p>1,480</text:p>
          </table:table-cell>
          <table:table-cell office:value-type="float" office:value="1230" table:style-name="ce61">
            <text:p>1,230</text:p>
          </table:table-cell>
          <table:table-cell office:value-type="float" office:value="1260" table:style-name="ce61">
            <text:p>1,260</text:p>
          </table:table-cell>
          <table:table-cell office:value-type="float" office:value="1250" table:style-name="ce61">
            <text:p>1,250</text:p>
          </table:table-cell>
          <table:table-cell office:value-type="float" office:value="1220" table:style-name="ce61">
            <text:p>1,220</text:p>
          </table:table-cell>
          <table:table-cell office:value-type="float" office:value="2780" table:style-name="ce61">
            <text:p>2,780</text:p>
          </table:table-cell>
          <table:table-cell office:value-type="float" office:value="1910" table:style-name="ce61">
            <text:p>1,910</text:p>
          </table:table-cell>
          <table:table-cell office:value-type="float" office:value="2070" table:style-name="ce61">
            <text:p>2,070</text:p>
          </table:table-cell>
          <table:table-cell office:value-type="float" office:value="13600" table:style-name="ce23">
            <text:p>13,60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0-11</text:p>
          </table:table-cell>
          <table:table-cell office:value-type="float" office:value="440" table:style-name="ce61">
            <text:p>440</text:p>
          </table:table-cell>
          <table:table-cell office:value-type="float" office:value="1170" table:style-name="ce61">
            <text:p>1,170</text:p>
          </table:table-cell>
          <table:table-cell office:value-type="float" office:value="960" table:style-name="ce61">
            <text:p>960</text:p>
          </table:table-cell>
          <table:table-cell office:value-type="float" office:value="880" table:style-name="ce61">
            <text:p>880</text:p>
          </table:table-cell>
          <table:table-cell office:value-type="float" office:value="1160" table:style-name="ce61">
            <text:p>1,160</text:p>
          </table:table-cell>
          <table:table-cell office:value-type="float" office:value="1520" table:style-name="ce61">
            <text:p>1,520</text:p>
          </table:table-cell>
          <table:table-cell office:value-type="float" office:value="1920" table:style-name="ce61">
            <text:p>1,920</text:p>
          </table:table-cell>
          <table:table-cell office:value-type="float" office:value="1740" table:style-name="ce61">
            <text:p>1,740</text:p>
          </table:table-cell>
          <table:table-cell office:value-type="float" office:value="1740" table:style-name="ce61">
            <text:p>1,740</text:p>
          </table:table-cell>
          <table:table-cell office:value-type="float" office:value="11540" table:style-name="ce23">
            <text:p>11,54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1-12</text:p>
          </table:table-cell>
          <table:table-cell office:value-type="float" office:value="300" table:style-name="ce61">
            <text:p>300</text:p>
          </table:table-cell>
          <table:table-cell office:value-type="float" office:value="1330" table:style-name="ce61">
            <text:p>1,330</text:p>
          </table:table-cell>
          <table:table-cell office:value-type="float" office:value="710" table:style-name="ce61">
            <text:p>710</text:p>
          </table:table-cell>
          <table:table-cell office:value-type="float" office:value="840" table:style-name="ce61">
            <text:p>840</text:p>
          </table:table-cell>
          <table:table-cell office:value-type="float" office:value="1380" table:style-name="ce61">
            <text:p>1,380</text:p>
          </table:table-cell>
          <table:table-cell office:value-type="float" office:value="1170" table:style-name="ce61">
            <text:p>1,170</text:p>
          </table:table-cell>
          <table:table-cell office:value-type="float" office:value="2700" table:style-name="ce61">
            <text:p>2,700</text:p>
          </table:table-cell>
          <table:table-cell office:value-type="float" office:value="2030" table:style-name="ce61">
            <text:p>2,030</text:p>
          </table:table-cell>
          <table:table-cell office:value-type="float" office:value="2120" table:style-name="ce61">
            <text:p>2,120</text:p>
          </table:table-cell>
          <table:table-cell office:value-type="float" office:value="12590" table:style-name="ce23">
            <text:p>12,59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2-13</text:p>
          </table:table-cell>
          <table:table-cell office:value-type="float" office:value="300" table:style-name="ce61">
            <text:p>300</text:p>
          </table:table-cell>
          <table:table-cell office:value-type="float" office:value="1710" table:style-name="ce61">
            <text:p>1,710</text:p>
          </table:table-cell>
          <table:table-cell office:value-type="float" office:value="1100" table:style-name="ce61">
            <text:p>1,100</text:p>
          </table:table-cell>
          <table:table-cell office:value-type="float" office:value="1150" table:style-name="ce61">
            <text:p>1,150</text:p>
          </table:table-cell>
          <table:table-cell office:value-type="float" office:value="1800" table:style-name="ce61">
            <text:p>1,800</text:p>
          </table:table-cell>
          <table:table-cell office:value-type="float" office:value="1120" table:style-name="ce61">
            <text:p>1,120</text:p>
          </table:table-cell>
          <table:table-cell office:value-type="float" office:value="1800" table:style-name="ce61">
            <text:p>1,800</text:p>
          </table:table-cell>
          <table:table-cell office:value-type="float" office:value="2260" table:style-name="ce61">
            <text:p>2,260</text:p>
          </table:table-cell>
          <table:table-cell office:value-type="float" office:value="1540" table:style-name="ce61">
            <text:p>1,540</text:p>
          </table:table-cell>
          <table:table-cell office:value-type="float" office:value="12780" table:style-name="ce23">
            <text:p>12,78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3-14</text:p>
          </table:table-cell>
          <table:table-cell office:value-type="float" office:value="380" table:style-name="ce61">
            <text:p>380</text:p>
          </table:table-cell>
          <table:table-cell office:value-type="float" office:value="1120" table:style-name="ce61">
            <text:p>1,120</text:p>
          </table:table-cell>
          <table:table-cell office:value-type="float" office:value="1050" table:style-name="ce61">
            <text:p>1,050</text:p>
          </table:table-cell>
          <table:table-cell office:value-type="float" office:value="1050" table:style-name="ce61">
            <text:p>1,050</text:p>
          </table:table-cell>
          <table:table-cell office:value-type="float" office:value="840" table:style-name="ce61">
            <text:p>840</text:p>
          </table:table-cell>
          <table:table-cell office:value-type="float" office:value="1250" table:style-name="ce61">
            <text:p>1,250</text:p>
          </table:table-cell>
          <table:table-cell office:value-type="float" office:value="2300" table:style-name="ce61">
            <text:p>2,300</text:p>
          </table:table-cell>
          <table:table-cell office:value-type="float" office:value="2540" table:style-name="ce61">
            <text:p>2,540</text:p>
          </table:table-cell>
          <table:table-cell office:value-type="float" office:value="1990" table:style-name="ce61">
            <text:p>1,990</text:p>
          </table:table-cell>
          <table:table-cell office:value-type="float" office:value="12520" table:style-name="ce23">
            <text:p>12,52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4-15</text:p>
          </table:table-cell>
          <table:table-cell office:value-type="float" office:value="1030" table:style-name="ce61">
            <text:p>1,030</text:p>
          </table:table-cell>
          <table:table-cell office:value-type="float" office:value="2050" table:style-name="ce61">
            <text:p>2,050</text:p>
          </table:table-cell>
          <table:table-cell office:value-type="float" office:value="1460" table:style-name="ce61">
            <text:p>1,460</text:p>
          </table:table-cell>
          <table:table-cell office:value-type="float" office:value="1290" table:style-name="ce61">
            <text:p>1,290</text:p>
          </table:table-cell>
          <table:table-cell office:value-type="float" office:value="1490" table:style-name="ce61">
            <text:p>1,490</text:p>
          </table:table-cell>
          <table:table-cell office:value-type="float" office:value="2410" table:style-name="ce61">
            <text:p>2,410</text:p>
          </table:table-cell>
          <table:table-cell office:value-type="float" office:value="3630" table:style-name="ce61">
            <text:p>3,630</text:p>
          </table:table-cell>
          <table:table-cell office:value-type="float" office:value="4000" table:style-name="ce61">
            <text:p>4,000</text:p>
          </table:table-cell>
          <table:table-cell office:value-type="float" office:value="3290" table:style-name="ce61">
            <text:p>3,290</text:p>
          </table:table-cell>
          <table:table-cell office:value-type="float" office:value="20650" table:style-name="ce23">
            <text:p>20,65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5-16</text:p>
          </table:table-cell>
          <table:table-cell office:value-type="float" office:value="770" table:style-name="ce61">
            <text:p>770</text:p>
          </table:table-cell>
          <table:table-cell office:value-type="float" office:value="2890" table:style-name="ce61">
            <text:p>2,890</text:p>
          </table:table-cell>
          <table:table-cell office:value-type="float" office:value="2660" table:style-name="ce61">
            <text:p>2,660</text:p>
          </table:table-cell>
          <table:table-cell office:value-type="float" office:value="1770" table:style-name="ce61">
            <text:p>1,770</text:p>
          </table:table-cell>
          <table:table-cell office:value-type="float" office:value="2910" table:style-name="ce61">
            <text:p>2,910</text:p>
          </table:table-cell>
          <table:table-cell office:value-type="float" office:value="3650" table:style-name="ce61">
            <text:p>3,650</text:p>
          </table:table-cell>
          <table:table-cell office:value-type="float" office:value="5900" table:style-name="ce61">
            <text:p>5,900</text:p>
          </table:table-cell>
          <table:table-cell office:value-type="float" office:value="6250" table:style-name="ce61">
            <text:p>6,250</text:p>
          </table:table-cell>
          <table:table-cell office:value-type="float" office:value="3800" table:style-name="ce61">
            <text:p>3,800</text:p>
          </table:table-cell>
          <table:table-cell office:value-type="float" office:value="30600" table:style-name="ce23">
            <text:p>30,60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6-17</text:p>
          </table:table-cell>
          <table:table-cell office:value-type="float" office:value="1060" table:style-name="ce61">
            <text:p>1,060</text:p>
          </table:table-cell>
          <table:table-cell office:value-type="float" office:value="3360" table:style-name="ce61">
            <text:p>3,360</text:p>
          </table:table-cell>
          <table:table-cell office:value-type="float" office:value="2620" table:style-name="ce61">
            <text:p>2,620</text:p>
          </table:table-cell>
          <table:table-cell office:value-type="float" office:value="2720" table:style-name="ce61">
            <text:p>2,720</text:p>
          </table:table-cell>
          <table:table-cell office:value-type="float" office:value="2620" table:style-name="ce61">
            <text:p>2,620</text:p>
          </table:table-cell>
          <table:table-cell office:value-type="float" office:value="4890" table:style-name="ce61">
            <text:p>4,890</text:p>
          </table:table-cell>
          <table:table-cell office:value-type="float" office:value="8760" table:style-name="ce61">
            <text:p>8,760</text:p>
          </table:table-cell>
          <table:table-cell office:value-type="float" office:value="7220" table:style-name="ce61">
            <text:p>7,220</text:p>
          </table:table-cell>
          <table:table-cell office:value-type="float" office:value="3940" table:style-name="ce61">
            <text:p>3,940</text:p>
          </table:table-cell>
          <table:table-cell office:value-type="float" office:value="37190" table:style-name="ce23">
            <text:p>37,19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7-18</text:p>
          </table:table-cell>
          <table:table-cell office:value-type="float" office:value="530" table:style-name="ce61">
            <text:p>530</text:p>
          </table:table-cell>
          <table:table-cell office:value-type="float" office:value="3060" table:style-name="ce61">
            <text:p>3,060</text:p>
          </table:table-cell>
          <table:table-cell office:value-type="float" office:value="3060" table:style-name="ce61">
            <text:p>3,060</text:p>
          </table:table-cell>
          <table:table-cell office:value-type="float" office:value="2620" table:style-name="ce61">
            <text:p>2,620</text:p>
          </table:table-cell>
          <table:table-cell office:value-type="float" office:value="2830" table:style-name="ce61">
            <text:p>2,830</text:p>
          </table:table-cell>
          <table:table-cell office:value-type="float" office:value="3180" table:style-name="ce61">
            <text:p>3,180</text:p>
          </table:table-cell>
          <table:table-cell office:value-type="float" office:value="5480" table:style-name="ce61">
            <text:p>5,480</text:p>
          </table:table-cell>
          <table:table-cell office:value-type="float" office:value="5120" table:style-name="ce61">
            <text:p>5,120</text:p>
          </table:table-cell>
          <table:table-cell office:value-type="float" office:value="3850" table:style-name="ce61">
            <text:p>3,850</text:p>
          </table:table-cell>
          <table:table-cell office:value-type="float" office:value="29730" table:style-name="ce23">
            <text:p>29,73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8-19</text:p>
          </table:table-cell>
          <table:table-cell office:value-type="float" office:value="830" table:style-name="ce61">
            <text:p>830</text:p>
          </table:table-cell>
          <table:table-cell office:value-type="float" office:value="3160" table:style-name="ce61">
            <text:p>3,160</text:p>
          </table:table-cell>
          <table:table-cell office:value-type="float" office:value="2400" table:style-name="ce61">
            <text:p>2,400</text:p>
          </table:table-cell>
          <table:table-cell office:value-type="float" office:value="2090" table:style-name="ce61">
            <text:p>2,090</text:p>
          </table:table-cell>
          <table:table-cell office:value-type="float" office:value="2390" table:style-name="ce61">
            <text:p>2,390</text:p>
          </table:table-cell>
          <table:table-cell office:value-type="float" office:value="4060" table:style-name="ce61">
            <text:p>4,060</text:p>
          </table:table-cell>
          <table:table-cell office:value-type="float" office:value="5070" table:style-name="ce61">
            <text:p>5,070</text:p>
          </table:table-cell>
          <table:table-cell office:value-type="float" office:value="5530" table:style-name="ce61">
            <text:p>5,530</text:p>
          </table:table-cell>
          <table:table-cell office:value-type="float" office:value="3770" table:style-name="ce61">
            <text:p>3,770</text:p>
          </table:table-cell>
          <table:table-cell office:value-type="float" office:value="29300" table:style-name="ce23">
            <text:p>29,30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9-20</text:p>
          </table:table-cell>
          <table:table-cell office:value-type="float" office:value="570" table:style-name="ce61">
            <text:p>570</text:p>
          </table:table-cell>
          <table:table-cell office:value-type="float" office:value="3730" table:style-name="ce61">
            <text:p>3,730</text:p>
          </table:table-cell>
          <table:table-cell office:value-type="float" office:value="2450" table:style-name="ce61">
            <text:p>2,450</text:p>
          </table:table-cell>
          <table:table-cell office:value-type="float" office:value="1370" table:style-name="ce61">
            <text:p>1,370</text:p>
          </table:table-cell>
          <table:table-cell office:value-type="float" office:value="2480" table:style-name="ce61">
            <text:p>2,480</text:p>
          </table:table-cell>
          <table:table-cell office:value-type="float" office:value="3370" table:style-name="ce61">
            <text:p>3,370</text:p>
          </table:table-cell>
          <table:table-cell office:value-type="float" office:value="4430" table:style-name="ce61">
            <text:p>4,430</text:p>
          </table:table-cell>
          <table:table-cell office:value-type="float" office:value="5110" table:style-name="ce61">
            <text:p>5,110</text:p>
          </table:table-cell>
          <table:table-cell office:value-type="float" office:value="3210" table:style-name="ce61">
            <text:p>3,210</text:p>
          </table:table-cell>
          <table:table-cell office:value-type="float" office:value="26710" table:style-name="ce23">
            <text:p>26,71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20-21</text:p>
          </table:table-cell>
          <table:table-cell office:value-type="float" office:value="380" table:style-name="ce61">
            <text:p>380</text:p>
          </table:table-cell>
          <table:table-cell office:value-type="float" office:value="2390" table:style-name="ce61">
            <text:p>2,390</text:p>
          </table:table-cell>
          <table:table-cell office:value-type="float" office:value="1860" table:style-name="ce61">
            <text:p>1,860</text:p>
          </table:table-cell>
          <table:table-cell office:value-type="float" office:value="1440" table:style-name="ce61">
            <text:p>1,440</text:p>
          </table:table-cell>
          <table:table-cell office:value-type="float" office:value="2130" table:style-name="ce61">
            <text:p>2,130</text:p>
          </table:table-cell>
          <table:table-cell office:value-type="float" office:value="2800" table:style-name="ce61">
            <text:p>2,800</text:p>
          </table:table-cell>
          <table:table-cell office:value-type="float" office:value="1410" table:style-name="ce61">
            <text:p>1,410</text:p>
          </table:table-cell>
          <table:table-cell office:value-type="float" office:value="5520" table:style-name="ce61">
            <text:p>5,520</text:p>
          </table:table-cell>
          <table:table-cell office:value-type="float" office:value="3530" table:style-name="ce61">
            <text:p>3,530</text:p>
          </table:table-cell>
          <table:table-cell office:value-type="float" office:value="21470" table:style-name="ce23">
            <text:p>21,47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21-22</text:p>
          </table:table-cell>
          <table:table-cell office:value-type="float" office:value="450" table:style-name="ce61">
            <text:p>450</text:p>
          </table:table-cell>
          <table:table-cell office:value-type="float" office:value="2330" table:style-name="ce61">
            <text:p>2,330</text:p>
          </table:table-cell>
          <table:table-cell office:value-type="float" office:value="2000" table:style-name="ce61">
            <text:p>2,000</text:p>
          </table:table-cell>
          <table:table-cell office:value-type="float" office:value="1640" table:style-name="ce61">
            <text:p>1,640</text:p>
          </table:table-cell>
          <table:table-cell office:value-type="float" office:value="2510" table:style-name="ce61">
            <text:p>2,510</text:p>
          </table:table-cell>
          <table:table-cell office:value-type="float" office:value="2870" table:style-name="ce61">
            <text:p>2,870</text:p>
          </table:table-cell>
          <table:table-cell office:value-type="float" office:value="3870" table:style-name="ce61">
            <text:p>3,870</text:p>
          </table:table-cell>
          <table:table-cell office:value-type="float" office:value="4430" table:style-name="ce61">
            <text:p>4,430</text:p>
          </table:table-cell>
          <table:table-cell office:value-type="float" office:value="2810" table:style-name="ce61">
            <text:p>2,810</text:p>
          </table:table-cell>
          <table:table-cell office:value-type="float" office:value="22900" table:style-name="ce23">
            <text:p>22,90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22-23</text:p>
          </table:table-cell>
          <table:table-cell office:value-type="float" office:value="380" table:style-name="ce61">
            <text:p>380</text:p>
          </table:table-cell>
          <table:table-cell office:value-type="float" office:value="2560" table:style-name="ce61">
            <text:p>2,560</text:p>
          </table:table-cell>
          <table:table-cell office:value-type="float" office:value="1960" table:style-name="ce61">
            <text:p>1,960</text:p>
          </table:table-cell>
          <table:table-cell office:value-type="float" office:value="1540" table:style-name="ce61">
            <text:p>1,540</text:p>
          </table:table-cell>
          <table:table-cell office:value-type="float" office:value="2610" table:style-name="ce61">
            <text:p>2,610</text:p>
          </table:table-cell>
          <table:table-cell office:value-type="float" office:value="2350" table:style-name="ce61">
            <text:p>2,350</text:p>
          </table:table-cell>
          <table:table-cell office:value-type="float" office:value="2850" table:style-name="ce61">
            <text:p>2,850</text:p>
          </table:table-cell>
          <table:table-cell office:value-type="float" office:value="4880" table:style-name="ce61">
            <text:p>4,880</text:p>
          </table:table-cell>
          <table:table-cell office:value-type="float" office:value="3150" table:style-name="ce61">
            <text:p>3,150</text:p>
          </table:table-cell>
          <table:table-cell office:value-type="float" office:value="22280" table:style-name="ce23">
            <text:p>22,28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23-24</text:p>
          </table:table-cell>
          <table:table-cell office:value-type="float" office:value="220" table:style-name="ce61">
            <text:p>220</text:p>
          </table:table-cell>
          <table:table-cell office:value-type="float" office:value="2370" table:style-name="ce61">
            <text:p>2,370</text:p>
          </table:table-cell>
          <table:table-cell office:value-type="float" office:value="3350" table:style-name="ce61">
            <text:p>3,350</text:p>
          </table:table-cell>
          <table:table-cell office:value-type="float" office:value="1740" table:style-name="ce61">
            <text:p>1,740</text:p>
          </table:table-cell>
          <table:table-cell office:value-type="float" office:value="2360" table:style-name="ce61">
            <text:p>2,360</text:p>
          </table:table-cell>
          <table:table-cell office:value-type="float" office:value="2520" table:style-name="ce61">
            <text:p>2,520</text:p>
          </table:table-cell>
          <table:table-cell office:value-type="float" office:value="1950" table:style-name="ce61">
            <text:p>1,950</text:p>
          </table:table-cell>
          <table:table-cell office:value-type="float" office:value="4740" table:style-name="ce61">
            <text:p>4,740</text:p>
          </table:table-cell>
          <table:table-cell office:value-type="float" office:value="2340" table:style-name="ce61">
            <text:p>2,340</text:p>
          </table:table-cell>
          <table:table-cell office:value-type="float" office:value="21590" table:style-name="ce23">
            <text:p>21,590</text:p>
          </table:table-cell>
          <table:table-cell table:number-columns-repeated="16372"/>
        </table:table-row>
        <table:table-row table:style-name="ro2">
          <table:table-cell office:value-type="string" table:style-name="ce60">
            <text:p>Of which under PDR: agricultural to residential</text:p>
          </table:table-cell>
          <table:table-cell office:value-type="string" table:style-name="ce60">
            <text:p>2015-16</text:p>
          </table:table-cell>
          <table:table-cell office:value-type="float" office:value="0" table:style-name="ce67">
            <text:p>0</text:p>
          </table:table-cell>
          <table:table-cell office:value-type="float" office:value="20" table:style-name="ce67">
            <text:p>20</text:p>
          </table:table-cell>
          <table:table-cell office:value-type="float" office:value="20" table:style-name="ce67">
            <text:p>20</text:p>
          </table:table-cell>
          <table:table-cell office:value-type="float" office:value="40" table:style-name="ce67">
            <text:p>40</text:p>
          </table:table-cell>
          <table:table-cell office:value-type="float" office:value="30" table:style-name="ce67">
            <text:p>30</text:p>
          </table:table-cell>
          <table:table-cell office:value-type="float" office:value="10" table:style-name="ce67">
            <text:p>10</text:p>
          </table:table-cell>
          <table:table-cell office:value-type="float" office:value="0" table:style-name="ce67">
            <text:p>0</text:p>
          </table:table-cell>
          <table:table-cell office:value-type="float" office:value="60" table:style-name="ce67">
            <text:p>60</text:p>
          </table:table-cell>
          <table:table-cell office:value-type="float" office:value="40" table:style-name="ce67">
            <text:p>40</text:p>
          </table:table-cell>
          <table:table-cell office:value-type="float" office:value="230" table:style-name="ce68">
            <text:p>230</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16-17</text:p>
          </table:table-cell>
          <table:table-cell office:value-type="float" office:value="0" table:style-name="ce61">
            <text:p>0</text:p>
          </table:table-cell>
          <table:table-cell office:value-type="float" office:value="10" table:style-name="ce61">
            <text:p>10</text:p>
          </table:table-cell>
          <table:table-cell office:value-type="float" office:value="30" table:style-name="ce61">
            <text:p>30</text:p>
          </table:table-cell>
          <table:table-cell office:value-type="float" office:value="20" table:style-name="ce61">
            <text:p>20</text:p>
          </table:table-cell>
          <table:table-cell office:value-type="float" office:value="50" table:style-name="ce61">
            <text:p>50</text:p>
          </table:table-cell>
          <table:table-cell office:value-type="float" office:value="70" table:style-name="ce61">
            <text:p>70</text:p>
          </table:table-cell>
          <table:table-cell office:value-type="float" office:value="0" table:style-name="ce61">
            <text:p>0</text:p>
          </table:table-cell>
          <table:table-cell office:value-type="float" office:value="70" table:style-name="ce61">
            <text:p>70</text:p>
          </table:table-cell>
          <table:table-cell office:value-type="float" office:value="70" table:style-name="ce61">
            <text:p>70</text:p>
          </table:table-cell>
          <table:table-cell office:value-type="float" office:value="330" table:style-name="ce23">
            <text:p>330</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17-18</text:p>
          </table:table-cell>
          <table:table-cell office:value-type="float" office:value="0" table:style-name="ce61">
            <text:p>0</text:p>
          </table:table-cell>
          <table:table-cell office:value-type="float" office:value="30" table:style-name="ce61">
            <text:p>30</text:p>
          </table:table-cell>
          <table:table-cell office:value-type="float" office:value="30" table:style-name="ce61">
            <text:p>30</text:p>
          </table:table-cell>
          <table:table-cell office:value-type="float" office:value="50" table:style-name="ce61">
            <text:p>50</text:p>
          </table:table-cell>
          <table:table-cell office:value-type="float" office:value="160" table:style-name="ce61">
            <text:p>160</text:p>
          </table:table-cell>
          <table:table-cell office:value-type="float" office:value="100" table:style-name="ce61">
            <text:p>100</text:p>
          </table:table-cell>
          <table:table-cell office:value-type="float" office:value="0" table:style-name="ce61">
            <text:p>0</text:p>
          </table:table-cell>
          <table:table-cell office:value-type="float" office:value="150" table:style-name="ce61">
            <text:p>150</text:p>
          </table:table-cell>
          <table:table-cell office:value-type="float" office:value="220" table:style-name="ce61">
            <text:p>220</text:p>
          </table:table-cell>
          <table:table-cell office:value-type="float" office:value="740" table:style-name="ce23">
            <text:p>740</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18-19</text:p>
          </table:table-cell>
          <table:table-cell office:value-type="float" office:value="30" table:style-name="ce61">
            <text:p>30</text:p>
          </table:table-cell>
          <table:table-cell office:value-type="float" office:value="130" table:style-name="ce61">
            <text:p>130</text:p>
          </table:table-cell>
          <table:table-cell office:value-type="float" office:value="180" table:style-name="ce61">
            <text:p>180</text:p>
          </table:table-cell>
          <table:table-cell office:value-type="float" office:value="70" table:style-name="ce61">
            <text:p>70</text:p>
          </table:table-cell>
          <table:table-cell office:value-type="float" office:value="140" table:style-name="ce61">
            <text:p>140</text:p>
          </table:table-cell>
          <table:table-cell office:value-type="float" office:value="80" table:style-name="ce61">
            <text:p>80</text:p>
          </table:table-cell>
          <table:table-cell office:value-type="float" office:value="200" table:style-name="ce61">
            <text:p>200</text:p>
          </table:table-cell>
          <table:table-cell office:value-type="float" office:value="120" table:style-name="ce61">
            <text:p>120</text:p>
          </table:table-cell>
          <table:table-cell office:value-type="float" office:value="110" table:style-name="ce61">
            <text:p>110</text:p>
          </table:table-cell>
          <table:table-cell office:value-type="float" office:value="1060" table:style-name="ce23">
            <text:p>1,060</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19-20</text:p>
          </table:table-cell>
          <table:table-cell office:value-type="float" office:value="0" table:style-name="ce61">
            <text:p>0</text:p>
          </table:table-cell>
          <table:table-cell office:value-type="float" office:value="60" table:style-name="ce61">
            <text:p>60</text:p>
          </table:table-cell>
          <table:table-cell office:value-type="float" office:value="40" table:style-name="ce61">
            <text:p>40</text:p>
          </table:table-cell>
          <table:table-cell office:value-type="float" office:value="90" table:style-name="ce61">
            <text:p>90</text:p>
          </table:table-cell>
          <table:table-cell office:value-type="float" office:value="70" table:style-name="ce61">
            <text:p>70</text:p>
          </table:table-cell>
          <table:table-cell office:value-type="float" office:value="100" table:style-name="ce61">
            <text:p>100</text:p>
          </table:table-cell>
          <table:table-cell office:value-type="float" office:value="0" table:style-name="ce61">
            <text:p>0</text:p>
          </table:table-cell>
          <table:table-cell office:value-type="float" office:value="130" table:style-name="ce61">
            <text:p>130</text:p>
          </table:table-cell>
          <table:table-cell office:value-type="float" office:value="260" table:style-name="ce61">
            <text:p>260</text:p>
          </table:table-cell>
          <table:table-cell office:value-type="float" office:value="740" table:style-name="ce23">
            <text:p>740</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20-21</text:p>
          </table:table-cell>
          <table:table-cell office:value-type="float" office:value="0" table:style-name="ce61">
            <text:p>0</text:p>
          </table:table-cell>
          <table:table-cell office:value-type="float" office:value="40" table:style-name="ce61">
            <text:p>40</text:p>
          </table:table-cell>
          <table:table-cell office:value-type="float" office:value="30" table:style-name="ce61">
            <text:p>30</text:p>
          </table:table-cell>
          <table:table-cell office:value-type="float" office:value="70" table:style-name="ce61">
            <text:p>70</text:p>
          </table:table-cell>
          <table:table-cell office:value-type="float" office:value="110" table:style-name="ce61">
            <text:p>110</text:p>
          </table:table-cell>
          <table:table-cell office:value-type="float" office:value="160" table:style-name="ce61">
            <text:p>160</text:p>
          </table:table-cell>
          <table:table-cell office:value-type="float" office:value="0" table:style-name="ce61">
            <text:p>0</text:p>
          </table:table-cell>
          <table:table-cell office:value-type="float" office:value="160" table:style-name="ce61">
            <text:p>160</text:p>
          </table:table-cell>
          <table:table-cell office:value-type="float" office:value="270" table:style-name="ce61">
            <text:p>270</text:p>
          </table:table-cell>
          <table:table-cell office:value-type="float" office:value="850" table:style-name="ce23">
            <text:p>850</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21-22</text:p>
          </table:table-cell>
          <table:table-cell office:value-type="float" office:value="10" table:style-name="ce61">
            <text:p>10</text:p>
          </table:table-cell>
          <table:table-cell office:value-type="float" office:value="30" table:style-name="ce61">
            <text:p>30</text:p>
          </table:table-cell>
          <table:table-cell office:value-type="float" office:value="50" table:style-name="ce61">
            <text:p>50</text:p>
          </table:table-cell>
          <table:table-cell office:value-type="float" office:value="60" table:style-name="ce61">
            <text:p>60</text:p>
          </table:table-cell>
          <table:table-cell office:value-type="float" office:value="100" table:style-name="ce61">
            <text:p>100</text:p>
          </table:table-cell>
          <table:table-cell office:value-type="float" office:value="80" table:style-name="ce61">
            <text:p>80</text:p>
          </table:table-cell>
          <table:table-cell office:value-type="float" office:value="0" table:style-name="ce61">
            <text:p>0</text:p>
          </table:table-cell>
          <table:table-cell office:value-type="float" office:value="120" table:style-name="ce61">
            <text:p>120</text:p>
          </table:table-cell>
          <table:table-cell office:value-type="float" office:value="150" table:style-name="ce61">
            <text:p>150</text:p>
          </table:table-cell>
          <table:table-cell office:value-type="float" office:value="600" table:style-name="ce23">
            <text:p>600</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22-23</text:p>
          </table:table-cell>
          <table:table-cell office:value-type="float" office:value="10" table:style-name="ce61">
            <text:p>10</text:p>
          </table:table-cell>
          <table:table-cell office:value-type="float" office:value="50" table:style-name="ce61">
            <text:p>50</text:p>
          </table:table-cell>
          <table:table-cell office:value-type="float" office:value="40" table:style-name="ce61">
            <text:p>40</text:p>
          </table:table-cell>
          <table:table-cell office:value-type="float" office:value="50" table:style-name="ce61">
            <text:p>50</text:p>
          </table:table-cell>
          <table:table-cell office:value-type="float" office:value="80" table:style-name="ce61">
            <text:p>80</text:p>
          </table:table-cell>
          <table:table-cell office:value-type="float" office:value="90" table:style-name="ce61">
            <text:p>90</text:p>
          </table:table-cell>
          <table:table-cell office:value-type="float" office:value="0" table:style-name="ce61">
            <text:p>0</text:p>
          </table:table-cell>
          <table:table-cell office:value-type="float" office:value="90" table:style-name="ce61">
            <text:p>90</text:p>
          </table:table-cell>
          <table:table-cell office:value-type="float" office:value="190" table:style-name="ce61">
            <text:p>190</text:p>
          </table:table-cell>
          <table:table-cell office:value-type="float" office:value="600" table:style-name="ce23">
            <text:p>600</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23-24</text:p>
          </table:table-cell>
          <table:table-cell office:value-type="float" office:value="10" table:style-name="ce61">
            <text:p>10</text:p>
          </table:table-cell>
          <table:table-cell office:value-type="float" office:value="50" table:style-name="ce61">
            <text:p>50</text:p>
          </table:table-cell>
          <table:table-cell office:value-type="float" office:value="50" table:style-name="ce61">
            <text:p>50</text:p>
          </table:table-cell>
          <table:table-cell office:value-type="float" office:value="40" table:style-name="ce61">
            <text:p>40</text:p>
          </table:table-cell>
          <table:table-cell office:value-type="float" office:value="80" table:style-name="ce61">
            <text:p>80</text:p>
          </table:table-cell>
          <table:table-cell office:value-type="float" office:value="120" table:style-name="ce61">
            <text:p>120</text:p>
          </table:table-cell>
          <table:table-cell office:value-type="float" office:value="0" table:style-name="ce61">
            <text:p>0</text:p>
          </table:table-cell>
          <table:table-cell office:value-type="float" office:value="80" table:style-name="ce61">
            <text:p>80</text:p>
          </table:table-cell>
          <table:table-cell office:value-type="float" office:value="140" table:style-name="ce61">
            <text:p>140</text:p>
          </table:table-cell>
          <table:table-cell office:value-type="float" office:value="560" table:style-name="ce23">
            <text:p>560</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5-16</text:p>
          </table:table-cell>
          <table:table-cell office:value-type="float" office:value="200" table:style-name="ce61">
            <text:p>200</text:p>
          </table:table-cell>
          <table:table-cell office:value-type="float" office:value="240" table:style-name="ce61">
            <text:p>240</text:p>
          </table:table-cell>
          <table:table-cell office:value-type="float" office:value="890" table:style-name="ce61">
            <text:p>890</text:p>
          </table:table-cell>
          <table:table-cell office:value-type="float" office:value="360" table:style-name="ce61">
            <text:p>360</text:p>
          </table:table-cell>
          <table:table-cell office:value-type="float" office:value="1250" table:style-name="ce61">
            <text:p>1,250</text:p>
          </table:table-cell>
          <table:table-cell office:value-type="float" office:value="1610" table:style-name="ce61">
            <text:p>1,610</text:p>
          </table:table-cell>
          <table:table-cell office:value-type="float" office:value="3640" table:style-name="ce61">
            <text:p>3,640</text:p>
          </table:table-cell>
          <table:table-cell office:value-type="float" office:value="3420" table:style-name="ce61">
            <text:p>3,420</text:p>
          </table:table-cell>
          <table:table-cell office:value-type="float" office:value="1210" table:style-name="ce61">
            <text:p>1,210</text:p>
          </table:table-cell>
          <table:table-cell office:value-type="float" office:value="12820" table:style-name="ce23">
            <text:p>12,820</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6-17</text:p>
          </table:table-cell>
          <table:table-cell office:value-type="float" office:value="420" table:style-name="ce61">
            <text:p>420</text:p>
          </table:table-cell>
          <table:table-cell office:value-type="float" office:value="750" table:style-name="ce61">
            <text:p>750</text:p>
          </table:table-cell>
          <table:table-cell office:value-type="float" office:value="1030" table:style-name="ce61">
            <text:p>1,030</text:p>
          </table:table-cell>
          <table:table-cell office:value-type="float" office:value="950" table:style-name="ce61">
            <text:p>950</text:p>
          </table:table-cell>
          <table:table-cell office:value-type="float" office:value="1080" table:style-name="ce61">
            <text:p>1,080</text:p>
          </table:table-cell>
          <table:table-cell office:value-type="float" office:value="2930" table:style-name="ce61">
            <text:p>2,930</text:p>
          </table:table-cell>
          <table:table-cell office:value-type="float" office:value="6300" table:style-name="ce61">
            <text:p>6,300</text:p>
          </table:table-cell>
          <table:table-cell office:value-type="float" office:value="3570" table:style-name="ce61">
            <text:p>3,570</text:p>
          </table:table-cell>
          <table:table-cell office:value-type="float" office:value="730" table:style-name="ce61">
            <text:p>730</text:p>
          </table:table-cell>
          <table:table-cell office:value-type="float" office:value="17750" table:style-name="ce23">
            <text:p>17,750</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7-18</text:p>
          </table:table-cell>
          <table:table-cell office:value-type="float" office:value="200" table:style-name="ce61">
            <text:p>200</text:p>
          </table:table-cell>
          <table:table-cell office:value-type="float" office:value="900" table:style-name="ce61">
            <text:p>900</text:p>
          </table:table-cell>
          <table:table-cell office:value-type="float" office:value="1190" table:style-name="ce61">
            <text:p>1,190</text:p>
          </table:table-cell>
          <table:table-cell office:value-type="float" office:value="870" table:style-name="ce61">
            <text:p>870</text:p>
          </table:table-cell>
          <table:table-cell office:value-type="float" office:value="890" table:style-name="ce61">
            <text:p>890</text:p>
          </table:table-cell>
          <table:table-cell office:value-type="float" office:value="1470" table:style-name="ce61">
            <text:p>1,470</text:p>
          </table:table-cell>
          <table:table-cell office:value-type="float" office:value="2990" table:style-name="ce61">
            <text:p>2,990</text:p>
          </table:table-cell>
          <table:table-cell office:value-type="float" office:value="2500" table:style-name="ce61">
            <text:p>2,500</text:p>
          </table:table-cell>
          <table:table-cell office:value-type="float" office:value="560" table:style-name="ce61">
            <text:p>560</text:p>
          </table:table-cell>
          <table:table-cell office:value-type="float" office:value="11560" table:style-name="ce23">
            <text:p>11,560</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8-19</text:p>
          </table:table-cell>
          <table:table-cell office:value-type="float" office:value="320" table:style-name="ce61">
            <text:p>320</text:p>
          </table:table-cell>
          <table:table-cell office:value-type="float" office:value="1140" table:style-name="ce61">
            <text:p>1,140</text:p>
          </table:table-cell>
          <table:table-cell office:value-type="float" office:value="840" table:style-name="ce61">
            <text:p>840</text:p>
          </table:table-cell>
          <table:table-cell office:value-type="float" office:value="560" table:style-name="ce61">
            <text:p>560</text:p>
          </table:table-cell>
          <table:table-cell office:value-type="float" office:value="580" table:style-name="ce61">
            <text:p>580</text:p>
          </table:table-cell>
          <table:table-cell office:value-type="float" office:value="2260" table:style-name="ce61">
            <text:p>2,260</text:p>
          </table:table-cell>
          <table:table-cell office:value-type="float" office:value="2780" table:style-name="ce61">
            <text:p>2,780</text:p>
          </table:table-cell>
          <table:table-cell office:value-type="float" office:value="2890" table:style-name="ce61">
            <text:p>2,890</text:p>
          </table:table-cell>
          <table:table-cell office:value-type="float" office:value="710" table:style-name="ce61">
            <text:p>710</text:p>
          </table:table-cell>
          <table:table-cell office:value-type="float" office:value="12080" table:style-name="ce23">
            <text:p>12,080</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9-20</text:p>
          </table:table-cell>
          <table:table-cell office:value-type="float" office:value="260" table:style-name="ce61">
            <text:p>260</text:p>
          </table:table-cell>
          <table:table-cell office:value-type="float" office:value="1290" table:style-name="ce61">
            <text:p>1,290</text:p>
          </table:table-cell>
          <table:table-cell office:value-type="float" office:value="980" table:style-name="ce61">
            <text:p>980</text:p>
          </table:table-cell>
          <table:table-cell office:value-type="float" office:value="210" table:style-name="ce61">
            <text:p>210</text:p>
          </table:table-cell>
          <table:table-cell office:value-type="float" office:value="1200" table:style-name="ce61">
            <text:p>1,200</text:p>
          </table:table-cell>
          <table:table-cell office:value-type="float" office:value="1540" table:style-name="ce61">
            <text:p>1,540</text:p>
          </table:table-cell>
          <table:table-cell office:value-type="float" office:value="2130" table:style-name="ce61">
            <text:p>2,130</text:p>
          </table:table-cell>
          <table:table-cell office:value-type="float" office:value="2580" table:style-name="ce61">
            <text:p>2,580</text:p>
          </table:table-cell>
          <table:table-cell office:value-type="float" office:value="420" table:style-name="ce61">
            <text:p>420</text:p>
          </table:table-cell>
          <table:table-cell office:value-type="float" office:value="10600" table:style-name="ce23">
            <text:p>10,600</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20-21</text:p>
          </table:table-cell>
          <table:table-cell office:value-type="float" office:value="60" table:style-name="ce61">
            <text:p>60</text:p>
          </table:table-cell>
          <table:table-cell office:value-type="float" office:value="730" table:style-name="ce61">
            <text:p>730</text:p>
          </table:table-cell>
          <table:table-cell office:value-type="float" office:value="340" table:style-name="ce61">
            <text:p>340</text:p>
          </table:table-cell>
          <table:table-cell office:value-type="float" office:value="340" table:style-name="ce61">
            <text:p>340</text:p>
          </table:table-cell>
          <table:table-cell office:value-type="float" office:value="710" table:style-name="ce61">
            <text:p>710</text:p>
          </table:table-cell>
          <table:table-cell office:value-type="float" office:value="1160" table:style-name="ce61">
            <text:p>1,160</text:p>
          </table:table-cell>
          <table:table-cell office:value-type="float" office:value="870" table:style-name="ce61">
            <text:p>870</text:p>
          </table:table-cell>
          <table:table-cell office:value-type="float" office:value="3190" table:style-name="ce61">
            <text:p>3,190</text:p>
          </table:table-cell>
          <table:table-cell office:value-type="float" office:value="730" table:style-name="ce61">
            <text:p>730</text:p>
          </table:table-cell>
          <table:table-cell office:value-type="float" office:value="8120" table:style-name="ce23">
            <text:p>8,120</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21-22</text:p>
          </table:table-cell>
          <table:table-cell office:value-type="float" office:value="80" table:style-name="ce61">
            <text:p>80</text:p>
          </table:table-cell>
          <table:table-cell office:value-type="float" office:value="580" table:style-name="ce61">
            <text:p>580</text:p>
          </table:table-cell>
          <table:table-cell office:value-type="float" office:value="470" table:style-name="ce61">
            <text:p>470</text:p>
          </table:table-cell>
          <table:table-cell office:value-type="float" office:value="440" table:style-name="ce61">
            <text:p>440</text:p>
          </table:table-cell>
          <table:table-cell office:value-type="float" office:value="680" table:style-name="ce61">
            <text:p>680</text:p>
          </table:table-cell>
          <table:table-cell office:value-type="float" office:value="1080" table:style-name="ce61">
            <text:p>1,080</text:p>
          </table:table-cell>
          <table:table-cell office:value-type="float" office:value="2360" table:style-name="ce61">
            <text:p>2,360</text:p>
          </table:table-cell>
          <table:table-cell office:value-type="float" office:value="1890" table:style-name="ce61">
            <text:p>1,890</text:p>
          </table:table-cell>
          <table:table-cell office:value-type="float" office:value="810" table:style-name="ce61">
            <text:p>810</text:p>
          </table:table-cell>
          <table:table-cell office:value-type="float" office:value="8380" table:style-name="ce23">
            <text:p>8,380</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22-23</text:p>
          </table:table-cell>
          <table:table-cell office:value-type="float" office:value="200" table:style-name="ce61">
            <text:p>200</text:p>
          </table:table-cell>
          <table:table-cell office:value-type="float" office:value="690" table:style-name="ce61">
            <text:p>690</text:p>
          </table:table-cell>
          <table:table-cell office:value-type="float" office:value="390" table:style-name="ce61">
            <text:p>390</text:p>
          </table:table-cell>
          <table:table-cell office:value-type="float" office:value="310" table:style-name="ce61">
            <text:p>310</text:p>
          </table:table-cell>
          <table:table-cell office:value-type="float" office:value="850" table:style-name="ce61">
            <text:p>850</text:p>
          </table:table-cell>
          <table:table-cell office:value-type="float" office:value="750" table:style-name="ce61">
            <text:p>750</text:p>
          </table:table-cell>
          <table:table-cell office:value-type="float" office:value="1520" table:style-name="ce61">
            <text:p>1,520</text:p>
          </table:table-cell>
          <table:table-cell office:value-type="float" office:value="2510" table:style-name="ce61">
            <text:p>2,510</text:p>
          </table:table-cell>
          <table:table-cell office:value-type="float" office:value="750" table:style-name="ce61">
            <text:p>750</text:p>
          </table:table-cell>
          <table:table-cell office:value-type="float" office:value="7960" table:style-name="ce23">
            <text:p>7,960</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23-24</text:p>
          </table:table-cell>
          <table:table-cell office:value-type="float" office:value="10" table:style-name="ce61">
            <text:p>10</text:p>
          </table:table-cell>
          <table:table-cell office:value-type="float" office:value="680" table:style-name="ce61">
            <text:p>680</text:p>
          </table:table-cell>
          <table:table-cell office:value-type="float" office:value="930" table:style-name="ce61">
            <text:p>930</text:p>
          </table:table-cell>
          <table:table-cell office:value-type="float" office:value="250" table:style-name="ce61">
            <text:p>250</text:p>
          </table:table-cell>
          <table:table-cell office:value-type="float" office:value="590" table:style-name="ce61">
            <text:p>590</text:p>
          </table:table-cell>
          <table:table-cell office:value-type="float" office:value="1080" table:style-name="ce61">
            <text:p>1,080</text:p>
          </table:table-cell>
          <table:table-cell office:value-type="float" office:value="650" table:style-name="ce61">
            <text:p>650</text:p>
          </table:table-cell>
          <table:table-cell office:value-type="float" office:value="2140" table:style-name="ce61">
            <text:p>2,140</text:p>
          </table:table-cell>
          <table:table-cell office:value-type="float" office:value="360" table:style-name="ce61">
            <text:p>360</text:p>
          </table:table-cell>
          <table:table-cell office:value-type="float" office:value="6700" table:style-name="ce23">
            <text:p>6,700</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5-16</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20" table:style-name="ce61">
            <text:p>2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60" table:style-name="ce23">
            <text:p>60</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6-17</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0" table:style-name="ce61">
            <text:p>20</text:p>
          </table:table-cell>
          <table:table-cell office:value-type="float" office:value="20" table:style-name="ce61">
            <text:p>20</text:p>
          </table:table-cell>
          <table:table-cell office:value-type="float" office:value="20" table:style-name="ce61">
            <text:p>20</text:p>
          </table:table-cell>
          <table:table-cell office:value-type="float" office:value="30" table:style-name="ce61">
            <text:p>30</text:p>
          </table:table-cell>
          <table:table-cell office:value-type="float" office:value="10" table:style-name="ce61">
            <text:p>10</text:p>
          </table:table-cell>
          <table:table-cell office:value-type="float" office:value="110" table:style-name="ce23">
            <text:p>110</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7-18</text:p>
          </table:table-cell>
          <table:table-cell office:value-type="float" office:value="50" table:style-name="ce61">
            <text:p>50</text:p>
          </table:table-cell>
          <table:table-cell office:value-type="float" office:value="20" table:style-name="ce61">
            <text:p>20</text:p>
          </table:table-cell>
          <table:table-cell office:value-type="float" office:value="0" table:style-name="ce61">
            <text:p>0</text:p>
          </table:table-cell>
          <table:table-cell office:value-type="float" office:value="10" table:style-name="ce61">
            <text:p>10</text:p>
          </table:table-cell>
          <table:table-cell office:value-type="float" office:value="30" table:style-name="ce61">
            <text:p>30</text:p>
          </table:table-cell>
          <table:table-cell office:value-type="float" office:value="10" table:style-name="ce61">
            <text:p>10</text:p>
          </table:table-cell>
          <table:table-cell office:value-type="float" office:value="70" table:style-name="ce61">
            <text:p>70</text:p>
          </table:table-cell>
          <table:table-cell office:value-type="float" office:value="20" table:style-name="ce61">
            <text:p>20</text:p>
          </table:table-cell>
          <table:table-cell office:value-type="float" office:value="10" table:style-name="ce61">
            <text:p>10</text:p>
          </table:table-cell>
          <table:table-cell office:value-type="float" office:value="220" table:style-name="ce23">
            <text:p>220</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8-19</text:p>
          </table:table-cell>
          <table:table-cell office:value-type="float" office:value="0" table:style-name="ce61">
            <text:p>0</text:p>
          </table:table-cell>
          <table:table-cell office:value-type="float" office:value="10" table:style-name="ce61">
            <text:p>10</text:p>
          </table:table-cell>
          <table:table-cell office:value-type="float" office:value="20" table:style-name="ce61">
            <text:p>20</text:p>
          </table:table-cell>
          <table:table-cell office:value-type="float" office:value="0" table:style-name="ce61">
            <text:p>0</text:p>
          </table:table-cell>
          <table:table-cell office:value-type="float" office:value="10" table:style-name="ce61">
            <text:p>10</text:p>
          </table:table-cell>
          <table:table-cell office:value-type="float" office:value="10" table:style-name="ce61">
            <text:p>10</text:p>
          </table:table-cell>
          <table:table-cell office:value-type="float" office:value="100" table:style-name="ce61">
            <text:p>100</text:p>
          </table:table-cell>
          <table:table-cell office:value-type="float" office:value="40" table:style-name="ce61">
            <text:p>40</text:p>
          </table:table-cell>
          <table:table-cell office:value-type="float" office:value="10" table:style-name="ce61">
            <text:p>10</text:p>
          </table:table-cell>
          <table:table-cell office:value-type="float" office:value="200" table:style-name="ce23">
            <text:p>200</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9-20</text:p>
          </table:table-cell>
          <table:table-cell office:value-type="float" office:value="10" table:style-name="ce61">
            <text:p>10</text:p>
          </table:table-cell>
          <table:table-cell office:value-type="float" office:value="20" table:style-name="ce61">
            <text:p>20</text:p>
          </table:table-cell>
          <table:table-cell office:value-type="float" office:value="20" table:style-name="ce61">
            <text:p>20</text:p>
          </table:table-cell>
          <table:table-cell office:value-type="float" office:value="10" table:style-name="ce61">
            <text:p>10</text:p>
          </table:table-cell>
          <table:table-cell office:value-type="float" office:value="0" table:style-name="ce61">
            <text:p>0</text:p>
          </table:table-cell>
          <table:table-cell office:value-type="float" office:value="10" table:style-name="ce61">
            <text:p>10</text:p>
          </table:table-cell>
          <table:table-cell office:value-type="float" office:value="60" table:style-name="ce61">
            <text:p>60</text:p>
          </table:table-cell>
          <table:table-cell office:value-type="float" office:value="10" table:style-name="ce61">
            <text:p>10</text:p>
          </table:table-cell>
          <table:table-cell office:value-type="float" office:value="20" table:style-name="ce61">
            <text:p>20</text:p>
          </table:table-cell>
          <table:table-cell office:value-type="float" office:value="150" table:style-name="ce23">
            <text:p>150</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20-21</text:p>
          </table:table-cell>
          <table:table-cell office:value-type="float" office:value="0" table:style-name="ce61">
            <text:p>0</text:p>
          </table:table-cell>
          <table:table-cell office:value-type="float" office:value="10" table:style-name="ce61">
            <text:p>1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80" table:style-name="ce61">
            <text:p>80</text:p>
          </table:table-cell>
          <table:table-cell office:value-type="float" office:value="40" table:style-name="ce61">
            <text:p>40</text:p>
          </table:table-cell>
          <table:table-cell office:value-type="float" office:value="0" table:style-name="ce61">
            <text:p>0</text:p>
          </table:table-cell>
          <table:table-cell office:value-type="float" office:value="140" table:style-name="ce23">
            <text:p>140</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21-22</text:p>
          </table:table-cell>
          <table:table-cell office:value-type="float" office:value="10" table:style-name="ce61">
            <text:p>1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10" table:style-name="ce61">
            <text:p>10</text:p>
          </table:table-cell>
          <table:table-cell office:value-type="float" office:value="20" table:style-name="ce61">
            <text:p>20</text:p>
          </table:table-cell>
          <table:table-cell office:value-type="float" office:value="60" table:style-name="ce61">
            <text:p>60</text:p>
          </table:table-cell>
          <table:table-cell office:value-type="float" office:value="20" table:style-name="ce61">
            <text:p>20</text:p>
          </table:table-cell>
          <table:table-cell office:value-type="float" office:value="10" table:style-name="ce61">
            <text:p>10</text:p>
          </table:table-cell>
          <table:table-cell office:value-type="float" office:value="140" table:style-name="ce23">
            <text:p>140</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22-23</text:p>
          </table:table-cell>
          <table:table-cell office:value-type="float" office:value="0" table:style-name="ce61">
            <text:p>0</text:p>
          </table:table-cell>
          <table:table-cell office:value-type="float" office:value="10" table:style-name="ce61">
            <text:p>10</text:p>
          </table:table-cell>
          <table:table-cell office:value-type="float" office:value="10" table:style-name="ce61">
            <text:p>1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20" table:style-name="ce61">
            <text:p>20</text:p>
          </table:table-cell>
          <table:table-cell office:value-type="float" office:value="10" table:style-name="ce61">
            <text:p>10</text:p>
          </table:table-cell>
          <table:table-cell office:value-type="float" office:value="10" table:style-name="ce61">
            <text:p>10</text:p>
          </table:table-cell>
          <table:table-cell office:value-type="float" office:value="70" table:style-name="ce23">
            <text:p>70</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23-24</text:p>
          </table:table-cell>
          <table:table-cell office:value-type="float" office:value="10" table:style-name="ce61">
            <text:p>10</text:p>
          </table:table-cell>
          <table:table-cell office:value-type="float" office:value="0" table:style-name="ce61">
            <text:p>0</text:p>
          </table:table-cell>
          <table:table-cell office:value-type="float" office:value="20" table:style-name="ce61">
            <text:p>2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40" table:style-name="ce61">
            <text:p>40</text:p>
          </table:table-cell>
          <table:table-cell office:value-type="float" office:value="0" table:style-name="ce61">
            <text:p>0</text:p>
          </table:table-cell>
          <table:table-cell office:value-type="float" office:value="100" table:style-name="ce23">
            <text:p>100</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5-1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6-17</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7-18</text:p>
          </table:table-cell>
          <table:table-cell office:value-type="float" office:value="0" table:style-name="ce61">
            <text:p>0</text:p>
          </table:table-cell>
          <table:table-cell office:value-type="float" office:value="0" table:style-name="ce61">
            <text:p>0</text:p>
          </table:table-cell>
          <table:table-cell office:value-type="float" office:value="30" table:style-name="ce61">
            <text:p>30</text:p>
          </table:table-cell>
          <table:table-cell office:value-type="float" office:value="20" table:style-name="ce61">
            <text:p>20</text:p>
          </table:table-cell>
          <table:table-cell office:value-type="float" office:value="20" table:style-name="ce61">
            <text:p>20</text:p>
          </table:table-cell>
          <table:table-cell office:value-type="float" office:value="0" table:style-name="ce61">
            <text:p>0</text:p>
          </table:table-cell>
          <table:table-cell office:value-type="float" office:value="0" table:style-name="ce61">
            <text:p>0</text:p>
          </table:table-cell>
          <table:table-cell office:value-type="float" office:value="30" table:style-name="ce61">
            <text:p>30</text:p>
          </table:table-cell>
          <table:table-cell office:value-type="float" office:value="0" table:style-name="ce61">
            <text:p>0</text:p>
          </table:table-cell>
          <table:table-cell office:value-type="float" office:value="110" table:style-name="ce23">
            <text:p>110</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8-19</text:p>
          </table:table-cell>
          <table:table-cell office:value-type="float" office:value="0" table:style-name="ce61">
            <text:p>0</text:p>
          </table:table-cell>
          <table:table-cell office:value-type="float" office:value="10" table:style-name="ce61">
            <text:p>1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20" table:style-name="ce61">
            <text:p>20</text:p>
          </table:table-cell>
          <table:table-cell office:value-type="float" office:value="20" table:style-name="ce61">
            <text:p>20</text:p>
          </table:table-cell>
          <table:table-cell office:value-type="float" office:value="0" table:style-name="ce61">
            <text:p>0</text:p>
          </table:table-cell>
          <table:table-cell office:value-type="float" office:value="70" table:style-name="ce23">
            <text:p>70</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9-2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0" table:style-name="ce61">
            <text:p>20</text:p>
          </table:table-cell>
          <table:table-cell office:value-type="float" office:value="10" table:style-name="ce61">
            <text:p>10</text:p>
          </table:table-cell>
          <table:table-cell office:value-type="float" office:value="0" table:style-name="ce61">
            <text:p>0</text:p>
          </table:table-cell>
          <table:table-cell office:value-type="float" office:value="50" table:style-name="ce23">
            <text:p>50</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0" table:style-name="ce61">
            <text:p>20</text:p>
          </table:table-cell>
          <table:table-cell office:value-type="float" office:value="10" table:style-name="ce61">
            <text:p>10</text:p>
          </table:table-cell>
          <table:table-cell office:value-type="float" office:value="60" table:style-name="ce23">
            <text:p>60</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21-22</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170" table:style-name="ce61">
            <text:p>170</text:p>
          </table:table-cell>
          <table:table-cell office:value-type="float" office:value="0" table:style-name="ce61">
            <text:p>0</text:p>
          </table:table-cell>
          <table:table-cell office:value-type="float" office:value="40" table:style-name="ce61">
            <text:p>40</text:p>
          </table:table-cell>
          <table:table-cell office:value-type="float" office:value="0" table:style-name="ce61">
            <text:p>0</text:p>
          </table:table-cell>
          <table:table-cell office:value-type="float" office:value="50" table:style-name="ce61">
            <text:p>50</text:p>
          </table:table-cell>
          <table:table-cell office:value-type="float" office:value="20" table:style-name="ce61">
            <text:p>20</text:p>
          </table:table-cell>
          <table:table-cell office:value-type="float" office:value="280" table:style-name="ce23">
            <text:p>280</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22-23</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0" table:style-name="ce61">
            <text:p>20</text:p>
          </table:table-cell>
          <table:table-cell office:value-type="float" office:value="0" table:style-name="ce61">
            <text:p>0</text:p>
          </table:table-cell>
          <table:table-cell office:value-type="float" office:value="60" table:style-name="ce61">
            <text:p>60</text:p>
          </table:table-cell>
          <table:table-cell office:value-type="float" office:value="20" table:style-name="ce61">
            <text:p>20</text:p>
          </table:table-cell>
          <table:table-cell office:value-type="float" office:value="110" table:style-name="ce23">
            <text:p>110</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10" table:style-name="ce61">
            <text:p>10</text:p>
          </table:table-cell>
          <table:table-cell office:value-type="float" office:value="0" table:style-name="ce61">
            <text:p>0</text:p>
          </table:table-cell>
          <table:table-cell office:value-type="float" office:value="20" table:style-name="ce61">
            <text:p>20</text:p>
          </table:table-cell>
          <table:table-cell office:value-type="float" office:value="0" table:style-name="ce61">
            <text:p>0</text:p>
          </table:table-cell>
          <table:table-cell office:value-type="float" office:value="10" table:style-name="ce61">
            <text:p>10</text:p>
          </table:table-cell>
          <table:table-cell office:value-type="float" office:value="10" table:style-name="ce61">
            <text:p>10</text:p>
          </table:table-cell>
          <table:table-cell office:value-type="float" office:value="60" table:style-name="ce23">
            <text:p>60</text:p>
          </table:table-cell>
          <table:table-cell table:number-columns-repeated="16372"/>
        </table:table-row>
        <table:table-row table:style-name="ro2">
          <table:table-cell office:value-type="string" table:style-name="ce11">
            <text:p>Of which under PDR: commercial, business and service to residential</text:p>
          </table:table-cell>
          <table:table-cell office:value-type="string" table:style-name="ce11">
            <text:p>2022-23</text:p>
          </table:table-cell>
          <table:table-cell office:value-type="float" office:value="30" table:style-name="ce61">
            <text:p>30</text:p>
          </table:table-cell>
          <table:table-cell office:value-type="float" office:value="50" table:style-name="ce61">
            <text:p>50</text:p>
          </table:table-cell>
          <table:table-cell office:value-type="float" office:value="0" table:style-name="ce61">
            <text:p>0</text:p>
          </table:table-cell>
          <table:table-cell office:value-type="float" office:value="10" table:style-name="ce61">
            <text:p>10</text:p>
          </table:table-cell>
          <table:table-cell office:value-type="float" office:value="50" table:style-name="ce61">
            <text:p>50</text:p>
          </table:table-cell>
          <table:table-cell office:value-type="float" office:value="110" table:style-name="ce61">
            <text:p>110</text:p>
          </table:table-cell>
          <table:table-cell office:value-type="float" office:value="20" table:style-name="ce61">
            <text:p>20</text:p>
          </table:table-cell>
          <table:table-cell office:value-type="float" office:value="120" table:style-name="ce61">
            <text:p>120</text:p>
          </table:table-cell>
          <table:table-cell office:value-type="float" office:value="60" table:style-name="ce61">
            <text:p>60</text:p>
          </table:table-cell>
          <table:table-cell office:value-type="float" office:value="450" table:style-name="ce23">
            <text:p>450</text:p>
          </table:table-cell>
          <table:table-cell table:number-columns-repeated="16372"/>
        </table:table-row>
        <table:table-row table:style-name="ro2">
          <table:table-cell office:value-type="string" table:style-name="ce11">
            <text:p>Of which under PDR: commercial, business and service to residential</text:p>
          </table:table-cell>
          <table:table-cell office:value-type="string" table:style-name="ce11">
            <text:p>2023-24</text:p>
          </table:table-cell>
          <table:table-cell office:value-type="float" office:value="0" table:style-name="ce61">
            <text:p>0</text:p>
          </table:table-cell>
          <table:table-cell office:value-type="float" office:value="120" table:style-name="ce61">
            <text:p>120</text:p>
          </table:table-cell>
          <table:table-cell office:value-type="float" office:value="20" table:style-name="ce61">
            <text:p>20</text:p>
          </table:table-cell>
          <table:table-cell office:value-type="float" office:value="60" table:style-name="ce61">
            <text:p>60</text:p>
          </table:table-cell>
          <table:table-cell office:value-type="float" office:value="130" table:style-name="ce61">
            <text:p>130</text:p>
          </table:table-cell>
          <table:table-cell office:value-type="float" office:value="100" table:style-name="ce61">
            <text:p>100</text:p>
          </table:table-cell>
          <table:table-cell office:value-type="float" office:value="30" table:style-name="ce61">
            <text:p>30</text:p>
          </table:table-cell>
          <table:table-cell office:value-type="float" office:value="160" table:style-name="ce61">
            <text:p>160</text:p>
          </table:table-cell>
          <table:table-cell office:value-type="float" office:value="180" table:style-name="ce61">
            <text:p>180</text:p>
          </table:table-cell>
          <table:table-cell office:value-type="float" office:value="800" table:style-name="ce23">
            <text:p>80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5-16</text:p>
          </table:table-cell>
          <table:table-cell office:value-type="float" office:value="50" table:style-name="ce61">
            <text:p>50</text:p>
          </table:table-cell>
          <table:table-cell office:value-type="float" office:value="20" table:style-name="ce61">
            <text:p>20</text:p>
          </table:table-cell>
          <table:table-cell office:value-type="float" office:value="250" table:style-name="ce61">
            <text:p>250</text:p>
          </table:table-cell>
          <table:table-cell office:value-type="float" office:value="50" table:style-name="ce61">
            <text:p>50</text:p>
          </table:table-cell>
          <table:table-cell office:value-type="float" office:value="30" table:style-name="ce61">
            <text:p>30</text:p>
          </table:table-cell>
          <table:table-cell office:value-type="float" office:value="80" table:style-name="ce61">
            <text:p>80</text:p>
          </table:table-cell>
          <table:table-cell office:value-type="float" office:value="70" table:style-name="ce61">
            <text:p>70</text:p>
          </table:table-cell>
          <table:table-cell office:value-type="float" office:value="80" table:style-name="ce61">
            <text:p>80</text:p>
          </table:table-cell>
          <table:table-cell office:value-type="float" office:value="10" table:style-name="ce61">
            <text:p>10</text:p>
          </table:table-cell>
          <table:table-cell office:value-type="float" office:value="640" table:style-name="ce23">
            <text:p>64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6-17</text:p>
          </table:table-cell>
          <table:table-cell office:value-type="float" office:value="30" table:style-name="ce61">
            <text:p>30</text:p>
          </table:table-cell>
          <table:table-cell office:value-type="float" office:value="50" table:style-name="ce61">
            <text:p>50</text:p>
          </table:table-cell>
          <table:table-cell office:value-type="float" office:value="110" table:style-name="ce61">
            <text:p>110</text:p>
          </table:table-cell>
          <table:table-cell office:value-type="float" office:value="40" table:style-name="ce61">
            <text:p>40</text:p>
          </table:table-cell>
          <table:table-cell office:value-type="float" office:value="20" table:style-name="ce61">
            <text:p>20</text:p>
          </table:table-cell>
          <table:table-cell office:value-type="float" office:value="120" table:style-name="ce61">
            <text:p>120</text:p>
          </table:table-cell>
          <table:table-cell office:value-type="float" office:value="120" table:style-name="ce61">
            <text:p>120</text:p>
          </table:table-cell>
          <table:table-cell office:value-type="float" office:value="100" table:style-name="ce61">
            <text:p>100</text:p>
          </table:table-cell>
          <table:table-cell office:value-type="float" office:value="40" table:style-name="ce61">
            <text:p>40</text:p>
          </table:table-cell>
          <table:table-cell office:value-type="float" office:value="610" table:style-name="ce23">
            <text:p>61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7-18</text:p>
          </table:table-cell>
          <table:table-cell office:value-type="float" office:value="40" table:style-name="ce61">
            <text:p>40</text:p>
          </table:table-cell>
          <table:table-cell office:value-type="float" office:value="100" table:style-name="ce61">
            <text:p>100</text:p>
          </table:table-cell>
          <table:table-cell office:value-type="float" office:value="40" table:style-name="ce61">
            <text:p>40</text:p>
          </table:table-cell>
          <table:table-cell office:value-type="float" office:value="60" table:style-name="ce61">
            <text:p>60</text:p>
          </table:table-cell>
          <table:table-cell office:value-type="float" office:value="60" table:style-name="ce61">
            <text:p>60</text:p>
          </table:table-cell>
          <table:table-cell office:value-type="float" office:value="130" table:style-name="ce61">
            <text:p>130</text:p>
          </table:table-cell>
          <table:table-cell office:value-type="float" office:value="120" table:style-name="ce61">
            <text:p>120</text:p>
          </table:table-cell>
          <table:table-cell office:value-type="float" office:value="170" table:style-name="ce61">
            <text:p>170</text:p>
          </table:table-cell>
          <table:table-cell office:value-type="float" office:value="140" table:style-name="ce61">
            <text:p>140</text:p>
          </table:table-cell>
          <table:table-cell office:value-type="float" office:value="870" table:style-name="ce23">
            <text:p>87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8-19</text:p>
          </table:table-cell>
          <table:table-cell office:value-type="float" office:value="20" table:style-name="ce61">
            <text:p>20</text:p>
          </table:table-cell>
          <table:table-cell office:value-type="float" office:value="50" table:style-name="ce61">
            <text:p>50</text:p>
          </table:table-cell>
          <table:table-cell office:value-type="float" office:value="40" table:style-name="ce61">
            <text:p>40</text:p>
          </table:table-cell>
          <table:table-cell office:value-type="float" office:value="30" table:style-name="ce61">
            <text:p>30</text:p>
          </table:table-cell>
          <table:table-cell office:value-type="float" office:value="230" table:style-name="ce61">
            <text:p>230</text:p>
          </table:table-cell>
          <table:table-cell office:value-type="float" office:value="40" table:style-name="ce61">
            <text:p>40</text:p>
          </table:table-cell>
          <table:table-cell office:value-type="float" office:value="150" table:style-name="ce61">
            <text:p>150</text:p>
          </table:table-cell>
          <table:table-cell office:value-type="float" office:value="140" table:style-name="ce61">
            <text:p>140</text:p>
          </table:table-cell>
          <table:table-cell office:value-type="float" office:value="80" table:style-name="ce61">
            <text:p>80</text:p>
          </table:table-cell>
          <table:table-cell office:value-type="float" office:value="780" table:style-name="ce23">
            <text:p>78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9-20</text:p>
          </table:table-cell>
          <table:table-cell office:value-type="float" office:value="20" table:style-name="ce61">
            <text:p>20</text:p>
          </table:table-cell>
          <table:table-cell office:value-type="float" office:value="80" table:style-name="ce61">
            <text:p>80</text:p>
          </table:table-cell>
          <table:table-cell office:value-type="float" office:value="20" table:style-name="ce61">
            <text:p>20</text:p>
          </table:table-cell>
          <table:table-cell office:value-type="float" office:value="20" table:style-name="ce61">
            <text:p>20</text:p>
          </table:table-cell>
          <table:table-cell office:value-type="float" office:value="130" table:style-name="ce61">
            <text:p>130</text:p>
          </table:table-cell>
          <table:table-cell office:value-type="float" office:value="210" table:style-name="ce61">
            <text:p>210</text:p>
          </table:table-cell>
          <table:table-cell office:value-type="float" office:value="90" table:style-name="ce61">
            <text:p>90</text:p>
          </table:table-cell>
          <table:table-cell office:value-type="float" office:value="90" table:style-name="ce61">
            <text:p>90</text:p>
          </table:table-cell>
          <table:table-cell office:value-type="float" office:value="30" table:style-name="ce61">
            <text:p>30</text:p>
          </table:table-cell>
          <table:table-cell office:value-type="float" office:value="680" table:style-name="ce23">
            <text:p>68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20-21</text:p>
          </table:table-cell>
          <table:table-cell office:value-type="float" office:value="30" table:style-name="ce61">
            <text:p>30</text:p>
          </table:table-cell>
          <table:table-cell office:value-type="float" office:value="100" table:style-name="ce61">
            <text:p>100</text:p>
          </table:table-cell>
          <table:table-cell office:value-type="float" office:value="20" table:style-name="ce61">
            <text:p>20</text:p>
          </table:table-cell>
          <table:table-cell office:value-type="float" office:value="20" table:style-name="ce61">
            <text:p>20</text:p>
          </table:table-cell>
          <table:table-cell office:value-type="float" office:value="20" table:style-name="ce61">
            <text:p>20</text:p>
          </table:table-cell>
          <table:table-cell office:value-type="float" office:value="210" table:style-name="ce61">
            <text:p>210</text:p>
          </table:table-cell>
          <table:table-cell office:value-type="float" office:value="70" table:style-name="ce61">
            <text:p>70</text:p>
          </table:table-cell>
          <table:table-cell office:value-type="float" office:value="160" table:style-name="ce61">
            <text:p>160</text:p>
          </table:table-cell>
          <table:table-cell office:value-type="float" office:value="40" table:style-name="ce61">
            <text:p>40</text:p>
          </table:table-cell>
          <table:table-cell office:value-type="float" office:value="660" table:style-name="ce23">
            <text:p>66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21-22</text:p>
          </table:table-cell>
          <table:table-cell office:value-type="float" office:value="20" table:style-name="ce61">
            <text:p>20</text:p>
          </table:table-cell>
          <table:table-cell office:value-type="float" office:value="90" table:style-name="ce61">
            <text:p>90</text:p>
          </table:table-cell>
          <table:table-cell office:value-type="float" office:value="40" table:style-name="ce61">
            <text:p>40</text:p>
          </table:table-cell>
          <table:table-cell office:value-type="float" office:value="90" table:style-name="ce61">
            <text:p>90</text:p>
          </table:table-cell>
          <table:table-cell office:value-type="float" office:value="200" table:style-name="ce61">
            <text:p>200</text:p>
          </table:table-cell>
          <table:table-cell office:value-type="float" office:value="150" table:style-name="ce61">
            <text:p>150</text:p>
          </table:table-cell>
          <table:table-cell office:value-type="float" office:value="90" table:style-name="ce61">
            <text:p>90</text:p>
          </table:table-cell>
          <table:table-cell office:value-type="float" office:value="120" table:style-name="ce61">
            <text:p>120</text:p>
          </table:table-cell>
          <table:table-cell office:value-type="float" office:value="60" table:style-name="ce61">
            <text:p>60</text:p>
          </table:table-cell>
          <table:table-cell office:value-type="float" office:value="860" table:style-name="ce23">
            <text:p>86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22-23</text:p>
          </table:table-cell>
          <table:table-cell office:value-type="float" office:value="10" table:style-name="ce61">
            <text:p>10</text:p>
          </table:table-cell>
          <table:table-cell office:value-type="float" office:value="20" table:style-name="ce61">
            <text:p>20</text:p>
          </table:table-cell>
          <table:table-cell office:value-type="float" office:value="10" table:style-name="ce61">
            <text:p>10</text:p>
          </table:table-cell>
          <table:table-cell office:value-type="float" office:value="10" table:style-name="ce61">
            <text:p>10</text:p>
          </table:table-cell>
          <table:table-cell office:value-type="float" office:value="50" table:style-name="ce61">
            <text:p>50</text:p>
          </table:table-cell>
          <table:table-cell office:value-type="float" office:value="120" table:style-name="ce61">
            <text:p>120</text:p>
          </table:table-cell>
          <table:table-cell office:value-type="float" office:value="20" table:style-name="ce61">
            <text:p>20</text:p>
          </table:table-cell>
          <table:table-cell office:value-type="float" office:value="100" table:style-name="ce61">
            <text:p>100</text:p>
          </table:table-cell>
          <table:table-cell office:value-type="float" office:value="80" table:style-name="ce61">
            <text:p>80</text:p>
          </table:table-cell>
          <table:table-cell office:value-type="float" office:value="420" table:style-name="ce23">
            <text:p>42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23-24</text:p>
          </table:table-cell>
          <table:table-cell office:value-type="float" office:value="30" table:style-name="ce61">
            <text:p>30</text:p>
          </table:table-cell>
          <table:table-cell office:value-type="float" office:value="80" table:style-name="ce61">
            <text:p>80</text:p>
          </table:table-cell>
          <table:table-cell office:value-type="float" office:value="30" table:style-name="ce61">
            <text:p>30</text:p>
          </table:table-cell>
          <table:table-cell office:value-type="float" office:value="40" table:style-name="ce61">
            <text:p>40</text:p>
          </table:table-cell>
          <table:table-cell office:value-type="float" office:value="70" table:style-name="ce61">
            <text:p>70</text:p>
          </table:table-cell>
          <table:table-cell office:value-type="float" office:value="120" table:style-name="ce61">
            <text:p>120</text:p>
          </table:table-cell>
          <table:table-cell office:value-type="float" office:value="60" table:style-name="ce61">
            <text:p>60</text:p>
          </table:table-cell>
          <table:table-cell office:value-type="float" office:value="120" table:style-name="ce61">
            <text:p>120</text:p>
          </table:table-cell>
          <table:table-cell office:value-type="float" office:value="20" table:style-name="ce61">
            <text:p>20</text:p>
          </table:table-cell>
          <table:table-cell office:value-type="float" office:value="570" table:style-name="ce23">
            <text:p>570</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5-16</text:p>
          </table:table-cell>
          <table:table-cell office:value-type="float" office:value="0" table:style-name="ce61">
            <text:p>0</text:p>
          </table:table-cell>
          <table:table-cell office:value-type="float" office:value="90" table:style-name="ce61">
            <text:p>90</text:p>
          </table:table-cell>
          <table:table-cell office:value-type="float" office:value="0" table:style-name="ce61">
            <text:p>0</text:p>
          </table:table-cell>
          <table:table-cell office:value-type="float" office:value="0" table:style-name="ce61">
            <text:p>0</text:p>
          </table:table-cell>
          <table:table-cell office:value-type="float" office:value="40" table:style-name="ce61">
            <text:p>4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30" table:style-name="ce23">
            <text:p>130</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6-17</text:p>
          </table:table-cell>
          <table:table-cell office:value-type="float" office:value="0" table:style-name="ce61">
            <text:p>0</text:p>
          </table:table-cell>
          <table:table-cell office:value-type="float" office:value="70" table:style-name="ce61">
            <text:p>7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90" table:style-name="ce23">
            <text:p>90</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7-18</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30" table:style-name="ce61">
            <text:p>30</text:p>
          </table:table-cell>
          <table:table-cell office:value-type="float" office:value="0" table:style-name="ce61">
            <text:p>0</text:p>
          </table:table-cell>
          <table:table-cell office:value-type="float" office:value="40" table:style-name="ce23">
            <text:p>40</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8-19</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70" table:style-name="ce61">
            <text:p>70</text:p>
          </table:table-cell>
          <table:table-cell office:value-type="float" office:value="0" table:style-name="ce61">
            <text:p>0</text:p>
          </table:table-cell>
          <table:table-cell office:value-type="float" office:value="70" table:style-name="ce61">
            <text:p>70</text:p>
          </table:table-cell>
          <table:table-cell office:value-type="float" office:value="0" table:style-name="ce61">
            <text:p>0</text:p>
          </table:table-cell>
          <table:table-cell office:value-type="float" office:value="150" table:style-name="ce23">
            <text:p>150</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9-20</text:p>
          </table:table-cell>
          <table:table-cell office:value-type="float" office:value="0" table:style-name="ce61">
            <text:p>0</text:p>
          </table:table-cell>
          <table:table-cell office:value-type="float" office:value="0" table:style-name="ce61">
            <text:p>0</text:p>
          </table:table-cell>
          <table:table-cell office:value-type="float" office:value="20" table:style-name="ce61">
            <text:p>20</text:p>
          </table:table-cell>
          <table:table-cell office:value-type="float" office:value="0" table:style-name="ce61">
            <text:p>0</text:p>
          </table:table-cell>
          <table:table-cell office:value-type="float" office:value="50" table:style-name="ce61">
            <text:p>50</text:p>
          </table:table-cell>
          <table:table-cell office:value-type="float" office:value="80" table:style-name="ce61">
            <text:p>8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60" table:style-name="ce23">
            <text:p>160</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20-21</text:p>
          </table:table-cell>
          <table:table-cell office:value-type="float" office:value="0" table:style-name="ce61">
            <text:p>0</text:p>
          </table:table-cell>
          <table:table-cell office:value-type="float" office:value="30" table:style-name="ce61">
            <text:p>30</text:p>
          </table:table-cell>
          <table:table-cell office:value-type="float" office:value="40" table:style-name="ce61">
            <text:p>40</text:p>
          </table:table-cell>
          <table:table-cell office:value-type="float" office:value="0" table:style-name="ce61">
            <text:p>0</text:p>
          </table:table-cell>
          <table:table-cell office:value-type="float" office:value="60" table:style-name="ce61">
            <text:p>6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20" table:style-name="ce61">
            <text:p>20</text:p>
          </table:table-cell>
          <table:table-cell office:value-type="float" office:value="160" table:style-name="ce23">
            <text:p>160</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21-22</text:p>
          </table:table-cell>
          <table:table-cell office:value-type="float" office:value="0" table:style-name="ce61">
            <text:p>0</text:p>
          </table:table-cell>
          <table:table-cell office:value-type="float" office:value="0" table:style-name="ce61">
            <text:p>0</text:p>
          </table:table-cell>
          <table:table-cell office:value-type="float" office:value="40" table:style-name="ce61">
            <text:p>40</text:p>
          </table:table-cell>
          <table:table-cell office:value-type="float" office:value="0" table:style-name="ce61">
            <text:p>0</text:p>
          </table:table-cell>
          <table:table-cell office:value-type="float" office:value="10" table:style-name="ce61">
            <text:p>10</text:p>
          </table:table-cell>
          <table:table-cell office:value-type="float" office:value="10" table:style-name="ce61">
            <text:p>10</text:p>
          </table:table-cell>
          <table:table-cell office:value-type="float" office:value="0" table:style-name="ce61">
            <text:p>0</text:p>
          </table:table-cell>
          <table:table-cell office:value-type="float" office:value="30" table:style-name="ce61">
            <text:p>30</text:p>
          </table:table-cell>
          <table:table-cell office:value-type="float" office:value="0" table:style-name="ce61">
            <text:p>0</text:p>
          </table:table-cell>
          <table:table-cell office:value-type="float" office:value="90" table:style-name="ce23">
            <text:p>90</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20" table:style-name="ce23">
            <text:p>20</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23-24</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0" table:style-name="ce61">
            <text:p>20</text:p>
          </table:table-cell>
          <table:table-cell office:value-type="float" office:value="0" table:style-name="ce61">
            <text:p>0</text:p>
          </table:table-cell>
          <table:table-cell office:value-type="float" office:value="30" table:style-name="ce23">
            <text:p>3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5-16</text:p>
          </table:table-cell>
          <table:table-cell office:value-type="float" office:value="250" table:style-name="ce61">
            <text:p>250</text:p>
          </table:table-cell>
          <table:table-cell office:value-type="float" office:value="370" table:style-name="ce61">
            <text:p>370</text:p>
          </table:table-cell>
          <table:table-cell office:value-type="float" office:value="1160" table:style-name="ce61">
            <text:p>1,160</text:p>
          </table:table-cell>
          <table:table-cell office:value-type="float" office:value="460" table:style-name="ce61">
            <text:p>460</text:p>
          </table:table-cell>
          <table:table-cell office:value-type="float" office:value="1350" table:style-name="ce61">
            <text:p>1,350</text:p>
          </table:table-cell>
          <table:table-cell office:value-type="float" office:value="1730" table:style-name="ce61">
            <text:p>1,730</text:p>
          </table:table-cell>
          <table:table-cell office:value-type="float" office:value="3710" table:style-name="ce61">
            <text:p>3,710</text:p>
          </table:table-cell>
          <table:table-cell office:value-type="float" office:value="3580" table:style-name="ce61">
            <text:p>3,580</text:p>
          </table:table-cell>
          <table:table-cell office:value-type="float" office:value="1270" table:style-name="ce61">
            <text:p>1,270</text:p>
          </table:table-cell>
          <table:table-cell office:value-type="float" office:value="13880" table:style-name="ce23">
            <text:p>13,88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6-17</text:p>
          </table:table-cell>
          <table:table-cell office:value-type="float" office:value="460" table:style-name="ce61">
            <text:p>460</text:p>
          </table:table-cell>
          <table:table-cell office:value-type="float" office:value="890" table:style-name="ce61">
            <text:p>890</text:p>
          </table:table-cell>
          <table:table-cell office:value-type="float" office:value="1170" table:style-name="ce61">
            <text:p>1,170</text:p>
          </table:table-cell>
          <table:table-cell office:value-type="float" office:value="1030" table:style-name="ce61">
            <text:p>1,030</text:p>
          </table:table-cell>
          <table:table-cell office:value-type="float" office:value="1170" table:style-name="ce61">
            <text:p>1,170</text:p>
          </table:table-cell>
          <table:table-cell office:value-type="float" office:value="3130" table:style-name="ce61">
            <text:p>3,130</text:p>
          </table:table-cell>
          <table:table-cell office:value-type="float" office:value="6430" table:style-name="ce61">
            <text:p>6,430</text:p>
          </table:table-cell>
          <table:table-cell office:value-type="float" office:value="3760" table:style-name="ce61">
            <text:p>3,760</text:p>
          </table:table-cell>
          <table:table-cell office:value-type="float" office:value="850" table:style-name="ce61">
            <text:p>850</text:p>
          </table:table-cell>
          <table:table-cell office:value-type="float" office:value="18890" table:style-name="ce23">
            <text:p>18,89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7-18</text:p>
          </table:table-cell>
          <table:table-cell office:value-type="float" office:value="290" table:style-name="ce61">
            <text:p>290</text:p>
          </table:table-cell>
          <table:table-cell office:value-type="float" office:value="1040" table:style-name="ce61">
            <text:p>1,040</text:p>
          </table:table-cell>
          <table:table-cell office:value-type="float" office:value="1290" table:style-name="ce61">
            <text:p>1,290</text:p>
          </table:table-cell>
          <table:table-cell office:value-type="float" office:value="1020" table:style-name="ce61">
            <text:p>1,020</text:p>
          </table:table-cell>
          <table:table-cell office:value-type="float" office:value="1160" table:style-name="ce61">
            <text:p>1,160</text:p>
          </table:table-cell>
          <table:table-cell office:value-type="float" office:value="1720" table:style-name="ce61">
            <text:p>1,720</text:p>
          </table:table-cell>
          <table:table-cell office:value-type="float" office:value="3180" table:style-name="ce61">
            <text:p>3,180</text:p>
          </table:table-cell>
          <table:table-cell office:value-type="float" office:value="2890" table:style-name="ce61">
            <text:p>2,890</text:p>
          </table:table-cell>
          <table:table-cell office:value-type="float" office:value="930" table:style-name="ce61">
            <text:p>930</text:p>
          </table:table-cell>
          <table:table-cell office:value-type="float" office:value="13540" table:style-name="ce23">
            <text:p>13,54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8-19</text:p>
          </table:table-cell>
          <table:table-cell office:value-type="float" office:value="370" table:style-name="ce61">
            <text:p>370</text:p>
          </table:table-cell>
          <table:table-cell office:value-type="float" office:value="1340" table:style-name="ce61">
            <text:p>1,340</text:p>
          </table:table-cell>
          <table:table-cell office:value-type="float" office:value="1100" table:style-name="ce61">
            <text:p>1,100</text:p>
          </table:table-cell>
          <table:table-cell office:value-type="float" office:value="660" table:style-name="ce61">
            <text:p>660</text:p>
          </table:table-cell>
          <table:table-cell office:value-type="float" office:value="980" table:style-name="ce61">
            <text:p>980</text:p>
          </table:table-cell>
          <table:table-cell office:value-type="float" office:value="2460" table:style-name="ce61">
            <text:p>2,460</text:p>
          </table:table-cell>
          <table:table-cell office:value-type="float" office:value="3240" table:style-name="ce61">
            <text:p>3,240</text:p>
          </table:table-cell>
          <table:table-cell office:value-type="float" office:value="3280" table:style-name="ce61">
            <text:p>3,280</text:p>
          </table:table-cell>
          <table:table-cell office:value-type="float" office:value="910" table:style-name="ce61">
            <text:p>910</text:p>
          </table:table-cell>
          <table:table-cell office:value-type="float" office:value="14330" table:style-name="ce23">
            <text:p>14,33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9-20</text:p>
          </table:table-cell>
          <table:table-cell office:value-type="float" office:value="300" table:style-name="ce61">
            <text:p>300</text:p>
          </table:table-cell>
          <table:table-cell office:value-type="float" office:value="1450" table:style-name="ce61">
            <text:p>1,450</text:p>
          </table:table-cell>
          <table:table-cell office:value-type="float" office:value="1080" table:style-name="ce61">
            <text:p>1,080</text:p>
          </table:table-cell>
          <table:table-cell office:value-type="float" office:value="320" table:style-name="ce61">
            <text:p>320</text:p>
          </table:table-cell>
          <table:table-cell office:value-type="float" office:value="1450" table:style-name="ce61">
            <text:p>1,450</text:p>
          </table:table-cell>
          <table:table-cell office:value-type="float" office:value="1950" table:style-name="ce61">
            <text:p>1,950</text:p>
          </table:table-cell>
          <table:table-cell office:value-type="float" office:value="2300" table:style-name="ce61">
            <text:p>2,300</text:p>
          </table:table-cell>
          <table:table-cell office:value-type="float" office:value="2820" table:style-name="ce61">
            <text:p>2,820</text:p>
          </table:table-cell>
          <table:table-cell office:value-type="float" office:value="720" table:style-name="ce61">
            <text:p>720</text:p>
          </table:table-cell>
          <table:table-cell office:value-type="float" office:value="12380" table:style-name="ce23">
            <text:p>12,38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20-21</text:p>
          </table:table-cell>
          <table:table-cell office:value-type="float" office:value="100" table:style-name="ce61">
            <text:p>100</text:p>
          </table:table-cell>
          <table:table-cell office:value-type="float" office:value="910" table:style-name="ce61">
            <text:p>910</text:p>
          </table:table-cell>
          <table:table-cell office:value-type="float" office:value="440" table:style-name="ce61">
            <text:p>440</text:p>
          </table:table-cell>
          <table:table-cell office:value-type="float" office:value="440" table:style-name="ce61">
            <text:p>440</text:p>
          </table:table-cell>
          <table:table-cell office:value-type="float" office:value="900" table:style-name="ce61">
            <text:p>900</text:p>
          </table:table-cell>
          <table:table-cell office:value-type="float" office:value="1550" table:style-name="ce61">
            <text:p>1,550</text:p>
          </table:table-cell>
          <table:table-cell office:value-type="float" office:value="1010" table:style-name="ce61">
            <text:p>1,010</text:p>
          </table:table-cell>
          <table:table-cell office:value-type="float" office:value="3570" table:style-name="ce61">
            <text:p>3,570</text:p>
          </table:table-cell>
          <table:table-cell office:value-type="float" office:value="1070" table:style-name="ce61">
            <text:p>1,070</text:p>
          </table:table-cell>
          <table:table-cell office:value-type="float" office:value="9990" table:style-name="ce23">
            <text:p>9,99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21-22</text:p>
          </table:table-cell>
          <table:table-cell office:value-type="float" office:value="120" table:style-name="ce61">
            <text:p>120</text:p>
          </table:table-cell>
          <table:table-cell office:value-type="float" office:value="710" table:style-name="ce61">
            <text:p>710</text:p>
          </table:table-cell>
          <table:table-cell office:value-type="float" office:value="590" table:style-name="ce61">
            <text:p>590</text:p>
          </table:table-cell>
          <table:table-cell office:value-type="float" office:value="760" table:style-name="ce61">
            <text:p>760</text:p>
          </table:table-cell>
          <table:table-cell office:value-type="float" office:value="990" table:style-name="ce61">
            <text:p>990</text:p>
          </table:table-cell>
          <table:table-cell office:value-type="float" office:value="1390" table:style-name="ce61">
            <text:p>1,390</text:p>
          </table:table-cell>
          <table:table-cell office:value-type="float" office:value="2510" table:style-name="ce61">
            <text:p>2,510</text:p>
          </table:table-cell>
          <table:table-cell office:value-type="float" office:value="2220" table:style-name="ce61">
            <text:p>2,220</text:p>
          </table:table-cell>
          <table:table-cell office:value-type="float" office:value="1050" table:style-name="ce61">
            <text:p>1,050</text:p>
          </table:table-cell>
          <table:table-cell office:value-type="float" office:value="10340" table:style-name="ce23">
            <text:p>10,34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22-23</text:p>
          </table:table-cell>
          <table:table-cell office:value-type="float" office:value="250" table:style-name="ce61">
            <text:p>250</text:p>
          </table:table-cell>
          <table:table-cell office:value-type="float" office:value="830" table:style-name="ce61">
            <text:p>830</text:p>
          </table:table-cell>
          <table:table-cell office:value-type="float" office:value="460" table:style-name="ce61">
            <text:p>460</text:p>
          </table:table-cell>
          <table:table-cell office:value-type="float" office:value="380" table:style-name="ce61">
            <text:p>380</text:p>
          </table:table-cell>
          <table:table-cell office:value-type="float" office:value="1040" table:style-name="ce61">
            <text:p>1,040</text:p>
          </table:table-cell>
          <table:table-cell office:value-type="float" office:value="1100" table:style-name="ce61">
            <text:p>1,100</text:p>
          </table:table-cell>
          <table:table-cell office:value-type="float" office:value="1580" table:style-name="ce61">
            <text:p>1,580</text:p>
          </table:table-cell>
          <table:table-cell office:value-type="float" office:value="2900" table:style-name="ce61">
            <text:p>2,900</text:p>
          </table:table-cell>
          <table:table-cell office:value-type="float" office:value="1100" table:style-name="ce61">
            <text:p>1,100</text:p>
          </table:table-cell>
          <table:table-cell office:value-type="float" office:value="9630" table:style-name="ce23">
            <text:p>9,63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23-24</text:p>
          </table:table-cell>
          <table:table-cell office:value-type="float" office:value="60" table:style-name="ce61">
            <text:p>60</text:p>
          </table:table-cell>
          <table:table-cell office:value-type="float" office:value="940" table:style-name="ce61">
            <text:p>940</text:p>
          </table:table-cell>
          <table:table-cell office:value-type="float" office:value="1060" table:style-name="ce61">
            <text:p>1,060</text:p>
          </table:table-cell>
          <table:table-cell office:value-type="float" office:value="400" table:style-name="ce61">
            <text:p>400</text:p>
          </table:table-cell>
          <table:table-cell office:value-type="float" office:value="880" table:style-name="ce61">
            <text:p>880</text:p>
          </table:table-cell>
          <table:table-cell office:value-type="float" office:value="1450" table:style-name="ce61">
            <text:p>1,450</text:p>
          </table:table-cell>
          <table:table-cell office:value-type="float" office:value="730" table:style-name="ce61">
            <text:p>730</text:p>
          </table:table-cell>
          <table:table-cell office:value-type="float" office:value="2570" table:style-name="ce61">
            <text:p>2,570</text:p>
          </table:table-cell>
          <table:table-cell office:value-type="float" office:value="720" table:style-name="ce61">
            <text:p>720</text:p>
          </table:table-cell>
          <table:table-cell office:value-type="float" office:value="8820" table:style-name="ce23">
            <text:p>8,820</text:p>
          </table:table-cell>
          <table:table-cell table:number-columns-repeated="16372"/>
        </table:table-row>
        <table:table-row table:style-name="ro2">
          <table:table-cell office:value-type="string" table:style-name="ce60">
            <text:p>Net other gains and losses [note 5]</text:p>
          </table:table-cell>
          <table:table-cell office:value-type="string" table:style-name="ce60">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6-07 [note 2]</text:p>
          </table:table-cell>
          <table:table-cell office:value-type="float" office:value="-10" table:style-name="ce61">
            <text:p>-10</text:p>
          </table:table-cell>
          <table:table-cell office:value-type="float" office:value="290" table:style-name="ce61">
            <text:p>290</text:p>
          </table:table-cell>
          <table:table-cell office:value-type="float" office:value="-130" table:style-name="ce61">
            <text:p>-130</text:p>
          </table:table-cell>
          <table:table-cell office:value-type="float" office:value="260" table:style-name="ce61">
            <text:p>26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60" table:style-name="ce61">
            <text:p>60</text:p>
          </table:table-cell>
          <table:table-cell office:value-type="float" office:value="460" table:style-name="ce23">
            <text:p>46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7-08 [note 2]</text:p>
          </table:table-cell>
          <table:table-cell office:value-type="float" office:value="0" table:style-name="ce61">
            <text:p>0</text:p>
          </table:table-cell>
          <table:table-cell office:value-type="float" office:value="730" table:style-name="ce61">
            <text:p>730</text:p>
          </table:table-cell>
          <table:table-cell office:value-type="float" office:value="220" table:style-name="ce61">
            <text:p>220</text:p>
          </table:table-cell>
          <table:table-cell office:value-type="float" office:value="20" table:style-name="ce61">
            <text:p>20</text:p>
          </table:table-cell>
          <table:table-cell office:value-type="float" office:value="0" table:style-name="ce61">
            <text:p>0</text:p>
          </table:table-cell>
          <table:table-cell office:value-type="float" office:value="150" table:style-name="ce61">
            <text:p>150</text:p>
          </table:table-cell>
          <table:table-cell office:value-type="float" office:value="0" table:style-name="ce61">
            <text:p>0</text:p>
          </table:table-cell>
          <table:table-cell office:value-type="float" office:value="0" table:style-name="ce61">
            <text:p>0</text:p>
          </table:table-cell>
          <table:table-cell office:value-type="float" office:value="190" table:style-name="ce61">
            <text:p>190</text:p>
          </table:table-cell>
          <table:table-cell office:value-type="float" office:value="1020" table:style-name="ce23">
            <text:p>1,02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8-09</text:p>
          </table:table-cell>
          <table:table-cell office:value-type="float" office:value="0" table:style-name="ce61">
            <text:p>0</text:p>
          </table:table-cell>
          <table:table-cell office:value-type="float" office:value="160" table:style-name="ce61">
            <text:p>160</text:p>
          </table:table-cell>
          <table:table-cell office:value-type="float" office:value="-100" table:style-name="ce61">
            <text:p>-100</text:p>
          </table:table-cell>
          <table:table-cell office:value-type="float" office:value="60" table:style-name="ce61">
            <text:p>60</text:p>
          </table:table-cell>
          <table:table-cell office:value-type="float" office:value="0" table:style-name="ce61">
            <text:p>0</text:p>
          </table:table-cell>
          <table:table-cell office:value-type="float" office:value="90" table:style-name="ce61">
            <text:p>90</text:p>
          </table:table-cell>
          <table:table-cell office:value-type="float" office:value="0" table:style-name="ce61">
            <text:p>0</text:p>
          </table:table-cell>
          <table:table-cell office:value-type="float" office:value="0" table:style-name="ce61">
            <text:p>0</text:p>
          </table:table-cell>
          <table:table-cell office:value-type="float" office:value="40" table:style-name="ce61">
            <text:p>40</text:p>
          </table:table-cell>
          <table:table-cell office:value-type="float" office:value="270" table:style-name="ce23">
            <text:p>27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9-10</text:p>
          </table:table-cell>
          <table:table-cell office:value-type="float" office:value="10" table:style-name="ce61">
            <text:p>10</text:p>
          </table:table-cell>
          <table:table-cell office:value-type="float" office:value="30" table:style-name="ce61">
            <text:p>30</text:p>
          </table:table-cell>
          <table:table-cell office:value-type="float" office:value="850" table:style-name="ce61">
            <text:p>850</text:p>
          </table:table-cell>
          <table:table-cell office:value-type="float" office:value="-60" table:style-name="ce61">
            <text:p>-60</text:p>
          </table:table-cell>
          <table:table-cell office:value-type="float" office:value="30" table:style-name="ce61">
            <text:p>30</text:p>
          </table:table-cell>
          <table:table-cell office:value-type="float" office:value="100" table:style-name="ce61">
            <text:p>100</text:p>
          </table:table-cell>
          <table:table-cell office:value-type="float" office:value="0" table:style-name="ce61">
            <text:p>0</text:p>
          </table:table-cell>
          <table:table-cell office:value-type="float" office:value="30" table:style-name="ce61">
            <text:p>30</text:p>
          </table:table-cell>
          <table:table-cell office:value-type="float" office:value="-20" table:style-name="ce61">
            <text:p>-20</text:p>
          </table:table-cell>
          <table:table-cell office:value-type="float" office:value="970" table:style-name="ce23">
            <text:p>97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0-11</text:p>
          </table:table-cell>
          <table:table-cell office:value-type="float" office:value="10" table:style-name="ce61">
            <text:p>10</text:p>
          </table:table-cell>
          <table:table-cell office:value-type="float" office:value="30" table:style-name="ce61">
            <text:p>30</text:p>
          </table:table-cell>
          <table:table-cell office:value-type="float" office:value="1100" table:style-name="ce61">
            <text:p>1,100</text:p>
          </table:table-cell>
          <table:table-cell office:value-type="float" office:value="40" table:style-name="ce61">
            <text:p>40</text:p>
          </table:table-cell>
          <table:table-cell office:value-type="float" office:value="30" table:style-name="ce61">
            <text:p>30</text:p>
          </table:table-cell>
          <table:table-cell office:value-type="float" office:value="390" table:style-name="ce61">
            <text:p>390</text:p>
          </table:table-cell>
          <table:table-cell office:value-type="float" office:value="0" table:style-name="ce61">
            <text:p>0</text:p>
          </table:table-cell>
          <table:table-cell office:value-type="float" office:value="170" table:style-name="ce61">
            <text:p>170</text:p>
          </table:table-cell>
          <table:table-cell office:value-type="float" office:value="30" table:style-name="ce61">
            <text:p>30</text:p>
          </table:table-cell>
          <table:table-cell office:value-type="float" office:value="1810" table:style-name="ce23">
            <text:p>1,81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1-12</text:p>
          </table:table-cell>
          <table:table-cell office:value-type="float" office:value="10" table:style-name="ce61">
            <text:p>10</text:p>
          </table:table-cell>
          <table:table-cell office:value-type="float" office:value="20" table:style-name="ce61">
            <text:p>20</text:p>
          </table:table-cell>
          <table:table-cell office:value-type="float" office:value="920" table:style-name="ce61">
            <text:p>920</text:p>
          </table:table-cell>
          <table:table-cell office:value-type="float" office:value="-20" table:style-name="ce61">
            <text:p>-20</text:p>
          </table:table-cell>
          <table:table-cell office:value-type="float" office:value="40" table:style-name="ce61">
            <text:p>40</text:p>
          </table:table-cell>
          <table:table-cell office:value-type="float" office:value="30" table:style-name="ce61">
            <text:p>30</text:p>
          </table:table-cell>
          <table:table-cell office:value-type="float" office:value="0" table:style-name="ce61">
            <text:p>0</text:p>
          </table:table-cell>
          <table:table-cell office:value-type="float" office:value="100" table:style-name="ce61">
            <text:p>100</text:p>
          </table:table-cell>
          <table:table-cell office:value-type="float" office:value="0" table:style-name="ce61">
            <text:p>0</text:p>
          </table:table-cell>
          <table:table-cell office:value-type="float" office:value="1100" table:style-name="ce23">
            <text:p>1,10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2-13</text:p>
          </table:table-cell>
          <table:table-cell office:value-type="float" office:value="10" table:style-name="ce61">
            <text:p>10</text:p>
          </table:table-cell>
          <table:table-cell office:value-type="float" office:value="0" table:style-name="ce61">
            <text:p>0</text:p>
          </table:table-cell>
          <table:table-cell office:value-type="float" office:value="950" table:style-name="ce61">
            <text:p>950</text:p>
          </table:table-cell>
          <table:table-cell office:value-type="float" office:value="10" table:style-name="ce61">
            <text:p>10</text:p>
          </table:table-cell>
          <table:table-cell office:value-type="float" office:value="60" table:style-name="ce61">
            <text:p>60</text:p>
          </table:table-cell>
          <table:table-cell office:value-type="float" office:value="160" table:style-name="ce61">
            <text:p>160</text:p>
          </table:table-cell>
          <table:table-cell office:value-type="float" office:value="0" table:style-name="ce61">
            <text:p>0</text:p>
          </table:table-cell>
          <table:table-cell office:value-type="float" office:value="100" table:style-name="ce61">
            <text:p>100</text:p>
          </table:table-cell>
          <table:table-cell office:value-type="float" office:value="70" table:style-name="ce61">
            <text:p>70</text:p>
          </table:table-cell>
          <table:table-cell office:value-type="float" office:value="1370" table:style-name="ce23">
            <text:p>1,37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3-14</text:p>
          </table:table-cell>
          <table:table-cell office:value-type="float" office:value="10" table:style-name="ce61">
            <text:p>10</text:p>
          </table:table-cell>
          <table:table-cell office:value-type="float" office:value="20" table:style-name="ce61">
            <text:p>20</text:p>
          </table:table-cell>
          <table:table-cell office:value-type="float" office:value="620" table:style-name="ce61">
            <text:p>620</text:p>
          </table:table-cell>
          <table:table-cell office:value-type="float" office:value="0" table:style-name="ce61">
            <text:p>0</text:p>
          </table:table-cell>
          <table:table-cell office:value-type="float" office:value="10" table:style-name="ce61">
            <text:p>10</text:p>
          </table:table-cell>
          <table:table-cell office:value-type="float" office:value="360" table:style-name="ce61">
            <text:p>360</text:p>
          </table:table-cell>
          <table:table-cell office:value-type="float" office:value="0" table:style-name="ce61">
            <text:p>0</text:p>
          </table:table-cell>
          <table:table-cell office:value-type="float" office:value="170" table:style-name="ce61">
            <text:p>170</text:p>
          </table:table-cell>
          <table:table-cell office:value-type="float" office:value="130" table:style-name="ce61">
            <text:p>130</text:p>
          </table:table-cell>
          <table:table-cell office:value-type="float" office:value="1330" table:style-name="ce23">
            <text:p>1,33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4-15</text:p>
          </table:table-cell>
          <table:table-cell office:value-type="float" office:value="30" table:style-name="ce61">
            <text:p>30</text:p>
          </table:table-cell>
          <table:table-cell office:value-type="float" office:value="-40" table:style-name="ce61">
            <text:p>-40</text:p>
          </table:table-cell>
          <table:table-cell office:value-type="float" office:value="50" table:style-name="ce61">
            <text:p>50</text:p>
          </table:table-cell>
          <table:table-cell office:value-type="float" office:value="20" table:style-name="ce61">
            <text:p>20</text:p>
          </table:table-cell>
          <table:table-cell office:value-type="float" office:value="40" table:style-name="ce61">
            <text:p>40</text:p>
          </table:table-cell>
          <table:table-cell office:value-type="float" office:value="370" table:style-name="ce61">
            <text:p>370</text:p>
          </table:table-cell>
          <table:table-cell office:value-type="float" office:value="0" table:style-name="ce61">
            <text:p>0</text:p>
          </table:table-cell>
          <table:table-cell office:value-type="float" office:value="90" table:style-name="ce61">
            <text:p>90</text:p>
          </table:table-cell>
          <table:table-cell office:value-type="float" office:value="70" table:style-name="ce61">
            <text:p>70</text:p>
          </table:table-cell>
          <table:table-cell office:value-type="float" office:value="630" table:style-name="ce23">
            <text:p>63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5-16</text:p>
          </table:table-cell>
          <table:table-cell office:value-type="float" office:value="10" table:style-name="ce61">
            <text:p>10</text:p>
          </table:table-cell>
          <table:table-cell office:value-type="float" office:value="100" table:style-name="ce61">
            <text:p>100</text:p>
          </table:table-cell>
          <table:table-cell office:value-type="float" office:value="-20" table:style-name="ce61">
            <text:p>-20</text:p>
          </table:table-cell>
          <table:table-cell office:value-type="float" office:value="70" table:style-name="ce61">
            <text:p>70</text:p>
          </table:table-cell>
          <table:table-cell office:value-type="float" office:value="30" table:style-name="ce61">
            <text:p>30</text:p>
          </table:table-cell>
          <table:table-cell office:value-type="float" office:value="70" table:style-name="ce61">
            <text:p>70</text:p>
          </table:table-cell>
          <table:table-cell office:value-type="float" office:value="0" table:style-name="ce61">
            <text:p>0</text:p>
          </table:table-cell>
          <table:table-cell office:value-type="float" office:value="280" table:style-name="ce61">
            <text:p>280</text:p>
          </table:table-cell>
          <table:table-cell office:value-type="float" office:value="240" table:style-name="ce61">
            <text:p>240</text:p>
          </table:table-cell>
          <table:table-cell office:value-type="float" office:value="780" table:style-name="ce23">
            <text:p>78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6-17</text:p>
          </table:table-cell>
          <table:table-cell office:value-type="float" office:value="10" table:style-name="ce61">
            <text:p>10</text:p>
          </table:table-cell>
          <table:table-cell office:value-type="float" office:value="80" table:style-name="ce61">
            <text:p>80</text:p>
          </table:table-cell>
          <table:table-cell office:value-type="float" office:value="-120" table:style-name="ce61">
            <text:p>-120</text:p>
          </table:table-cell>
          <table:table-cell office:value-type="float" office:value="160" table:style-name="ce61">
            <text:p>160</text:p>
          </table:table-cell>
          <table:table-cell office:value-type="float" office:value="0" table:style-name="ce61">
            <text:p>0</text:p>
          </table:table-cell>
          <table:table-cell office:value-type="float" office:value="200" table:style-name="ce61">
            <text:p>200</text:p>
          </table:table-cell>
          <table:table-cell office:value-type="float" office:value="0" table:style-name="ce61">
            <text:p>0</text:p>
          </table:table-cell>
          <table:table-cell office:value-type="float" office:value="200" table:style-name="ce61">
            <text:p>200</text:p>
          </table:table-cell>
          <table:table-cell office:value-type="float" office:value="200" table:style-name="ce61">
            <text:p>200</text:p>
          </table:table-cell>
          <table:table-cell office:value-type="float" office:value="720" table:style-name="ce23">
            <text:p>72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7-18</text:p>
          </table:table-cell>
          <table:table-cell office:value-type="float" office:value="60" table:style-name="ce61">
            <text:p>60</text:p>
          </table:table-cell>
          <table:table-cell office:value-type="float" office:value="70" table:style-name="ce61">
            <text:p>70</text:p>
          </table:table-cell>
          <table:table-cell office:value-type="float" office:value="60" table:style-name="ce61">
            <text:p>60</text:p>
          </table:table-cell>
          <table:table-cell office:value-type="float" office:value="0" table:style-name="ce61">
            <text:p>0</text:p>
          </table:table-cell>
          <table:table-cell office:value-type="float" office:value="30" table:style-name="ce61">
            <text:p>30</text:p>
          </table:table-cell>
          <table:table-cell office:value-type="float" office:value="110" table:style-name="ce61">
            <text:p>110</text:p>
          </table:table-cell>
          <table:table-cell office:value-type="float" office:value="0" table:style-name="ce61">
            <text:p>0</text:p>
          </table:table-cell>
          <table:table-cell office:value-type="float" office:value="160" table:style-name="ce61">
            <text:p>160</text:p>
          </table:table-cell>
          <table:table-cell office:value-type="float" office:value="170" table:style-name="ce61">
            <text:p>170</text:p>
          </table:table-cell>
          <table:table-cell office:value-type="float" office:value="680" table:style-name="ce23">
            <text:p>68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8-19</text:p>
          </table:table-cell>
          <table:table-cell office:value-type="float" office:value="-40" table:style-name="ce61">
            <text:p>-40</text:p>
          </table:table-cell>
          <table:table-cell office:value-type="float" office:value="90" table:style-name="ce61">
            <text:p>90</text:p>
          </table:table-cell>
          <table:table-cell office:value-type="float" office:value="70" table:style-name="ce61">
            <text:p>70</text:p>
          </table:table-cell>
          <table:table-cell office:value-type="float" office:value="-10" table:style-name="ce61">
            <text:p>-10</text:p>
          </table:table-cell>
          <table:table-cell office:value-type="float" office:value="80" table:style-name="ce61">
            <text:p>80</text:p>
          </table:table-cell>
          <table:table-cell office:value-type="float" office:value="220" table:style-name="ce61">
            <text:p>220</text:p>
          </table:table-cell>
          <table:table-cell office:value-type="float" office:value="50" table:style-name="ce61">
            <text:p>50</text:p>
          </table:table-cell>
          <table:table-cell office:value-type="float" office:value="250" table:style-name="ce61">
            <text:p>250</text:p>
          </table:table-cell>
          <table:table-cell office:value-type="float" office:value="270" table:style-name="ce61">
            <text:p>270</text:p>
          </table:table-cell>
          <table:table-cell office:value-type="float" office:value="970" table:style-name="ce23">
            <text:p>97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9-20</text:p>
          </table:table-cell>
          <table:table-cell office:value-type="float" office:value="10" table:style-name="ce61">
            <text:p>10</text:p>
          </table:table-cell>
          <table:table-cell office:value-type="float" office:value="-10" table:style-name="ce61">
            <text:p>-10</text:p>
          </table:table-cell>
          <table:table-cell office:value-type="float" office:value="30" table:style-name="ce61">
            <text:p>30</text:p>
          </table:table-cell>
          <table:table-cell office:value-type="float" office:value="20" table:style-name="ce61">
            <text:p>20</text:p>
          </table:table-cell>
          <table:table-cell office:value-type="float" office:value="60" table:style-name="ce61">
            <text:p>60</text:p>
          </table:table-cell>
          <table:table-cell office:value-type="float" office:value="140" table:style-name="ce61">
            <text:p>140</text:p>
          </table:table-cell>
          <table:table-cell office:value-type="float" office:value="0" table:style-name="ce61">
            <text:p>0</text:p>
          </table:table-cell>
          <table:table-cell office:value-type="float" office:value="200" table:style-name="ce61">
            <text:p>200</text:p>
          </table:table-cell>
          <table:table-cell office:value-type="float" office:value="400" table:style-name="ce61">
            <text:p>400</text:p>
          </table:table-cell>
          <table:table-cell office:value-type="float" office:value="860" table:style-name="ce23">
            <text:p>86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20-21</text:p>
          </table:table-cell>
          <table:table-cell office:value-type="float" office:value="10" table:style-name="ce61">
            <text:p>10</text:p>
          </table:table-cell>
          <table:table-cell office:value-type="float" office:value="50" table:style-name="ce61">
            <text:p>50</text:p>
          </table:table-cell>
          <table:table-cell office:value-type="float" office:value="40" table:style-name="ce61">
            <text:p>40</text:p>
          </table:table-cell>
          <table:table-cell office:value-type="float" office:value="10" table:style-name="ce61">
            <text:p>10</text:p>
          </table:table-cell>
          <table:table-cell office:value-type="float" office:value="10" table:style-name="ce61">
            <text:p>10</text:p>
          </table:table-cell>
          <table:table-cell office:value-type="float" office:value="130" table:style-name="ce61">
            <text:p>130</text:p>
          </table:table-cell>
          <table:table-cell office:value-type="float" office:value="160" table:style-name="ce61">
            <text:p>160</text:p>
          </table:table-cell>
          <table:table-cell office:value-type="float" office:value="90" table:style-name="ce61">
            <text:p>90</text:p>
          </table:table-cell>
          <table:table-cell office:value-type="float" office:value="150" table:style-name="ce61">
            <text:p>150</text:p>
          </table:table-cell>
          <table:table-cell office:value-type="float" office:value="640" table:style-name="ce23">
            <text:p>64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21-22</text:p>
          </table:table-cell>
          <table:table-cell office:value-type="float" office:value="20" table:style-name="ce61">
            <text:p>20</text:p>
          </table:table-cell>
          <table:table-cell office:value-type="float" office:value="40" table:style-name="ce61">
            <text:p>40</text:p>
          </table:table-cell>
          <table:table-cell office:value-type="float" office:value="30" table:style-name="ce61">
            <text:p>30</text:p>
          </table:table-cell>
          <table:table-cell office:value-type="float" office:value="0" table:style-name="ce61">
            <text:p>0</text:p>
          </table:table-cell>
          <table:table-cell office:value-type="float" office:value="0" table:style-name="ce61">
            <text:p>0</text:p>
          </table:table-cell>
          <table:table-cell office:value-type="float" office:value="130" table:style-name="ce61">
            <text:p>130</text:p>
          </table:table-cell>
          <table:table-cell office:value-type="float" office:value="190" table:style-name="ce61">
            <text:p>190</text:p>
          </table:table-cell>
          <table:table-cell office:value-type="float" office:value="90" table:style-name="ce61">
            <text:p>90</text:p>
          </table:table-cell>
          <table:table-cell office:value-type="float" office:value="270" table:style-name="ce61">
            <text:p>270</text:p>
          </table:table-cell>
          <table:table-cell office:value-type="float" office:value="770" table:style-name="ce23">
            <text:p>77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22-23</text:p>
          </table:table-cell>
          <table:table-cell office:value-type="float" office:value="10" table:style-name="ce61">
            <text:p>10</text:p>
          </table:table-cell>
          <table:table-cell office:value-type="float" office:value="130" table:style-name="ce61">
            <text:p>130</text:p>
          </table:table-cell>
          <table:table-cell office:value-type="float" office:value="50" table:style-name="ce61">
            <text:p>50</text:p>
          </table:table-cell>
          <table:table-cell office:value-type="float" office:value="0" table:style-name="ce61">
            <text:p>0</text:p>
          </table:table-cell>
          <table:table-cell office:value-type="float" office:value="40" table:style-name="ce61">
            <text:p>40</text:p>
          </table:table-cell>
          <table:table-cell office:value-type="float" office:value="170" table:style-name="ce61">
            <text:p>170</text:p>
          </table:table-cell>
          <table:table-cell office:value-type="float" office:value="-160" table:style-name="ce61">
            <text:p>-160</text:p>
          </table:table-cell>
          <table:table-cell office:value-type="float" office:value="170" table:style-name="ce61">
            <text:p>170</text:p>
          </table:table-cell>
          <table:table-cell office:value-type="float" office:value="280" table:style-name="ce61">
            <text:p>280</text:p>
          </table:table-cell>
          <table:table-cell office:value-type="float" office:value="710" table:style-name="ce23">
            <text:p>71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23-24</text:p>
          </table:table-cell>
          <table:table-cell office:value-type="float" office:value="-60" table:style-name="ce61">
            <text:p>-60</text:p>
          </table:table-cell>
          <table:table-cell office:value-type="float" office:value="-10" table:style-name="ce61">
            <text:p>-10</text:p>
          </table:table-cell>
          <table:table-cell office:value-type="float" office:value="60" table:style-name="ce61">
            <text:p>60</text:p>
          </table:table-cell>
          <table:table-cell office:value-type="float" office:value="10" table:style-name="ce61">
            <text:p>10</text:p>
          </table:table-cell>
          <table:table-cell office:value-type="float" office:value="10" table:style-name="ce61">
            <text:p>10</text:p>
          </table:table-cell>
          <table:table-cell office:value-type="float" office:value="180" table:style-name="ce61">
            <text:p>180</text:p>
          </table:table-cell>
          <table:table-cell office:value-type="float" office:value="1480" table:style-name="ce61">
            <text:p>1,480</text:p>
          </table:table-cell>
          <table:table-cell office:value-type="float" office:value="200" table:style-name="ce61">
            <text:p>200</text:p>
          </table:table-cell>
          <table:table-cell office:value-type="float" office:value="10" table:style-name="ce61">
            <text:p>10</text:p>
          </table:table-cell>
          <table:table-cell office:value-type="float" office:value="1900" table:style-name="ce23">
            <text:p>1,900</text:p>
          </table:table-cell>
          <table:table-cell table:number-columns-repeated="16372"/>
        </table:table-row>
        <table:table-row table:style-name="ro2">
          <table:table-cell office:value-type="string" table:style-name="ce60">
            <text:p>Demolitions [note 4] [note 5]</text:p>
          </table:table-cell>
          <table:table-cell office:value-type="string" table:style-name="ce60">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6-07 [note 2]</text:p>
          </table:table-cell>
          <table:table-cell office:value-type="float" office:value="2480" table:style-name="ce61">
            <text:p>2,480</text:p>
          </table:table-cell>
          <table:table-cell office:value-type="float" office:value="4340" table:style-name="ce61">
            <text:p>4,340</text:p>
          </table:table-cell>
          <table:table-cell office:value-type="float" office:value="1930" table:style-name="ce61">
            <text:p>1,930</text:p>
          </table:table-cell>
          <table:table-cell office:value-type="float" office:value="650" table:style-name="ce61">
            <text:p>650</text:p>
          </table:table-cell>
          <table:table-cell office:value-type="float" office:value="3510" table:style-name="ce61">
            <text:p>3,510</text:p>
          </table:table-cell>
          <table:table-cell office:value-type="float" office:value="1220" table:style-name="ce61">
            <text:p>1,220</text:p>
          </table:table-cell>
          <table:table-cell office:value-type="float" office:value="3180" table:style-name="ce61">
            <text:p>3,180</text:p>
          </table:table-cell>
          <table:table-cell office:value-type="float" office:value="2160" table:style-name="ce61">
            <text:p>2,160</text:p>
          </table:table-cell>
          <table:table-cell office:value-type="float" office:value="2820" table:style-name="ce61">
            <text:p>2,820</text:p>
          </table:table-cell>
          <table:table-cell office:value-type="float" office:value="22290" table:style-name="ce23">
            <text:p>22,29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7-08 [note 2]</text:p>
          </table:table-cell>
          <table:table-cell office:value-type="float" office:value="2980" table:style-name="ce61">
            <text:p>2,980</text:p>
          </table:table-cell>
          <table:table-cell office:value-type="float" office:value="3910" table:style-name="ce61">
            <text:p>3,910</text:p>
          </table:table-cell>
          <table:table-cell office:value-type="float" office:value="2180" table:style-name="ce61">
            <text:p>2,180</text:p>
          </table:table-cell>
          <table:table-cell office:value-type="float" office:value="820" table:style-name="ce61">
            <text:p>820</text:p>
          </table:table-cell>
          <table:table-cell office:value-type="float" office:value="2850" table:style-name="ce61">
            <text:p>2,850</text:p>
          </table:table-cell>
          <table:table-cell office:value-type="float" office:value="1250" table:style-name="ce61">
            <text:p>1,250</text:p>
          </table:table-cell>
          <table:table-cell office:value-type="float" office:value="1460" table:style-name="ce61">
            <text:p>1,460</text:p>
          </table:table-cell>
          <table:table-cell office:value-type="float" office:value="2340" table:style-name="ce61">
            <text:p>2,340</text:p>
          </table:table-cell>
          <table:table-cell office:value-type="float" office:value="2510" table:style-name="ce61">
            <text:p>2,510</text:p>
          </table:table-cell>
          <table:table-cell office:value-type="float" office:value="20500" table:style-name="ce23">
            <text:p>20,50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8-09</text:p>
          </table:table-cell>
          <table:table-cell office:value-type="float" office:value="2330" table:style-name="ce61">
            <text:p>2,330</text:p>
          </table:table-cell>
          <table:table-cell office:value-type="float" office:value="3840" table:style-name="ce61">
            <text:p>3,840</text:p>
          </table:table-cell>
          <table:table-cell office:value-type="float" office:value="1780" table:style-name="ce61">
            <text:p>1,780</text:p>
          </table:table-cell>
          <table:table-cell office:value-type="float" office:value="400" table:style-name="ce61">
            <text:p>400</text:p>
          </table:table-cell>
          <table:table-cell office:value-type="float" office:value="2650" table:style-name="ce61">
            <text:p>2,650</text:p>
          </table:table-cell>
          <table:table-cell office:value-type="float" office:value="1140" table:style-name="ce61">
            <text:p>1,140</text:p>
          </table:table-cell>
          <table:table-cell office:value-type="float" office:value="1570" table:style-name="ce61">
            <text:p>1,570</text:p>
          </table:table-cell>
          <table:table-cell office:value-type="float" office:value="2020" table:style-name="ce61">
            <text:p>2,020</text:p>
          </table:table-cell>
          <table:table-cell office:value-type="float" office:value="880" table:style-name="ce61">
            <text:p>880</text:p>
          </table:table-cell>
          <table:table-cell office:value-type="float" office:value="16590" table:style-name="ce23">
            <text:p>16,59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9-10</text:p>
          </table:table-cell>
          <table:table-cell office:value-type="float" office:value="1880" table:style-name="ce61">
            <text:p>1,880</text:p>
          </table:table-cell>
          <table:table-cell office:value-type="float" office:value="4050" table:style-name="ce61">
            <text:p>4,050</text:p>
          </table:table-cell>
          <table:table-cell office:value-type="float" office:value="2060" table:style-name="ce61">
            <text:p>2,060</text:p>
          </table:table-cell>
          <table:table-cell office:value-type="float" office:value="680" table:style-name="ce61">
            <text:p>680</text:p>
          </table:table-cell>
          <table:table-cell office:value-type="float" office:value="2260" table:style-name="ce61">
            <text:p>2,260</text:p>
          </table:table-cell>
          <table:table-cell office:value-type="float" office:value="800" table:style-name="ce61">
            <text:p>800</text:p>
          </table:table-cell>
          <table:table-cell office:value-type="float" office:value="1890" table:style-name="ce61">
            <text:p>1,890</text:p>
          </table:table-cell>
          <table:table-cell office:value-type="float" office:value="1870" table:style-name="ce61">
            <text:p>1,870</text:p>
          </table:table-cell>
          <table:table-cell office:value-type="float" office:value="840" table:style-name="ce61">
            <text:p>840</text:p>
          </table:table-cell>
          <table:table-cell office:value-type="float" office:value="16320" table:style-name="ce23">
            <text:p>16,32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0-11</text:p>
          </table:table-cell>
          <table:table-cell office:value-type="float" office:value="1560" table:style-name="ce61">
            <text:p>1,560</text:p>
          </table:table-cell>
          <table:table-cell office:value-type="float" office:value="3460" table:style-name="ce61">
            <text:p>3,460</text:p>
          </table:table-cell>
          <table:table-cell office:value-type="float" office:value="1610" table:style-name="ce61">
            <text:p>1,610</text:p>
          </table:table-cell>
          <table:table-cell office:value-type="float" office:value="760" table:style-name="ce61">
            <text:p>760</text:p>
          </table:table-cell>
          <table:table-cell office:value-type="float" office:value="2180" table:style-name="ce61">
            <text:p>2,180</text:p>
          </table:table-cell>
          <table:table-cell office:value-type="float" office:value="930" table:style-name="ce61">
            <text:p>930</text:p>
          </table:table-cell>
          <table:table-cell office:value-type="float" office:value="1750" table:style-name="ce61">
            <text:p>1,750</text:p>
          </table:table-cell>
          <table:table-cell office:value-type="float" office:value="1820" table:style-name="ce61">
            <text:p>1,820</text:p>
          </table:table-cell>
          <table:table-cell office:value-type="float" office:value="810" table:style-name="ce61">
            <text:p>810</text:p>
          </table:table-cell>
          <table:table-cell office:value-type="float" office:value="14890" table:style-name="ce23">
            <text:p>14,89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1-12</text:p>
          </table:table-cell>
          <table:table-cell office:value-type="float" office:value="1100" table:style-name="ce61">
            <text:p>1,100</text:p>
          </table:table-cell>
          <table:table-cell office:value-type="float" office:value="2560" table:style-name="ce61">
            <text:p>2,560</text:p>
          </table:table-cell>
          <table:table-cell office:value-type="float" office:value="1060" table:style-name="ce61">
            <text:p>1,060</text:p>
          </table:table-cell>
          <table:table-cell office:value-type="float" office:value="700" table:style-name="ce61">
            <text:p>700</text:p>
          </table:table-cell>
          <table:table-cell office:value-type="float" office:value="1330" table:style-name="ce61">
            <text:p>1,330</text:p>
          </table:table-cell>
          <table:table-cell office:value-type="float" office:value="1010" table:style-name="ce61">
            <text:p>1,010</text:p>
          </table:table-cell>
          <table:table-cell office:value-type="float" office:value="1840" table:style-name="ce61">
            <text:p>1,840</text:p>
          </table:table-cell>
          <table:table-cell office:value-type="float" office:value="1650" table:style-name="ce61">
            <text:p>1,650</text:p>
          </table:table-cell>
          <table:table-cell office:value-type="float" office:value="960" table:style-name="ce61">
            <text:p>960</text:p>
          </table:table-cell>
          <table:table-cell office:value-type="float" office:value="12200" table:style-name="ce23">
            <text:p>12,20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2-13</text:p>
          </table:table-cell>
          <table:table-cell office:value-type="float" office:value="1850" table:style-name="ce61">
            <text:p>1,850</text:p>
          </table:table-cell>
          <table:table-cell office:value-type="float" office:value="2390" table:style-name="ce61">
            <text:p>2,390</text:p>
          </table:table-cell>
          <table:table-cell office:value-type="float" office:value="1160" table:style-name="ce61">
            <text:p>1,160</text:p>
          </table:table-cell>
          <table:table-cell office:value-type="float" office:value="370" table:style-name="ce61">
            <text:p>370</text:p>
          </table:table-cell>
          <table:table-cell office:value-type="float" office:value="750" table:style-name="ce61">
            <text:p>750</text:p>
          </table:table-cell>
          <table:table-cell office:value-type="float" office:value="950" table:style-name="ce61">
            <text:p>950</text:p>
          </table:table-cell>
          <table:table-cell office:value-type="float" office:value="1890" table:style-name="ce61">
            <text:p>1,890</text:p>
          </table:table-cell>
          <table:table-cell office:value-type="float" office:value="1840" table:style-name="ce61">
            <text:p>1,840</text:p>
          </table:table-cell>
          <table:table-cell office:value-type="float" office:value="860" table:style-name="ce61">
            <text:p>860</text:p>
          </table:table-cell>
          <table:table-cell office:value-type="float" office:value="12060" table:style-name="ce23">
            <text:p>12,06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3-14</text:p>
          </table:table-cell>
          <table:table-cell office:value-type="float" office:value="1470" table:style-name="ce61">
            <text:p>1,470</text:p>
          </table:table-cell>
          <table:table-cell office:value-type="float" office:value="2080" table:style-name="ce61">
            <text:p>2,080</text:p>
          </table:table-cell>
          <table:table-cell office:value-type="float" office:value="970" table:style-name="ce61">
            <text:p>970</text:p>
          </table:table-cell>
          <table:table-cell office:value-type="float" office:value="870" table:style-name="ce61">
            <text:p>870</text:p>
          </table:table-cell>
          <table:table-cell office:value-type="float" office:value="1090" table:style-name="ce61">
            <text:p>1,090</text:p>
          </table:table-cell>
          <table:table-cell office:value-type="float" office:value="920" table:style-name="ce61">
            <text:p>920</text:p>
          </table:table-cell>
          <table:table-cell office:value-type="float" office:value="1720" table:style-name="ce61">
            <text:p>1,720</text:p>
          </table:table-cell>
          <table:table-cell office:value-type="float" office:value="2230" table:style-name="ce61">
            <text:p>2,230</text:p>
          </table:table-cell>
          <table:table-cell office:value-type="float" office:value="720" table:style-name="ce61">
            <text:p>720</text:p>
          </table:table-cell>
          <table:table-cell office:value-type="float" office:value="12060" table:style-name="ce23">
            <text:p>12,06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4-15</text:p>
          </table:table-cell>
          <table:table-cell office:value-type="float" office:value="1150" table:style-name="ce61">
            <text:p>1,150</text:p>
          </table:table-cell>
          <table:table-cell office:value-type="float" office:value="1830" table:style-name="ce61">
            <text:p>1,830</text:p>
          </table:table-cell>
          <table:table-cell office:value-type="float" office:value="680" table:style-name="ce61">
            <text:p>680</text:p>
          </table:table-cell>
          <table:table-cell office:value-type="float" office:value="410" table:style-name="ce61">
            <text:p>410</text:p>
          </table:table-cell>
          <table:table-cell office:value-type="float" office:value="840" table:style-name="ce61">
            <text:p>840</text:p>
          </table:table-cell>
          <table:table-cell office:value-type="float" office:value="620" table:style-name="ce61">
            <text:p>620</text:p>
          </table:table-cell>
          <table:table-cell office:value-type="float" office:value="2000" table:style-name="ce61">
            <text:p>2,000</text:p>
          </table:table-cell>
          <table:table-cell office:value-type="float" office:value="2330" table:style-name="ce61">
            <text:p>2,330</text:p>
          </table:table-cell>
          <table:table-cell office:value-type="float" office:value="740" table:style-name="ce61">
            <text:p>740</text:p>
          </table:table-cell>
          <table:table-cell office:value-type="float" office:value="10610" table:style-name="ce23">
            <text:p>10,61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5-16</text:p>
          </table:table-cell>
          <table:table-cell office:value-type="float" office:value="1130" table:style-name="ce61">
            <text:p>1,130</text:p>
          </table:table-cell>
          <table:table-cell office:value-type="float" office:value="1280" table:style-name="ce61">
            <text:p>1,280</text:p>
          </table:table-cell>
          <table:table-cell office:value-type="float" office:value="680" table:style-name="ce61">
            <text:p>680</text:p>
          </table:table-cell>
          <table:table-cell office:value-type="float" office:value="430" table:style-name="ce61">
            <text:p>430</text:p>
          </table:table-cell>
          <table:table-cell office:value-type="float" office:value="760" table:style-name="ce61">
            <text:p>760</text:p>
          </table:table-cell>
          <table:table-cell office:value-type="float" office:value="710" table:style-name="ce61">
            <text:p>710</text:p>
          </table:table-cell>
          <table:table-cell office:value-type="float" office:value="3130" table:style-name="ce61">
            <text:p>3,130</text:p>
          </table:table-cell>
          <table:table-cell office:value-type="float" office:value="1610" table:style-name="ce61">
            <text:p>1,610</text:p>
          </table:table-cell>
          <table:table-cell office:value-type="float" office:value="700" table:style-name="ce61">
            <text:p>700</text:p>
          </table:table-cell>
          <table:table-cell office:value-type="float" office:value="10420" table:style-name="ce23">
            <text:p>10,42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6-17</text:p>
          </table:table-cell>
          <table:table-cell office:value-type="float" office:value="680" table:style-name="ce61">
            <text:p>680</text:p>
          </table:table-cell>
          <table:table-cell office:value-type="float" office:value="1210" table:style-name="ce61">
            <text:p>1,210</text:p>
          </table:table-cell>
          <table:table-cell office:value-type="float" office:value="680" table:style-name="ce61">
            <text:p>680</text:p>
          </table:table-cell>
          <table:table-cell office:value-type="float" office:value="870" table:style-name="ce61">
            <text:p>870</text:p>
          </table:table-cell>
          <table:table-cell office:value-type="float" office:value="920" table:style-name="ce61">
            <text:p>920</text:p>
          </table:table-cell>
          <table:table-cell office:value-type="float" office:value="910" table:style-name="ce61">
            <text:p>910</text:p>
          </table:table-cell>
          <table:table-cell office:value-type="float" office:value="1830" table:style-name="ce61">
            <text:p>1,830</text:p>
          </table:table-cell>
          <table:table-cell office:value-type="float" office:value="2080" table:style-name="ce61">
            <text:p>2,080</text:p>
          </table:table-cell>
          <table:table-cell office:value-type="float" office:value="630" table:style-name="ce61">
            <text:p>630</text:p>
          </table:table-cell>
          <table:table-cell office:value-type="float" office:value="9820" table:style-name="ce23">
            <text:p>9,82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7-18</text:p>
          </table:table-cell>
          <table:table-cell office:value-type="float" office:value="600" table:style-name="ce61">
            <text:p>600</text:p>
          </table:table-cell>
          <table:table-cell office:value-type="float" office:value="700" table:style-name="ce61">
            <text:p>700</text:p>
          </table:table-cell>
          <table:table-cell office:value-type="float" office:value="500" table:style-name="ce61">
            <text:p>500</text:p>
          </table:table-cell>
          <table:table-cell office:value-type="float" office:value="270" table:style-name="ce61">
            <text:p>270</text:p>
          </table:table-cell>
          <table:table-cell office:value-type="float" office:value="690" table:style-name="ce61">
            <text:p>690</text:p>
          </table:table-cell>
          <table:table-cell office:value-type="float" office:value="1030" table:style-name="ce61">
            <text:p>1,030</text:p>
          </table:table-cell>
          <table:table-cell office:value-type="float" office:value="2060" table:style-name="ce61">
            <text:p>2,060</text:p>
          </table:table-cell>
          <table:table-cell office:value-type="float" office:value="1650" table:style-name="ce61">
            <text:p>1,650</text:p>
          </table:table-cell>
          <table:table-cell office:value-type="float" office:value="550" table:style-name="ce61">
            <text:p>550</text:p>
          </table:table-cell>
          <table:table-cell office:value-type="float" office:value="8060" table:style-name="ce23">
            <text:p>8,06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8-19</text:p>
          </table:table-cell>
          <table:table-cell office:value-type="float" office:value="430" table:style-name="ce61">
            <text:p>430</text:p>
          </table:table-cell>
          <table:table-cell office:value-type="float" office:value="990" table:style-name="ce61">
            <text:p>990</text:p>
          </table:table-cell>
          <table:table-cell office:value-type="float" office:value="690" table:style-name="ce61">
            <text:p>690</text:p>
          </table:table-cell>
          <table:table-cell office:value-type="float" office:value="220" table:style-name="ce61">
            <text:p>220</text:p>
          </table:table-cell>
          <table:table-cell office:value-type="float" office:value="460" table:style-name="ce61">
            <text:p>460</text:p>
          </table:table-cell>
          <table:table-cell office:value-type="float" office:value="700" table:style-name="ce61">
            <text:p>700</text:p>
          </table:table-cell>
          <table:table-cell office:value-type="float" office:value="2310" table:style-name="ce61">
            <text:p>2,310</text:p>
          </table:table-cell>
          <table:table-cell office:value-type="float" office:value="1570" table:style-name="ce61">
            <text:p>1,570</text:p>
          </table:table-cell>
          <table:table-cell office:value-type="float" office:value="580" table:style-name="ce61">
            <text:p>580</text:p>
          </table:table-cell>
          <table:table-cell office:value-type="float" office:value="7960" table:style-name="ce23">
            <text:p>7,96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9-20</text:p>
          </table:table-cell>
          <table:table-cell office:value-type="float" office:value="120" table:style-name="ce61">
            <text:p>120</text:p>
          </table:table-cell>
          <table:table-cell office:value-type="float" office:value="730" table:style-name="ce61">
            <text:p>730</text:p>
          </table:table-cell>
          <table:table-cell office:value-type="float" office:value="1160" table:style-name="ce61">
            <text:p>1,160</text:p>
          </table:table-cell>
          <table:table-cell office:value-type="float" office:value="220" table:style-name="ce61">
            <text:p>220</text:p>
          </table:table-cell>
          <table:table-cell office:value-type="float" office:value="880" table:style-name="ce61">
            <text:p>880</text:p>
          </table:table-cell>
          <table:table-cell office:value-type="float" office:value="490" table:style-name="ce61">
            <text:p>490</text:p>
          </table:table-cell>
          <table:table-cell office:value-type="float" office:value="2710" table:style-name="ce61">
            <text:p>2,710</text:p>
          </table:table-cell>
          <table:table-cell office:value-type="float" office:value="1500" table:style-name="ce61">
            <text:p>1,500</text:p>
          </table:table-cell>
          <table:table-cell office:value-type="float" office:value="510" table:style-name="ce61">
            <text:p>510</text:p>
          </table:table-cell>
          <table:table-cell office:value-type="float" office:value="8330" table:style-name="ce23">
            <text:p>8,33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20-21</text:p>
          </table:table-cell>
          <table:table-cell office:value-type="float" office:value="120" table:style-name="ce61">
            <text:p>120</text:p>
          </table:table-cell>
          <table:table-cell office:value-type="float" office:value="580" table:style-name="ce61">
            <text:p>580</text:p>
          </table:table-cell>
          <table:table-cell office:value-type="float" office:value="560" table:style-name="ce61">
            <text:p>560</text:p>
          </table:table-cell>
          <table:table-cell office:value-type="float" office:value="250" table:style-name="ce61">
            <text:p>250</text:p>
          </table:table-cell>
          <table:table-cell office:value-type="float" office:value="660" table:style-name="ce61">
            <text:p>660</text:p>
          </table:table-cell>
          <table:table-cell office:value-type="float" office:value="880" table:style-name="ce61">
            <text:p>880</text:p>
          </table:table-cell>
          <table:table-cell office:value-type="float" office:value="290" table:style-name="ce61">
            <text:p>290</text:p>
          </table:table-cell>
          <table:table-cell office:value-type="float" office:value="1190" table:style-name="ce61">
            <text:p>1,190</text:p>
          </table:table-cell>
          <table:table-cell office:value-type="float" office:value="950" table:style-name="ce61">
            <text:p>950</text:p>
          </table:table-cell>
          <table:table-cell office:value-type="float" office:value="5480" table:style-name="ce23">
            <text:p>5,48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21-22</text:p>
          </table:table-cell>
          <table:table-cell office:value-type="float" office:value="410" table:style-name="ce61">
            <text:p>410</text:p>
          </table:table-cell>
          <table:table-cell office:value-type="float" office:value="480" table:style-name="ce61">
            <text:p>480</text:p>
          </table:table-cell>
          <table:table-cell office:value-type="float" office:value="380" table:style-name="ce61">
            <text:p>380</text:p>
          </table:table-cell>
          <table:table-cell office:value-type="float" office:value="340" table:style-name="ce61">
            <text:p>340</text:p>
          </table:table-cell>
          <table:table-cell office:value-type="float" office:value="840" table:style-name="ce61">
            <text:p>840</text:p>
          </table:table-cell>
          <table:table-cell office:value-type="float" office:value="780" table:style-name="ce61">
            <text:p>780</text:p>
          </table:table-cell>
          <table:table-cell office:value-type="float" office:value="750" table:style-name="ce61">
            <text:p>750</text:p>
          </table:table-cell>
          <table:table-cell office:value-type="float" office:value="1240" table:style-name="ce61">
            <text:p>1,240</text:p>
          </table:table-cell>
          <table:table-cell office:value-type="float" office:value="510" table:style-name="ce61">
            <text:p>510</text:p>
          </table:table-cell>
          <table:table-cell office:value-type="float" office:value="5730" table:style-name="ce23">
            <text:p>5,73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22-23</text:p>
          </table:table-cell>
          <table:table-cell office:value-type="float" office:value="320" table:style-name="ce61">
            <text:p>320</text:p>
          </table:table-cell>
          <table:table-cell office:value-type="float" office:value="640" table:style-name="ce61">
            <text:p>640</text:p>
          </table:table-cell>
          <table:table-cell office:value-type="float" office:value="580" table:style-name="ce61">
            <text:p>580</text:p>
          </table:table-cell>
          <table:table-cell office:value-type="float" office:value="380" table:style-name="ce61">
            <text:p>380</text:p>
          </table:table-cell>
          <table:table-cell office:value-type="float" office:value="360" table:style-name="ce61">
            <text:p>360</text:p>
          </table:table-cell>
          <table:table-cell office:value-type="float" office:value="590" table:style-name="ce61">
            <text:p>590</text:p>
          </table:table-cell>
          <table:table-cell office:value-type="float" office:value="360" table:style-name="ce61">
            <text:p>360</text:p>
          </table:table-cell>
          <table:table-cell office:value-type="float" office:value="1810" table:style-name="ce61">
            <text:p>1,810</text:p>
          </table:table-cell>
          <table:table-cell office:value-type="float" office:value="530" table:style-name="ce61">
            <text:p>530</text:p>
          </table:table-cell>
          <table:table-cell office:value-type="float" office:value="5570" table:style-name="ce23">
            <text:p>5,57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23-24</text:p>
          </table:table-cell>
          <table:table-cell office:value-type="float" office:value="220" table:style-name="ce61">
            <text:p>220</text:p>
          </table:table-cell>
          <table:table-cell office:value-type="float" office:value="620" table:style-name="ce61">
            <text:p>620</text:p>
          </table:table-cell>
          <table:table-cell office:value-type="float" office:value="380" table:style-name="ce61">
            <text:p>380</text:p>
          </table:table-cell>
          <table:table-cell office:value-type="float" office:value="150" table:style-name="ce61">
            <text:p>150</text:p>
          </table:table-cell>
          <table:table-cell office:value-type="float" office:value="410" table:style-name="ce61">
            <text:p>410</text:p>
          </table:table-cell>
          <table:table-cell office:value-type="float" office:value="490" table:style-name="ce61">
            <text:p>490</text:p>
          </table:table-cell>
          <table:table-cell office:value-type="float" office:value="1590" table:style-name="ce61">
            <text:p>1,590</text:p>
          </table:table-cell>
          <table:table-cell office:value-type="float" office:value="1150" table:style-name="ce61">
            <text:p>1,150</text:p>
          </table:table-cell>
          <table:table-cell office:value-type="float" office:value="380" table:style-name="ce61">
            <text:p>380</text:p>
          </table:table-cell>
          <table:table-cell office:value-type="float" office:value="5390" table:style-name="ce23">
            <text:p>5,390</text:p>
          </table:table-cell>
          <table:table-cell table:number-columns-repeated="16372"/>
        </table:table-row>
        <table:table-row table:style-name="ro2">
          <table:table-cell office:value-type="string" table:style-name="ce60">
            <text:p>Of which under PDR: demolitions</text:p>
          </table:table-cell>
          <table:table-cell office:value-type="string" table:style-name="ce60">
            <text:p>2020-21</text:p>
          </table:table-cell>
          <table:table-cell office:value-type="float" office:value="0" table:style-name="ce67">
            <text:p>0</text:p>
          </table:table-cell>
          <table:table-cell office:value-type="float" office:value="0" table:style-name="ce67">
            <text:p>0</text:p>
          </table:table-cell>
          <table:table-cell office:value-type="float" office:value="10" table:style-name="ce67">
            <text:p>10</text:p>
          </table:table-cell>
          <table:table-cell office:value-type="float" office:value="10" table:style-name="ce67">
            <text:p>1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20" table:style-name="ce68">
            <text:p>20</text:p>
          </table:table-cell>
          <table:table-cell table:number-columns-repeated="16372"/>
        </table:table-row>
        <table:table-row table:style-name="ro2">
          <table:table-cell office:value-type="string" table:style-name="ce11">
            <text:p>Of which under PDR: demolitions</text:p>
          </table:table-cell>
          <table:table-cell office:value-type="string" table:style-name="ce11">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0" table:style-name="ce61">
            <text:p>2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30" table:style-name="ce23">
            <text:p>30</text:p>
          </table:table-cell>
          <table:table-cell table:number-columns-repeated="16372"/>
        </table:table-row>
        <table:table-row table:style-name="ro2">
          <table:table-cell office:value-type="string" table:style-name="ce11">
            <text:p>Of which under PDR: demolitions</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demolitions</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20" table:style-name="ce23">
            <text:p>20</text:p>
          </table:table-cell>
          <table:table-cell table:number-columns-repeated="16372"/>
        </table:table-row>
        <table:table-row table:style-name="ro2">
          <table:table-cell office:value-type="string" table:style-name="ce60">
            <text:p>Adjustment to Census 2011</text:p>
          </table:table-cell>
          <table:table-cell office:value-type="string" table:style-name="ce60">
            <text:p>2000-01</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8">
            <text:p>[z]</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1-02</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220" table:style-name="ce61">
            <text:p>1,22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190" table:style-name="ce23">
            <text:p>16,190</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2-03</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220" table:style-name="ce61">
            <text:p>1,22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190" table:style-name="ce23">
            <text:p>16,190</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3-04</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220" table:style-name="ce61">
            <text:p>1,22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190" table:style-name="ce23">
            <text:p>16,190</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4-05</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130" table:style-name="ce61">
            <text:p>1,13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100" table:style-name="ce23">
            <text:p>16,100</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5-06</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310" table:style-name="ce61">
            <text:p>1,31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280" table:style-name="ce23">
            <text:p>16,280</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6-07 [note 2]</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190" table:style-name="ce61">
            <text:p>1,19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160" table:style-name="ce23">
            <text:p>16,160</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7-08 [note 2]</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200" table:style-name="ce61">
            <text:p>1,20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170" table:style-name="ce23">
            <text:p>16,170</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8-09</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220" table:style-name="ce61">
            <text:p>1,22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190" table:style-name="ce23">
            <text:p>16,190</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9-10</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220" table:style-name="ce61">
            <text:p>1,22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190" table:style-name="ce23">
            <text:p>16,190</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10-11</text:p>
          </table:table-cell>
          <table:table-cell office:value-type="float" office:value="1390" table:style-name="ce61">
            <text:p>1,390</text:p>
          </table:table-cell>
          <table:table-cell office:value-type="float" office:value="3260" table:style-name="ce61">
            <text:p>3,260</text:p>
          </table:table-cell>
          <table:table-cell office:value-type="float" office:value="2550" table:style-name="ce61">
            <text:p>2,550</text:p>
          </table:table-cell>
          <table:table-cell office:value-type="float" office:value="1020" table:style-name="ce61">
            <text:p>1,020</text:p>
          </table:table-cell>
          <table:table-cell office:value-type="float" office:value="1840" table:style-name="ce61">
            <text:p>1,840</text:p>
          </table:table-cell>
          <table:table-cell office:value-type="float" office:value="1220" table:style-name="ce61">
            <text:p>1,220</text:p>
          </table:table-cell>
          <table:table-cell office:value-type="float" office:value="3990" table:style-name="ce61">
            <text:p>3,990</text:p>
          </table:table-cell>
          <table:table-cell office:value-type="float" office:value="1130" table:style-name="ce61">
            <text:p>1,130</text:p>
          </table:table-cell>
          <table:table-cell office:value-type="float" office:value="-210" table:style-name="ce61">
            <text:p>-210</text:p>
          </table:table-cell>
          <table:table-cell office:value-type="float" office:value="16190" table:style-name="ce23">
            <text:p>16,190</text:p>
          </table:table-cell>
          <table:table-cell table:number-columns-repeated="16372"/>
        </table:table-row>
        <table:table-row table:style-name="ro2">
          <table:table-cell office:value-type="string" table:style-name="ce60">
            <text:p>Adjustment to Census 2021</text:p>
          </table:table-cell>
          <table:table-cell office:value-type="string" table:style-name="ce60">
            <text:p>2011-12</text:p>
          </table:table-cell>
          <table:table-cell office:value-type="float" office:value="-630" table:style-name="ce67">
            <text:p>-630</text:p>
          </table:table-cell>
          <table:table-cell office:value-type="float" office:value="-300" table:style-name="ce67">
            <text:p>-300</text:p>
          </table:table-cell>
          <table:table-cell office:value-type="float" office:value="120" table:style-name="ce67">
            <text:p>120</text:p>
          </table:table-cell>
          <table:table-cell office:value-type="float" office:value="1240" table:style-name="ce67">
            <text:p>1,240</text:p>
          </table:table-cell>
          <table:table-cell office:value-type="float" office:value="-470" table:style-name="ce67">
            <text:p>-470</text:p>
          </table:table-cell>
          <table:table-cell office:value-type="float" office:value="350" table:style-name="ce67">
            <text:p>350</text:p>
          </table:table-cell>
          <table:table-cell office:value-type="float" office:value="4810" table:style-name="ce67">
            <text:p>4,810</text:p>
          </table:table-cell>
          <table:table-cell office:value-type="float" office:value="280" table:style-name="ce67">
            <text:p>280</text:p>
          </table:table-cell>
          <table:table-cell office:value-type="float" office:value="490" table:style-name="ce67">
            <text:p>490</text:p>
          </table:table-cell>
          <table:table-cell office:value-type="float" office:value="5890" table:style-name="ce68">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2-13</text:p>
          </table:table-cell>
          <table:table-cell office:value-type="float" office:value="-630" table:style-name="ce61">
            <text:p>-630</text:p>
          </table:table-cell>
          <table:table-cell office:value-type="float" office:value="-300" table:style-name="ce61">
            <text:p>-300</text:p>
          </table:table-cell>
          <table:table-cell office:value-type="float" office:value="120" table:style-name="ce61">
            <text:p>120</text:p>
          </table:table-cell>
          <table:table-cell office:value-type="float" office:value="1240" table:style-name="ce61">
            <text:p>1,240</text:p>
          </table:table-cell>
          <table:table-cell office:value-type="float" office:value="-470" table:style-name="ce61">
            <text:p>-470</text:p>
          </table:table-cell>
          <table:table-cell office:value-type="float" office:value="350" table:style-name="ce61">
            <text:p>350</text:p>
          </table:table-cell>
          <table:table-cell office:value-type="float" office:value="4810" table:style-name="ce61">
            <text:p>4,810</text:p>
          </table:table-cell>
          <table:table-cell office:value-type="float" office:value="280" table:style-name="ce61">
            <text:p>280</text:p>
          </table:table-cell>
          <table:table-cell office:value-type="float" office:value="490" table:style-name="ce61">
            <text:p>490</text:p>
          </table:table-cell>
          <table:table-cell office:value-type="float" office:value="5890" table:style-name="ce23">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3-14</text:p>
          </table:table-cell>
          <table:table-cell office:value-type="float" office:value="-630" table:style-name="ce61">
            <text:p>-630</text:p>
          </table:table-cell>
          <table:table-cell office:value-type="float" office:value="-300" table:style-name="ce61">
            <text:p>-300</text:p>
          </table:table-cell>
          <table:table-cell office:value-type="float" office:value="120" table:style-name="ce61">
            <text:p>120</text:p>
          </table:table-cell>
          <table:table-cell office:value-type="float" office:value="1240" table:style-name="ce61">
            <text:p>1,240</text:p>
          </table:table-cell>
          <table:table-cell office:value-type="float" office:value="-470" table:style-name="ce61">
            <text:p>-470</text:p>
          </table:table-cell>
          <table:table-cell office:value-type="float" office:value="350" table:style-name="ce61">
            <text:p>350</text:p>
          </table:table-cell>
          <table:table-cell office:value-type="float" office:value="4810" table:style-name="ce61">
            <text:p>4,810</text:p>
          </table:table-cell>
          <table:table-cell office:value-type="float" office:value="280" table:style-name="ce61">
            <text:p>280</text:p>
          </table:table-cell>
          <table:table-cell office:value-type="float" office:value="490" table:style-name="ce61">
            <text:p>490</text:p>
          </table:table-cell>
          <table:table-cell office:value-type="float" office:value="5890" table:style-name="ce23">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4-15</text:p>
          </table:table-cell>
          <table:table-cell office:value-type="float" office:value="-630" table:style-name="ce61">
            <text:p>-630</text:p>
          </table:table-cell>
          <table:table-cell office:value-type="float" office:value="-300" table:style-name="ce61">
            <text:p>-300</text:p>
          </table:table-cell>
          <table:table-cell office:value-type="float" office:value="120" table:style-name="ce61">
            <text:p>120</text:p>
          </table:table-cell>
          <table:table-cell office:value-type="float" office:value="1240" table:style-name="ce61">
            <text:p>1,240</text:p>
          </table:table-cell>
          <table:table-cell office:value-type="float" office:value="-470" table:style-name="ce61">
            <text:p>-470</text:p>
          </table:table-cell>
          <table:table-cell office:value-type="float" office:value="350" table:style-name="ce61">
            <text:p>350</text:p>
          </table:table-cell>
          <table:table-cell office:value-type="float" office:value="4810" table:style-name="ce61">
            <text:p>4,810</text:p>
          </table:table-cell>
          <table:table-cell office:value-type="float" office:value="280" table:style-name="ce61">
            <text:p>280</text:p>
          </table:table-cell>
          <table:table-cell office:value-type="float" office:value="490" table:style-name="ce61">
            <text:p>490</text:p>
          </table:table-cell>
          <table:table-cell office:value-type="float" office:value="5890" table:style-name="ce23">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5-16</text:p>
          </table:table-cell>
          <table:table-cell office:value-type="float" office:value="-630" table:style-name="ce61">
            <text:p>-630</text:p>
          </table:table-cell>
          <table:table-cell office:value-type="float" office:value="-300" table:style-name="ce61">
            <text:p>-300</text:p>
          </table:table-cell>
          <table:table-cell office:value-type="float" office:value="120" table:style-name="ce61">
            <text:p>120</text:p>
          </table:table-cell>
          <table:table-cell office:value-type="float" office:value="1240" table:style-name="ce61">
            <text:p>1,240</text:p>
          </table:table-cell>
          <table:table-cell office:value-type="float" office:value="-470" table:style-name="ce61">
            <text:p>-470</text:p>
          </table:table-cell>
          <table:table-cell office:value-type="float" office:value="350" table:style-name="ce61">
            <text:p>350</text:p>
          </table:table-cell>
          <table:table-cell office:value-type="float" office:value="4810" table:style-name="ce61">
            <text:p>4,810</text:p>
          </table:table-cell>
          <table:table-cell office:value-type="float" office:value="280" table:style-name="ce61">
            <text:p>280</text:p>
          </table:table-cell>
          <table:table-cell office:value-type="float" office:value="490" table:style-name="ce61">
            <text:p>490</text:p>
          </table:table-cell>
          <table:table-cell office:value-type="float" office:value="5890" table:style-name="ce23">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6-17</text:p>
          </table:table-cell>
          <table:table-cell office:value-type="float" office:value="-630" table:style-name="ce61">
            <text:p>-630</text:p>
          </table:table-cell>
          <table:table-cell office:value-type="float" office:value="-300" table:style-name="ce61">
            <text:p>-300</text:p>
          </table:table-cell>
          <table:table-cell office:value-type="float" office:value="120" table:style-name="ce61">
            <text:p>120</text:p>
          </table:table-cell>
          <table:table-cell office:value-type="float" office:value="1240" table:style-name="ce61">
            <text:p>1,240</text:p>
          </table:table-cell>
          <table:table-cell office:value-type="float" office:value="-470" table:style-name="ce61">
            <text:p>-470</text:p>
          </table:table-cell>
          <table:table-cell office:value-type="float" office:value="350" table:style-name="ce61">
            <text:p>350</text:p>
          </table:table-cell>
          <table:table-cell office:value-type="float" office:value="4810" table:style-name="ce61">
            <text:p>4,810</text:p>
          </table:table-cell>
          <table:table-cell office:value-type="float" office:value="280" table:style-name="ce61">
            <text:p>280</text:p>
          </table:table-cell>
          <table:table-cell office:value-type="float" office:value="490" table:style-name="ce61">
            <text:p>490</text:p>
          </table:table-cell>
          <table:table-cell office:value-type="float" office:value="5890" table:style-name="ce23">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7-18</text:p>
          </table:table-cell>
          <table:table-cell office:value-type="float" office:value="-630" table:style-name="ce61">
            <text:p>-630</text:p>
          </table:table-cell>
          <table:table-cell office:value-type="float" office:value="-300" table:style-name="ce61">
            <text:p>-300</text:p>
          </table:table-cell>
          <table:table-cell office:value-type="float" office:value="120" table:style-name="ce61">
            <text:p>120</text:p>
          </table:table-cell>
          <table:table-cell office:value-type="float" office:value="1240" table:style-name="ce61">
            <text:p>1,240</text:p>
          </table:table-cell>
          <table:table-cell office:value-type="float" office:value="-470" table:style-name="ce61">
            <text:p>-470</text:p>
          </table:table-cell>
          <table:table-cell office:value-type="float" office:value="350" table:style-name="ce61">
            <text:p>350</text:p>
          </table:table-cell>
          <table:table-cell office:value-type="float" office:value="4810" table:style-name="ce61">
            <text:p>4,810</text:p>
          </table:table-cell>
          <table:table-cell office:value-type="float" office:value="280" table:style-name="ce61">
            <text:p>280</text:p>
          </table:table-cell>
          <table:table-cell office:value-type="float" office:value="490" table:style-name="ce61">
            <text:p>490</text:p>
          </table:table-cell>
          <table:table-cell office:value-type="float" office:value="5890" table:style-name="ce23">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8-19</text:p>
          </table:table-cell>
          <table:table-cell office:value-type="float" office:value="-630" table:style-name="ce61">
            <text:p>-630</text:p>
          </table:table-cell>
          <table:table-cell office:value-type="float" office:value="-300" table:style-name="ce61">
            <text:p>-300</text:p>
          </table:table-cell>
          <table:table-cell office:value-type="float" office:value="120" table:style-name="ce61">
            <text:p>120</text:p>
          </table:table-cell>
          <table:table-cell office:value-type="float" office:value="1240" table:style-name="ce61">
            <text:p>1,240</text:p>
          </table:table-cell>
          <table:table-cell office:value-type="float" office:value="-470" table:style-name="ce61">
            <text:p>-470</text:p>
          </table:table-cell>
          <table:table-cell office:value-type="float" office:value="350" table:style-name="ce61">
            <text:p>350</text:p>
          </table:table-cell>
          <table:table-cell office:value-type="float" office:value="4810" table:style-name="ce61">
            <text:p>4,810</text:p>
          </table:table-cell>
          <table:table-cell office:value-type="float" office:value="280" table:style-name="ce61">
            <text:p>280</text:p>
          </table:table-cell>
          <table:table-cell office:value-type="float" office:value="490" table:style-name="ce61">
            <text:p>490</text:p>
          </table:table-cell>
          <table:table-cell office:value-type="float" office:value="5890" table:style-name="ce23">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9-20</text:p>
          </table:table-cell>
          <table:table-cell office:value-type="float" office:value="-630" table:style-name="ce61">
            <text:p>-630</text:p>
          </table:table-cell>
          <table:table-cell office:value-type="float" office:value="-300" table:style-name="ce61">
            <text:p>-300</text:p>
          </table:table-cell>
          <table:table-cell office:value-type="float" office:value="120" table:style-name="ce61">
            <text:p>120</text:p>
          </table:table-cell>
          <table:table-cell office:value-type="float" office:value="1240" table:style-name="ce61">
            <text:p>1,240</text:p>
          </table:table-cell>
          <table:table-cell office:value-type="float" office:value="-470" table:style-name="ce61">
            <text:p>-470</text:p>
          </table:table-cell>
          <table:table-cell office:value-type="float" office:value="350" table:style-name="ce61">
            <text:p>350</text:p>
          </table:table-cell>
          <table:table-cell office:value-type="float" office:value="4810" table:style-name="ce61">
            <text:p>4,810</text:p>
          </table:table-cell>
          <table:table-cell office:value-type="float" office:value="280" table:style-name="ce61">
            <text:p>280</text:p>
          </table:table-cell>
          <table:table-cell office:value-type="float" office:value="490" table:style-name="ce61">
            <text:p>490</text:p>
          </table:table-cell>
          <table:table-cell office:value-type="float" office:value="5890" table:style-name="ce23">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20-21</text:p>
          </table:table-cell>
          <table:table-cell office:value-type="float" office:value="-630" table:style-name="ce61">
            <text:p>-630</text:p>
          </table:table-cell>
          <table:table-cell office:value-type="float" office:value="-300" table:style-name="ce61">
            <text:p>-300</text:p>
          </table:table-cell>
          <table:table-cell office:value-type="float" office:value="120" table:style-name="ce61">
            <text:p>120</text:p>
          </table:table-cell>
          <table:table-cell office:value-type="float" office:value="1240" table:style-name="ce61">
            <text:p>1,240</text:p>
          </table:table-cell>
          <table:table-cell office:value-type="float" office:value="-470" table:style-name="ce61">
            <text:p>-470</text:p>
          </table:table-cell>
          <table:table-cell office:value-type="float" office:value="350" table:style-name="ce61">
            <text:p>350</text:p>
          </table:table-cell>
          <table:table-cell office:value-type="float" office:value="4810" table:style-name="ce61">
            <text:p>4,810</text:p>
          </table:table-cell>
          <table:table-cell office:value-type="float" office:value="280" table:style-name="ce61">
            <text:p>280</text:p>
          </table:table-cell>
          <table:table-cell office:value-type="float" office:value="490" table:style-name="ce61">
            <text:p>490</text:p>
          </table:table-cell>
          <table:table-cell office:value-type="float" office:value="5890" table:style-name="ce23">
            <text:p>5,890</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21-22</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23">
            <text:p>[z]</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22-23</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23">
            <text:p>[z]</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23-24</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23">
            <text:p>[z]</text:p>
          </table:table-cell>
          <table:table-cell table:number-columns-repeated="16372"/>
        </table:table-row>
        <table:table-row table:style-name="ro2">
          <table:table-cell office:value-type="string" table:style-name="ce60">
            <text:p>Residual [note 6]</text:p>
          </table:table-cell>
          <table:table-cell office:value-type="string" table:style-name="ce60">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table-row>
        <table:table-row table:style-name="ro2">
          <table:table-cell office:value-type="string" table:style-name="ce11">
            <text:p>Residual [note 6]</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Residual [note 6]</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Residual [note 6]</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Residual [note 6]</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Residual [note 6]</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Residual [note 6]</text:p>
          </table:table-cell>
          <table:table-cell office:value-type="string" table:style-name="ce11">
            <text:p>2006-07 [note 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80" table:style-name="ce61">
            <text:p>-80</text:p>
          </table:table-cell>
          <table:table-cell office:value-type="float" office:value="0" table:style-name="ce61">
            <text:p>0</text:p>
          </table:table-cell>
          <table:table-cell office:value-type="float" office:value="0" table:style-name="ce61">
            <text:p>0</text:p>
          </table:table-cell>
          <table:table-cell office:value-type="float" office:value="-260" table:style-name="ce61">
            <text:p>-260</text:p>
          </table:table-cell>
          <table:table-cell office:value-type="float" office:value="-340" table:style-name="ce23">
            <text:p>-340</text:p>
          </table:table-cell>
          <table:table-cell table:number-columns-repeated="16372"/>
        </table:table-row>
        <table:table-row table:style-name="ro2">
          <table:table-cell office:value-type="string" table:style-name="ce11">
            <text:p>Residual [note 6]</text:p>
          </table:table-cell>
          <table:table-cell office:value-type="string" table:style-name="ce11">
            <text:p>2007-08 [note 2]</text:p>
          </table:table-cell>
          <table:table-cell office:value-type="float" office:value="0" table:style-name="ce61">
            <text:p>0</text:p>
          </table:table-cell>
          <table:table-cell office:value-type="float" office:value="-220" table:style-name="ce61">
            <text:p>-220</text:p>
          </table:table-cell>
          <table:table-cell office:value-type="float" office:value="-20" table:style-name="ce61">
            <text:p>-20</text:p>
          </table:table-cell>
          <table:table-cell office:value-type="float" office:value="-30" table:style-name="ce61">
            <text:p>-30</text:p>
          </table:table-cell>
          <table:table-cell office:value-type="float" office:value="0" table:style-name="ce61">
            <text:p>0</text:p>
          </table:table-cell>
          <table:table-cell office:value-type="float" office:value="30" table:style-name="ce61">
            <text:p>30</text:p>
          </table:table-cell>
          <table:table-cell office:value-type="float" office:value="0" table:style-name="ce61">
            <text:p>0</text:p>
          </table:table-cell>
          <table:table-cell office:value-type="float" office:value="0" table:style-name="ce61">
            <text:p>0</text:p>
          </table:table-cell>
          <table:table-cell office:value-type="float" office:value="-140" table:style-name="ce61">
            <text:p>-140</text:p>
          </table:table-cell>
          <table:table-cell office:value-type="float" office:value="-110" table:style-name="ce23">
            <text:p>-110</text:p>
          </table:table-cell>
          <table:table-cell table:number-columns-repeated="16372"/>
        </table:table-row>
        <table:table-row table:style-name="ro2">
          <table:table-cell office:value-type="string" table:style-name="ce11">
            <text:p>Residual [note 6]</text:p>
          </table:table-cell>
          <table:table-cell office:value-type="string" table:style-name="ce11">
            <text:p>2008-09</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0" table:style-name="ce61">
            <text:p>0</text:p>
          </table:table-cell>
          <table:table-cell office:value-type="float" office:value="0" table:style-name="ce61">
            <text:p>0</text:p>
          </table:table-cell>
          <table:table-cell office:value-type="float" office:value="10" table:style-name="ce61">
            <text:p>10</text:p>
          </table:table-cell>
          <table:table-cell office:value-type="float" office:value="-20" table:style-name="ce23">
            <text:p>-20</text:p>
          </table:table-cell>
          <table:table-cell table:number-columns-repeated="16372"/>
        </table:table-row>
        <table:table-row table:style-name="ro2">
          <table:table-cell office:value-type="string" table:style-name="ce11">
            <text:p>Residual [note 6]</text:p>
          </table:table-cell>
          <table:table-cell office:value-type="string" table:style-name="ce11">
            <text:p>2009-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Residual [note 6]</text:p>
          </table:table-cell>
          <table:table-cell office:value-type="string" table:style-name="ce11">
            <text:p>2010-1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Residual [note 6]</text:p>
          </table:table-cell>
          <table:table-cell office:value-type="string" table:style-name="ce11">
            <text:p>2011-1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Residual [note 6]</text:p>
          </table:table-cell>
          <table:table-cell office:value-type="string" table:style-name="ce11">
            <text:p>2012-1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Residual [note 6]</text:p>
          </table:table-cell>
          <table:table-cell office:value-type="string" table:style-name="ce11">
            <text:p>2013-1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Residual [note 6]</text:p>
          </table:table-cell>
          <table:table-cell office:value-type="string" table:style-name="ce11">
            <text:p>2014-15</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Residual [note 6]</text:p>
          </table:table-cell>
          <table:table-cell office:value-type="string" table:style-name="ce11">
            <text:p>2015-16</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6-17</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7-18</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8-19</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9-2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table:style-name="ce11"/>
          <table:table-cell table:number-columns-repeated="10" table:style-name="ce19"/>
          <table:table-cell table:number-columns-repeated="16373" table:style-name="ce1"/>
        </table:table-row>
        <table:table-row table:number-rows-repeated="3" table:style-name="ro2">
          <table:table-cell table:style-name="ce2"/>
          <table:table-cell table:style-name="ce26"/>
          <table:table-cell table:number-columns-repeated="8" table:style-name="ce2"/>
          <table:table-cell table:style-name="ce25"/>
          <table:table-cell table:number-columns-repeated="9" table:style-name="ce2"/>
          <table:table-cell table:number-columns-repeated="16364"/>
        </table:table-row>
        <table:table-row table:style-name="ro2">
          <table:table-cell table:number-columns-repeated="2" table:style-name="ce26"/>
          <table:table-cell table:number-columns-repeated="8" table:style-name="ce2"/>
          <table:table-cell table:style-name="ce25"/>
          <table:table-cell table:number-columns-repeated="9" table:style-name="ce2"/>
          <table:table-cell table:number-columns-repeated="16364"/>
        </table:table-row>
        <table:table-row table:style-name="ro2">
          <table:table-cell table:style-name="ce26"/>
          <table:table-cell table:number-columns-repeated="9" table:style-name="ce2"/>
          <table:table-cell table:style-name="ce25"/>
          <table:table-cell table:number-columns-repeated="9" table:style-name="ce2"/>
          <table:table-cell table:number-columns-repeated="16364"/>
        </table:table-row>
        <table:table-row table:style-name="ro2">
          <table:table-cell table:style-name="ce1"/>
          <table:table-cell table:number-columns-repeated="9" table:style-name="ce2"/>
          <table:table-cell table:style-name="ce25"/>
          <table:table-cell table:number-columns-repeated="9" table:style-name="ce2"/>
          <table:table-cell table:number-columns-repeated="16364"/>
        </table:table-row>
        <table:table-row table:style-name="ro2">
          <table:table-cell table:style-name="ce1"/>
          <table:table-cell table:number-columns-repeated="9" table:style-name="ce2"/>
          <table:table-cell table:style-name="ce1"/>
          <table:table-cell table:number-columns-repeated="9" table:style-name="ce2"/>
          <table:table-cell table:number-columns-repeated="16364"/>
        </table:table-row>
        <table:table-row table:style-name="ro2">
          <table:table-cell table:style-name="ce29"/>
          <table:table-cell table:number-columns-repeated="9" table:style-name="ce2"/>
          <table:table-cell table:style-name="ce1"/>
          <table:table-cell table:number-columns-repeated="9" table:style-name="ce2"/>
          <table:table-cell table:number-columns-repeated="16364"/>
        </table:table-row>
        <table:table-row table:number-rows-repeated="2" table:style-name="ro2">
          <table:table-cell table:number-columns-repeated="10" table:style-name="ce2"/>
          <table:table-cell table:number-columns-repeated="16374" table:style-name="ce1"/>
        </table:table-row>
        <table:table-row table:style-name="ro2">
          <table:table-cell table:style-name="ce27"/>
          <table:table-cell table:number-columns-repeated="10" table:style-name="ce2"/>
          <table:table-cell table:number-columns-repeated="16373" table:style-name="ce1"/>
        </table:table-row>
        <table:table-row table:style-name="ro2">
          <table:table-cell table:style-name="ce27"/>
          <table:table-cell table:number-columns-repeated="9" table:style-name="ce2"/>
          <table:table-cell table:style-name="ce33"/>
          <table:table-cell table:number-columns-repeated="16373" table:style-name="ce1"/>
        </table:table-row>
        <table:table-row table:style-name="ro2">
          <table:table-cell table:style-name="ce27"/>
          <table:table-cell table:number-columns-repeated="9" table:style-name="ce2"/>
          <table:table-cell table:number-columns-repeated="16374" table:style-name="ce1"/>
        </table:table-row>
        <table:table-row table:style-name="ro2">
          <table:table-cell table:number-columns-repeated="10" table:style-name="ce2"/>
          <table:table-cell table:style-name="ce1"/>
          <table:table-cell table:style-name="ce17"/>
          <table:table-cell table:number-columns-repeated="16372" table:style-name="ce1"/>
        </table:table-row>
        <table:table-row table:style-name="ro2">
          <table:table-cell table:style-name="ce49"/>
          <table:table-cell table:number-columns-repeated="9" table:style-name="ce2"/>
          <table:table-cell table:style-name="ce47"/>
          <table:table-cell table:number-columns-repeated="16373" table:style-name="ce1"/>
        </table:table-row>
        <table:table-row table:number-rows-repeated="2" table:style-name="ro2">
          <table:table-cell table:style-name="ce50"/>
          <table:table-cell table:number-columns-repeated="9" table:style-name="ce2"/>
          <table:table-cell table:style-name="ce51"/>
          <table:table-cell table:number-columns-repeated="16373" table:style-name="ce1"/>
        </table:table-row>
        <table:table-row table:style-name="ro2">
          <table:table-cell table:number-columns-repeated="10" table:style-name="ce2"/>
          <table:table-cell table:style-name="ce51"/>
          <table:table-cell table:number-columns-repeated="16373" table:style-name="ce1"/>
        </table:table-row>
        <table:table-row table:style-name="ro2">
          <table:table-cell table:style-name="ce52"/>
          <table:table-cell table:number-columns-repeated="9" table:style-name="ce2"/>
          <table:table-cell table:style-name="ce12"/>
          <table:table-cell table:number-columns-repeated="16373" table:style-name="ce1"/>
        </table:table-row>
        <table:table-row table:style-name="ro2">
          <table:table-cell table:style-name="ce52"/>
          <table:table-cell table:number-columns-repeated="4" table:style-name="ce2"/>
          <table:table-cell table:style-name="ce1"/>
          <table:table-cell table:number-columns-repeated="4" table:style-name="ce2"/>
          <table:table-cell table:style-name="ce53"/>
          <table:table-cell table:number-columns-repeated="16373" table:style-name="ce1"/>
        </table:table-row>
        <table:table-row table:style-name="ro2">
          <table:table-cell table:number-columns-repeated="5" table:style-name="ce2"/>
          <table:table-cell table:style-name="ce1"/>
          <table:table-cell table:number-columns-repeated="4" table:style-name="ce2"/>
          <table:table-cell table:style-name="ce54"/>
          <table:table-cell table:number-columns-repeated="16373" table:style-name="ce1"/>
        </table:table-row>
        <table:table-row table:style-name="ro2">
          <table:table-cell table:style-name="ce25"/>
          <table:table-cell table:number-columns-repeated="9" table:style-name="ce1"/>
          <table:table-cell table:style-name="ce12"/>
          <table:table-cell table:number-columns-repeated="16373" table:style-name="ce1"/>
        </table:table-row>
        <table:table-row table:style-name="ro2">
          <table:table-cell table:number-columns-repeated="10"/>
          <table:table-cell table:style-name="ce12"/>
          <table:table-cell table:number-columns-repeated="16373"/>
        </table:table-row>
        <table:table-row table:number-rows-repeated="1048255" table:style-name="ro2">
          <table:table-cell table:number-columns-repeated="16384"/>
        </table:table-row>
        <table:named-expressions>
          <table:named-range table:name="Print_Area" table:cell-range-address="LT118_(rounded).$A$1:LT118_(rounded).$K$261" table:base-cell-address="LT118_(rounded).$A$1"/>
        </table:named-expressions>
      </table:table>
      <table:table table:name="LT118_(unrounded)" table:style-name="ta2">
        <table:table-column table:style-name="co9" table:default-cell-style-name="ce1"/>
        <table:table-column table:style-name="co10" table:default-cell-style-name="ce1"/>
        <table:table-column table:style-name="co11" table:number-columns-repeated="8" table:default-cell-style-name="ce1"/>
        <table:table-column table:style-name="co11" table:default-cell-style-name="ce8"/>
        <table:table-column table:style-name="co11" table:default-cell-style-name="ce1"/>
        <table:table-column table:style-name="co3" table:number-columns-repeated="16372" table:default-cell-style-name="ce1"/>
        <table:table-row table:style-name="ro11">
          <table:table-cell office:value-type="string" table:style-name="ce57">
            <text:p>Table 118 <text:s/>Annual net additional dwellings and components, England and the regions, 2000-01 to 2023-24, unrounded</text:p>
          </table:table-cell>
          <table:table-cell table:number-columns-repeated="9" table:style-name="ce3"/>
          <table:table-cell table:style-name="ce4"/>
          <table:table-cell table:number-columns-repeated="16373" table:style-name="ce1"/>
        </table:table-row>
        <table:table-row table:style-name="ro2">
          <table:table-cell office:value-type="string" table:style-name="ce56">
            <text:p>This worksheet contains one table. Totals have been been presented as unrounded where available, some data is only available rounded to the nearest 10, so components may not sum to totals. Some cells refer to notes which can be found in the Notes sheet. Cells in rows with a heading have been left blank.</text:p>
          </table:table-cell>
          <table:table-cell table:number-columns-repeated="9" table:style-name="ce3"/>
          <table:table-cell table:style-name="ce4"/>
          <table:table-cell table:number-columns-repeated="16373" table:style-name="ce1"/>
        </table:table-row>
        <table:table-row table:style-name="ro2">
          <table:table-cell office:value-type="string" table:style-name="ce37">
            <text:p><text:a xlink:href="#Contents.A1">Back to contents</text:a></text:p>
          </table:table-cell>
          <table:table-cell table:number-columns-repeated="9" table:style-name="ce7"/>
          <table:table-cell table:style-name="ce8"/>
          <table:table-cell table:number-columns-repeated="9" table:style-name="ce9"/>
          <table:table-cell table:number-columns-repeated="16364" table:style-name="ce1"/>
        </table:table-row>
        <table:table-row table:style-name="ro13">
          <table:table-cell office:value-type="string" table:style-name="ce59">
            <text:p>Components of net housing supply</text:p>
          </table:table-cell>
          <table:table-cell office:value-type="string" table:style-name="ce59">
            <text:p>Year</text:p>
          </table:table-cell>
          <table:table-cell office:value-type="string" table:style-name="ce58">
            <text:p>North East</text:p>
          </table:table-cell>
          <table:table-cell office:value-type="string" table:style-name="ce58">
            <text:p>North West</text:p>
          </table:table-cell>
          <table:table-cell office:value-type="string" table:style-name="ce58">
            <text:p>Yorkshire and The Humber</text:p>
          </table:table-cell>
          <table:table-cell office:value-type="string" table:style-name="ce58">
            <text:p>East Midlands</text:p>
          </table:table-cell>
          <table:table-cell office:value-type="string" table:style-name="ce58">
            <text:p>West Midlands</text:p>
          </table:table-cell>
          <table:table-cell office:value-type="string" table:style-name="ce58">
            <text:p>East of England</text:p>
          </table:table-cell>
          <table:table-cell office:value-type="string" table:style-name="ce58">
            <text:p>London</text:p>
          </table:table-cell>
          <table:table-cell office:value-type="string" table:style-name="ce58">
            <text:p>South East</text:p>
          </table:table-cell>
          <table:table-cell office:value-type="string" table:style-name="ce58">
            <text:p>South West</text:p>
          </table:table-cell>
          <table:table-cell office:value-type="string" table:style-name="ce58">
            <text:p>England</text:p>
          </table:table-cell>
          <table:table-cell table:number-columns-repeated="16372" table:style-name="ce1"/>
        </table:table-row>
        <table:table-row table:style-name="ro2">
          <table:table-cell office:value-type="string" table:style-name="ce60">
            <text:p>Net additions [note 1]</text:p>
          </table:table-cell>
          <table:table-cell office:value-type="string" table:style-name="ce60">
            <text:p>2000-01</text:p>
          </table:table-cell>
          <table:table-cell office:value-type="float" office:value="2890" table:style-name="ce66">
            <text:p>2,890</text:p>
          </table:table-cell>
          <table:table-cell office:value-type="float" office:value="10720" table:style-name="ce66">
            <text:p>10,720</text:p>
          </table:table-cell>
          <table:table-cell office:value-type="float" office:value="10800" table:style-name="ce66">
            <text:p>10,800</text:p>
          </table:table-cell>
          <table:table-cell office:value-type="float" office:value="14830" table:style-name="ce66">
            <text:p>14,830</text:p>
          </table:table-cell>
          <table:table-cell office:value-type="float" office:value="13790" table:style-name="ce67">
            <text:p>13,790</text:p>
          </table:table-cell>
          <table:table-cell office:value-type="float" office:value="17780" table:style-name="ce66">
            <text:p>17,780</text:p>
          </table:table-cell>
          <table:table-cell office:value-type="float" office:value="15710" table:style-name="ce66">
            <text:p>15,710</text:p>
          </table:table-cell>
          <table:table-cell office:value-type="float" office:value="25680" table:style-name="ce66">
            <text:p>25,680</text:p>
          </table:table-cell>
          <table:table-cell office:value-type="float" office:value="19790" table:style-name="ce67">
            <text:p>19,790</text:p>
          </table:table-cell>
          <table:table-cell office:value-type="float" office:value="132000" table:style-name="ce68">
            <text:p>132,000</text:p>
          </table:table-cell>
          <table:table-cell table:number-columns-repeated="16372" table:style-name="ce1"/>
        </table:table-row>
        <table:table-row table:style-name="ro2">
          <table:table-cell office:value-type="string" table:style-name="ce11">
            <text:p>Net additions [note 1]</text:p>
          </table:table-cell>
          <table:table-cell office:value-type="string" table:style-name="ce11">
            <text:p>2001-02</text:p>
          </table:table-cell>
          <table:table-cell office:value-type="float" office:value="4489" table:style-name="ce69">
            <text:p>4,489</text:p>
          </table:table-cell>
          <table:table-cell office:value-type="float" office:value="13543" table:style-name="ce69">
            <text:p>13,543</text:p>
          </table:table-cell>
          <table:table-cell office:value-type="float" office:value="12752" table:style-name="ce69">
            <text:p>12,752</text:p>
          </table:table-cell>
          <table:table-cell office:value-type="float" office:value="16188" table:style-name="ce69">
            <text:p>16,188</text:p>
          </table:table-cell>
          <table:table-cell office:value-type="float" office:value="13052" table:style-name="ce69">
            <text:p>13,052</text:p>
          </table:table-cell>
          <table:table-cell office:value-type="float" office:value="19154" table:style-name="ce69">
            <text:p>19,154</text:p>
          </table:table-cell>
          <table:table-cell office:value-type="float" office:value="19688" table:style-name="ce69">
            <text:p>19,688</text:p>
          </table:table-cell>
          <table:table-cell office:value-type="float" office:value="26219" table:style-name="ce69">
            <text:p>26,219</text:p>
          </table:table-cell>
          <table:table-cell office:value-type="float" office:value="21619" table:style-name="ce61">
            <text:p>21,619</text:p>
          </table:table-cell>
          <table:table-cell office:value-type="float" office:value="146704" table:style-name="ce23">
            <text:p>146,704</text:p>
          </table:table-cell>
          <table:table-cell table:style-name="ce15"/>
          <table:table-cell table:number-columns-repeated="16371" table:style-name="ce1"/>
        </table:table-row>
        <table:table-row table:style-name="ro2">
          <table:table-cell office:value-type="string" table:style-name="ce11">
            <text:p>Net additions [note 1]</text:p>
          </table:table-cell>
          <table:table-cell office:value-type="string" table:style-name="ce11">
            <text:p>2002-03</text:p>
          </table:table-cell>
          <table:table-cell office:value-type="float" office:value="5343" table:style-name="ce69">
            <text:p>5,343</text:p>
          </table:table-cell>
          <table:table-cell office:value-type="float" office:value="18120" table:style-name="ce69">
            <text:p>18,120</text:p>
          </table:table-cell>
          <table:table-cell office:value-type="float" office:value="13452" table:style-name="ce69">
            <text:p>13,452</text:p>
          </table:table-cell>
          <table:table-cell office:value-type="float" office:value="16938" table:style-name="ce69">
            <text:p>16,938</text:p>
          </table:table-cell>
          <table:table-cell office:value-type="float" office:value="13742" table:style-name="ce61">
            <text:p>13,742</text:p>
          </table:table-cell>
          <table:table-cell office:value-type="float" office:value="21554" table:style-name="ce69">
            <text:p>21,554</text:p>
          </table:table-cell>
          <table:table-cell office:value-type="float" office:value="21648" table:style-name="ce69">
            <text:p>21,648</text:p>
          </table:table-cell>
          <table:table-cell office:value-type="float" office:value="27269" table:style-name="ce69">
            <text:p>27,269</text:p>
          </table:table-cell>
          <table:table-cell office:value-type="float" office:value="21809" table:style-name="ce61">
            <text:p>21,809</text:p>
          </table:table-cell>
          <table:table-cell office:value-type="float" office:value="159875" table:style-name="ce23">
            <text:p>159,875</text:p>
          </table:table-cell>
          <table:table-cell table:style-name="ce16"/>
          <table:table-cell table:style-name="ce1"/>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3-04</text:p>
          </table:table-cell>
          <table:table-cell office:value-type="float" office:value="5231" table:style-name="ce69">
            <text:p>5,231</text:p>
          </table:table-cell>
          <table:table-cell office:value-type="float" office:value="21853" table:style-name="ce69">
            <text:p>21,853</text:p>
          </table:table-cell>
          <table:table-cell office:value-type="float" office:value="16252" table:style-name="ce69">
            <text:p>16,252</text:p>
          </table:table-cell>
          <table:table-cell office:value-type="float" office:value="15758" table:style-name="ce69">
            <text:p>15,758</text:p>
          </table:table-cell>
          <table:table-cell office:value-type="float" office:value="12532" table:style-name="ce61">
            <text:p>12,532</text:p>
          </table:table-cell>
          <table:table-cell office:value-type="float" office:value="22306" table:style-name="ce69">
            <text:p>22,306</text:p>
          </table:table-cell>
          <table:table-cell office:value-type="float" office:value="25775" table:style-name="ce69">
            <text:p>25,775</text:p>
          </table:table-cell>
          <table:table-cell office:value-type="float" office:value="29104" table:style-name="ce69">
            <text:p>29,104</text:p>
          </table:table-cell>
          <table:table-cell office:value-type="float" office:value="22158" table:style-name="ce61">
            <text:p>22,158</text:p>
          </table:table-cell>
          <table:table-cell office:value-type="float" office:value="170969" table:style-name="ce23">
            <text:p>170,969</text:p>
          </table:table-cell>
          <table:table-cell table:style-name="ce16"/>
          <table:table-cell table:style-name="ce1"/>
          <table:table-cell table:number-columns-repeated="7" table:style-name="ce17"/>
          <table:table-cell table:number-columns-repeated="16363"/>
        </table:table-row>
        <table:table-row table:style-name="ro2">
          <table:table-cell office:value-type="string" table:style-name="ce18">
            <text:p>Net additions [note 1]</text:p>
          </table:table-cell>
          <table:table-cell office:value-type="string" table:style-name="ce18">
            <text:p>2004-05</text:p>
          </table:table-cell>
          <table:table-cell office:value-type="float" office:value="6972" table:style-name="ce69">
            <text:p>6,972</text:p>
          </table:table-cell>
          <table:table-cell office:value-type="float" office:value="21411" table:style-name="ce69">
            <text:p>21,411</text:p>
          </table:table-cell>
          <table:table-cell office:value-type="float" office:value="15024" table:style-name="ce69">
            <text:p>15,024</text:p>
          </table:table-cell>
          <table:table-cell office:value-type="float" office:value="18380" table:style-name="ce69">
            <text:p>18,380</text:p>
          </table:table-cell>
          <table:table-cell office:value-type="float" office:value="17725" table:style-name="ce61">
            <text:p>17,725</text:p>
          </table:table-cell>
          <table:table-cell office:value-type="float" office:value="23500" table:style-name="ce69">
            <text:p>23,500</text:p>
          </table:table-cell>
          <table:table-cell office:value-type="float" office:value="26873" table:style-name="ce69">
            <text:p>26,873</text:p>
          </table:table-cell>
          <table:table-cell office:value-type="float" office:value="33179" table:style-name="ce69">
            <text:p>33,179</text:p>
          </table:table-cell>
          <table:table-cell office:value-type="float" office:value="22489" table:style-name="ce61">
            <text:p>22,489</text:p>
          </table:table-cell>
          <table:table-cell office:value-type="float" office:value="185553" table:style-name="ce23">
            <text:p>185,553</text:p>
          </table:table-cell>
          <table:table-cell table:number-columns-repeated="2"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5-06</text:p>
          </table:table-cell>
          <table:table-cell office:value-type="float" office:value="6927" table:style-name="ce69">
            <text:p>6,927</text:p>
          </table:table-cell>
          <table:table-cell office:value-type="float" office:value="23832" table:style-name="ce69">
            <text:p>23,832</text:p>
          </table:table-cell>
          <table:table-cell office:value-type="float" office:value="18684" table:style-name="ce69">
            <text:p>18,684</text:p>
          </table:table-cell>
          <table:table-cell office:value-type="float" office:value="21109" table:style-name="ce69">
            <text:p>21,109</text:p>
          </table:table-cell>
          <table:table-cell office:value-type="float" office:value="20509" table:style-name="ce61">
            <text:p>20,509</text:p>
          </table:table-cell>
          <table:table-cell office:value-type="float" office:value="25831" table:style-name="ce69">
            <text:p>25,831</text:p>
          </table:table-cell>
          <table:table-cell office:value-type="float" office:value="28852" table:style-name="ce69">
            <text:p>28,852</text:p>
          </table:table-cell>
          <table:table-cell office:value-type="float" office:value="34405" table:style-name="ce69">
            <text:p>34,405</text:p>
          </table:table-cell>
          <table:table-cell office:value-type="float" office:value="22504" table:style-name="ce61">
            <text:p>22,504</text:p>
          </table:table-cell>
          <table:table-cell office:value-type="float" office:value="202653" table:style-name="ce23">
            <text:p>202,653</text:p>
          </table:table-cell>
          <table:table-cell table:style-name="ce14"/>
          <table:table-cell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6-07 [note 2]</text:p>
          </table:table-cell>
          <table:table-cell office:value-type="float" office:value="8561" table:style-name="ce69">
            <text:p>8,561</text:p>
          </table:table-cell>
          <table:table-cell office:value-type="float" office:value="26009" table:style-name="ce69">
            <text:p>26,009</text:p>
          </table:table-cell>
          <table:table-cell office:value-type="float" office:value="21712" table:style-name="ce69">
            <text:p>21,712</text:p>
          </table:table-cell>
          <table:table-cell office:value-type="float" office:value="23089" table:style-name="ce69">
            <text:p>23,089</text:p>
          </table:table-cell>
          <table:table-cell office:value-type="float" office:value="18137" table:style-name="ce61">
            <text:p>18,137</text:p>
          </table:table-cell>
          <table:table-cell office:value-type="float" office:value="26121" table:style-name="ce69">
            <text:p>26,121</text:p>
          </table:table-cell>
          <table:table-cell office:value-type="float" office:value="30927" table:style-name="ce61">
            <text:p>30,927</text:p>
          </table:table-cell>
          <table:table-cell office:value-type="float" office:value="35692" table:style-name="ce69">
            <text:p>35,692</text:p>
          </table:table-cell>
          <table:table-cell office:value-type="float" office:value="24688" table:style-name="ce61">
            <text:p>24,688</text:p>
          </table:table-cell>
          <table:table-cell office:value-type="float" office:value="214936" table:style-name="ce23">
            <text:p>214,936</text:p>
          </table:table-cell>
          <table:table-cell table:style-name="ce14"/>
          <table:table-cell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7-08 [note 2]</text:p>
          </table:table-cell>
          <table:table-cell office:value-type="float" office:value="8898" table:style-name="ce69">
            <text:p>8,898</text:p>
          </table:table-cell>
          <table:table-cell office:value-type="float" office:value="29314" table:style-name="ce69">
            <text:p>29,314</text:p>
          </table:table-cell>
          <table:table-cell office:value-type="float" office:value="22826" table:style-name="ce69">
            <text:p>22,826</text:p>
          </table:table-cell>
          <table:table-cell office:value-type="float" office:value="21614" table:style-name="ce69">
            <text:p>21,614</text:p>
          </table:table-cell>
          <table:table-cell office:value-type="float" office:value="17633" table:style-name="ce61">
            <text:p>17,633</text:p>
          </table:table-cell>
          <table:table-cell office:value-type="float" office:value="27950" table:style-name="ce69">
            <text:p>27,950</text:p>
          </table:table-cell>
          <table:table-cell office:value-type="float" office:value="31557" table:style-name="ce61">
            <text:p>31,557</text:p>
          </table:table-cell>
          <table:table-cell office:value-type="float" office:value="36536" table:style-name="ce69">
            <text:p>36,536</text:p>
          </table:table-cell>
          <table:table-cell office:value-type="float" office:value="27206" table:style-name="ce61">
            <text:p>27,206</text:p>
          </table:table-cell>
          <table:table-cell office:value-type="float" office:value="223534" table:style-name="ce23">
            <text:p>223,534</text:p>
          </table:table-cell>
          <table:table-cell table:style-name="ce14"/>
          <table:table-cell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08-09</text:p>
          </table:table-cell>
          <table:table-cell office:value-type="float" office:value="5700" table:style-name="ce69">
            <text:p>5,700</text:p>
          </table:table-cell>
          <table:table-cell office:value-type="float" office:value="19569" table:style-name="ce69">
            <text:p>19,569</text:p>
          </table:table-cell>
          <table:table-cell office:value-type="float" office:value="17336" table:style-name="ce69">
            <text:p>17,336</text:p>
          </table:table-cell>
          <table:table-cell office:value-type="float" office:value="15230" table:style-name="ce69">
            <text:p>15,230</text:p>
          </table:table-cell>
          <table:table-cell office:value-type="float" office:value="14620" table:style-name="ce69">
            <text:p>14,620</text:p>
          </table:table-cell>
          <table:table-cell office:value-type="float" office:value="21920" table:style-name="ce69">
            <text:p>21,920</text:p>
          </table:table-cell>
          <table:table-cell office:value-type="float" office:value="32290" table:style-name="ce69">
            <text:p>32,290</text:p>
          </table:table-cell>
          <table:table-cell office:value-type="float" office:value="33445" table:style-name="ce69">
            <text:p>33,445</text:p>
          </table:table-cell>
          <table:table-cell office:value-type="float" office:value="22657" table:style-name="ce61">
            <text:p>22,657</text:p>
          </table:table-cell>
          <table:table-cell office:value-type="float" office:value="182767" table:style-name="ce70">
            <text:p>182,767</text:p>
          </table:table-cell>
          <table:table-cell table:style-name="ce14"/>
          <table:table-cell table:style-name="ce13"/>
          <table:table-cell table:number-columns-repeated="7" table:style-name="ce17"/>
          <table:table-cell table:number-columns-repeated="16363"/>
        </table:table-row>
        <table:table-row table:style-name="ro2">
          <table:table-cell office:value-type="string" table:style-name="ce8">
            <text:p>Net additions [note 1]</text:p>
          </table:table-cell>
          <table:table-cell office:value-type="string" table:style-name="ce8">
            <text:p>2009-10</text:p>
          </table:table-cell>
          <table:table-cell office:value-type="float" office:value="5131" table:style-name="ce69">
            <text:p>5,131</text:p>
          </table:table-cell>
          <table:table-cell office:value-type="float" office:value="13397" table:style-name="ce69">
            <text:p>13,397</text:p>
          </table:table-cell>
          <table:table-cell office:value-type="float" office:value="13578" table:style-name="ce69">
            <text:p>13,578</text:p>
          </table:table-cell>
          <table:table-cell office:value-type="float" office:value="13805" table:style-name="ce69">
            <text:p>13,805</text:p>
          </table:table-cell>
          <table:table-cell office:value-type="float" office:value="12283" table:style-name="ce69">
            <text:p>12,283</text:p>
          </table:table-cell>
          <table:table-cell office:value-type="float" office:value="17439" table:style-name="ce69">
            <text:p>17,439</text:p>
          </table:table-cell>
          <table:table-cell office:value-type="float" office:value="28330" table:style-name="ce69">
            <text:p>28,330</text:p>
          </table:table-cell>
          <table:table-cell office:value-type="float" office:value="23204" table:style-name="ce69">
            <text:p>23,204</text:p>
          </table:table-cell>
          <table:table-cell office:value-type="float" office:value="17703" table:style-name="ce61">
            <text:p>17,703</text:p>
          </table:table-cell>
          <table:table-cell office:value-type="float" office:value="144870" table:style-name="ce70">
            <text:p>144,870</text:p>
          </table:table-cell>
          <table:table-cell table:number-columns-repeated="2" table:style-name="ce13"/>
          <table:table-cell table:number-columns-repeated="7" table:style-name="ce17"/>
          <table:table-cell table:number-columns-repeated="16363"/>
        </table:table-row>
        <table:table-row table:style-name="ro2">
          <table:table-cell office:value-type="string" table:style-name="ce11">
            <text:p>Net additions [note 1]</text:p>
          </table:table-cell>
          <table:table-cell office:value-type="string" table:style-name="ce11">
            <text:p>2010-11</text:p>
          </table:table-cell>
          <table:table-cell office:value-type="float" office:value="6105" table:style-name="ce69">
            <text:p>6,105</text:p>
          </table:table-cell>
          <table:table-cell office:value-type="float" office:value="11793" table:style-name="ce69">
            <text:p>11,793</text:p>
          </table:table-cell>
          <table:table-cell office:value-type="float" office:value="13594" table:style-name="ce69">
            <text:p>13,594</text:p>
          </table:table-cell>
          <table:table-cell office:value-type="float" office:value="12749" table:style-name="ce69">
            <text:p>12,749</text:p>
          </table:table-cell>
          <table:table-cell office:value-type="float" office:value="11848" table:style-name="ce69">
            <text:p>11,848</text:p>
          </table:table-cell>
          <table:table-cell office:value-type="float" office:value="18278" table:style-name="ce69">
            <text:p>18,278</text:p>
          </table:table-cell>
          <table:table-cell office:value-type="float" office:value="21820" table:style-name="ce69">
            <text:p>21,820</text:p>
          </table:table-cell>
          <table:table-cell office:value-type="float" office:value="23496" table:style-name="ce69">
            <text:p>23,496</text:p>
          </table:table-cell>
          <table:table-cell office:value-type="float" office:value="17710" table:style-name="ce61">
            <text:p>17,710</text:p>
          </table:table-cell>
          <table:table-cell office:value-type="float" office:value="137394" table:style-name="ce70">
            <text:p>137,394</text:p>
          </table:table-cell>
          <table:table-cell table:number-columns-repeated="2" table:style-name="ce13"/>
          <table:table-cell table:number-columns-repeated="7" table:style-name="ce17"/>
          <table:table-cell table:number-columns-repeated="16363"/>
        </table:table-row>
        <table:table-row table:style-name="ro2">
          <table:table-cell office:value-type="string" table:style-name="ce8">
            <text:p>Net additions [note 1]</text:p>
          </table:table-cell>
          <table:table-cell office:value-type="string" table:style-name="ce8">
            <text:p>2011-12</text:p>
          </table:table-cell>
          <table:table-cell office:value-type="float" office:value="3939" table:style-name="ce61">
            <text:p>3,939</text:p>
          </table:table-cell>
          <table:table-cell office:value-type="float" office:value="10612" table:style-name="ce61">
            <text:p>10,612</text:p>
          </table:table-cell>
          <table:table-cell office:value-type="float" office:value="12066" table:style-name="ce61">
            <text:p>12,066</text:p>
          </table:table-cell>
          <table:table-cell office:value-type="float" office:value="12426" table:style-name="ce61">
            <text:p>12,426</text:p>
          </table:table-cell>
          <table:table-cell office:value-type="float" office:value="10206" table:style-name="ce61">
            <text:p>10,206</text:p>
          </table:table-cell>
          <table:table-cell office:value-type="float" office:value="18460" table:style-name="ce61">
            <text:p>18,460</text:p>
          </table:table-cell>
          <table:table-cell office:value-type="float" office:value="29672" table:style-name="ce61">
            <text:p>29,672</text:p>
          </table:table-cell>
          <table:table-cell office:value-type="float" office:value="24835" table:style-name="ce61">
            <text:p>24,835</text:p>
          </table:table-cell>
          <table:table-cell office:value-type="float" office:value="18570" table:style-name="ce61">
            <text:p>18,570</text:p>
          </table:table-cell>
          <table:table-cell office:value-type="float" office:value="140785" table:style-name="ce23">
            <text:p>140,785</text:p>
          </table:table-cell>
          <table:table-cell table:number-columns-repeated="16372" table:style-name="ce1"/>
        </table:table-row>
        <table:table-row table:style-name="ro2">
          <table:table-cell office:value-type="string" table:style-name="ce8">
            <text:p>Net additions [note 1]</text:p>
          </table:table-cell>
          <table:table-cell office:value-type="string" table:style-name="ce8">
            <text:p>2012-13</text:p>
          </table:table-cell>
          <table:table-cell office:value-type="float" office:value="3589" table:style-name="ce61">
            <text:p>3,589</text:p>
          </table:table-cell>
          <table:table-cell office:value-type="float" office:value="12702" table:style-name="ce61">
            <text:p>12,702</text:p>
          </table:table-cell>
          <table:table-cell office:value-type="float" office:value="10300" table:style-name="ce61">
            <text:p>10,300</text:p>
          </table:table-cell>
          <table:table-cell office:value-type="float" office:value="12449" table:style-name="ce61">
            <text:p>12,449</text:p>
          </table:table-cell>
          <table:table-cell office:value-type="float" office:value="10485" table:style-name="ce61">
            <text:p>10,485</text:p>
          </table:table-cell>
          <table:table-cell office:value-type="float" office:value="15911" table:style-name="ce61">
            <text:p>15,911</text:p>
          </table:table-cell>
          <table:table-cell office:value-type="float" office:value="25845" table:style-name="ce61">
            <text:p>25,845</text:p>
          </table:table-cell>
          <table:table-cell office:value-type="float" office:value="22478" table:style-name="ce61">
            <text:p>22,478</text:p>
          </table:table-cell>
          <table:table-cell office:value-type="float" office:value="16853" table:style-name="ce61">
            <text:p>16,853</text:p>
          </table:table-cell>
          <table:table-cell office:value-type="float" office:value="130611" table:style-name="ce23">
            <text:p>130,611</text:p>
          </table:table-cell>
          <table:table-cell table:number-columns-repeated="16372"/>
        </table:table-row>
        <table:table-row table:style-name="ro2">
          <table:table-cell office:value-type="string" table:style-name="ce8">
            <text:p>Net additions [note 1]</text:p>
          </table:table-cell>
          <table:table-cell office:value-type="string" table:style-name="ce8">
            <text:p>2013-14</text:p>
          </table:table-cell>
          <table:table-cell office:value-type="float" office:value="3488" table:style-name="ce61">
            <text:p>3,488</text:p>
          </table:table-cell>
          <table:table-cell office:value-type="float" office:value="13258" table:style-name="ce61">
            <text:p>13,258</text:p>
          </table:table-cell>
          <table:table-cell office:value-type="float" office:value="11918" table:style-name="ce61">
            <text:p>11,918</text:p>
          </table:table-cell>
          <table:table-cell office:value-type="float" office:value="13949" table:style-name="ce61">
            <text:p>13,949</text:p>
          </table:table-cell>
          <table:table-cell office:value-type="float" office:value="12047" table:style-name="ce61">
            <text:p>12,047</text:p>
          </table:table-cell>
          <table:table-cell office:value-type="float" office:value="17451" table:style-name="ce61">
            <text:p>17,451</text:p>
          </table:table-cell>
          <table:table-cell office:value-type="float" office:value="28383" table:style-name="ce61">
            <text:p>28,383</text:p>
          </table:table-cell>
          <table:table-cell office:value-type="float" office:value="22136" table:style-name="ce61">
            <text:p>22,136</text:p>
          </table:table-cell>
          <table:table-cell office:value-type="float" office:value="19865" table:style-name="ce61">
            <text:p>19,865</text:p>
          </table:table-cell>
          <table:table-cell office:value-type="float" office:value="142494" table:style-name="ce23">
            <text:p>142,494</text:p>
          </table:table-cell>
          <table:table-cell table:number-columns-repeated="16372"/>
        </table:table-row>
        <table:table-row table:style-name="ro2">
          <table:table-cell office:value-type="string" table:style-name="ce11">
            <text:p>Net additions [note 1]</text:p>
          </table:table-cell>
          <table:table-cell office:value-type="string" table:style-name="ce11">
            <text:p>2014-15</text:p>
          </table:table-cell>
          <table:table-cell office:value-type="float" office:value="6908" table:style-name="ce61">
            <text:p>6,908</text:p>
          </table:table-cell>
          <table:table-cell office:value-type="float" office:value="18379" table:style-name="ce61">
            <text:p>18,379</text:p>
          </table:table-cell>
          <table:table-cell office:value-type="float" office:value="13947" table:style-name="ce61">
            <text:p>13,947</text:p>
          </table:table-cell>
          <table:table-cell office:value-type="float" office:value="16857" table:style-name="ce61">
            <text:p>16,857</text:p>
          </table:table-cell>
          <table:table-cell office:value-type="float" office:value="16794" table:style-name="ce61">
            <text:p>16,794</text:p>
          </table:table-cell>
          <table:table-cell office:value-type="float" office:value="20548" table:style-name="ce61">
            <text:p>20,548</text:p>
          </table:table-cell>
          <table:table-cell office:value-type="float" office:value="31649" table:style-name="ce61">
            <text:p>31,649</text:p>
          </table:table-cell>
          <table:table-cell office:value-type="float" office:value="28631" table:style-name="ce61">
            <text:p>28,631</text:p>
          </table:table-cell>
          <table:table-cell office:value-type="float" office:value="22870" table:style-name="ce61">
            <text:p>22,870</text:p>
          </table:table-cell>
          <table:table-cell office:value-type="float" office:value="176582" table:style-name="ce23">
            <text:p>176,582</text:p>
          </table:table-cell>
          <table:table-cell table:number-columns-repeated="16372"/>
        </table:table-row>
        <table:table-row table:style-name="ro2">
          <table:table-cell office:value-type="string" table:style-name="ce11">
            <text:p>Net additions [note 1]</text:p>
          </table:table-cell>
          <table:table-cell office:value-type="string" table:style-name="ce11">
            <text:p>2015-16</text:p>
          </table:table-cell>
          <table:table-cell office:value-type="float" office:value="7171" table:style-name="ce61">
            <text:p>7,171</text:p>
          </table:table-cell>
          <table:table-cell office:value-type="float" office:value="19357" table:style-name="ce61">
            <text:p>19,357</text:p>
          </table:table-cell>
          <table:table-cell office:value-type="float" office:value="15729" table:style-name="ce61">
            <text:p>15,729</text:p>
          </table:table-cell>
          <table:table-cell office:value-type="float" office:value="18896" table:style-name="ce61">
            <text:p>18,896</text:p>
          </table:table-cell>
          <table:table-cell office:value-type="float" office:value="17870" table:style-name="ce61">
            <text:p>17,870</text:p>
          </table:table-cell>
          <table:table-cell office:value-type="float" office:value="22495" table:style-name="ce61">
            <text:p>22,495</text:p>
          </table:table-cell>
          <table:table-cell office:value-type="float" office:value="35196" table:style-name="ce61">
            <text:p>35,196</text:p>
          </table:table-cell>
          <table:table-cell office:value-type="float" office:value="35125" table:style-name="ce61">
            <text:p>35,125</text:p>
          </table:table-cell>
          <table:table-cell office:value-type="float" office:value="23696" table:style-name="ce61">
            <text:p>23,696</text:p>
          </table:table-cell>
          <table:table-cell office:value-type="float" office:value="195534" table:style-name="ce23">
            <text:p>195,534</text:p>
          </table:table-cell>
          <table:table-cell table:number-columns-repeated="16372"/>
        </table:table-row>
        <table:table-row table:style-name="ro2">
          <table:table-cell office:value-type="string" table:style-name="ce11">
            <text:p>Net additions [note 1]</text:p>
          </table:table-cell>
          <table:table-cell office:value-type="string" table:style-name="ce11">
            <text:p>2016-17</text:p>
          </table:table-cell>
          <table:table-cell office:value-type="float" office:value="9838" table:style-name="ce61">
            <text:p>9,838</text:p>
          </table:table-cell>
          <table:table-cell office:value-type="float" office:value="23976" table:style-name="ce61">
            <text:p>23,976</text:p>
          </table:table-cell>
          <table:table-cell office:value-type="float" office:value="17760" table:style-name="ce61">
            <text:p>17,760</text:p>
          </table:table-cell>
          <table:table-cell office:value-type="float" office:value="20717" table:style-name="ce61">
            <text:p>20,717</text:p>
          </table:table-cell>
          <table:table-cell office:value-type="float" office:value="18407" table:style-name="ce61">
            <text:p>18,407</text:p>
          </table:table-cell>
          <table:table-cell office:value-type="float" office:value="25541" table:style-name="ce61">
            <text:p>25,541</text:p>
          </table:table-cell>
          <table:table-cell office:value-type="float" office:value="44366" table:style-name="ce61">
            <text:p>44,366</text:p>
          </table:table-cell>
          <table:table-cell office:value-type="float" office:value="36809" table:style-name="ce61">
            <text:p>36,809</text:p>
          </table:table-cell>
          <table:table-cell office:value-type="float" office:value="25821" table:style-name="ce61">
            <text:p>25,821</text:p>
          </table:table-cell>
          <table:table-cell office:value-type="float" office:value="223234" table:style-name="ce23">
            <text:p>223,234</text:p>
          </table:table-cell>
          <table:table-cell table:number-columns-repeated="16372"/>
        </table:table-row>
        <table:table-row table:style-name="ro2">
          <table:table-cell office:value-type="string" table:style-name="ce11">
            <text:p>Net additions [note 1]</text:p>
          </table:table-cell>
          <table:table-cell office:value-type="string" table:style-name="ce11">
            <text:p>2017-18</text:p>
          </table:table-cell>
          <table:table-cell office:value-type="float" office:value="9142" table:style-name="ce61">
            <text:p>9,142</text:p>
          </table:table-cell>
          <table:table-cell office:value-type="float" office:value="25848" table:style-name="ce61">
            <text:p>25,848</text:p>
          </table:table-cell>
          <table:table-cell office:value-type="float" office:value="19622" table:style-name="ce61">
            <text:p>19,622</text:p>
          </table:table-cell>
          <table:table-cell office:value-type="float" office:value="22695" table:style-name="ce61">
            <text:p>22,695</text:p>
          </table:table-cell>
          <table:table-cell office:value-type="float" office:value="21720" table:style-name="ce61">
            <text:p>21,720</text:p>
          </table:table-cell>
          <table:table-cell office:value-type="float" office:value="25763" table:style-name="ce61">
            <text:p>25,763</text:p>
          </table:table-cell>
          <table:table-cell office:value-type="float" office:value="36529" table:style-name="ce61">
            <text:p>36,529</text:p>
          </table:table-cell>
          <table:table-cell office:value-type="float" office:value="39559" table:style-name="ce61">
            <text:p>39,559</text:p>
          </table:table-cell>
          <table:table-cell office:value-type="float" office:value="27293" table:style-name="ce61">
            <text:p>27,293</text:p>
          </table:table-cell>
          <table:table-cell office:value-type="float" office:value="228170" table:style-name="ce23">
            <text:p>228,170</text:p>
          </table:table-cell>
          <table:table-cell table:number-columns-repeated="16372"/>
        </table:table-row>
        <table:table-row table:style-name="ro2">
          <table:table-cell office:value-type="string" table:style-name="ce11">
            <text:p>Net additions [note 1]</text:p>
          </table:table-cell>
          <table:table-cell office:value-type="string" table:style-name="ce11">
            <text:p>2018-19</text:p>
          </table:table-cell>
          <table:table-cell office:value-type="float" office:value="9419" table:style-name="ce61">
            <text:p>9,419</text:p>
          </table:table-cell>
          <table:table-cell office:value-type="float" office:value="29654" table:style-name="ce61">
            <text:p>29,654</text:p>
          </table:table-cell>
          <table:table-cell office:value-type="float" office:value="20269" table:style-name="ce61">
            <text:p>20,269</text:p>
          </table:table-cell>
          <table:table-cell office:value-type="float" office:value="23500" table:style-name="ce61">
            <text:p>23,500</text:p>
          </table:table-cell>
          <table:table-cell office:value-type="float" office:value="24467" table:style-name="ce61">
            <text:p>24,467</text:p>
          </table:table-cell>
          <table:table-cell office:value-type="float" office:value="30189" table:style-name="ce61">
            <text:p>30,189</text:p>
          </table:table-cell>
          <table:table-cell office:value-type="float" office:value="41424" table:style-name="ce61">
            <text:p>41,424</text:p>
          </table:table-cell>
          <table:table-cell office:value-type="float" office:value="41844" table:style-name="ce61">
            <text:p>41,844</text:p>
          </table:table-cell>
          <table:table-cell office:value-type="float" office:value="27001" table:style-name="ce61">
            <text:p>27,001</text:p>
          </table:table-cell>
          <table:table-cell office:value-type="float" office:value="247766" table:style-name="ce23">
            <text:p>247,766</text:p>
          </table:table-cell>
          <table:table-cell table:number-columns-repeated="16372"/>
        </table:table-row>
        <table:table-row table:style-name="ro2">
          <table:table-cell office:value-type="string" table:style-name="ce11">
            <text:p>Net additions [note 1]</text:p>
          </table:table-cell>
          <table:table-cell office:value-type="string" table:style-name="ce11">
            <text:p>2019-20</text:p>
          </table:table-cell>
          <table:table-cell office:value-type="float" office:value="8987" table:style-name="ce61">
            <text:p>8,987</text:p>
          </table:table-cell>
          <table:table-cell office:value-type="float" office:value="33177" table:style-name="ce61">
            <text:p>33,177</text:p>
          </table:table-cell>
          <table:table-cell office:value-type="float" office:value="20297" table:style-name="ce61">
            <text:p>20,297</text:p>
          </table:table-cell>
          <table:table-cell office:value-type="float" office:value="22223" table:style-name="ce61">
            <text:p>22,223</text:p>
          </table:table-cell>
          <table:table-cell office:value-type="float" office:value="23702" table:style-name="ce61">
            <text:p>23,702</text:p>
          </table:table-cell>
          <table:table-cell office:value-type="float" office:value="28374" table:style-name="ce61">
            <text:p>28,374</text:p>
          </table:table-cell>
          <table:table-cell office:value-type="float" office:value="45676" table:style-name="ce61">
            <text:p>45,676</text:p>
          </table:table-cell>
          <table:table-cell office:value-type="float" office:value="41390" table:style-name="ce61">
            <text:p>41,390</text:p>
          </table:table-cell>
          <table:table-cell office:value-type="float" office:value="24766" table:style-name="ce61">
            <text:p>24,766</text:p>
          </table:table-cell>
          <table:table-cell office:value-type="float" office:value="248591" table:style-name="ce23">
            <text:p>248,591</text:p>
          </table:table-cell>
          <table:table-cell table:number-columns-repeated="16372"/>
        </table:table-row>
        <table:table-row table:style-name="ro2">
          <table:table-cell office:value-type="string" table:style-name="ce11">
            <text:p>Net additions [note 1]</text:p>
          </table:table-cell>
          <table:table-cell office:value-type="string" table:style-name="ce11">
            <text:p>2020-21</text:p>
          </table:table-cell>
          <table:table-cell office:value-type="float" office:value="7144" table:style-name="ce61">
            <text:p>7,144</text:p>
          </table:table-cell>
          <table:table-cell office:value-type="float" office:value="27951" table:style-name="ce61">
            <text:p>27,951</text:p>
          </table:table-cell>
          <table:table-cell office:value-type="float" office:value="16132" table:style-name="ce61">
            <text:p>16,132</text:p>
          </table:table-cell>
          <table:table-cell office:value-type="float" office:value="21419" table:style-name="ce61">
            <text:p>21,419</text:p>
          </table:table-cell>
          <table:table-cell office:value-type="float" office:value="18673" table:style-name="ce61">
            <text:p>18,673</text:p>
          </table:table-cell>
          <table:table-cell office:value-type="float" office:value="25661" table:style-name="ce61">
            <text:p>25,661</text:p>
          </table:table-cell>
          <table:table-cell office:value-type="float" office:value="38829" table:style-name="ce61">
            <text:p>38,829</text:p>
          </table:table-cell>
          <table:table-cell office:value-type="float" office:value="39135" table:style-name="ce61">
            <text:p>39,135</text:p>
          </table:table-cell>
          <table:table-cell office:value-type="float" office:value="22811" table:style-name="ce61">
            <text:p>22,811</text:p>
          </table:table-cell>
          <table:table-cell office:value-type="float" office:value="217754" table:style-name="ce23">
            <text:p>217,754</text:p>
          </table:table-cell>
          <table:table-cell table:number-columns-repeated="16372"/>
        </table:table-row>
        <table:table-row table:style-name="ro2">
          <table:table-cell office:value-type="string" table:style-name="ce11">
            <text:p>Net additions [note 1]</text:p>
          </table:table-cell>
          <table:table-cell office:value-type="string" table:style-name="ce11">
            <text:p>2021-22</text:p>
          </table:table-cell>
          <table:table-cell office:value-type="float" office:value="8926" table:style-name="ce61">
            <text:p>8,926</text:p>
          </table:table-cell>
          <table:table-cell office:value-type="float" office:value="28469" table:style-name="ce61">
            <text:p>28,469</text:p>
          </table:table-cell>
          <table:table-cell office:value-type="float" office:value="18721" table:style-name="ce61">
            <text:p>18,721</text:p>
          </table:table-cell>
          <table:table-cell office:value-type="float" office:value="22100" table:style-name="ce61">
            <text:p>22,100</text:p>
          </table:table-cell>
          <table:table-cell office:value-type="float" office:value="24176" table:style-name="ce61">
            <text:p>24,176</text:p>
          </table:table-cell>
          <table:table-cell office:value-type="float" office:value="27457" table:style-name="ce61">
            <text:p>27,457</text:p>
          </table:table-cell>
          <table:table-cell office:value-type="float" office:value="39173" table:style-name="ce61">
            <text:p>39,173</text:p>
          </table:table-cell>
          <table:table-cell office:value-type="float" office:value="41237" table:style-name="ce61">
            <text:p>41,237</text:p>
          </table:table-cell>
          <table:table-cell office:value-type="float" office:value="24203" table:style-name="ce61">
            <text:p>24,203</text:p>
          </table:table-cell>
          <table:table-cell office:value-type="float" office:value="234462" table:style-name="ce23">
            <text:p>234,462</text:p>
          </table:table-cell>
          <table:table-cell table:number-columns-repeated="16372"/>
        </table:table-row>
        <table:table-row table:style-name="ro2">
          <table:table-cell office:value-type="string" table:style-name="ce11">
            <text:p>Net additions [note 1]</text:p>
          </table:table-cell>
          <table:table-cell office:value-type="string" table:style-name="ce11">
            <text:p>2022-23</text:p>
          </table:table-cell>
          <table:table-cell office:value-type="float" office:value="9339" table:style-name="ce61">
            <text:p>9,339</text:p>
          </table:table-cell>
          <table:table-cell office:value-type="float" office:value="26999" table:style-name="ce61">
            <text:p>26,999</text:p>
          </table:table-cell>
          <table:table-cell office:value-type="float" office:value="17952" table:style-name="ce61">
            <text:p>17,952</text:p>
          </table:table-cell>
          <table:table-cell office:value-type="float" office:value="25146" table:style-name="ce61">
            <text:p>25,146</text:p>
          </table:table-cell>
          <table:table-cell office:value-type="float" office:value="21838" table:style-name="ce61">
            <text:p>21,838</text:p>
          </table:table-cell>
          <table:table-cell office:value-type="float" office:value="30771" table:style-name="ce61">
            <text:p>30,771</text:p>
          </table:table-cell>
          <table:table-cell office:value-type="float" office:value="35263" table:style-name="ce61">
            <text:p>35,263</text:p>
          </table:table-cell>
          <table:table-cell office:value-type="float" office:value="42217" table:style-name="ce61">
            <text:p>42,217</text:p>
          </table:table-cell>
          <table:table-cell office:value-type="float" office:value="24767" table:style-name="ce61">
            <text:p>24,767</text:p>
          </table:table-cell>
          <table:table-cell office:value-type="float" office:value="234292" table:style-name="ce23">
            <text:p>234,292</text:p>
          </table:table-cell>
          <table:table-cell table:number-columns-repeated="16372"/>
        </table:table-row>
        <table:table-row table:style-name="ro2">
          <table:table-cell office:value-type="string" table:style-name="ce10">
            <text:p>Net additions [note 1]</text:p>
          </table:table-cell>
          <table:table-cell office:value-type="string" table:style-name="ce10">
            <text:p>2023-24</text:p>
          </table:table-cell>
          <table:table-cell office:value-type="float" office:value="7937" table:style-name="ce64">
            <text:p>7,937</text:p>
          </table:table-cell>
          <table:table-cell office:value-type="float" office:value="26873" table:style-name="ce64">
            <text:p>26,873</text:p>
          </table:table-cell>
          <table:table-cell office:value-type="float" office:value="21102" table:style-name="ce64">
            <text:p>21,102</text:p>
          </table:table-cell>
          <table:table-cell office:value-type="float" office:value="22794" table:style-name="ce64">
            <text:p>22,794</text:p>
          </table:table-cell>
          <table:table-cell office:value-type="float" office:value="21793" table:style-name="ce64">
            <text:p>21,793</text:p>
          </table:table-cell>
          <table:table-cell office:value-type="float" office:value="28643" table:style-name="ce64">
            <text:p>28,643</text:p>
          </table:table-cell>
          <table:table-cell office:value-type="float" office:value="32162" table:style-name="ce64">
            <text:p>32,162</text:p>
          </table:table-cell>
          <table:table-cell office:value-type="float" office:value="38760" table:style-name="ce64">
            <text:p>38,760</text:p>
          </table:table-cell>
          <table:table-cell office:value-type="float" office:value="21007" table:style-name="ce64">
            <text:p>21,007</text:p>
          </table:table-cell>
          <table:table-cell office:value-type="float" office:value="221071" table:style-name="ce24">
            <text:p>221,071</text:p>
          </table:table-cell>
          <table:table-cell table:number-columns-repeated="16372"/>
        </table:table-row>
        <table:table-row table:style-name="ro2">
          <table:table-cell office:value-type="string" table:style-name="ce60">
            <text:p>New build [note 3] [note 5]</text:p>
          </table:table-cell>
          <table:table-cell office:value-type="string" table:style-name="ce60">
            <text:p>2000-01</text:p>
          </table:table-cell>
          <table:table-cell office:value-type="string" table:style-name="ce66">
            <text:p>[x]</text:p>
          </table:table-cell>
          <table:table-cell office:value-type="string" table:style-name="ce66">
            <text:p>[x]</text:p>
          </table:table-cell>
          <table:table-cell office:value-type="string" table:style-name="ce66">
            <text:p>[x]</text:p>
          </table:table-cell>
          <table:table-cell office:value-type="string" table:style-name="ce66">
            <text:p>[x]</text:p>
          </table:table-cell>
          <table:table-cell office:value-type="string" table:style-name="ce67">
            <text:p>[x]</text:p>
          </table:table-cell>
          <table:table-cell office:value-type="string" table:style-name="ce66">
            <text:p>[x]</text:p>
          </table:table-cell>
          <table:table-cell office:value-type="string" table:style-name="ce66">
            <text:p>[x]</text:p>
          </table:table-cell>
          <table:table-cell office:value-type="string" table:style-name="ce66">
            <text:p>[x]</text:p>
          </table:table-cell>
          <table:table-cell office:value-type="string" table:style-name="ce67">
            <text:p>[x]</text:p>
          </table:table-cell>
          <table:table-cell office:value-type="string" table:style-name="ce68">
            <text:p>[x]</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8">
            <text:p>New build [note 3] [note 5]</text:p>
          </table:table-cell>
          <table:table-cell office:value-type="string" table:style-name="ce18">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6-07 [note 2]</text:p>
          </table:table-cell>
          <table:table-cell office:value-type="float" office:value="9038" table:style-name="ce61">
            <text:p>9,038</text:p>
          </table:table-cell>
          <table:table-cell office:value-type="float" office:value="23693" table:style-name="ce61">
            <text:p>23,693</text:p>
          </table:table-cell>
          <table:table-cell office:value-type="float" office:value="17800" table:style-name="ce61">
            <text:p>17,800</text:p>
          </table:table-cell>
          <table:table-cell office:value-type="float" office:value="20080" table:style-name="ce61">
            <text:p>20,080</text:p>
          </table:table-cell>
          <table:table-cell office:value-type="float" office:value="17864" table:style-name="ce61">
            <text:p>17,864</text:p>
          </table:table-cell>
          <table:table-cell office:value-type="float" office:value="23955" table:style-name="ce61">
            <text:p>23,955</text:p>
          </table:table-cell>
          <table:table-cell office:value-type="float" office:value="24181" table:style-name="ce61">
            <text:p>24,181</text:p>
          </table:table-cell>
          <table:table-cell office:value-type="float" office:value="32062" table:style-name="ce61">
            <text:p>32,062</text:p>
          </table:table-cell>
          <table:table-cell office:value-type="float" office:value="24409" table:style-name="ce61">
            <text:p>24,409</text:p>
          </table:table-cell>
          <table:table-cell office:value-type="float" office:value="193080" table:style-name="ce23">
            <text:p>193,08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7-08 [note 2]</text:p>
          </table:table-cell>
          <table:table-cell office:value-type="float" office:value="9600" table:style-name="ce61">
            <text:p>9,600</text:p>
          </table:table-cell>
          <table:table-cell office:value-type="float" office:value="25783" table:style-name="ce61">
            <text:p>25,783</text:p>
          </table:table-cell>
          <table:table-cell office:value-type="float" office:value="19289" table:style-name="ce61">
            <text:p>19,289</text:p>
          </table:table-cell>
          <table:table-cell office:value-type="float" office:value="19939" table:style-name="ce61">
            <text:p>19,939</text:p>
          </table:table-cell>
          <table:table-cell office:value-type="float" office:value="16368" table:style-name="ce61">
            <text:p>16,368</text:p>
          </table:table-cell>
          <table:table-cell office:value-type="float" office:value="25317" table:style-name="ce61">
            <text:p>25,317</text:p>
          </table:table-cell>
          <table:table-cell office:value-type="float" office:value="24021" table:style-name="ce61">
            <text:p>24,021</text:p>
          </table:table-cell>
          <table:table-cell office:value-type="float" office:value="33398" table:style-name="ce61">
            <text:p>33,398</text:p>
          </table:table-cell>
          <table:table-cell office:value-type="float" office:value="26376" table:style-name="ce61">
            <text:p>26,376</text:p>
          </table:table-cell>
          <table:table-cell office:value-type="float" office:value="200300" table:style-name="ce23">
            <text:p>200,30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08-09</text:p>
          </table:table-cell>
          <table:table-cell office:value-type="float" office:value="6060" table:style-name="ce61">
            <text:p>6,060</text:p>
          </table:table-cell>
          <table:table-cell office:value-type="float" office:value="17590" table:style-name="ce61">
            <text:p>17,590</text:p>
          </table:table-cell>
          <table:table-cell office:value-type="float" office:value="14120" table:style-name="ce61">
            <text:p>14,120</text:p>
          </table:table-cell>
          <table:table-cell office:value-type="float" office:value="12980" table:style-name="ce61">
            <text:p>12,980</text:p>
          </table:table-cell>
          <table:table-cell office:value-type="float" office:value="13430" table:style-name="ce61">
            <text:p>13,430</text:p>
          </table:table-cell>
          <table:table-cell office:value-type="float" office:value="19720" table:style-name="ce61">
            <text:p>19,720</text:p>
          </table:table-cell>
          <table:table-cell office:value-type="float" office:value="24520" table:style-name="ce61">
            <text:p>24,520</text:p>
          </table:table-cell>
          <table:table-cell office:value-type="float" office:value="29700" table:style-name="ce61">
            <text:p>29,700</text:p>
          </table:table-cell>
          <table:table-cell office:value-type="float" office:value="19520" table:style-name="ce61">
            <text:p>19,520</text:p>
          </table:table-cell>
          <table:table-cell office:value-type="float" office:value="157630" table:style-name="ce23">
            <text:p>157,630</text:p>
          </table:table-cell>
          <table:table-cell table:number-columns-repeated="16372"/>
        </table:table-row>
        <table:table-row table:style-name="ro2">
          <table:table-cell office:value-type="string" table:style-name="ce8">
            <text:p>New build [note 3] [note 5]</text:p>
          </table:table-cell>
          <table:table-cell office:value-type="string" table:style-name="ce8">
            <text:p>2009-10</text:p>
          </table:table-cell>
          <table:table-cell office:value-type="float" office:value="5078" table:style-name="ce61">
            <text:p>5,078</text:p>
          </table:table-cell>
          <table:table-cell office:value-type="float" office:value="12325" table:style-name="ce61">
            <text:p>12,325</text:p>
          </table:table-cell>
          <table:table-cell office:value-type="float" office:value="10569" table:style-name="ce61">
            <text:p>10,569</text:p>
          </table:table-cell>
          <table:table-cell office:value-type="float" office:value="11985" table:style-name="ce61">
            <text:p>11,985</text:p>
          </table:table-cell>
          <table:table-cell office:value-type="float" office:value="11178" table:style-name="ce61">
            <text:p>11,178</text:p>
          </table:table-cell>
          <table:table-cell office:value-type="float" office:value="15271" table:style-name="ce61">
            <text:p>15,271</text:p>
          </table:table-cell>
          <table:table-cell office:value-type="float" office:value="21336" table:style-name="ce61">
            <text:p>21,336</text:p>
          </table:table-cell>
          <table:table-cell office:value-type="float" office:value="20760" table:style-name="ce61">
            <text:p>20,760</text:p>
          </table:table-cell>
          <table:table-cell office:value-type="float" office:value="15696" table:style-name="ce61">
            <text:p>15,696</text:p>
          </table:table-cell>
          <table:table-cell office:value-type="float" office:value="124198" table:style-name="ce23">
            <text:p>124,198</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0-11</text:p>
          </table:table-cell>
          <table:table-cell office:value-type="float" office:value="5795" table:style-name="ce61">
            <text:p>5,795</text:p>
          </table:table-cell>
          <table:table-cell office:value-type="float" office:value="10444" table:style-name="ce61">
            <text:p>10,444</text:p>
          </table:table-cell>
          <table:table-cell office:value-type="float" office:value="10182" table:style-name="ce61">
            <text:p>10,182</text:p>
          </table:table-cell>
          <table:table-cell office:value-type="float" office:value="11295" table:style-name="ce61">
            <text:p>11,295</text:p>
          </table:table-cell>
          <table:table-cell office:value-type="float" office:value="10743" table:style-name="ce61">
            <text:p>10,743</text:p>
          </table:table-cell>
          <table:table-cell office:value-type="float" office:value="15788" table:style-name="ce61">
            <text:p>15,788</text:p>
          </table:table-cell>
          <table:table-cell office:value-type="float" office:value="16251" table:style-name="ce61">
            <text:p>16,251</text:p>
          </table:table-cell>
          <table:table-cell office:value-type="float" office:value="20976" table:style-name="ce61">
            <text:p>20,976</text:p>
          </table:table-cell>
          <table:table-cell office:value-type="float" office:value="16223" table:style-name="ce61">
            <text:p>16,223</text:p>
          </table:table-cell>
          <table:table-cell office:value-type="float" office:value="117695" table:style-name="ce23">
            <text:p>117,695</text:p>
          </table:table-cell>
          <table:table-cell table:number-columns-repeated="16372"/>
        </table:table-row>
        <table:table-row table:style-name="ro2">
          <table:table-cell office:value-type="string" table:style-name="ce8">
            <text:p>New build [note 3] [note 5]</text:p>
          </table:table-cell>
          <table:table-cell office:value-type="string" table:style-name="ce8">
            <text:p>2011-12</text:p>
          </table:table-cell>
          <table:table-cell office:value-type="float" office:value="5310" table:style-name="ce61">
            <text:p>5,310</text:p>
          </table:table-cell>
          <table:table-cell office:value-type="float" office:value="11761" table:style-name="ce61">
            <text:p>11,761</text:p>
          </table:table-cell>
          <table:table-cell office:value-type="float" office:value="10387" table:style-name="ce61">
            <text:p>10,387</text:p>
          </table:table-cell>
          <table:table-cell office:value-type="float" office:value="10954" table:style-name="ce61">
            <text:p>10,954</text:p>
          </table:table-cell>
          <table:table-cell office:value-type="float" office:value="10426" table:style-name="ce61">
            <text:p>10,426</text:p>
          </table:table-cell>
          <table:table-cell office:value-type="float" office:value="17353" table:style-name="ce61">
            <text:p>17,353</text:p>
          </table:table-cell>
          <table:table-cell office:value-type="float" office:value="22402" table:style-name="ce61">
            <text:p>22,402</text:p>
          </table:table-cell>
          <table:table-cell office:value-type="float" office:value="23224" table:style-name="ce61">
            <text:p>23,224</text:p>
          </table:table-cell>
          <table:table-cell office:value-type="float" office:value="16342" table:style-name="ce61">
            <text:p>16,342</text:p>
          </table:table-cell>
          <table:table-cell office:value-type="float" office:value="128159" table:style-name="ce23">
            <text:p>128,159</text:p>
          </table:table-cell>
          <table:table-cell table:number-columns-repeated="16372"/>
        </table:table-row>
        <table:table-row table:style-name="ro2">
          <table:table-cell office:value-type="string" table:style-name="ce8">
            <text:p>New build [note 3] [note 5]</text:p>
          </table:table-cell>
          <table:table-cell office:value-type="string" table:style-name="ce8">
            <text:p>2012-13</text:p>
          </table:table-cell>
          <table:table-cell office:value-type="float" office:value="5663" table:style-name="ce61">
            <text:p>5,663</text:p>
          </table:table-cell>
          <table:table-cell office:value-type="float" office:value="13270" table:style-name="ce61">
            <text:p>13,270</text:p>
          </table:table-cell>
          <table:table-cell office:value-type="float" office:value="8516" table:style-name="ce61">
            <text:p>8,516</text:p>
          </table:table-cell>
          <table:table-cell office:value-type="float" office:value="10207" table:style-name="ce61">
            <text:p>10,207</text:p>
          </table:table-cell>
          <table:table-cell office:value-type="float" office:value="9749" table:style-name="ce61">
            <text:p>9,749</text:p>
          </table:table-cell>
          <table:table-cell office:value-type="float" office:value="14949" table:style-name="ce61">
            <text:p>14,949</text:p>
          </table:table-cell>
          <table:table-cell office:value-type="float" office:value="20164" table:style-name="ce61">
            <text:p>20,164</text:p>
          </table:table-cell>
          <table:table-cell office:value-type="float" office:value="20934" table:style-name="ce61">
            <text:p>20,934</text:p>
          </table:table-cell>
          <table:table-cell office:value-type="float" office:value="15084" table:style-name="ce61">
            <text:p>15,084</text:p>
          </table:table-cell>
          <table:table-cell office:value-type="float" office:value="118536" table:style-name="ce23">
            <text:p>118,536</text:p>
          </table:table-cell>
          <table:table-cell table:number-columns-repeated="16372"/>
        </table:table-row>
        <table:table-row table:style-name="ro2">
          <table:table-cell office:value-type="string" table:style-name="ce8">
            <text:p>New build [note 3] [note 5]</text:p>
          </table:table-cell>
          <table:table-cell office:value-type="string" table:style-name="ce8">
            <text:p>2013-14</text:p>
          </table:table-cell>
          <table:table-cell office:value-type="float" office:value="5034" table:style-name="ce61">
            <text:p>5,034</text:p>
          </table:table-cell>
          <table:table-cell office:value-type="float" office:value="14253" table:style-name="ce61">
            <text:p>14,253</text:p>
          </table:table-cell>
          <table:table-cell office:value-type="float" office:value="10384" table:style-name="ce61">
            <text:p>10,384</text:p>
          </table:table-cell>
          <table:table-cell office:value-type="float" office:value="12030" table:style-name="ce61">
            <text:p>12,030</text:p>
          </table:table-cell>
          <table:table-cell office:value-type="float" office:value="12598" table:style-name="ce61">
            <text:p>12,598</text:p>
          </table:table-cell>
          <table:table-cell office:value-type="float" office:value="16071" table:style-name="ce61">
            <text:p>16,071</text:p>
          </table:table-cell>
          <table:table-cell office:value-type="float" office:value="21763" table:style-name="ce61">
            <text:p>21,763</text:p>
          </table:table-cell>
          <table:table-cell office:value-type="float" office:value="20672" table:style-name="ce61">
            <text:p>20,672</text:p>
          </table:table-cell>
          <table:table-cell office:value-type="float" office:value="17539" table:style-name="ce61">
            <text:p>17,539</text:p>
          </table:table-cell>
          <table:table-cell office:value-type="float" office:value="130344" table:style-name="ce23">
            <text:p>130,344</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4-15</text:p>
          </table:table-cell>
          <table:table-cell office:value-type="float" office:value="7533" table:style-name="ce61">
            <text:p>7,533</text:p>
          </table:table-cell>
          <table:table-cell office:value-type="float" office:value="18165" table:style-name="ce61">
            <text:p>18,165</text:p>
          </table:table-cell>
          <table:table-cell office:value-type="float" office:value="12079" table:style-name="ce61">
            <text:p>12,079</text:p>
          </table:table-cell>
          <table:table-cell office:value-type="float" office:value="14027" table:style-name="ce61">
            <text:p>14,027</text:p>
          </table:table-cell>
          <table:table-cell office:value-type="float" office:value="16213" table:style-name="ce61">
            <text:p>16,213</text:p>
          </table:table-cell>
          <table:table-cell office:value-type="float" office:value="17733" table:style-name="ce61">
            <text:p>17,733</text:p>
          </table:table-cell>
          <table:table-cell office:value-type="float" office:value="24106" table:style-name="ce61">
            <text:p>24,106</text:p>
          </table:table-cell>
          <table:table-cell office:value-type="float" office:value="25898" table:style-name="ce61">
            <text:p>25,898</text:p>
          </table:table-cell>
          <table:table-cell office:value-type="float" office:value="19324" table:style-name="ce61">
            <text:p>19,324</text:p>
          </table:table-cell>
          <table:table-cell office:value-type="float" office:value="155078" table:style-name="ce23">
            <text:p>155,078</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5-16</text:p>
          </table:table-cell>
          <table:table-cell office:value-type="float" office:value="8022" table:style-name="ce61">
            <text:p>8,022</text:p>
          </table:table-cell>
          <table:table-cell office:value-type="float" office:value="17606" table:style-name="ce61">
            <text:p>17,606</text:p>
          </table:table-cell>
          <table:table-cell office:value-type="float" office:value="13080" table:style-name="ce61">
            <text:p>13,080</text:p>
          </table:table-cell>
          <table:table-cell office:value-type="float" office:value="15834" table:style-name="ce61">
            <text:p>15,834</text:p>
          </table:table-cell>
          <table:table-cell office:value-type="float" office:value="15912" table:style-name="ce61">
            <text:p>15,912</text:p>
          </table:table-cell>
          <table:table-cell office:value-type="float" office:value="18601" table:style-name="ce61">
            <text:p>18,601</text:p>
          </table:table-cell>
          <table:table-cell office:value-type="float" office:value="26465" table:style-name="ce61">
            <text:p>26,465</text:p>
          </table:table-cell>
          <table:table-cell office:value-type="float" office:value="29172" table:style-name="ce61">
            <text:p>29,172</text:p>
          </table:table-cell>
          <table:table-cell office:value-type="float" office:value="19247" table:style-name="ce61">
            <text:p>19,247</text:p>
          </table:table-cell>
          <table:table-cell office:value-type="float" office:value="163939" table:style-name="ce23">
            <text:p>163,939</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6-17</text:p>
          </table:table-cell>
          <table:table-cell office:value-type="float" office:value="9869" table:style-name="ce61">
            <text:p>9,869</text:p>
          </table:table-cell>
          <table:table-cell office:value-type="float" office:value="21586" table:style-name="ce61">
            <text:p>21,586</text:p>
          </table:table-cell>
          <table:table-cell office:value-type="float" office:value="15257" table:style-name="ce61">
            <text:p>15,257</text:p>
          </table:table-cell>
          <table:table-cell office:value-type="float" office:value="17004" table:style-name="ce61">
            <text:p>17,004</text:p>
          </table:table-cell>
          <table:table-cell office:value-type="float" office:value="16931" table:style-name="ce61">
            <text:p>16,931</text:p>
          </table:table-cell>
          <table:table-cell office:value-type="float" office:value="20620" table:style-name="ce61">
            <text:p>20,620</text:p>
          </table:table-cell>
          <table:table-cell office:value-type="float" office:value="30866" table:style-name="ce61">
            <text:p>30,866</text:p>
          </table:table-cell>
          <table:table-cell office:value-type="float" office:value="30242" table:style-name="ce61">
            <text:p>30,242</text:p>
          </table:table-cell>
          <table:table-cell office:value-type="float" office:value="21196" table:style-name="ce61">
            <text:p>21,196</text:p>
          </table:table-cell>
          <table:table-cell office:value-type="float" office:value="183571" table:style-name="ce23">
            <text:p>183,571</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7-18</text:p>
          </table:table-cell>
          <table:table-cell office:value-type="float" office:value="9776" table:style-name="ce61">
            <text:p>9,776</text:p>
          </table:table-cell>
          <table:table-cell office:value-type="float" office:value="23473" table:style-name="ce61">
            <text:p>23,473</text:p>
          </table:table-cell>
          <table:table-cell office:value-type="float" office:value="16557" table:style-name="ce61">
            <text:p>16,557</text:p>
          </table:table-cell>
          <table:table-cell office:value-type="float" office:value="18505" table:style-name="ce61">
            <text:p>18,505</text:p>
          </table:table-cell>
          <table:table-cell office:value-type="float" office:value="19842" table:style-name="ce61">
            <text:p>19,842</text:p>
          </table:table-cell>
          <table:table-cell office:value-type="float" office:value="22811" table:style-name="ce61">
            <text:p>22,811</text:p>
          </table:table-cell>
          <table:table-cell office:value-type="float" office:value="26769" table:style-name="ce61">
            <text:p>26,769</text:p>
          </table:table-cell>
          <table:table-cell office:value-type="float" office:value="34943" table:style-name="ce61">
            <text:p>34,943</text:p>
          </table:table-cell>
          <table:table-cell office:value-type="float" office:value="22711" table:style-name="ce61">
            <text:p>22,711</text:p>
          </table:table-cell>
          <table:table-cell office:value-type="float" office:value="195387" table:style-name="ce23">
            <text:p>195,387</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8-19</text:p>
          </table:table-cell>
          <table:table-cell office:value-type="float" office:value="9651" table:style-name="ce61">
            <text:p>9,651</text:p>
          </table:table-cell>
          <table:table-cell office:value-type="float" office:value="27346" table:style-name="ce61">
            <text:p>27,346</text:p>
          </table:table-cell>
          <table:table-cell office:value-type="float" office:value="18078" table:style-name="ce61">
            <text:p>18,078</text:p>
          </table:table-cell>
          <table:table-cell office:value-type="float" office:value="19891" table:style-name="ce61">
            <text:p>19,891</text:p>
          </table:table-cell>
          <table:table-cell office:value-type="float" office:value="22718" table:style-name="ce61">
            <text:p>22,718</text:p>
          </table:table-cell>
          <table:table-cell office:value-type="float" office:value="25453" table:style-name="ce61">
            <text:p>25,453</text:p>
          </table:table-cell>
          <table:table-cell office:value-type="float" office:value="32101" table:style-name="ce61">
            <text:p>32,101</text:p>
          </table:table-cell>
          <table:table-cell office:value-type="float" office:value="36678" table:style-name="ce61">
            <text:p>36,678</text:p>
          </table:table-cell>
          <table:table-cell office:value-type="float" office:value="22497" table:style-name="ce61">
            <text:p>22,497</text:p>
          </table:table-cell>
          <table:table-cell office:value-type="float" office:value="214413" table:style-name="ce23">
            <text:p>214,413</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19-20</text:p>
          </table:table-cell>
          <table:table-cell office:value-type="float" office:value="9120" table:style-name="ce61">
            <text:p>9,120</text:p>
          </table:table-cell>
          <table:table-cell office:value-type="float" office:value="30223" table:style-name="ce61">
            <text:p>30,223</text:p>
          </table:table-cell>
          <table:table-cell office:value-type="float" office:value="18672" table:style-name="ce61">
            <text:p>18,672</text:p>
          </table:table-cell>
          <table:table-cell office:value-type="float" office:value="19524" table:style-name="ce61">
            <text:p>19,524</text:p>
          </table:table-cell>
          <table:table-cell office:value-type="float" office:value="22297" table:style-name="ce61">
            <text:p>22,297</text:p>
          </table:table-cell>
          <table:table-cell office:value-type="float" office:value="24690" table:style-name="ce61">
            <text:p>24,690</text:p>
          </table:table-cell>
          <table:table-cell office:value-type="float" office:value="37111" table:style-name="ce61">
            <text:p>37,111</text:p>
          </table:table-cell>
          <table:table-cell office:value-type="float" office:value="36739" table:style-name="ce61">
            <text:p>36,739</text:p>
          </table:table-cell>
          <table:table-cell office:value-type="float" office:value="20744" table:style-name="ce61">
            <text:p>20,744</text:p>
          </table:table-cell>
          <table:table-cell office:value-type="float" office:value="219120" table:style-name="ce23">
            <text:p>219,120</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20-21</text:p>
          </table:table-cell>
          <table:table-cell office:value-type="float" office:value="7482" table:style-name="ce61">
            <text:p>7,482</text:p>
          </table:table-cell>
          <table:table-cell office:value-type="float" office:value="26126" table:style-name="ce61">
            <text:p>26,126</text:p>
          </table:table-cell>
          <table:table-cell office:value-type="float" office:value="14346" table:style-name="ce61">
            <text:p>14,346</text:p>
          </table:table-cell>
          <table:table-cell office:value-type="float" office:value="18620" table:style-name="ce61">
            <text:p>18,620</text:p>
          </table:table-cell>
          <table:table-cell office:value-type="float" office:value="17449" table:style-name="ce61">
            <text:p>17,449</text:p>
          </table:table-cell>
          <table:table-cell office:value-type="float" office:value="22936" table:style-name="ce61">
            <text:p>22,936</text:p>
          </table:table-cell>
          <table:table-cell office:value-type="float" office:value="31826" table:style-name="ce61">
            <text:p>31,826</text:p>
          </table:table-cell>
          <table:table-cell office:value-type="float" office:value="33932" table:style-name="ce61">
            <text:p>33,932</text:p>
          </table:table-cell>
          <table:table-cell office:value-type="float" office:value="19102" table:style-name="ce61">
            <text:p>19,102</text:p>
          </table:table-cell>
          <table:table-cell office:value-type="float" office:value="191819" table:style-name="ce23">
            <text:p>191,819</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21-22</text:p>
          </table:table-cell>
          <table:table-cell office:value-type="float" office:value="8836" table:style-name="ce61">
            <text:p>8,836</text:p>
          </table:table-cell>
          <table:table-cell office:value-type="float" office:value="26362" table:style-name="ce61">
            <text:p>26,362</text:p>
          </table:table-cell>
          <table:table-cell office:value-type="float" office:value="16802" table:style-name="ce61">
            <text:p>16,802</text:p>
          </table:table-cell>
          <table:table-cell office:value-type="float" office:value="20591" table:style-name="ce61">
            <text:p>20,591</text:p>
          </table:table-cell>
          <table:table-cell office:value-type="float" office:value="22067" table:style-name="ce61">
            <text:p>22,067</text:p>
          </table:table-cell>
          <table:table-cell office:value-type="float" office:value="24883" table:style-name="ce61">
            <text:p>24,883</text:p>
          </table:table-cell>
          <table:table-cell office:value-type="float" office:value="33573" table:style-name="ce61">
            <text:p>33,573</text:p>
          </table:table-cell>
          <table:table-cell office:value-type="float" office:value="37278" table:style-name="ce61">
            <text:p>37,278</text:p>
          </table:table-cell>
          <table:table-cell office:value-type="float" office:value="21273" table:style-name="ce61">
            <text:p>21,273</text:p>
          </table:table-cell>
          <table:table-cell office:value-type="float" office:value="211665" table:style-name="ce23">
            <text:p>211,665</text:p>
          </table:table-cell>
          <table:table-cell table:number-columns-repeated="16372"/>
        </table:table-row>
        <table:table-row table:style-name="ro2">
          <table:table-cell office:value-type="string" table:style-name="ce11">
            <text:p>New build [note 3] [note 5]</text:p>
          </table:table-cell>
          <table:table-cell office:value-type="string" table:style-name="ce11">
            <text:p>2022-23</text:p>
          </table:table-cell>
          <table:table-cell office:value-type="float" office:value="9222" table:style-name="ce61">
            <text:p>9,222</text:p>
          </table:table-cell>
          <table:table-cell office:value-type="float" office:value="24645" table:style-name="ce61">
            <text:p>24,645</text:p>
          </table:table-cell>
          <table:table-cell office:value-type="float" office:value="16234" table:style-name="ce61">
            <text:p>16,234</text:p>
          </table:table-cell>
          <table:table-cell office:value-type="float" office:value="23714" table:style-name="ce61">
            <text:p>23,714</text:p>
          </table:table-cell>
          <table:table-cell office:value-type="float" office:value="19281" table:style-name="ce61">
            <text:p>19,281</text:p>
          </table:table-cell>
          <table:table-cell office:value-type="float" office:value="28523" table:style-name="ce61">
            <text:p>28,523</text:p>
          </table:table-cell>
          <table:table-cell office:value-type="float" office:value="30879" table:style-name="ce61">
            <text:p>30,879</text:p>
          </table:table-cell>
          <table:table-cell office:value-type="float" office:value="38361" table:style-name="ce61">
            <text:p>38,361</text:p>
          </table:table-cell>
          <table:table-cell office:value-type="float" office:value="21505" table:style-name="ce61">
            <text:p>21,505</text:p>
          </table:table-cell>
          <table:table-cell office:value-type="float" office:value="212364" table:style-name="ce23">
            <text:p>212,364</text:p>
          </table:table-cell>
          <table:table-cell table:number-columns-repeated="16372"/>
        </table:table-row>
        <table:table-row table:style-name="ro2">
          <table:table-cell office:value-type="string" table:style-name="ce10">
            <text:p>New build [note 3] [note 5]</text:p>
          </table:table-cell>
          <table:table-cell office:value-type="string" table:style-name="ce10">
            <text:p>2023-24</text:p>
          </table:table-cell>
          <table:table-cell office:value-type="float" office:value="7951" table:style-name="ce64">
            <text:p>7,951</text:p>
          </table:table-cell>
          <table:table-cell office:value-type="float" office:value="24877" table:style-name="ce64">
            <text:p>24,877</text:p>
          </table:table-cell>
          <table:table-cell office:value-type="float" office:value="17875" table:style-name="ce64">
            <text:p>17,875</text:p>
          </table:table-cell>
          <table:table-cell office:value-type="float" office:value="20943" table:style-name="ce64">
            <text:p>20,943</text:p>
          </table:table-cell>
          <table:table-cell office:value-type="float" office:value="19511" table:style-name="ce64">
            <text:p>19,511</text:p>
          </table:table-cell>
          <table:table-cell office:value-type="float" office:value="26217" table:style-name="ce64">
            <text:p>26,217</text:p>
          </table:table-cell>
          <table:table-cell office:value-type="float" office:value="28093" table:style-name="ce64">
            <text:p>28,093</text:p>
          </table:table-cell>
          <table:table-cell office:value-type="float" office:value="34366" table:style-name="ce64">
            <text:p>34,366</text:p>
          </table:table-cell>
          <table:table-cell office:value-type="float" office:value="18779" table:style-name="ce64">
            <text:p>18,779</text:p>
          </table:table-cell>
          <table:table-cell office:value-type="float" office:value="198612" table:style-name="ce24">
            <text:p>198,612</text:p>
          </table:table-cell>
          <table:table-cell table:number-columns-repeated="16372"/>
        </table:table-row>
        <table:table-row table:style-name="ro2">
          <table:table-cell office:value-type="string" table:style-name="ce62">
            <text:p>Of which under PDR: building upwards to create dwelling houses on detached blocks of flats</text:p>
          </table:table-cell>
          <table:table-cell office:value-type="string" table:style-name="ce62">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detached blocks of flats</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blocks of flats</text:p>
          </table:table-cell>
          <table:table-cell office:value-type="string" table:style-name="ce11">
            <text:p>2022-23</text:p>
          </table:table-cell>
          <table:table-cell office:value-type="float" office:value="0" table:style-name="ce61">
            <text:p>0</text:p>
          </table:table-cell>
          <table:table-cell office:value-type="float" office:value="33" table:style-name="ce61">
            <text:p>3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 table:style-name="ce61">
            <text:p>2</text:p>
          </table:table-cell>
          <table:table-cell office:value-type="float" office:value="0" table:style-name="ce61">
            <text:p>0</text:p>
          </table:table-cell>
          <table:table-cell office:value-type="float" office:value="35" table:style-name="ce23">
            <text:p>35</text:p>
          </table:table-cell>
          <table:table-cell table:number-columns-repeated="16372"/>
        </table:table-row>
        <table:table-row table:style-name="ro2">
          <table:table-cell office:value-type="string" table:style-name="ce11">
            <text:p>Of which under PDR: building upwards to create dwelling houses on detached blocks of flats</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6" table:style-name="ce61">
            <text:p>6</text:p>
          </table:table-cell>
          <table:table-cell office:value-type="float" office:value="0" table:style-name="ce61">
            <text:p>0</text:p>
          </table:table-cell>
          <table:table-cell office:value-type="float" office:value="25" table:style-name="ce61">
            <text:p>25</text:p>
          </table:table-cell>
          <table:table-cell office:value-type="float" office:value="0" table:style-name="ce61">
            <text:p>0</text:p>
          </table:table-cell>
          <table:table-cell office:value-type="float" office:value="31" table:style-name="ce23">
            <text:p>31</text:p>
          </table:table-cell>
          <table:table-cell table:number-columns-repeated="16372"/>
        </table:table-row>
        <table:table-row table:style-name="ro2">
          <table:table-cell office:value-type="string" table:style-name="ce11">
            <text:p>Of which under PDR: building upwards to create dwelling houses on detached commercial or mixed-use buildings</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detached commercial or mixed-use buildings</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commercial or mixed-use buildings</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commercial or mixed-use buildings</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8" table:style-name="ce61">
            <text:p>8</text:p>
          </table:table-cell>
          <table:table-cell office:value-type="float" office:value="0" table:style-name="ce61">
            <text:p>0</text:p>
          </table:table-cell>
          <table:table-cell office:value-type="float" office:value="30" table:style-name="ce61">
            <text:p>30</text:p>
          </table:table-cell>
          <table:table-cell office:value-type="float" office:value="0" table:style-name="ce61">
            <text:p>0</text:p>
          </table:table-cell>
          <table:table-cell office:value-type="float" office:value="38" table:style-name="ce23">
            <text:p>38</text:p>
          </table:table-cell>
          <table:table-cell table:number-columns-repeated="16372"/>
        </table:table-row>
        <table:table-row table:style-name="ro2">
          <table:table-cell office:value-type="string" table:style-name="ce11">
            <text:p>Of which under PDR: building upwards to create dwelling houses on commercial or mixed-use buildings in a terrace</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commercial or mixed-use buildings in a terrace</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commercial or mixed-use buildings in a terrace</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commercial or mixed-use buildings in a terrace</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welling houses in a terrace</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dwelling houses in a terrace</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welling houses in a terrace</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welling houses in a terrace</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dwelling houses</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63">
            <text:p>Of which under PDR: building upwards to create dwelling houses on detached dwelling houses</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building upwards to create dwelling houses on detached dwelling houses</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21">
            <text:p>Of which under PDR: building upwards to create dwelling houses on detached dwelling houses</text:p>
          </table:table-cell>
          <table:table-cell office:value-type="string" table:style-name="ce2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22"/>
        </table:table-row>
        <table:table-row table:style-name="ro2">
          <table:table-cell office:value-type="string" table:style-name="ce21">
            <text:p>Of which under PDR: demolition of buildings and construction of dwelling houses</text:p>
          </table:table-cell>
          <table:table-cell office:value-type="string" table:style-name="ce2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22"/>
        </table:table-row>
        <table:table-row table:style-name="ro2">
          <table:table-cell office:value-type="string" table:style-name="ce63">
            <text:p>Of which under PDR: demolition of buildings and construction of dwelling houses</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demolition of buildings and construction of dwelling houses</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demolition of buildings and construction of dwelling houses</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table-row>
        <table:table-row table:style-name="ro2">
          <table:table-cell office:value-type="string" table:style-name="ce11">
            <text:p>Of which under PDR: unspecified (new build)</text:p>
          </table:table-cell>
          <table:table-cell office:value-type="string" table:style-name="ce11">
            <text:p>2020-21</text:p>
          </table:table-cell>
          <table:table-cell office:value-type="float" office:value="0" table:style-name="ce61">
            <text:p>0</text:p>
          </table:table-cell>
          <table:table-cell office:value-type="float" office:value="144" table:style-name="ce61">
            <text:p>14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62" table:style-name="ce61">
            <text:p>162</text:p>
          </table:table-cell>
          <table:table-cell office:value-type="float" office:value="0" table:style-name="ce61">
            <text:p>0</text:p>
          </table:table-cell>
          <table:table-cell office:value-type="float" office:value="391" table:style-name="ce61">
            <text:p>391</text:p>
          </table:table-cell>
          <table:table-cell office:value-type="float" office:value="0" table:style-name="ce61">
            <text:p>0</text:p>
          </table:table-cell>
          <table:table-cell office:value-type="float" office:value="697" table:style-name="ce23">
            <text:p>697</text:p>
          </table:table-cell>
          <table:table-cell table:number-columns-repeated="16372"/>
        </table:table-row>
        <table:table-row table:style-name="ro2">
          <table:table-cell office:value-type="string" table:style-name="ce63">
            <text:p>Of which under PDR: unspecified (new build)</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9" table:style-name="ce61">
            <text:p>9</text:p>
          </table:table-cell>
          <table:table-cell office:value-type="float" office:value="98" table:style-name="ce61">
            <text:p>98</text:p>
          </table:table-cell>
          <table:table-cell office:value-type="float" office:value="0" table:style-name="ce61">
            <text:p>0</text:p>
          </table:table-cell>
          <table:table-cell office:value-type="float" office:value="17" table:style-name="ce61">
            <text:p>17</text:p>
          </table:table-cell>
          <table:table-cell office:value-type="float" office:value="7" table:style-name="ce61">
            <text:p>7</text:p>
          </table:table-cell>
          <table:table-cell office:value-type="float" office:value="131" table:style-name="ce23">
            <text:p>131</text:p>
          </table:table-cell>
          <table:table-cell table:number-columns-repeated="16372"/>
        </table:table-row>
        <table:table-row table:style-name="ro2">
          <table:table-cell office:value-type="string" table:style-name="ce11">
            <text:p>Of which under PDR: unspecified (new build)</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105" table:style-name="ce61">
            <text:p>105</text:p>
          </table:table-cell>
          <table:table-cell office:value-type="float" office:value="13" table:style-name="ce61">
            <text:p>13</text:p>
          </table:table-cell>
          <table:table-cell office:value-type="float" office:value="0" table:style-name="ce61">
            <text:p>0</text:p>
          </table:table-cell>
          <table:table-cell office:value-type="float" office:value="6" table:style-name="ce61">
            <text:p>6</text:p>
          </table:table-cell>
          <table:table-cell office:value-type="float" office:value="0" table:style-name="ce61">
            <text:p>0</text:p>
          </table:table-cell>
          <table:table-cell office:value-type="float" office:value="35" table:style-name="ce61">
            <text:p>35</text:p>
          </table:table-cell>
          <table:table-cell office:value-type="float" office:value="0" table:style-name="ce61">
            <text:p>0</text:p>
          </table:table-cell>
          <table:table-cell office:value-type="float" office:value="159" table:style-name="ce23">
            <text:p>159</text:p>
          </table:table-cell>
          <table:table-cell table:number-columns-repeated="16372"/>
        </table:table-row>
        <table:table-row table:style-name="ro2">
          <table:table-cell office:value-type="string" table:style-name="ce11">
            <text:p>Of which under PDR: unspecified (new build)</text:p>
          </table:table-cell>
          <table:table-cell office:value-type="string" table:style-name="ce11">
            <text:p>2023-24</text:p>
          </table:table-cell>
          <table:table-cell office:value-type="float" office:value="0" table:style-name="ce61">
            <text:p>0</text:p>
          </table:table-cell>
          <table:table-cell office:value-type="float" office:value="3" table:style-name="ce61">
            <text:p>3</text:p>
          </table:table-cell>
          <table:table-cell office:value-type="float" office:value="0" table:style-name="ce61">
            <text:p>0</text:p>
          </table:table-cell>
          <table:table-cell office:value-type="float" office:value="55" table:style-name="ce61">
            <text:p>55</text:p>
          </table:table-cell>
          <table:table-cell office:value-type="float" office:value="0" table:style-name="ce61">
            <text:p>0</text:p>
          </table:table-cell>
          <table:table-cell office:value-type="float" office:value="242" table:style-name="ce61">
            <text:p>242</text:p>
          </table:table-cell>
          <table:table-cell office:value-type="float" office:value="0" table:style-name="ce61">
            <text:p>0</text:p>
          </table:table-cell>
          <table:table-cell office:value-type="float" office:value="326" table:style-name="ce61">
            <text:p>326</text:p>
          </table:table-cell>
          <table:table-cell office:value-type="float" office:value="72" table:style-name="ce61">
            <text:p>72</text:p>
          </table:table-cell>
          <table:table-cell office:value-type="float" office:value="698" table:style-name="ce23">
            <text:p>698</text:p>
          </table:table-cell>
          <table:table-cell table:number-columns-repeated="16372"/>
        </table:table-row>
        <table:table-row table:style-name="ro2">
          <table:table-cell office:value-type="string" table:style-name="ce11">
            <text:p>Of which under PDR: total (new build)</text:p>
          </table:table-cell>
          <table:table-cell office:value-type="string" table:style-name="ce11">
            <text:p>2020-21</text:p>
          </table:table-cell>
          <table:table-cell office:value-type="float" office:value="0" table:style-name="ce61">
            <text:p>0</text:p>
          </table:table-cell>
          <table:table-cell office:value-type="float" office:value="144" table:style-name="ce61">
            <text:p>14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62" table:style-name="ce61">
            <text:p>162</text:p>
          </table:table-cell>
          <table:table-cell office:value-type="float" office:value="0" table:style-name="ce61">
            <text:p>0</text:p>
          </table:table-cell>
          <table:table-cell office:value-type="float" office:value="391" table:style-name="ce61">
            <text:p>391</text:p>
          </table:table-cell>
          <table:table-cell office:value-type="float" office:value="0" table:style-name="ce61">
            <text:p>0</text:p>
          </table:table-cell>
          <table:table-cell office:value-type="float" office:value="697" table:style-name="ce23">
            <text:p>697</text:p>
          </table:table-cell>
          <table:table-cell table:number-columns-repeated="16372" table:style-name="ce1"/>
        </table:table-row>
        <table:table-row table:style-name="ro2">
          <table:table-cell office:value-type="string" table:style-name="ce63">
            <text:p>Of which under PDR: total (new build)</text:p>
          </table:table-cell>
          <table:table-cell office:value-type="string" table:style-name="ce63">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9" table:style-name="ce61">
            <text:p>9</text:p>
          </table:table-cell>
          <table:table-cell office:value-type="float" office:value="98" table:style-name="ce61">
            <text:p>98</text:p>
          </table:table-cell>
          <table:table-cell office:value-type="float" office:value="0" table:style-name="ce61">
            <text:p>0</text:p>
          </table:table-cell>
          <table:table-cell office:value-type="float" office:value="17" table:style-name="ce61">
            <text:p>17</text:p>
          </table:table-cell>
          <table:table-cell office:value-type="float" office:value="7" table:style-name="ce61">
            <text:p>7</text:p>
          </table:table-cell>
          <table:table-cell office:value-type="float" office:value="131" table:style-name="ce23">
            <text:p>131</text:p>
          </table:table-cell>
          <table:table-cell table:number-columns-repeated="16372" table:style-name="ce1"/>
        </table:table-row>
        <table:table-row table:style-name="ro2">
          <table:table-cell office:value-type="string" table:style-name="ce11">
            <text:p>Of which under PDR: total (new build)</text:p>
          </table:table-cell>
          <table:table-cell office:value-type="string" table:style-name="ce11">
            <text:p>2022-23</text:p>
          </table:table-cell>
          <table:table-cell office:value-type="float" office:value="0" table:style-name="ce61">
            <text:p>0</text:p>
          </table:table-cell>
          <table:table-cell office:value-type="float" office:value="33" table:style-name="ce61">
            <text:p>33</text:p>
          </table:table-cell>
          <table:table-cell office:value-type="float" office:value="105" table:style-name="ce61">
            <text:p>105</text:p>
          </table:table-cell>
          <table:table-cell office:value-type="float" office:value="13" table:style-name="ce61">
            <text:p>13</text:p>
          </table:table-cell>
          <table:table-cell office:value-type="float" office:value="0" table:style-name="ce61">
            <text:p>0</text:p>
          </table:table-cell>
          <table:table-cell office:value-type="float" office:value="6" table:style-name="ce61">
            <text:p>6</text:p>
          </table:table-cell>
          <table:table-cell office:value-type="float" office:value="0" table:style-name="ce61">
            <text:p>0</text:p>
          </table:table-cell>
          <table:table-cell office:value-type="float" office:value="37" table:style-name="ce61">
            <text:p>37</text:p>
          </table:table-cell>
          <table:table-cell office:value-type="float" office:value="0" table:style-name="ce61">
            <text:p>0</text:p>
          </table:table-cell>
          <table:table-cell office:value-type="float" office:value="194" table:style-name="ce23">
            <text:p>194</text:p>
          </table:table-cell>
          <table:table-cell table:number-columns-repeated="16372" table:style-name="ce1"/>
        </table:table-row>
        <table:table-row table:style-name="ro2">
          <table:table-cell office:value-type="string" table:style-name="ce11">
            <text:p>Of which under PDR: total (new build)</text:p>
          </table:table-cell>
          <table:table-cell office:value-type="string" table:style-name="ce11">
            <text:p>2023-24</text:p>
          </table:table-cell>
          <table:table-cell office:value-type="float" office:value="0" table:style-name="ce61">
            <text:p>0</text:p>
          </table:table-cell>
          <table:table-cell office:value-type="float" office:value="3" table:style-name="ce61">
            <text:p>3</text:p>
          </table:table-cell>
          <table:table-cell office:value-type="float" office:value="0" table:style-name="ce61">
            <text:p>0</text:p>
          </table:table-cell>
          <table:table-cell office:value-type="float" office:value="55" table:style-name="ce61">
            <text:p>55</text:p>
          </table:table-cell>
          <table:table-cell office:value-type="float" office:value="0" table:style-name="ce61">
            <text:p>0</text:p>
          </table:table-cell>
          <table:table-cell office:value-type="float" office:value="256" table:style-name="ce61">
            <text:p>256</text:p>
          </table:table-cell>
          <table:table-cell office:value-type="float" office:value="0" table:style-name="ce61">
            <text:p>0</text:p>
          </table:table-cell>
          <table:table-cell office:value-type="float" office:value="381" table:style-name="ce61">
            <text:p>381</text:p>
          </table:table-cell>
          <table:table-cell office:value-type="float" office:value="72" table:style-name="ce61">
            <text:p>72</text:p>
          </table:table-cell>
          <table:table-cell office:value-type="float" office:value="767" table:style-name="ce23">
            <text:p>767</text:p>
          </table:table-cell>
          <table:table-cell table:number-columns-repeated="16372" table:style-name="ce1"/>
        </table:table-row>
        <table:table-row table:style-name="ro2">
          <table:table-cell office:value-type="string" table:style-name="ce65">
            <text:p>Net conversions [note 5]</text:p>
          </table:table-cell>
          <table:table-cell office:value-type="string" table:style-name="ce65">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style-name="ce1"/>
        </table:table-row>
        <table:table-row table:style-name="ro2">
          <table:table-cell office:value-type="string" table:style-name="ce62">
            <text:p>Net conversions [note 5]</text:p>
          </table:table-cell>
          <table:table-cell office:value-type="string" table:style-name="ce62">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style-name="ce1"/>
        </table:table-row>
        <table:table-row table:style-name="ro2">
          <table:table-cell office:value-type="string" table:style-name="ce11">
            <text:p>Net conversions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style-name="ce9"/>
          <table:table-cell table:number-columns-repeated="16371"/>
        </table:table-row>
        <table:table-row table:style-name="ro2">
          <table:table-cell office:value-type="string" table:style-name="ce11">
            <text:p>Net conversions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style-name="ce9"/>
          <table:table-cell table:number-columns-repeated="16371"/>
        </table:table-row>
        <table:table-row table:style-name="ro2">
          <table:table-cell office:value-type="string" table:style-name="ce11">
            <text:p>Net conversions [note 5]</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style-name="ce9"/>
          <table:table-cell table:number-columns-repeated="16371"/>
        </table:table-row>
        <table:table-row table:style-name="ro2">
          <table:table-cell office:value-type="string" table:style-name="ce18">
            <text:p>Net conversions [note 5]</text:p>
          </table:table-cell>
          <table:table-cell office:value-type="string" table:style-name="ce18">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style-name="ce9"/>
          <table:table-cell table:number-columns-repeated="16371"/>
        </table:table-row>
        <table:table-row table:style-name="ro2">
          <table:table-cell office:value-type="string" table:style-name="ce11">
            <text:p>Net conversions [note 5]</text:p>
          </table:table-cell>
          <table:table-cell office:value-type="string" table:style-name="ce11">
            <text:p>2006-07 [note 2]</text:p>
          </table:table-cell>
          <table:table-cell office:value-type="float" office:value="50" table:style-name="ce61">
            <text:p>50</text:p>
          </table:table-cell>
          <table:table-cell office:value-type="float" office:value="480" table:style-name="ce61">
            <text:p>480</text:p>
          </table:table-cell>
          <table:table-cell office:value-type="float" office:value="580" table:style-name="ce61">
            <text:p>580</text:p>
          </table:table-cell>
          <table:table-cell office:value-type="float" office:value="450" table:style-name="ce61">
            <text:p>450</text:p>
          </table:table-cell>
          <table:table-cell office:value-type="float" office:value="290" table:style-name="ce61">
            <text:p>290</text:p>
          </table:table-cell>
          <table:table-cell office:value-type="float" office:value="537" table:style-name="ce61">
            <text:p>537</text:p>
          </table:table-cell>
          <table:table-cell office:value-type="float" office:value="2485" table:style-name="ce61">
            <text:p>2,485</text:p>
          </table:table-cell>
          <table:table-cell office:value-type="float" office:value="1763" table:style-name="ce61">
            <text:p>1,763</text:p>
          </table:table-cell>
          <table:table-cell office:value-type="float" office:value="960" table:style-name="ce61">
            <text:p>960</text:p>
          </table:table-cell>
          <table:table-cell office:value-type="float" office:value="7600" table:style-name="ce23">
            <text:p>7,600</text:p>
          </table:table-cell>
          <table:table-cell table:style-name="ce9"/>
          <table:table-cell table:number-columns-repeated="16371"/>
        </table:table-row>
        <table:table-row table:style-name="ro2">
          <table:table-cell office:value-type="string" table:style-name="ce11">
            <text:p>Net conversions [note 5]</text:p>
          </table:table-cell>
          <table:table-cell office:value-type="string" table:style-name="ce11">
            <text:p>2007-08 [note 2]</text:p>
          </table:table-cell>
          <table:table-cell office:value-type="float" office:value="230" table:style-name="ce61">
            <text:p>230</text:p>
          </table:table-cell>
          <table:table-cell office:value-type="float" office:value="965" table:style-name="ce61">
            <text:p>965</text:p>
          </table:table-cell>
          <table:table-cell office:value-type="float" office:value="790" table:style-name="ce61">
            <text:p>790</text:p>
          </table:table-cell>
          <table:table-cell office:value-type="float" office:value="249" table:style-name="ce61">
            <text:p>249</text:p>
          </table:table-cell>
          <table:table-cell office:value-type="float" office:value="686" table:style-name="ce61">
            <text:p>686</text:p>
          </table:table-cell>
          <table:table-cell office:value-type="float" office:value="776" table:style-name="ce61">
            <text:p>776</text:p>
          </table:table-cell>
          <table:table-cell office:value-type="float" office:value="2334" table:style-name="ce61">
            <text:p>2,334</text:p>
          </table:table-cell>
          <table:table-cell office:value-type="float" office:value="1791" table:style-name="ce61">
            <text:p>1,791</text:p>
          </table:table-cell>
          <table:table-cell office:value-type="float" office:value="1196" table:style-name="ce61">
            <text:p>1,196</text:p>
          </table:table-cell>
          <table:table-cell office:value-type="float" office:value="9020" table:style-name="ce23">
            <text:p>9,020</text:p>
          </table:table-cell>
          <table:table-cell table:style-name="ce9"/>
          <table:table-cell table:number-columns-repeated="16371"/>
        </table:table-row>
        <table:table-row table:style-name="ro2">
          <table:table-cell office:value-type="string" table:style-name="ce11">
            <text:p>Net conversions [note 5]</text:p>
          </table:table-cell>
          <table:table-cell office:value-type="string" table:style-name="ce11">
            <text:p>2008-09</text:p>
          </table:table-cell>
          <table:table-cell office:value-type="float" office:value="170" table:style-name="ce61">
            <text:p>170</text:p>
          </table:table-cell>
          <table:table-cell office:value-type="float" office:value="370" table:style-name="ce61">
            <text:p>370</text:p>
          </table:table-cell>
          <table:table-cell office:value-type="float" office:value="370" table:style-name="ce61">
            <text:p>370</text:p>
          </table:table-cell>
          <table:table-cell office:value-type="float" office:value="300" table:style-name="ce61">
            <text:p>300</text:p>
          </table:table-cell>
          <table:table-cell office:value-type="float" office:value="350" table:style-name="ce61">
            <text:p>350</text:p>
          </table:table-cell>
          <table:table-cell office:value-type="float" office:value="580" table:style-name="ce61">
            <text:p>580</text:p>
          </table:table-cell>
          <table:table-cell office:value-type="float" office:value="2310" table:style-name="ce61">
            <text:p>2,310</text:p>
          </table:table-cell>
          <table:table-cell office:value-type="float" office:value="2160" table:style-name="ce61">
            <text:p>2,160</text:p>
          </table:table-cell>
          <table:table-cell office:value-type="float" office:value="2030" table:style-name="ce61">
            <text:p>2,030</text:p>
          </table:table-cell>
          <table:table-cell office:value-type="float" office:value="8640" table:style-name="ce23">
            <text:p>8,640</text:p>
          </table:table-cell>
          <table:table-cell table:number-columns-repeated="16372" table:style-name="ce1"/>
        </table:table-row>
        <table:table-row table:style-name="ro2">
          <table:table-cell office:value-type="string" table:style-name="ce11">
            <text:p>Net conversions [note 5]</text:p>
          </table:table-cell>
          <table:table-cell office:value-type="string" table:style-name="ce11">
            <text:p>2009-10</text:p>
          </table:table-cell>
          <table:table-cell office:value-type="float" office:value="113" table:style-name="ce61">
            <text:p>113</text:p>
          </table:table-cell>
          <table:table-cell office:value-type="float" office:value="355" table:style-name="ce61">
            <text:p>355</text:p>
          </table:table-cell>
          <table:table-cell office:value-type="float" office:value="445" table:style-name="ce61">
            <text:p>445</text:p>
          </table:table-cell>
          <table:table-cell office:value-type="float" office:value="282" table:style-name="ce61">
            <text:p>282</text:p>
          </table:table-cell>
          <table:table-cell office:value-type="float" office:value="236" table:style-name="ce61">
            <text:p>236</text:p>
          </table:table-cell>
          <table:table-cell office:value-type="float" office:value="422" table:style-name="ce61">
            <text:p>422</text:p>
          </table:table-cell>
          <table:table-cell office:value-type="float" office:value="2116" table:style-name="ce61">
            <text:p>2,116</text:p>
          </table:table-cell>
          <table:table-cell office:value-type="float" office:value="1251" table:style-name="ce61">
            <text:p>1,251</text:p>
          </table:table-cell>
          <table:table-cell office:value-type="float" office:value="1011" table:style-name="ce61">
            <text:p>1,011</text:p>
          </table:table-cell>
          <table:table-cell office:value-type="float" office:value="6231" table:style-name="ce23">
            <text:p>6,231</text:p>
          </table:table-cell>
          <table:table-cell table:number-columns-repeated="16372" table:style-name="ce1"/>
        </table:table-row>
        <table:table-row table:style-name="ro2">
          <table:table-cell office:value-type="string" table:style-name="ce8">
            <text:p>Net conversions [note 5]</text:p>
          </table:table-cell>
          <table:table-cell office:value-type="string" table:style-name="ce8">
            <text:p>2010-11</text:p>
          </table:table-cell>
          <table:table-cell office:value-type="float" office:value="28" table:style-name="ce61">
            <text:p>28</text:p>
          </table:table-cell>
          <table:table-cell office:value-type="float" office:value="348" table:style-name="ce61">
            <text:p>348</text:p>
          </table:table-cell>
          <table:table-cell office:value-type="float" office:value="409" table:style-name="ce61">
            <text:p>409</text:p>
          </table:table-cell>
          <table:table-cell office:value-type="float" office:value="280" table:style-name="ce61">
            <text:p>280</text:p>
          </table:table-cell>
          <table:table-cell office:value-type="float" office:value="260" table:style-name="ce61">
            <text:p>260</text:p>
          </table:table-cell>
          <table:table-cell office:value-type="float" office:value="288" table:style-name="ce61">
            <text:p>288</text:p>
          </table:table-cell>
          <table:table-cell office:value-type="float" office:value="1407" table:style-name="ce61">
            <text:p>1,407</text:p>
          </table:table-cell>
          <table:table-cell office:value-type="float" office:value="1297" table:style-name="ce61">
            <text:p>1,297</text:p>
          </table:table-cell>
          <table:table-cell office:value-type="float" office:value="730" table:style-name="ce61">
            <text:p>730</text:p>
          </table:table-cell>
          <table:table-cell office:value-type="float" office:value="5047" table:style-name="ce23">
            <text:p>5,047</text:p>
          </table:table-cell>
          <table:table-cell table:number-columns-repeated="16372" table:style-name="ce1"/>
        </table:table-row>
        <table:table-row table:style-name="ro2">
          <table:table-cell office:value-type="string" table:style-name="ce11">
            <text:p>Net conversions [note 5]</text:p>
          </table:table-cell>
          <table:table-cell office:value-type="string" table:style-name="ce11">
            <text:p>2011-12</text:p>
          </table:table-cell>
          <table:table-cell office:value-type="float" office:value="59" table:style-name="ce61">
            <text:p>59</text:p>
          </table:table-cell>
          <table:table-cell office:value-type="float" office:value="362" table:style-name="ce61">
            <text:p>362</text:p>
          </table:table-cell>
          <table:table-cell office:value-type="float" office:value="984" table:style-name="ce61">
            <text:p>984</text:p>
          </table:table-cell>
          <table:table-cell office:value-type="float" office:value="99" table:style-name="ce61">
            <text:p>99</text:p>
          </table:table-cell>
          <table:table-cell office:value-type="float" office:value="153" table:style-name="ce61">
            <text:p>153</text:p>
          </table:table-cell>
          <table:table-cell office:value-type="float" office:value="561" table:style-name="ce61">
            <text:p>561</text:p>
          </table:table-cell>
          <table:table-cell office:value-type="float" office:value="1600" table:style-name="ce61">
            <text:p>1,600</text:p>
          </table:table-cell>
          <table:table-cell office:value-type="float" office:value="846" table:style-name="ce61">
            <text:p>846</text:p>
          </table:table-cell>
          <table:table-cell office:value-type="float" office:value="579" table:style-name="ce61">
            <text:p>579</text:p>
          </table:table-cell>
          <table:table-cell office:value-type="float" office:value="5242" table:style-name="ce23">
            <text:p>5,242</text:p>
          </table:table-cell>
          <table:table-cell table:number-columns-repeated="16372" table:style-name="ce1"/>
        </table:table-row>
        <table:table-row table:style-name="ro2">
          <table:table-cell office:value-type="string" table:style-name="ce8">
            <text:p>Net conversions [note 5]</text:p>
          </table:table-cell>
          <table:table-cell office:value-type="string" table:style-name="ce8">
            <text:p>2012-13</text:p>
          </table:table-cell>
          <table:table-cell office:value-type="float" office:value="93" table:style-name="ce61">
            <text:p>93</text:p>
          </table:table-cell>
          <table:table-cell office:value-type="float" office:value="418" table:style-name="ce61">
            <text:p>418</text:p>
          </table:table-cell>
          <table:table-cell office:value-type="float" office:value="780" table:style-name="ce61">
            <text:p>780</text:p>
          </table:table-cell>
          <table:table-cell office:value-type="float" office:value="204" table:style-name="ce61">
            <text:p>204</text:p>
          </table:table-cell>
          <table:table-cell office:value-type="float" office:value="93" table:style-name="ce61">
            <text:p>93</text:p>
          </table:table-cell>
          <table:table-cell office:value-type="float" office:value="277" table:style-name="ce61">
            <text:p>277</text:p>
          </table:table-cell>
          <table:table-cell office:value-type="float" office:value="964" table:style-name="ce61">
            <text:p>964</text:p>
          </table:table-cell>
          <table:table-cell office:value-type="float" office:value="740" table:style-name="ce61">
            <text:p>740</text:p>
          </table:table-cell>
          <table:table-cell office:value-type="float" office:value="526" table:style-name="ce61">
            <text:p>526</text:p>
          </table:table-cell>
          <table:table-cell office:value-type="float" office:value="4095" table:style-name="ce23">
            <text:p>4,095</text:p>
          </table:table-cell>
          <table:table-cell table:number-columns-repeated="16372"/>
        </table:table-row>
        <table:table-row table:style-name="ro2">
          <table:table-cell office:value-type="string" table:style-name="ce8">
            <text:p>Net conversions [note 5]</text:p>
          </table:table-cell>
          <table:table-cell office:value-type="string" table:style-name="ce8">
            <text:p>2013-14</text:p>
          </table:table-cell>
          <table:table-cell office:value-type="float" office:value="168" table:style-name="ce61">
            <text:p>168</text:p>
          </table:table-cell>
          <table:table-cell office:value-type="float" office:value="253" table:style-name="ce61">
            <text:p>253</text:p>
          </table:table-cell>
          <table:table-cell office:value-type="float" office:value="715" table:style-name="ce61">
            <text:p>715</text:p>
          </table:table-cell>
          <table:table-cell office:value-type="float" office:value="502" table:style-name="ce61">
            <text:p>502</text:p>
          </table:table-cell>
          <table:table-cell office:value-type="float" office:value="160" table:style-name="ce61">
            <text:p>160</text:p>
          </table:table-cell>
          <table:table-cell office:value-type="float" office:value="328" table:style-name="ce61">
            <text:p>328</text:p>
          </table:table-cell>
          <table:table-cell office:value-type="float" office:value="1231" table:style-name="ce61">
            <text:p>1,231</text:p>
          </table:table-cell>
          <table:table-cell office:value-type="float" office:value="690" table:style-name="ce61">
            <text:p>690</text:p>
          </table:table-cell>
          <table:table-cell office:value-type="float" office:value="425" table:style-name="ce61">
            <text:p>425</text:p>
          </table:table-cell>
          <table:table-cell office:value-type="float" office:value="4472" table:style-name="ce23">
            <text:p>4,472</text:p>
          </table:table-cell>
          <table:table-cell table:number-columns-repeated="16372"/>
        </table:table-row>
        <table:table-row table:style-name="ro2">
          <table:table-cell office:value-type="string" table:style-name="ce8">
            <text:p>Net conversions [note 5]</text:p>
          </table:table-cell>
          <table:table-cell office:value-type="string" table:style-name="ce8">
            <text:p>2014-15</text:p>
          </table:table-cell>
          <table:table-cell office:value-type="float" office:value="93" table:style-name="ce61">
            <text:p>93</text:p>
          </table:table-cell>
          <table:table-cell office:value-type="float" office:value="342" table:style-name="ce61">
            <text:p>342</text:p>
          </table:table-cell>
          <table:table-cell office:value-type="float" office:value="930" table:style-name="ce61">
            <text:p>930</text:p>
          </table:table-cell>
          <table:table-cell office:value-type="float" office:value="683" table:style-name="ce61">
            <text:p>683</text:p>
          </table:table-cell>
          <table:table-cell office:value-type="float" office:value="359" table:style-name="ce61">
            <text:p>359</text:p>
          </table:table-cell>
          <table:table-cell office:value-type="float" office:value="306" table:style-name="ce61">
            <text:p>306</text:p>
          </table:table-cell>
          <table:table-cell office:value-type="float" office:value="1110" table:style-name="ce61">
            <text:p>1,110</text:p>
          </table:table-cell>
          <table:table-cell office:value-type="float" office:value="692" table:style-name="ce61">
            <text:p>692</text:p>
          </table:table-cell>
          <table:table-cell office:value-type="float" office:value="430" table:style-name="ce61">
            <text:p>430</text:p>
          </table:table-cell>
          <table:table-cell office:value-type="float" office:value="4945" table:style-name="ce23">
            <text:p>4,945</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5-16</text:p>
          </table:table-cell>
          <table:table-cell office:value-type="float" office:value="126" table:style-name="ce61">
            <text:p>126</text:p>
          </table:table-cell>
          <table:table-cell office:value-type="float" office:value="355" table:style-name="ce61">
            <text:p>355</text:p>
          </table:table-cell>
          <table:table-cell office:value-type="float" office:value="563" table:style-name="ce61">
            <text:p>563</text:p>
          </table:table-cell>
          <table:table-cell office:value-type="float" office:value="411" table:style-name="ce61">
            <text:p>411</text:p>
          </table:table-cell>
          <table:table-cell office:value-type="float" office:value="248" table:style-name="ce61">
            <text:p>248</text:p>
          </table:table-cell>
          <table:table-cell office:value-type="float" office:value="532" table:style-name="ce61">
            <text:p>532</text:p>
          </table:table-cell>
          <table:table-cell office:value-type="float" office:value="1151" table:style-name="ce61">
            <text:p>1,151</text:p>
          </table:table-cell>
          <table:table-cell office:value-type="float" office:value="761" table:style-name="ce61">
            <text:p>761</text:p>
          </table:table-cell>
          <table:table-cell office:value-type="float" office:value="608" table:style-name="ce61">
            <text:p>608</text:p>
          </table:table-cell>
          <table:table-cell office:value-type="float" office:value="4755" table:style-name="ce23">
            <text:p>4,755</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6-17</text:p>
          </table:table-cell>
          <table:table-cell office:value-type="float" office:value="220" table:style-name="ce61">
            <text:p>220</text:p>
          </table:table-cell>
          <table:table-cell office:value-type="float" office:value="466" table:style-name="ce61">
            <text:p>466</text:p>
          </table:table-cell>
          <table:table-cell office:value-type="float" office:value="568" table:style-name="ce61">
            <text:p>568</text:p>
          </table:table-cell>
          <table:table-cell office:value-type="float" office:value="458" table:style-name="ce61">
            <text:p>458</text:p>
          </table:table-cell>
          <table:table-cell office:value-type="float" office:value="245" table:style-name="ce61">
            <text:p>245</text:p>
          </table:table-cell>
          <table:table-cell office:value-type="float" office:value="386" table:style-name="ce61">
            <text:p>386</text:p>
          </table:table-cell>
          <table:table-cell office:value-type="float" office:value="1760" table:style-name="ce61">
            <text:p>1,760</text:p>
          </table:table-cell>
          <table:table-cell office:value-type="float" office:value="953" table:style-name="ce61">
            <text:p>953</text:p>
          </table:table-cell>
          <table:table-cell office:value-type="float" office:value="624" table:style-name="ce61">
            <text:p>624</text:p>
          </table:table-cell>
          <table:table-cell office:value-type="float" office:value="5680" table:style-name="ce23">
            <text:p>5,68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7-18</text:p>
          </table:table-cell>
          <table:table-cell office:value-type="float" office:value="16" table:style-name="ce61">
            <text:p>16</text:p>
          </table:table-cell>
          <table:table-cell office:value-type="float" office:value="251" table:style-name="ce61">
            <text:p>251</text:p>
          </table:table-cell>
          <table:table-cell office:value-type="float" office:value="320" table:style-name="ce61">
            <text:p>320</text:p>
          </table:table-cell>
          <table:table-cell office:value-type="float" office:value="592" table:style-name="ce61">
            <text:p>592</text:p>
          </table:table-cell>
          <table:table-cell office:value-type="float" office:value="177" table:style-name="ce61">
            <text:p>177</text:p>
          </table:table-cell>
          <table:table-cell office:value-type="float" office:value="339" table:style-name="ce61">
            <text:p>339</text:p>
          </table:table-cell>
          <table:table-cell office:value-type="float" office:value="1532" table:style-name="ce61">
            <text:p>1,532</text:p>
          </table:table-cell>
          <table:table-cell office:value-type="float" office:value="698" table:style-name="ce61">
            <text:p>698</text:p>
          </table:table-cell>
          <table:table-cell office:value-type="float" office:value="622" table:style-name="ce61">
            <text:p>622</text:p>
          </table:table-cell>
          <table:table-cell office:value-type="float" office:value="4547" table:style-name="ce23">
            <text:p>4,547</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8-19</text:p>
          </table:table-cell>
          <table:table-cell office:value-type="float" office:value="35" table:style-name="ce61">
            <text:p>35</text:p>
          </table:table-cell>
          <table:table-cell office:value-type="float" office:value="357" table:style-name="ce61">
            <text:p>357</text:p>
          </table:table-cell>
          <table:table-cell office:value-type="float" office:value="286" table:style-name="ce61">
            <text:p>286</text:p>
          </table:table-cell>
          <table:table-cell office:value-type="float" office:value="513" table:style-name="ce61">
            <text:p>513</text:p>
          </table:table-cell>
          <table:table-cell office:value-type="float" office:value="219" table:style-name="ce61">
            <text:p>219</text:p>
          </table:table-cell>
          <table:table-cell office:value-type="float" office:value="799" table:style-name="ce61">
            <text:p>799</text:p>
          </table:table-cell>
          <table:table-cell office:value-type="float" office:value="1714" table:style-name="ce61">
            <text:p>1,714</text:p>
          </table:table-cell>
          <table:table-cell office:value-type="float" office:value="679" table:style-name="ce61">
            <text:p>679</text:p>
          </table:table-cell>
          <table:table-cell office:value-type="float" office:value="560" table:style-name="ce61">
            <text:p>560</text:p>
          </table:table-cell>
          <table:table-cell office:value-type="float" office:value="5162" table:style-name="ce23">
            <text:p>5,162</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19-20</text:p>
          </table:table-cell>
          <table:table-cell office:value-type="float" office:value="37" table:style-name="ce61">
            <text:p>37</text:p>
          </table:table-cell>
          <table:table-cell office:value-type="float" office:value="265" table:style-name="ce61">
            <text:p>265</text:p>
          </table:table-cell>
          <table:table-cell office:value-type="float" office:value="192" table:style-name="ce61">
            <text:p>192</text:p>
          </table:table-cell>
          <table:table-cell office:value-type="float" office:value="285" table:style-name="ce61">
            <text:p>285</text:p>
          </table:table-cell>
          <table:table-cell office:value-type="float" office:value="220" table:style-name="ce61">
            <text:p>220</text:p>
          </table:table-cell>
          <table:table-cell office:value-type="float" office:value="311" table:style-name="ce61">
            <text:p>311</text:p>
          </table:table-cell>
          <table:table-cell office:value-type="float" office:value="2044" table:style-name="ce61">
            <text:p>2,044</text:p>
          </table:table-cell>
          <table:table-cell office:value-type="float" office:value="552" table:style-name="ce61">
            <text:p>552</text:p>
          </table:table-cell>
          <table:table-cell office:value-type="float" office:value="438" table:style-name="ce61">
            <text:p>438</text:p>
          </table:table-cell>
          <table:table-cell office:value-type="float" office:value="4344" table:style-name="ce23">
            <text:p>4,344</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20-21</text:p>
          </table:table-cell>
          <table:table-cell office:value-type="float" office:value="23" table:style-name="ce61">
            <text:p>23</text:p>
          </table:table-cell>
          <table:table-cell office:value-type="float" office:value="266" table:style-name="ce61">
            <text:p>266</text:p>
          </table:table-cell>
          <table:table-cell office:value-type="float" office:value="326" table:style-name="ce61">
            <text:p>326</text:p>
          </table:table-cell>
          <table:table-cell office:value-type="float" office:value="354" table:style-name="ce61">
            <text:p>354</text:p>
          </table:table-cell>
          <table:table-cell office:value-type="float" office:value="215" table:style-name="ce61">
            <text:p>215</text:p>
          </table:table-cell>
          <table:table-cell office:value-type="float" office:value="322" table:style-name="ce61">
            <text:p>322</text:p>
          </table:table-cell>
          <table:table-cell office:value-type="float" office:value="924" table:style-name="ce61">
            <text:p>924</text:p>
          </table:table-cell>
          <table:table-cell office:value-type="float" office:value="496" table:style-name="ce61">
            <text:p>496</text:p>
          </table:table-cell>
          <table:table-cell office:value-type="float" office:value="484" table:style-name="ce61">
            <text:p>484</text:p>
          </table:table-cell>
          <table:table-cell office:value-type="float" office:value="3410" table:style-name="ce23">
            <text:p>3,410</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21-22</text:p>
          </table:table-cell>
          <table:table-cell office:value-type="float" office:value="34" table:style-name="ce61">
            <text:p>34</text:p>
          </table:table-cell>
          <table:table-cell office:value-type="float" office:value="218" table:style-name="ce61">
            <text:p>218</text:p>
          </table:table-cell>
          <table:table-cell office:value-type="float" office:value="264" table:style-name="ce61">
            <text:p>264</text:p>
          </table:table-cell>
          <table:table-cell office:value-type="float" office:value="217" table:style-name="ce61">
            <text:p>217</text:p>
          </table:table-cell>
          <table:table-cell office:value-type="float" office:value="441" table:style-name="ce61">
            <text:p>441</text:p>
          </table:table-cell>
          <table:table-cell office:value-type="float" office:value="355" table:style-name="ce61">
            <text:p>355</text:p>
          </table:table-cell>
          <table:table-cell office:value-type="float" office:value="2288" table:style-name="ce61">
            <text:p>2,288</text:p>
          </table:table-cell>
          <table:table-cell office:value-type="float" office:value="686" table:style-name="ce61">
            <text:p>686</text:p>
          </table:table-cell>
          <table:table-cell office:value-type="float" office:value="352" table:style-name="ce61">
            <text:p>352</text:p>
          </table:table-cell>
          <table:table-cell office:value-type="float" office:value="4855" table:style-name="ce23">
            <text:p>4,855</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22-23</text:p>
          </table:table-cell>
          <table:table-cell office:value-type="float" office:value="48" table:style-name="ce61">
            <text:p>48</text:p>
          </table:table-cell>
          <table:table-cell office:value-type="float" office:value="298" table:style-name="ce61">
            <text:p>298</text:p>
          </table:table-cell>
          <table:table-cell office:value-type="float" office:value="278" table:style-name="ce61">
            <text:p>278</text:p>
          </table:table-cell>
          <table:table-cell office:value-type="float" office:value="276" table:style-name="ce61">
            <text:p>276</text:p>
          </table:table-cell>
          <table:table-cell office:value-type="float" office:value="269" table:style-name="ce61">
            <text:p>269</text:p>
          </table:table-cell>
          <table:table-cell office:value-type="float" office:value="316" table:style-name="ce61">
            <text:p>316</text:p>
          </table:table-cell>
          <table:table-cell office:value-type="float" office:value="2053" table:style-name="ce61">
            <text:p>2,053</text:p>
          </table:table-cell>
          <table:table-cell office:value-type="float" office:value="609" table:style-name="ce61">
            <text:p>609</text:p>
          </table:table-cell>
          <table:table-cell office:value-type="float" office:value="357" table:style-name="ce61">
            <text:p>357</text:p>
          </table:table-cell>
          <table:table-cell office:value-type="float" office:value="4504" table:style-name="ce23">
            <text:p>4,504</text:p>
          </table:table-cell>
          <table:table-cell table:number-columns-repeated="16372"/>
        </table:table-row>
        <table:table-row table:style-name="ro2">
          <table:table-cell office:value-type="string" table:style-name="ce11">
            <text:p>Net conversions [note 5]</text:p>
          </table:table-cell>
          <table:table-cell office:value-type="string" table:style-name="ce11">
            <text:p>2023-24</text:p>
          </table:table-cell>
          <table:table-cell office:value-type="float" office:value="45" table:style-name="ce61">
            <text:p>45</text:p>
          </table:table-cell>
          <table:table-cell office:value-type="float" office:value="246" table:style-name="ce61">
            <text:p>246</text:p>
          </table:table-cell>
          <table:table-cell office:value-type="float" office:value="203" table:style-name="ce61">
            <text:p>203</text:p>
          </table:table-cell>
          <table:table-cell office:value-type="float" office:value="242" table:style-name="ce61">
            <text:p>242</text:p>
          </table:table-cell>
          <table:table-cell office:value-type="float" office:value="318" table:style-name="ce61">
            <text:p>318</text:p>
          </table:table-cell>
          <table:table-cell office:value-type="float" office:value="212" table:style-name="ce61">
            <text:p>212</text:p>
          </table:table-cell>
          <table:table-cell office:value-type="float" office:value="2228" table:style-name="ce61">
            <text:p>2,228</text:p>
          </table:table-cell>
          <table:table-cell office:value-type="float" office:value="600" table:style-name="ce61">
            <text:p>600</text:p>
          </table:table-cell>
          <table:table-cell office:value-type="float" office:value="263" table:style-name="ce61">
            <text:p>263</text:p>
          </table:table-cell>
          <table:table-cell office:value-type="float" office:value="4357" table:style-name="ce23">
            <text:p>4,357</text:p>
          </table:table-cell>
          <table:table-cell table:number-columns-repeated="16372"/>
        </table:table-row>
        <table:table-row table:style-name="ro2">
          <table:table-cell office:value-type="string" table:style-name="ce60">
            <text:p>Net change of use [note 5]</text:p>
          </table:table-cell>
          <table:table-cell office:value-type="string" table:style-name="ce60">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6-07 [note 2]</text:p>
          </table:table-cell>
          <table:table-cell office:value-type="float" office:value="570" table:style-name="ce61">
            <text:p>570</text:p>
          </table:table-cell>
          <table:table-cell office:value-type="float" office:value="2620" table:style-name="ce61">
            <text:p>2,620</text:p>
          </table:table-cell>
          <table:table-cell office:value-type="float" office:value="2836" table:style-name="ce61">
            <text:p>2,836</text:p>
          </table:table-cell>
          <table:table-cell office:value-type="float" office:value="1933" table:style-name="ce61">
            <text:p>1,933</text:p>
          </table:table-cell>
          <table:table-cell office:value-type="float" office:value="1668" table:style-name="ce61">
            <text:p>1,668</text:p>
          </table:table-cell>
          <table:table-cell office:value-type="float" office:value="1624" table:style-name="ce61">
            <text:p>1,624</text:p>
          </table:table-cell>
          <table:table-cell office:value-type="float" office:value="3455" table:style-name="ce61">
            <text:p>3,455</text:p>
          </table:table-cell>
          <table:table-cell office:value-type="float" office:value="2895" table:style-name="ce61">
            <text:p>2,895</text:p>
          </table:table-cell>
          <table:table-cell office:value-type="float" office:value="2547" table:style-name="ce61">
            <text:p>2,547</text:p>
          </table:table-cell>
          <table:table-cell office:value-type="float" office:value="20150" table:style-name="ce23">
            <text:p>20,15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7-08 [note 2]</text:p>
          </table:table-cell>
          <table:table-cell office:value-type="float" office:value="650" table:style-name="ce61">
            <text:p>650</text:p>
          </table:table-cell>
          <table:table-cell office:value-type="float" office:value="2712" table:style-name="ce61">
            <text:p>2,712</text:p>
          </table:table-cell>
          <table:table-cell office:value-type="float" office:value="2178" table:style-name="ce61">
            <text:p>2,178</text:p>
          </table:table-cell>
          <table:table-cell office:value-type="float" office:value="1240" table:style-name="ce61">
            <text:p>1,240</text:p>
          </table:table-cell>
          <table:table-cell office:value-type="float" office:value="1585" table:style-name="ce61">
            <text:p>1,585</text:p>
          </table:table-cell>
          <table:table-cell office:value-type="float" office:value="1737" table:style-name="ce61">
            <text:p>1,737</text:p>
          </table:table-cell>
          <table:table-cell office:value-type="float" office:value="2678" table:style-name="ce61">
            <text:p>2,678</text:p>
          </table:table-cell>
          <table:table-cell office:value-type="float" office:value="2555" table:style-name="ce61">
            <text:p>2,555</text:p>
          </table:table-cell>
          <table:table-cell office:value-type="float" office:value="2305" table:style-name="ce61">
            <text:p>2,305</text:p>
          </table:table-cell>
          <table:table-cell office:value-type="float" office:value="17640" table:style-name="ce23">
            <text:p>17,64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8-09</text:p>
          </table:table-cell>
          <table:table-cell office:value-type="float" office:value="420" table:style-name="ce61">
            <text:p>420</text:p>
          </table:table-cell>
          <table:table-cell office:value-type="float" office:value="2030" table:style-name="ce61">
            <text:p>2,030</text:p>
          </table:table-cell>
          <table:table-cell office:value-type="float" office:value="2170" table:style-name="ce61">
            <text:p>2,170</text:p>
          </table:table-cell>
          <table:table-cell office:value-type="float" office:value="1270" table:style-name="ce61">
            <text:p>1,270</text:p>
          </table:table-cell>
          <table:table-cell office:value-type="float" office:value="1650" table:style-name="ce61">
            <text:p>1,650</text:p>
          </table:table-cell>
          <table:table-cell office:value-type="float" office:value="1440" table:style-name="ce61">
            <text:p>1,440</text:p>
          </table:table-cell>
          <table:table-cell office:value-type="float" office:value="3040" table:style-name="ce61">
            <text:p>3,040</text:p>
          </table:table-cell>
          <table:table-cell office:value-type="float" office:value="2480" table:style-name="ce61">
            <text:p>2,480</text:p>
          </table:table-cell>
          <table:table-cell office:value-type="float" office:value="2150" table:style-name="ce61">
            <text:p>2,150</text:p>
          </table:table-cell>
          <table:table-cell office:value-type="float" office:value="16640" table:style-name="ce23">
            <text:p>16,64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09-10</text:p>
          </table:table-cell>
          <table:table-cell office:value-type="float" office:value="416" table:style-name="ce61">
            <text:p>416</text:p>
          </table:table-cell>
          <table:table-cell office:value-type="float" office:value="1476" table:style-name="ce61">
            <text:p>1,476</text:p>
          </table:table-cell>
          <table:table-cell office:value-type="float" office:value="1229" table:style-name="ce61">
            <text:p>1,229</text:p>
          </table:table-cell>
          <table:table-cell office:value-type="float" office:value="1259" table:style-name="ce61">
            <text:p>1,259</text:p>
          </table:table-cell>
          <table:table-cell office:value-type="float" office:value="1250" table:style-name="ce61">
            <text:p>1,250</text:p>
          </table:table-cell>
          <table:table-cell office:value-type="float" office:value="1223" table:style-name="ce61">
            <text:p>1,223</text:p>
          </table:table-cell>
          <table:table-cell office:value-type="float" office:value="2776" table:style-name="ce61">
            <text:p>2,776</text:p>
          </table:table-cell>
          <table:table-cell office:value-type="float" office:value="1909" table:style-name="ce61">
            <text:p>1,909</text:p>
          </table:table-cell>
          <table:table-cell office:value-type="float" office:value="2066" table:style-name="ce61">
            <text:p>2,066</text:p>
          </table:table-cell>
          <table:table-cell office:value-type="float" office:value="13605" table:style-name="ce23">
            <text:p>13,605</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0-11</text:p>
          </table:table-cell>
          <table:table-cell office:value-type="float" office:value="442" table:style-name="ce61">
            <text:p>442</text:p>
          </table:table-cell>
          <table:table-cell office:value-type="float" office:value="1173" table:style-name="ce61">
            <text:p>1,173</text:p>
          </table:table-cell>
          <table:table-cell office:value-type="float" office:value="965" table:style-name="ce61">
            <text:p>965</text:p>
          </table:table-cell>
          <table:table-cell office:value-type="float" office:value="877" table:style-name="ce61">
            <text:p>877</text:p>
          </table:table-cell>
          <table:table-cell office:value-type="float" office:value="1156" table:style-name="ce61">
            <text:p>1,156</text:p>
          </table:table-cell>
          <table:table-cell office:value-type="float" office:value="1519" table:style-name="ce61">
            <text:p>1,519</text:p>
          </table:table-cell>
          <table:table-cell office:value-type="float" office:value="1922" table:style-name="ce61">
            <text:p>1,922</text:p>
          </table:table-cell>
          <table:table-cell office:value-type="float" office:value="1740" table:style-name="ce61">
            <text:p>1,740</text:p>
          </table:table-cell>
          <table:table-cell office:value-type="float" office:value="1742" table:style-name="ce61">
            <text:p>1,742</text:p>
          </table:table-cell>
          <table:table-cell office:value-type="float" office:value="11535" table:style-name="ce23">
            <text:p>11,535</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1-12</text:p>
          </table:table-cell>
          <table:table-cell office:value-type="float" office:value="295" table:style-name="ce61">
            <text:p>295</text:p>
          </table:table-cell>
          <table:table-cell office:value-type="float" office:value="1331" table:style-name="ce61">
            <text:p>1,331</text:p>
          </table:table-cell>
          <table:table-cell office:value-type="float" office:value="712" table:style-name="ce61">
            <text:p>712</text:p>
          </table:table-cell>
          <table:table-cell office:value-type="float" office:value="844" table:style-name="ce61">
            <text:p>844</text:p>
          </table:table-cell>
          <table:table-cell office:value-type="float" office:value="1385" table:style-name="ce61">
            <text:p>1,385</text:p>
          </table:table-cell>
          <table:table-cell office:value-type="float" office:value="1165" table:style-name="ce61">
            <text:p>1,165</text:p>
          </table:table-cell>
          <table:table-cell office:value-type="float" office:value="2704" table:style-name="ce61">
            <text:p>2,704</text:p>
          </table:table-cell>
          <table:table-cell office:value-type="float" office:value="2034" table:style-name="ce61">
            <text:p>2,034</text:p>
          </table:table-cell>
          <table:table-cell office:value-type="float" office:value="2117" table:style-name="ce61">
            <text:p>2,117</text:p>
          </table:table-cell>
          <table:table-cell office:value-type="float" office:value="12587" table:style-name="ce23">
            <text:p>12,587</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2-13</text:p>
          </table:table-cell>
          <table:table-cell office:value-type="float" office:value="300" table:style-name="ce61">
            <text:p>300</text:p>
          </table:table-cell>
          <table:table-cell office:value-type="float" office:value="1709" table:style-name="ce61">
            <text:p>1,709</text:p>
          </table:table-cell>
          <table:table-cell office:value-type="float" office:value="1095" table:style-name="ce61">
            <text:p>1,095</text:p>
          </table:table-cell>
          <table:table-cell office:value-type="float" office:value="1154" table:style-name="ce61">
            <text:p>1,154</text:p>
          </table:table-cell>
          <table:table-cell office:value-type="float" office:value="1805" table:style-name="ce61">
            <text:p>1,805</text:p>
          </table:table-cell>
          <table:table-cell office:value-type="float" office:value="1118" table:style-name="ce61">
            <text:p>1,118</text:p>
          </table:table-cell>
          <table:table-cell office:value-type="float" office:value="1801" table:style-name="ce61">
            <text:p>1,801</text:p>
          </table:table-cell>
          <table:table-cell office:value-type="float" office:value="2260" table:style-name="ce61">
            <text:p>2,260</text:p>
          </table:table-cell>
          <table:table-cell office:value-type="float" office:value="1536" table:style-name="ce61">
            <text:p>1,536</text:p>
          </table:table-cell>
          <table:table-cell office:value-type="float" office:value="12778" table:style-name="ce23">
            <text:p>12,778</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3-14</text:p>
          </table:table-cell>
          <table:table-cell office:value-type="float" office:value="378" table:style-name="ce61">
            <text:p>378</text:p>
          </table:table-cell>
          <table:table-cell office:value-type="float" office:value="1115" table:style-name="ce61">
            <text:p>1,115</text:p>
          </table:table-cell>
          <table:table-cell office:value-type="float" office:value="1053" table:style-name="ce61">
            <text:p>1,053</text:p>
          </table:table-cell>
          <table:table-cell office:value-type="float" office:value="1046" table:style-name="ce61">
            <text:p>1,046</text:p>
          </table:table-cell>
          <table:table-cell office:value-type="float" office:value="838" table:style-name="ce61">
            <text:p>838</text:p>
          </table:table-cell>
          <table:table-cell office:value-type="float" office:value="1253" table:style-name="ce61">
            <text:p>1,253</text:p>
          </table:table-cell>
          <table:table-cell office:value-type="float" office:value="2301" table:style-name="ce61">
            <text:p>2,301</text:p>
          </table:table-cell>
          <table:table-cell office:value-type="float" office:value="2545" table:style-name="ce61">
            <text:p>2,545</text:p>
          </table:table-cell>
          <table:table-cell office:value-type="float" office:value="1994" table:style-name="ce61">
            <text:p>1,994</text:p>
          </table:table-cell>
          <table:table-cell office:value-type="float" office:value="12523" table:style-name="ce23">
            <text:p>12,523</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4-15</text:p>
          </table:table-cell>
          <table:table-cell office:value-type="float" office:value="1034" table:style-name="ce61">
            <text:p>1,034</text:p>
          </table:table-cell>
          <table:table-cell office:value-type="float" office:value="2046" table:style-name="ce61">
            <text:p>2,046</text:p>
          </table:table-cell>
          <table:table-cell office:value-type="float" office:value="1456" table:style-name="ce61">
            <text:p>1,456</text:p>
          </table:table-cell>
          <table:table-cell office:value-type="float" office:value="1292" table:style-name="ce61">
            <text:p>1,292</text:p>
          </table:table-cell>
          <table:table-cell office:value-type="float" office:value="1494" table:style-name="ce61">
            <text:p>1,494</text:p>
          </table:table-cell>
          <table:table-cell office:value-type="float" office:value="2407" table:style-name="ce61">
            <text:p>2,407</text:p>
          </table:table-cell>
          <table:table-cell office:value-type="float" office:value="3629" table:style-name="ce61">
            <text:p>3,629</text:p>
          </table:table-cell>
          <table:table-cell office:value-type="float" office:value="4003" table:style-name="ce61">
            <text:p>4,003</text:p>
          </table:table-cell>
          <table:table-cell office:value-type="float" office:value="3289" table:style-name="ce61">
            <text:p>3,289</text:p>
          </table:table-cell>
          <table:table-cell office:value-type="float" office:value="20650" table:style-name="ce23">
            <text:p>20,650</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5-16</text:p>
          </table:table-cell>
          <table:table-cell office:value-type="float" office:value="767" table:style-name="ce61">
            <text:p>767</text:p>
          </table:table-cell>
          <table:table-cell office:value-type="float" office:value="2886" table:style-name="ce61">
            <text:p>2,886</text:p>
          </table:table-cell>
          <table:table-cell office:value-type="float" office:value="2663" table:style-name="ce61">
            <text:p>2,663</text:p>
          </table:table-cell>
          <table:table-cell office:value-type="float" office:value="1771" table:style-name="ce61">
            <text:p>1,771</text:p>
          </table:table-cell>
          <table:table-cell office:value-type="float" office:value="2910" table:style-name="ce61">
            <text:p>2,910</text:p>
          </table:table-cell>
          <table:table-cell office:value-type="float" office:value="3653" table:style-name="ce61">
            <text:p>3,653</text:p>
          </table:table-cell>
          <table:table-cell office:value-type="float" office:value="5901" table:style-name="ce61">
            <text:p>5,901</text:p>
          </table:table-cell>
          <table:table-cell office:value-type="float" office:value="6246" table:style-name="ce61">
            <text:p>6,246</text:p>
          </table:table-cell>
          <table:table-cell office:value-type="float" office:value="3801" table:style-name="ce61">
            <text:p>3,801</text:p>
          </table:table-cell>
          <table:table-cell office:value-type="float" office:value="30598" table:style-name="ce23">
            <text:p>30,598</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6-17</text:p>
          </table:table-cell>
          <table:table-cell office:value-type="float" office:value="1057" table:style-name="ce61">
            <text:p>1,057</text:p>
          </table:table-cell>
          <table:table-cell office:value-type="float" office:value="3359" table:style-name="ce61">
            <text:p>3,359</text:p>
          </table:table-cell>
          <table:table-cell office:value-type="float" office:value="2625" table:style-name="ce61">
            <text:p>2,625</text:p>
          </table:table-cell>
          <table:table-cell office:value-type="float" office:value="2724" table:style-name="ce61">
            <text:p>2,724</text:p>
          </table:table-cell>
          <table:table-cell office:value-type="float" office:value="2617" table:style-name="ce61">
            <text:p>2,617</text:p>
          </table:table-cell>
          <table:table-cell office:value-type="float" office:value="4893" table:style-name="ce61">
            <text:p>4,893</text:p>
          </table:table-cell>
          <table:table-cell office:value-type="float" office:value="8757" table:style-name="ce61">
            <text:p>8,757</text:p>
          </table:table-cell>
          <table:table-cell office:value-type="float" office:value="7219" table:style-name="ce61">
            <text:p>7,219</text:p>
          </table:table-cell>
          <table:table-cell office:value-type="float" office:value="3938" table:style-name="ce61">
            <text:p>3,938</text:p>
          </table:table-cell>
          <table:table-cell office:value-type="float" office:value="37189" table:style-name="ce23">
            <text:p>37,189</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7-18</text:p>
          </table:table-cell>
          <table:table-cell office:value-type="float" office:value="528" table:style-name="ce61">
            <text:p>528</text:p>
          </table:table-cell>
          <table:table-cell office:value-type="float" office:value="3057" table:style-name="ce61">
            <text:p>3,057</text:p>
          </table:table-cell>
          <table:table-cell office:value-type="float" office:value="3062" table:style-name="ce61">
            <text:p>3,062</text:p>
          </table:table-cell>
          <table:table-cell office:value-type="float" office:value="2620" table:style-name="ce61">
            <text:p>2,620</text:p>
          </table:table-cell>
          <table:table-cell office:value-type="float" office:value="2830" table:style-name="ce61">
            <text:p>2,830</text:p>
          </table:table-cell>
          <table:table-cell office:value-type="float" office:value="3175" table:style-name="ce61">
            <text:p>3,175</text:p>
          </table:table-cell>
          <table:table-cell office:value-type="float" office:value="5482" table:style-name="ce61">
            <text:p>5,482</text:p>
          </table:table-cell>
          <table:table-cell office:value-type="float" office:value="5121" table:style-name="ce61">
            <text:p>5,121</text:p>
          </table:table-cell>
          <table:table-cell office:value-type="float" office:value="3851" table:style-name="ce61">
            <text:p>3,851</text:p>
          </table:table-cell>
          <table:table-cell office:value-type="float" office:value="29726" table:style-name="ce23">
            <text:p>29,726</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8-19</text:p>
          </table:table-cell>
          <table:table-cell office:value-type="float" office:value="833" table:style-name="ce61">
            <text:p>833</text:p>
          </table:table-cell>
          <table:table-cell office:value-type="float" office:value="3160" table:style-name="ce61">
            <text:p>3,160</text:p>
          </table:table-cell>
          <table:table-cell office:value-type="float" office:value="2402" table:style-name="ce61">
            <text:p>2,402</text:p>
          </table:table-cell>
          <table:table-cell office:value-type="float" office:value="2088" table:style-name="ce61">
            <text:p>2,088</text:p>
          </table:table-cell>
          <table:table-cell office:value-type="float" office:value="2388" table:style-name="ce61">
            <text:p>2,388</text:p>
          </table:table-cell>
          <table:table-cell office:value-type="float" office:value="4060" table:style-name="ce61">
            <text:p>4,060</text:p>
          </table:table-cell>
          <table:table-cell office:value-type="float" office:value="5071" table:style-name="ce61">
            <text:p>5,071</text:p>
          </table:table-cell>
          <table:table-cell office:value-type="float" office:value="5526" table:style-name="ce61">
            <text:p>5,526</text:p>
          </table:table-cell>
          <table:table-cell office:value-type="float" office:value="3767" table:style-name="ce61">
            <text:p>3,767</text:p>
          </table:table-cell>
          <table:table-cell office:value-type="float" office:value="29295" table:style-name="ce23">
            <text:p>29,295</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19-20</text:p>
          </table:table-cell>
          <table:table-cell office:value-type="float" office:value="574" table:style-name="ce61">
            <text:p>574</text:p>
          </table:table-cell>
          <table:table-cell office:value-type="float" office:value="3729" table:style-name="ce61">
            <text:p>3,729</text:p>
          </table:table-cell>
          <table:table-cell office:value-type="float" office:value="2449" table:style-name="ce61">
            <text:p>2,449</text:p>
          </table:table-cell>
          <table:table-cell office:value-type="float" office:value="1368" table:style-name="ce61">
            <text:p>1,368</text:p>
          </table:table-cell>
          <table:table-cell office:value-type="float" office:value="2480" table:style-name="ce61">
            <text:p>2,480</text:p>
          </table:table-cell>
          <table:table-cell office:value-type="float" office:value="3367" table:style-name="ce61">
            <text:p>3,367</text:p>
          </table:table-cell>
          <table:table-cell office:value-type="float" office:value="4426" table:style-name="ce61">
            <text:p>4,426</text:p>
          </table:table-cell>
          <table:table-cell office:value-type="float" office:value="5114" table:style-name="ce61">
            <text:p>5,114</text:p>
          </table:table-cell>
          <table:table-cell office:value-type="float" office:value="3206" table:style-name="ce61">
            <text:p>3,206</text:p>
          </table:table-cell>
          <table:table-cell office:value-type="float" office:value="26713" table:style-name="ce23">
            <text:p>26,713</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20-21</text:p>
          </table:table-cell>
          <table:table-cell office:value-type="float" office:value="383" table:style-name="ce61">
            <text:p>383</text:p>
          </table:table-cell>
          <table:table-cell office:value-type="float" office:value="2390" table:style-name="ce61">
            <text:p>2,390</text:p>
          </table:table-cell>
          <table:table-cell office:value-type="float" office:value="1862" table:style-name="ce61">
            <text:p>1,862</text:p>
          </table:table-cell>
          <table:table-cell office:value-type="float" office:value="1441" table:style-name="ce61">
            <text:p>1,441</text:p>
          </table:table-cell>
          <table:table-cell office:value-type="float" office:value="2127" table:style-name="ce61">
            <text:p>2,127</text:p>
          </table:table-cell>
          <table:table-cell office:value-type="float" office:value="2798" table:style-name="ce61">
            <text:p>2,798</text:p>
          </table:table-cell>
          <table:table-cell office:value-type="float" office:value="1412" table:style-name="ce61">
            <text:p>1,412</text:p>
          </table:table-cell>
          <table:table-cell office:value-type="float" office:value="5525" table:style-name="ce61">
            <text:p>5,525</text:p>
          </table:table-cell>
          <table:table-cell office:value-type="float" office:value="3533" table:style-name="ce61">
            <text:p>3,533</text:p>
          </table:table-cell>
          <table:table-cell office:value-type="float" office:value="21471" table:style-name="ce23">
            <text:p>21,471</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21-22</text:p>
          </table:table-cell>
          <table:table-cell office:value-type="float" office:value="449" table:style-name="ce61">
            <text:p>449</text:p>
          </table:table-cell>
          <table:table-cell office:value-type="float" office:value="2329" table:style-name="ce61">
            <text:p>2,329</text:p>
          </table:table-cell>
          <table:table-cell office:value-type="float" office:value="2001" table:style-name="ce61">
            <text:p>2,001</text:p>
          </table:table-cell>
          <table:table-cell office:value-type="float" office:value="1641" table:style-name="ce61">
            <text:p>1,641</text:p>
          </table:table-cell>
          <table:table-cell office:value-type="float" office:value="2506" table:style-name="ce61">
            <text:p>2,506</text:p>
          </table:table-cell>
          <table:table-cell office:value-type="float" office:value="2868" table:style-name="ce61">
            <text:p>2,868</text:p>
          </table:table-cell>
          <table:table-cell office:value-type="float" office:value="3872" table:style-name="ce61">
            <text:p>3,872</text:p>
          </table:table-cell>
          <table:table-cell office:value-type="float" office:value="4426" table:style-name="ce61">
            <text:p>4,426</text:p>
          </table:table-cell>
          <table:table-cell office:value-type="float" office:value="2813" table:style-name="ce61">
            <text:p>2,813</text:p>
          </table:table-cell>
          <table:table-cell office:value-type="float" office:value="22905" table:style-name="ce23">
            <text:p>22,905</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22-23</text:p>
          </table:table-cell>
          <table:table-cell office:value-type="float" office:value="376" table:style-name="ce61">
            <text:p>376</text:p>
          </table:table-cell>
          <table:table-cell office:value-type="float" office:value="2560" table:style-name="ce61">
            <text:p>2,560</text:p>
          </table:table-cell>
          <table:table-cell office:value-type="float" office:value="1964" table:style-name="ce61">
            <text:p>1,964</text:p>
          </table:table-cell>
          <table:table-cell office:value-type="float" office:value="1538" table:style-name="ce61">
            <text:p>1,538</text:p>
          </table:table-cell>
          <table:table-cell office:value-type="float" office:value="2610" table:style-name="ce61">
            <text:p>2,610</text:p>
          </table:table-cell>
          <table:table-cell office:value-type="float" office:value="2350" table:style-name="ce61">
            <text:p>2,350</text:p>
          </table:table-cell>
          <table:table-cell office:value-type="float" office:value="2848" table:style-name="ce61">
            <text:p>2,848</text:p>
          </table:table-cell>
          <table:table-cell office:value-type="float" office:value="4885" table:style-name="ce61">
            <text:p>4,885</text:p>
          </table:table-cell>
          <table:table-cell office:value-type="float" office:value="3150" table:style-name="ce61">
            <text:p>3,150</text:p>
          </table:table-cell>
          <table:table-cell office:value-type="float" office:value="22281" table:style-name="ce23">
            <text:p>22,281</text:p>
          </table:table-cell>
          <table:table-cell table:number-columns-repeated="16372"/>
        </table:table-row>
        <table:table-row table:style-name="ro2">
          <table:table-cell office:value-type="string" table:style-name="ce11">
            <text:p>Net change of use [note 5]</text:p>
          </table:table-cell>
          <table:table-cell office:value-type="string" table:style-name="ce11">
            <text:p>2023-24</text:p>
          </table:table-cell>
          <table:table-cell office:value-type="float" office:value="219" table:style-name="ce61">
            <text:p>219</text:p>
          </table:table-cell>
          <table:table-cell office:value-type="float" office:value="2374" table:style-name="ce61">
            <text:p>2,374</text:p>
          </table:table-cell>
          <table:table-cell office:value-type="float" office:value="3347" table:style-name="ce61">
            <text:p>3,347</text:p>
          </table:table-cell>
          <table:table-cell office:value-type="float" office:value="1743" table:style-name="ce61">
            <text:p>1,743</text:p>
          </table:table-cell>
          <table:table-cell office:value-type="float" office:value="2356" table:style-name="ce61">
            <text:p>2,356</text:p>
          </table:table-cell>
          <table:table-cell office:value-type="float" office:value="2525" table:style-name="ce61">
            <text:p>2,525</text:p>
          </table:table-cell>
          <table:table-cell office:value-type="float" office:value="1953" table:style-name="ce61">
            <text:p>1,953</text:p>
          </table:table-cell>
          <table:table-cell office:value-type="float" office:value="4738" table:style-name="ce61">
            <text:p>4,738</text:p>
          </table:table-cell>
          <table:table-cell office:value-type="float" office:value="2336" table:style-name="ce61">
            <text:p>2,336</text:p>
          </table:table-cell>
          <table:table-cell office:value-type="float" office:value="21591" table:style-name="ce23">
            <text:p>21,591</text:p>
          </table:table-cell>
          <table:table-cell table:number-columns-repeated="16372"/>
        </table:table-row>
        <table:table-row table:style-name="ro2">
          <table:table-cell office:value-type="string" table:style-name="ce60">
            <text:p>Of which under PDR: agricultural to residential</text:p>
          </table:table-cell>
          <table:table-cell office:value-type="string" table:style-name="ce60">
            <text:p>2015-16</text:p>
          </table:table-cell>
          <table:table-cell office:value-type="float" office:value="0" table:style-name="ce67">
            <text:p>0</text:p>
          </table:table-cell>
          <table:table-cell office:value-type="float" office:value="21" table:style-name="ce67">
            <text:p>21</text:p>
          </table:table-cell>
          <table:table-cell office:value-type="float" office:value="17" table:style-name="ce67">
            <text:p>17</text:p>
          </table:table-cell>
          <table:table-cell office:value-type="float" office:value="39" table:style-name="ce67">
            <text:p>39</text:p>
          </table:table-cell>
          <table:table-cell office:value-type="float" office:value="32" table:style-name="ce67">
            <text:p>32</text:p>
          </table:table-cell>
          <table:table-cell office:value-type="float" office:value="14" table:style-name="ce67">
            <text:p>14</text:p>
          </table:table-cell>
          <table:table-cell office:value-type="float" office:value="0" table:style-name="ce67">
            <text:p>0</text:p>
          </table:table-cell>
          <table:table-cell office:value-type="float" office:value="63" table:style-name="ce67">
            <text:p>63</text:p>
          </table:table-cell>
          <table:table-cell office:value-type="float" office:value="40" table:style-name="ce67">
            <text:p>40</text:p>
          </table:table-cell>
          <table:table-cell office:value-type="float" office:value="226" table:style-name="ce68">
            <text:p>226</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16-17</text:p>
          </table:table-cell>
          <table:table-cell office:value-type="float" office:value="5" table:style-name="ce61">
            <text:p>5</text:p>
          </table:table-cell>
          <table:table-cell office:value-type="float" office:value="14" table:style-name="ce61">
            <text:p>14</text:p>
          </table:table-cell>
          <table:table-cell office:value-type="float" office:value="30" table:style-name="ce61">
            <text:p>30</text:p>
          </table:table-cell>
          <table:table-cell office:value-type="float" office:value="24" table:style-name="ce61">
            <text:p>24</text:p>
          </table:table-cell>
          <table:table-cell office:value-type="float" office:value="52" table:style-name="ce61">
            <text:p>52</text:p>
          </table:table-cell>
          <table:table-cell office:value-type="float" office:value="69" table:style-name="ce61">
            <text:p>69</text:p>
          </table:table-cell>
          <table:table-cell office:value-type="float" office:value="1" table:style-name="ce61">
            <text:p>1</text:p>
          </table:table-cell>
          <table:table-cell office:value-type="float" office:value="66" table:style-name="ce61">
            <text:p>66</text:p>
          </table:table-cell>
          <table:table-cell office:value-type="float" office:value="69" table:style-name="ce61">
            <text:p>69</text:p>
          </table:table-cell>
          <table:table-cell office:value-type="float" office:value="330" table:style-name="ce23">
            <text:p>330</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17-18</text:p>
          </table:table-cell>
          <table:table-cell office:value-type="float" office:value="0" table:style-name="ce61">
            <text:p>0</text:p>
          </table:table-cell>
          <table:table-cell office:value-type="float" office:value="27" table:style-name="ce61">
            <text:p>27</text:p>
          </table:table-cell>
          <table:table-cell office:value-type="float" office:value="31" table:style-name="ce61">
            <text:p>31</text:p>
          </table:table-cell>
          <table:table-cell office:value-type="float" office:value="54" table:style-name="ce61">
            <text:p>54</text:p>
          </table:table-cell>
          <table:table-cell office:value-type="float" office:value="156" table:style-name="ce61">
            <text:p>156</text:p>
          </table:table-cell>
          <table:table-cell office:value-type="float" office:value="103" table:style-name="ce61">
            <text:p>103</text:p>
          </table:table-cell>
          <table:table-cell office:value-type="float" office:value="0" table:style-name="ce61">
            <text:p>0</text:p>
          </table:table-cell>
          <table:table-cell office:value-type="float" office:value="147" table:style-name="ce61">
            <text:p>147</text:p>
          </table:table-cell>
          <table:table-cell office:value-type="float" office:value="220" table:style-name="ce61">
            <text:p>220</text:p>
          </table:table-cell>
          <table:table-cell office:value-type="float" office:value="738" table:style-name="ce23">
            <text:p>738</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18-19</text:p>
          </table:table-cell>
          <table:table-cell office:value-type="float" office:value="28" table:style-name="ce61">
            <text:p>28</text:p>
          </table:table-cell>
          <table:table-cell office:value-type="float" office:value="127" table:style-name="ce61">
            <text:p>127</text:p>
          </table:table-cell>
          <table:table-cell office:value-type="float" office:value="185" table:style-name="ce61">
            <text:p>185</text:p>
          </table:table-cell>
          <table:table-cell office:value-type="float" office:value="73" table:style-name="ce61">
            <text:p>73</text:p>
          </table:table-cell>
          <table:table-cell office:value-type="float" office:value="136" table:style-name="ce61">
            <text:p>136</text:p>
          </table:table-cell>
          <table:table-cell office:value-type="float" office:value="82" table:style-name="ce61">
            <text:p>82</text:p>
          </table:table-cell>
          <table:table-cell office:value-type="float" office:value="203" table:style-name="ce61">
            <text:p>203</text:p>
          </table:table-cell>
          <table:table-cell office:value-type="float" office:value="119" table:style-name="ce61">
            <text:p>119</text:p>
          </table:table-cell>
          <table:table-cell office:value-type="float" office:value="109" table:style-name="ce61">
            <text:p>109</text:p>
          </table:table-cell>
          <table:table-cell office:value-type="float" office:value="1062" table:style-name="ce23">
            <text:p>1,062</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19-20</text:p>
          </table:table-cell>
          <table:table-cell office:value-type="float" office:value="2" table:style-name="ce61">
            <text:p>2</text:p>
          </table:table-cell>
          <table:table-cell office:value-type="float" office:value="58" table:style-name="ce61">
            <text:p>58</text:p>
          </table:table-cell>
          <table:table-cell office:value-type="float" office:value="35" table:style-name="ce61">
            <text:p>35</text:p>
          </table:table-cell>
          <table:table-cell office:value-type="float" office:value="86" table:style-name="ce61">
            <text:p>86</text:p>
          </table:table-cell>
          <table:table-cell office:value-type="float" office:value="68" table:style-name="ce61">
            <text:p>68</text:p>
          </table:table-cell>
          <table:table-cell office:value-type="float" office:value="100" table:style-name="ce61">
            <text:p>100</text:p>
          </table:table-cell>
          <table:table-cell office:value-type="float" office:value="1" table:style-name="ce61">
            <text:p>1</text:p>
          </table:table-cell>
          <table:table-cell office:value-type="float" office:value="133" table:style-name="ce61">
            <text:p>133</text:p>
          </table:table-cell>
          <table:table-cell office:value-type="float" office:value="262" table:style-name="ce61">
            <text:p>262</text:p>
          </table:table-cell>
          <table:table-cell office:value-type="float" office:value="745" table:style-name="ce23">
            <text:p>745</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20-21</text:p>
          </table:table-cell>
          <table:table-cell office:value-type="float" office:value="4" table:style-name="ce61">
            <text:p>4</text:p>
          </table:table-cell>
          <table:table-cell office:value-type="float" office:value="44" table:style-name="ce61">
            <text:p>44</text:p>
          </table:table-cell>
          <table:table-cell office:value-type="float" office:value="30" table:style-name="ce61">
            <text:p>30</text:p>
          </table:table-cell>
          <table:table-cell office:value-type="float" office:value="73" table:style-name="ce61">
            <text:p>73</text:p>
          </table:table-cell>
          <table:table-cell office:value-type="float" office:value="109" table:style-name="ce61">
            <text:p>109</text:p>
          </table:table-cell>
          <table:table-cell office:value-type="float" office:value="164" table:style-name="ce61">
            <text:p>164</text:p>
          </table:table-cell>
          <table:table-cell office:value-type="float" office:value="0" table:style-name="ce61">
            <text:p>0</text:p>
          </table:table-cell>
          <table:table-cell office:value-type="float" office:value="163" table:style-name="ce61">
            <text:p>163</text:p>
          </table:table-cell>
          <table:table-cell office:value-type="float" office:value="266" table:style-name="ce61">
            <text:p>266</text:p>
          </table:table-cell>
          <table:table-cell office:value-type="float" office:value="853" table:style-name="ce23">
            <text:p>853</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21-22</text:p>
          </table:table-cell>
          <table:table-cell office:value-type="float" office:value="6" table:style-name="ce61">
            <text:p>6</text:p>
          </table:table-cell>
          <table:table-cell office:value-type="float" office:value="34" table:style-name="ce61">
            <text:p>34</text:p>
          </table:table-cell>
          <table:table-cell office:value-type="float" office:value="47" table:style-name="ce61">
            <text:p>47</text:p>
          </table:table-cell>
          <table:table-cell office:value-type="float" office:value="64" table:style-name="ce61">
            <text:p>64</text:p>
          </table:table-cell>
          <table:table-cell office:value-type="float" office:value="99" table:style-name="ce61">
            <text:p>99</text:p>
          </table:table-cell>
          <table:table-cell office:value-type="float" office:value="83" table:style-name="ce61">
            <text:p>83</text:p>
          </table:table-cell>
          <table:table-cell office:value-type="float" office:value="0" table:style-name="ce61">
            <text:p>0</text:p>
          </table:table-cell>
          <table:table-cell office:value-type="float" office:value="115" table:style-name="ce61">
            <text:p>115</text:p>
          </table:table-cell>
          <table:table-cell office:value-type="float" office:value="150" table:style-name="ce61">
            <text:p>150</text:p>
          </table:table-cell>
          <table:table-cell office:value-type="float" office:value="598" table:style-name="ce23">
            <text:p>598</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22-23</text:p>
          </table:table-cell>
          <table:table-cell office:value-type="float" office:value="6" table:style-name="ce61">
            <text:p>6</text:p>
          </table:table-cell>
          <table:table-cell office:value-type="float" office:value="47" table:style-name="ce61">
            <text:p>47</text:p>
          </table:table-cell>
          <table:table-cell office:value-type="float" office:value="40" table:style-name="ce61">
            <text:p>40</text:p>
          </table:table-cell>
          <table:table-cell office:value-type="float" office:value="50" table:style-name="ce61">
            <text:p>50</text:p>
          </table:table-cell>
          <table:table-cell office:value-type="float" office:value="82" table:style-name="ce61">
            <text:p>82</text:p>
          </table:table-cell>
          <table:table-cell office:value-type="float" office:value="93" table:style-name="ce61">
            <text:p>93</text:p>
          </table:table-cell>
          <table:table-cell office:value-type="float" office:value="0" table:style-name="ce61">
            <text:p>0</text:p>
          </table:table-cell>
          <table:table-cell office:value-type="float" office:value="93" table:style-name="ce61">
            <text:p>93</text:p>
          </table:table-cell>
          <table:table-cell office:value-type="float" office:value="187" table:style-name="ce61">
            <text:p>187</text:p>
          </table:table-cell>
          <table:table-cell office:value-type="float" office:value="598" table:style-name="ce23">
            <text:p>598</text:p>
          </table:table-cell>
          <table:table-cell table:number-columns-repeated="16372"/>
        </table:table-row>
        <table:table-row table:style-name="ro2">
          <table:table-cell office:value-type="string" table:style-name="ce11">
            <text:p>Of which under PDR: agricultural to residential</text:p>
          </table:table-cell>
          <table:table-cell office:value-type="string" table:style-name="ce11">
            <text:p>2023-24</text:p>
          </table:table-cell>
          <table:table-cell office:value-type="float" office:value="9" table:style-name="ce61">
            <text:p>9</text:p>
          </table:table-cell>
          <table:table-cell office:value-type="float" office:value="48" table:style-name="ce61">
            <text:p>48</text:p>
          </table:table-cell>
          <table:table-cell office:value-type="float" office:value="48" table:style-name="ce61">
            <text:p>48</text:p>
          </table:table-cell>
          <table:table-cell office:value-type="float" office:value="41" table:style-name="ce61">
            <text:p>41</text:p>
          </table:table-cell>
          <table:table-cell office:value-type="float" office:value="83" table:style-name="ce61">
            <text:p>83</text:p>
          </table:table-cell>
          <table:table-cell office:value-type="float" office:value="117" table:style-name="ce61">
            <text:p>117</text:p>
          </table:table-cell>
          <table:table-cell office:value-type="float" office:value="0" table:style-name="ce61">
            <text:p>0</text:p>
          </table:table-cell>
          <table:table-cell office:value-type="float" office:value="76" table:style-name="ce61">
            <text:p>76</text:p>
          </table:table-cell>
          <table:table-cell office:value-type="float" office:value="142" table:style-name="ce61">
            <text:p>142</text:p>
          </table:table-cell>
          <table:table-cell office:value-type="float" office:value="564" table:style-name="ce23">
            <text:p>564</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5-16</text:p>
          </table:table-cell>
          <table:table-cell office:value-type="float" office:value="195" table:style-name="ce61">
            <text:p>195</text:p>
          </table:table-cell>
          <table:table-cell office:value-type="float" office:value="243" table:style-name="ce61">
            <text:p>243</text:p>
          </table:table-cell>
          <table:table-cell office:value-type="float" office:value="889" table:style-name="ce61">
            <text:p>889</text:p>
          </table:table-cell>
          <table:table-cell office:value-type="float" office:value="363" table:style-name="ce61">
            <text:p>363</text:p>
          </table:table-cell>
          <table:table-cell office:value-type="float" office:value="1249" table:style-name="ce61">
            <text:p>1,249</text:p>
          </table:table-cell>
          <table:table-cell office:value-type="float" office:value="1606" table:style-name="ce61">
            <text:p>1,606</text:p>
          </table:table-cell>
          <table:table-cell office:value-type="float" office:value="3645" table:style-name="ce61">
            <text:p>3,645</text:p>
          </table:table-cell>
          <table:table-cell office:value-type="float" office:value="3421" table:style-name="ce61">
            <text:p>3,421</text:p>
          </table:table-cell>
          <table:table-cell office:value-type="float" office:value="1213" table:style-name="ce61">
            <text:p>1,213</text:p>
          </table:table-cell>
          <table:table-cell office:value-type="float" office:value="12824" table:style-name="ce23">
            <text:p>12,824</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6-17</text:p>
          </table:table-cell>
          <table:table-cell office:value-type="float" office:value="421" table:style-name="ce61">
            <text:p>421</text:p>
          </table:table-cell>
          <table:table-cell office:value-type="float" office:value="750" table:style-name="ce61">
            <text:p>750</text:p>
          </table:table-cell>
          <table:table-cell office:value-type="float" office:value="1030" table:style-name="ce61">
            <text:p>1,030</text:p>
          </table:table-cell>
          <table:table-cell office:value-type="float" office:value="947" table:style-name="ce61">
            <text:p>947</text:p>
          </table:table-cell>
          <table:table-cell office:value-type="float" office:value="1077" table:style-name="ce61">
            <text:p>1,077</text:p>
          </table:table-cell>
          <table:table-cell office:value-type="float" office:value="2926" table:style-name="ce61">
            <text:p>2,926</text:p>
          </table:table-cell>
          <table:table-cell office:value-type="float" office:value="6296" table:style-name="ce61">
            <text:p>6,296</text:p>
          </table:table-cell>
          <table:table-cell office:value-type="float" office:value="3571" table:style-name="ce61">
            <text:p>3,571</text:p>
          </table:table-cell>
          <table:table-cell office:value-type="float" office:value="733" table:style-name="ce61">
            <text:p>733</text:p>
          </table:table-cell>
          <table:table-cell office:value-type="float" office:value="17751" table:style-name="ce23">
            <text:p>17,751</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7-18</text:p>
          </table:table-cell>
          <table:table-cell office:value-type="float" office:value="200" table:style-name="ce61">
            <text:p>200</text:p>
          </table:table-cell>
          <table:table-cell office:value-type="float" office:value="897" table:style-name="ce61">
            <text:p>897</text:p>
          </table:table-cell>
          <table:table-cell office:value-type="float" office:value="1186" table:style-name="ce61">
            <text:p>1,186</text:p>
          </table:table-cell>
          <table:table-cell office:value-type="float" office:value="866" table:style-name="ce61">
            <text:p>866</text:p>
          </table:table-cell>
          <table:table-cell office:value-type="float" office:value="888" table:style-name="ce61">
            <text:p>888</text:p>
          </table:table-cell>
          <table:table-cell office:value-type="float" office:value="1470" table:style-name="ce61">
            <text:p>1,470</text:p>
          </table:table-cell>
          <table:table-cell office:value-type="float" office:value="2993" table:style-name="ce61">
            <text:p>2,993</text:p>
          </table:table-cell>
          <table:table-cell office:value-type="float" office:value="2498" table:style-name="ce61">
            <text:p>2,498</text:p>
          </table:table-cell>
          <table:table-cell office:value-type="float" office:value="561" table:style-name="ce61">
            <text:p>561</text:p>
          </table:table-cell>
          <table:table-cell office:value-type="float" office:value="11559" table:style-name="ce23">
            <text:p>11,559</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8-19</text:p>
          </table:table-cell>
          <table:table-cell office:value-type="float" office:value="321" table:style-name="ce61">
            <text:p>321</text:p>
          </table:table-cell>
          <table:table-cell office:value-type="float" office:value="1142" table:style-name="ce61">
            <text:p>1,142</text:p>
          </table:table-cell>
          <table:table-cell office:value-type="float" office:value="835" table:style-name="ce61">
            <text:p>835</text:p>
          </table:table-cell>
          <table:table-cell office:value-type="float" office:value="557" table:style-name="ce61">
            <text:p>557</text:p>
          </table:table-cell>
          <table:table-cell office:value-type="float" office:value="584" table:style-name="ce61">
            <text:p>584</text:p>
          </table:table-cell>
          <table:table-cell office:value-type="float" office:value="2259" table:style-name="ce61">
            <text:p>2,259</text:p>
          </table:table-cell>
          <table:table-cell office:value-type="float" office:value="2777" table:style-name="ce61">
            <text:p>2,777</text:p>
          </table:table-cell>
          <table:table-cell office:value-type="float" office:value="2893" table:style-name="ce61">
            <text:p>2,893</text:p>
          </table:table-cell>
          <table:table-cell office:value-type="float" office:value="707" table:style-name="ce61">
            <text:p>707</text:p>
          </table:table-cell>
          <table:table-cell office:value-type="float" office:value="12075" table:style-name="ce23">
            <text:p>12,075</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19-20</text:p>
          </table:table-cell>
          <table:table-cell office:value-type="float" office:value="260" table:style-name="ce61">
            <text:p>260</text:p>
          </table:table-cell>
          <table:table-cell office:value-type="float" office:value="1294" table:style-name="ce61">
            <text:p>1,294</text:p>
          </table:table-cell>
          <table:table-cell office:value-type="float" office:value="978" table:style-name="ce61">
            <text:p>978</text:p>
          </table:table-cell>
          <table:table-cell office:value-type="float" office:value="211" table:style-name="ce61">
            <text:p>211</text:p>
          </table:table-cell>
          <table:table-cell office:value-type="float" office:value="1200" table:style-name="ce61">
            <text:p>1,200</text:p>
          </table:table-cell>
          <table:table-cell office:value-type="float" office:value="1537" table:style-name="ce61">
            <text:p>1,537</text:p>
          </table:table-cell>
          <table:table-cell office:value-type="float" office:value="2126" table:style-name="ce61">
            <text:p>2,126</text:p>
          </table:table-cell>
          <table:table-cell office:value-type="float" office:value="2575" table:style-name="ce61">
            <text:p>2,575</text:p>
          </table:table-cell>
          <table:table-cell office:value-type="float" office:value="417" table:style-name="ce61">
            <text:p>417</text:p>
          </table:table-cell>
          <table:table-cell office:value-type="float" office:value="10598" table:style-name="ce23">
            <text:p>10,598</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20-21</text:p>
          </table:table-cell>
          <table:table-cell office:value-type="float" office:value="60" table:style-name="ce61">
            <text:p>60</text:p>
          </table:table-cell>
          <table:table-cell office:value-type="float" office:value="733" table:style-name="ce61">
            <text:p>733</text:p>
          </table:table-cell>
          <table:table-cell office:value-type="float" office:value="335" table:style-name="ce61">
            <text:p>335</text:p>
          </table:table-cell>
          <table:table-cell office:value-type="float" office:value="335" table:style-name="ce61">
            <text:p>335</text:p>
          </table:table-cell>
          <table:table-cell office:value-type="float" office:value="707" table:style-name="ce61">
            <text:p>707</text:p>
          </table:table-cell>
          <table:table-cell office:value-type="float" office:value="1155" table:style-name="ce61">
            <text:p>1,155</text:p>
          </table:table-cell>
          <table:table-cell office:value-type="float" office:value="867" table:style-name="ce61">
            <text:p>867</text:p>
          </table:table-cell>
          <table:table-cell office:value-type="float" office:value="3192" table:style-name="ce61">
            <text:p>3,192</text:p>
          </table:table-cell>
          <table:table-cell office:value-type="float" office:value="732" table:style-name="ce61">
            <text:p>732</text:p>
          </table:table-cell>
          <table:table-cell office:value-type="float" office:value="8116" table:style-name="ce23">
            <text:p>8,116</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21-22</text:p>
          </table:table-cell>
          <table:table-cell office:value-type="float" office:value="80" table:style-name="ce61">
            <text:p>80</text:p>
          </table:table-cell>
          <table:table-cell office:value-type="float" office:value="576" table:style-name="ce61">
            <text:p>576</text:p>
          </table:table-cell>
          <table:table-cell office:value-type="float" office:value="468" table:style-name="ce61">
            <text:p>468</text:p>
          </table:table-cell>
          <table:table-cell office:value-type="float" office:value="437" table:style-name="ce61">
            <text:p>437</text:p>
          </table:table-cell>
          <table:table-cell office:value-type="float" office:value="679" table:style-name="ce61">
            <text:p>679</text:p>
          </table:table-cell>
          <table:table-cell office:value-type="float" office:value="1085" table:style-name="ce61">
            <text:p>1,085</text:p>
          </table:table-cell>
          <table:table-cell office:value-type="float" office:value="2360" table:style-name="ce61">
            <text:p>2,360</text:p>
          </table:table-cell>
          <table:table-cell office:value-type="float" office:value="1888" table:style-name="ce61">
            <text:p>1,888</text:p>
          </table:table-cell>
          <table:table-cell office:value-type="float" office:value="808" table:style-name="ce61">
            <text:p>808</text:p>
          </table:table-cell>
          <table:table-cell office:value-type="float" office:value="8381" table:style-name="ce23">
            <text:p>8,381</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22-23</text:p>
          </table:table-cell>
          <table:table-cell office:value-type="float" office:value="202" table:style-name="ce61">
            <text:p>202</text:p>
          </table:table-cell>
          <table:table-cell office:value-type="float" office:value="691" table:style-name="ce61">
            <text:p>691</text:p>
          </table:table-cell>
          <table:table-cell office:value-type="float" office:value="389" table:style-name="ce61">
            <text:p>389</text:p>
          </table:table-cell>
          <table:table-cell office:value-type="float" office:value="306" table:style-name="ce61">
            <text:p>306</text:p>
          </table:table-cell>
          <table:table-cell office:value-type="float" office:value="847" table:style-name="ce61">
            <text:p>847</text:p>
          </table:table-cell>
          <table:table-cell office:value-type="float" office:value="750" table:style-name="ce61">
            <text:p>750</text:p>
          </table:table-cell>
          <table:table-cell office:value-type="float" office:value="1523" table:style-name="ce61">
            <text:p>1,523</text:p>
          </table:table-cell>
          <table:table-cell office:value-type="float" office:value="2506" table:style-name="ce61">
            <text:p>2,506</text:p>
          </table:table-cell>
          <table:table-cell office:value-type="float" office:value="749" table:style-name="ce61">
            <text:p>749</text:p>
          </table:table-cell>
          <table:table-cell office:value-type="float" office:value="7963" table:style-name="ce23">
            <text:p>7,963</text:p>
          </table:table-cell>
          <table:table-cell table:number-columns-repeated="16372"/>
        </table:table-row>
        <table:table-row table:style-name="ro2">
          <table:table-cell office:value-type="string" table:style-name="ce11">
            <text:p>Of which under PDR: office to residential</text:p>
          </table:table-cell>
          <table:table-cell office:value-type="string" table:style-name="ce11">
            <text:p>2023-24</text:p>
          </table:table-cell>
          <table:table-cell office:value-type="float" office:value="9" table:style-name="ce61">
            <text:p>9</text:p>
          </table:table-cell>
          <table:table-cell office:value-type="float" office:value="681" table:style-name="ce61">
            <text:p>681</text:p>
          </table:table-cell>
          <table:table-cell office:value-type="float" office:value="927" table:style-name="ce61">
            <text:p>927</text:p>
          </table:table-cell>
          <table:table-cell office:value-type="float" office:value="253" table:style-name="ce61">
            <text:p>253</text:p>
          </table:table-cell>
          <table:table-cell office:value-type="float" office:value="591" table:style-name="ce61">
            <text:p>591</text:p>
          </table:table-cell>
          <table:table-cell office:value-type="float" office:value="1079" table:style-name="ce61">
            <text:p>1,079</text:p>
          </table:table-cell>
          <table:table-cell office:value-type="float" office:value="647" table:style-name="ce61">
            <text:p>647</text:p>
          </table:table-cell>
          <table:table-cell office:value-type="float" office:value="2143" table:style-name="ce61">
            <text:p>2,143</text:p>
          </table:table-cell>
          <table:table-cell office:value-type="float" office:value="365" table:style-name="ce61">
            <text:p>365</text:p>
          </table:table-cell>
          <table:table-cell office:value-type="float" office:value="6695" table:style-name="ce23">
            <text:p>6,695</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5-16</text:p>
          </table:table-cell>
          <table:table-cell office:value-type="float" office:value="3" table:style-name="ce61">
            <text:p>3</text:p>
          </table:table-cell>
          <table:table-cell office:value-type="float" office:value="0" table:style-name="ce61">
            <text:p>0</text:p>
          </table:table-cell>
          <table:table-cell office:value-type="float" office:value="2" table:style-name="ce61">
            <text:p>2</text:p>
          </table:table-cell>
          <table:table-cell office:value-type="float" office:value="7" table:style-name="ce61">
            <text:p>7</text:p>
          </table:table-cell>
          <table:table-cell office:value-type="float" office:value="3" table:style-name="ce61">
            <text:p>3</text:p>
          </table:table-cell>
          <table:table-cell office:value-type="float" office:value="25" table:style-name="ce61">
            <text:p>25</text:p>
          </table:table-cell>
          <table:table-cell office:value-type="float" office:value="0" table:style-name="ce61">
            <text:p>0</text:p>
          </table:table-cell>
          <table:table-cell office:value-type="float" office:value="10" table:style-name="ce61">
            <text:p>10</text:p>
          </table:table-cell>
          <table:table-cell office:value-type="float" office:value="5" table:style-name="ce61">
            <text:p>5</text:p>
          </table:table-cell>
          <table:table-cell office:value-type="float" office:value="55" table:style-name="ce23">
            <text:p>55</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6-17</text:p>
          </table:table-cell>
          <table:table-cell office:value-type="float" office:value="4" table:style-name="ce61">
            <text:p>4</text:p>
          </table:table-cell>
          <table:table-cell office:value-type="float" office:value="4" table:style-name="ce61">
            <text:p>4</text:p>
          </table:table-cell>
          <table:table-cell office:value-type="float" office:value="2" table:style-name="ce61">
            <text:p>2</text:p>
          </table:table-cell>
          <table:table-cell office:value-type="float" office:value="2" table:style-name="ce61">
            <text:p>2</text:p>
          </table:table-cell>
          <table:table-cell office:value-type="float" office:value="21" table:style-name="ce61">
            <text:p>21</text:p>
          </table:table-cell>
          <table:table-cell office:value-type="float" office:value="16" table:style-name="ce61">
            <text:p>16</text:p>
          </table:table-cell>
          <table:table-cell office:value-type="float" office:value="19" table:style-name="ce61">
            <text:p>19</text:p>
          </table:table-cell>
          <table:table-cell office:value-type="float" office:value="29" table:style-name="ce61">
            <text:p>29</text:p>
          </table:table-cell>
          <table:table-cell office:value-type="float" office:value="9" table:style-name="ce61">
            <text:p>9</text:p>
          </table:table-cell>
          <table:table-cell office:value-type="float" office:value="106" table:style-name="ce23">
            <text:p>106</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7-18</text:p>
          </table:table-cell>
          <table:table-cell office:value-type="float" office:value="49" table:style-name="ce61">
            <text:p>49</text:p>
          </table:table-cell>
          <table:table-cell office:value-type="float" office:value="19" table:style-name="ce61">
            <text:p>19</text:p>
          </table:table-cell>
          <table:table-cell office:value-type="float" office:value="0" table:style-name="ce61">
            <text:p>0</text:p>
          </table:table-cell>
          <table:table-cell office:value-type="float" office:value="13" table:style-name="ce61">
            <text:p>13</text:p>
          </table:table-cell>
          <table:table-cell office:value-type="float" office:value="31" table:style-name="ce61">
            <text:p>31</text:p>
          </table:table-cell>
          <table:table-cell office:value-type="float" office:value="14" table:style-name="ce61">
            <text:p>14</text:p>
          </table:table-cell>
          <table:table-cell office:value-type="float" office:value="69" table:style-name="ce61">
            <text:p>69</text:p>
          </table:table-cell>
          <table:table-cell office:value-type="float" office:value="16" table:style-name="ce61">
            <text:p>16</text:p>
          </table:table-cell>
          <table:table-cell office:value-type="float" office:value="7" table:style-name="ce61">
            <text:p>7</text:p>
          </table:table-cell>
          <table:table-cell office:value-type="float" office:value="218" table:style-name="ce23">
            <text:p>218</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8-19</text:p>
          </table:table-cell>
          <table:table-cell office:value-type="float" office:value="2" table:style-name="ce61">
            <text:p>2</text:p>
          </table:table-cell>
          <table:table-cell office:value-type="float" office:value="7" table:style-name="ce61">
            <text:p>7</text:p>
          </table:table-cell>
          <table:table-cell office:value-type="float" office:value="19" table:style-name="ce61">
            <text:p>19</text:p>
          </table:table-cell>
          <table:table-cell office:value-type="float" office:value="2" table:style-name="ce61">
            <text:p>2</text:p>
          </table:table-cell>
          <table:table-cell office:value-type="float" office:value="13" table:style-name="ce61">
            <text:p>13</text:p>
          </table:table-cell>
          <table:table-cell office:value-type="float" office:value="13" table:style-name="ce61">
            <text:p>13</text:p>
          </table:table-cell>
          <table:table-cell office:value-type="float" office:value="96" table:style-name="ce61">
            <text:p>96</text:p>
          </table:table-cell>
          <table:table-cell office:value-type="float" office:value="40" table:style-name="ce61">
            <text:p>40</text:p>
          </table:table-cell>
          <table:table-cell office:value-type="float" office:value="7" table:style-name="ce61">
            <text:p>7</text:p>
          </table:table-cell>
          <table:table-cell office:value-type="float" office:value="199" table:style-name="ce23">
            <text:p>199</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19-20</text:p>
          </table:table-cell>
          <table:table-cell office:value-type="float" office:value="6" table:style-name="ce61">
            <text:p>6</text:p>
          </table:table-cell>
          <table:table-cell office:value-type="float" office:value="15" table:style-name="ce61">
            <text:p>15</text:p>
          </table:table-cell>
          <table:table-cell office:value-type="float" office:value="20" table:style-name="ce61">
            <text:p>20</text:p>
          </table:table-cell>
          <table:table-cell office:value-type="float" office:value="6" table:style-name="ce61">
            <text:p>6</text:p>
          </table:table-cell>
          <table:table-cell office:value-type="float" office:value="2" table:style-name="ce61">
            <text:p>2</text:p>
          </table:table-cell>
          <table:table-cell office:value-type="float" office:value="12" table:style-name="ce61">
            <text:p>12</text:p>
          </table:table-cell>
          <table:table-cell office:value-type="float" office:value="63" table:style-name="ce61">
            <text:p>63</text:p>
          </table:table-cell>
          <table:table-cell office:value-type="float" office:value="9" table:style-name="ce61">
            <text:p>9</text:p>
          </table:table-cell>
          <table:table-cell office:value-type="float" office:value="16" table:style-name="ce61">
            <text:p>16</text:p>
          </table:table-cell>
          <table:table-cell office:value-type="float" office:value="149" table:style-name="ce23">
            <text:p>149</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20-21</text:p>
          </table:table-cell>
          <table:table-cell office:value-type="float" office:value="2" table:style-name="ce61">
            <text:p>2</text:p>
          </table:table-cell>
          <table:table-cell office:value-type="float" office:value="7" table:style-name="ce61">
            <text:p>7</text:p>
          </table:table-cell>
          <table:table-cell office:value-type="float" office:value="6" table:style-name="ce61">
            <text:p>6</text:p>
          </table:table-cell>
          <table:table-cell office:value-type="float" office:value="3" table:style-name="ce61">
            <text:p>3</text:p>
          </table:table-cell>
          <table:table-cell office:value-type="float" office:value="3" table:style-name="ce61">
            <text:p>3</text:p>
          </table:table-cell>
          <table:table-cell office:value-type="float" office:value="2" table:style-name="ce61">
            <text:p>2</text:p>
          </table:table-cell>
          <table:table-cell office:value-type="float" office:value="78" table:style-name="ce61">
            <text:p>78</text:p>
          </table:table-cell>
          <table:table-cell office:value-type="float" office:value="36" table:style-name="ce61">
            <text:p>36</text:p>
          </table:table-cell>
          <table:table-cell office:value-type="float" office:value="5" table:style-name="ce61">
            <text:p>5</text:p>
          </table:table-cell>
          <table:table-cell office:value-type="float" office:value="142" table:style-name="ce23">
            <text:p>142</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21-22</text:p>
          </table:table-cell>
          <table:table-cell office:value-type="float" office:value="14" table:style-name="ce61">
            <text:p>14</text:p>
          </table:table-cell>
          <table:table-cell office:value-type="float" office:value="1" table:style-name="ce61">
            <text:p>1</text:p>
          </table:table-cell>
          <table:table-cell office:value-type="float" office:value="6" table:style-name="ce61">
            <text:p>6</text:p>
          </table:table-cell>
          <table:table-cell office:value-type="float" office:value="1" table:style-name="ce61">
            <text:p>1</text:p>
          </table:table-cell>
          <table:table-cell office:value-type="float" office:value="6" table:style-name="ce61">
            <text:p>6</text:p>
          </table:table-cell>
          <table:table-cell office:value-type="float" office:value="25" table:style-name="ce61">
            <text:p>25</text:p>
          </table:table-cell>
          <table:table-cell office:value-type="float" office:value="57" table:style-name="ce61">
            <text:p>57</text:p>
          </table:table-cell>
          <table:table-cell office:value-type="float" office:value="18" table:style-name="ce61">
            <text:p>18</text:p>
          </table:table-cell>
          <table:table-cell office:value-type="float" office:value="10" table:style-name="ce61">
            <text:p>10</text:p>
          </table:table-cell>
          <table:table-cell office:value-type="float" office:value="138" table:style-name="ce23">
            <text:p>138</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22-23</text:p>
          </table:table-cell>
          <table:table-cell office:value-type="float" office:value="3" table:style-name="ce61">
            <text:p>3</text:p>
          </table:table-cell>
          <table:table-cell office:value-type="float" office:value="6" table:style-name="ce61">
            <text:p>6</text:p>
          </table:table-cell>
          <table:table-cell office:value-type="float" office:value="12" table:style-name="ce61">
            <text:p>12</text:p>
          </table:table-cell>
          <table:table-cell office:value-type="float" office:value="1" table:style-name="ce61">
            <text:p>1</text:p>
          </table:table-cell>
          <table:table-cell office:value-type="float" office:value="7" table:style-name="ce61">
            <text:p>7</text:p>
          </table:table-cell>
          <table:table-cell office:value-type="float" office:value="1" table:style-name="ce61">
            <text:p>1</text:p>
          </table:table-cell>
          <table:table-cell office:value-type="float" office:value="20" table:style-name="ce61">
            <text:p>20</text:p>
          </table:table-cell>
          <table:table-cell office:value-type="float" office:value="6" table:style-name="ce61">
            <text:p>6</text:p>
          </table:table-cell>
          <table:table-cell office:value-type="float" office:value="10" table:style-name="ce61">
            <text:p>10</text:p>
          </table:table-cell>
          <table:table-cell office:value-type="float" office:value="66" table:style-name="ce23">
            <text:p>66</text:p>
          </table:table-cell>
          <table:table-cell table:number-columns-repeated="16372"/>
        </table:table-row>
        <table:table-row table:style-name="ro2">
          <table:table-cell office:value-type="string" table:style-name="ce11">
            <text:p>Of which under PDR: storage to residential</text:p>
          </table:table-cell>
          <table:table-cell office:value-type="string" table:style-name="ce11">
            <text:p>2023-24</text:p>
          </table:table-cell>
          <table:table-cell office:value-type="float" office:value="13" table:style-name="ce61">
            <text:p>13</text:p>
          </table:table-cell>
          <table:table-cell office:value-type="float" office:value="1" table:style-name="ce61">
            <text:p>1</text:p>
          </table:table-cell>
          <table:table-cell office:value-type="float" office:value="19" table:style-name="ce61">
            <text:p>19</text:p>
          </table:table-cell>
          <table:table-cell office:value-type="float" office:value="10" table:style-name="ce61">
            <text:p>10</text:p>
          </table:table-cell>
          <table:table-cell office:value-type="float" office:value="3" table:style-name="ce61">
            <text:p>3</text:p>
          </table:table-cell>
          <table:table-cell office:value-type="float" office:value="5" table:style-name="ce61">
            <text:p>5</text:p>
          </table:table-cell>
          <table:table-cell office:value-type="float" office:value="0" table:style-name="ce61">
            <text:p>0</text:p>
          </table:table-cell>
          <table:table-cell office:value-type="float" office:value="43" table:style-name="ce61">
            <text:p>43</text:p>
          </table:table-cell>
          <table:table-cell office:value-type="float" office:value="5" table:style-name="ce61">
            <text:p>5</text:p>
          </table:table-cell>
          <table:table-cell office:value-type="float" office:value="99" table:style-name="ce23">
            <text:p>99</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5-1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6-17</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7-18</text:p>
          </table:table-cell>
          <table:table-cell office:value-type="float" office:value="0" table:style-name="ce61">
            <text:p>0</text:p>
          </table:table-cell>
          <table:table-cell office:value-type="float" office:value="2" table:style-name="ce61">
            <text:p>2</text:p>
          </table:table-cell>
          <table:table-cell office:value-type="float" office:value="31" table:style-name="ce61">
            <text:p>31</text:p>
          </table:table-cell>
          <table:table-cell office:value-type="float" office:value="19" table:style-name="ce61">
            <text:p>19</text:p>
          </table:table-cell>
          <table:table-cell office:value-type="float" office:value="17" table:style-name="ce61">
            <text:p>17</text:p>
          </table:table-cell>
          <table:table-cell office:value-type="float" office:value="4" table:style-name="ce61">
            <text:p>4</text:p>
          </table:table-cell>
          <table:table-cell office:value-type="float" office:value="0" table:style-name="ce61">
            <text:p>0</text:p>
          </table:table-cell>
          <table:table-cell office:value-type="float" office:value="33" table:style-name="ce61">
            <text:p>33</text:p>
          </table:table-cell>
          <table:table-cell office:value-type="float" office:value="4" table:style-name="ce61">
            <text:p>4</text:p>
          </table:table-cell>
          <table:table-cell office:value-type="float" office:value="110" table:style-name="ce23">
            <text:p>110</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8-19</text:p>
          </table:table-cell>
          <table:table-cell office:value-type="float" office:value="0" table:style-name="ce61">
            <text:p>0</text:p>
          </table:table-cell>
          <table:table-cell office:value-type="float" office:value="10" table:style-name="ce61">
            <text:p>10</text:p>
          </table:table-cell>
          <table:table-cell office:value-type="float" office:value="11" table:style-name="ce61">
            <text:p>11</text:p>
          </table:table-cell>
          <table:table-cell office:value-type="float" office:value="0" table:style-name="ce61">
            <text:p>0</text:p>
          </table:table-cell>
          <table:table-cell office:value-type="float" office:value="5" table:style-name="ce61">
            <text:p>5</text:p>
          </table:table-cell>
          <table:table-cell office:value-type="float" office:value="6" table:style-name="ce61">
            <text:p>6</text:p>
          </table:table-cell>
          <table:table-cell office:value-type="float" office:value="15" table:style-name="ce61">
            <text:p>15</text:p>
          </table:table-cell>
          <table:table-cell office:value-type="float" office:value="20" table:style-name="ce61">
            <text:p>20</text:p>
          </table:table-cell>
          <table:table-cell office:value-type="float" office:value="2" table:style-name="ce61">
            <text:p>2</text:p>
          </table:table-cell>
          <table:table-cell office:value-type="float" office:value="69" table:style-name="ce23">
            <text:p>69</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19-20</text:p>
          </table:table-cell>
          <table:table-cell office:value-type="float" office:value="3" table:style-name="ce61">
            <text:p>3</text:p>
          </table:table-cell>
          <table:table-cell office:value-type="float" office:value="6" table:style-name="ce61">
            <text:p>6</text:p>
          </table:table-cell>
          <table:table-cell office:value-type="float" office:value="2" table:style-name="ce61">
            <text:p>2</text:p>
          </table:table-cell>
          <table:table-cell office:value-type="float" office:value="0" table:style-name="ce61">
            <text:p>0</text:p>
          </table:table-cell>
          <table:table-cell office:value-type="float" office:value="1" table:style-name="ce61">
            <text:p>1</text:p>
          </table:table-cell>
          <table:table-cell office:value-type="float" office:value="1" table:style-name="ce61">
            <text:p>1</text:p>
          </table:table-cell>
          <table:table-cell office:value-type="float" office:value="21" table:style-name="ce61">
            <text:p>21</text:p>
          </table:table-cell>
          <table:table-cell office:value-type="float" office:value="12" table:style-name="ce61">
            <text:p>12</text:p>
          </table:table-cell>
          <table:table-cell office:value-type="float" office:value="1" table:style-name="ce61">
            <text:p>1</text:p>
          </table:table-cell>
          <table:table-cell office:value-type="float" office:value="47" table:style-name="ce23">
            <text:p>47</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20-21</text:p>
          </table:table-cell>
          <table:table-cell office:value-type="float" office:value="1" table:style-name="ce61">
            <text:p>1</text:p>
          </table:table-cell>
          <table:table-cell office:value-type="float" office:value="1" table:style-name="ce61">
            <text:p>1</text:p>
          </table:table-cell>
          <table:table-cell office:value-type="float" office:value="7" table:style-name="ce61">
            <text:p>7</text:p>
          </table:table-cell>
          <table:table-cell office:value-type="float" office:value="12" table:style-name="ce61">
            <text:p>12</text:p>
          </table:table-cell>
          <table:table-cell office:value-type="float" office:value="4" table:style-name="ce61">
            <text:p>4</text:p>
          </table:table-cell>
          <table:table-cell office:value-type="float" office:value="2" table:style-name="ce61">
            <text:p>2</text:p>
          </table:table-cell>
          <table:table-cell office:value-type="float" office:value="0" table:style-name="ce61">
            <text:p>0</text:p>
          </table:table-cell>
          <table:table-cell office:value-type="float" office:value="24" table:style-name="ce61">
            <text:p>24</text:p>
          </table:table-cell>
          <table:table-cell office:value-type="float" office:value="11" table:style-name="ce61">
            <text:p>11</text:p>
          </table:table-cell>
          <table:table-cell office:value-type="float" office:value="62" table:style-name="ce23">
            <text:p>62</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21-22</text:p>
          </table:table-cell>
          <table:table-cell office:value-type="float" office:value="1" table:style-name="ce61">
            <text:p>1</text:p>
          </table:table-cell>
          <table:table-cell office:value-type="float" office:value="7" table:style-name="ce61">
            <text:p>7</text:p>
          </table:table-cell>
          <table:table-cell office:value-type="float" office:value="1" table:style-name="ce61">
            <text:p>1</text:p>
          </table:table-cell>
          <table:table-cell office:value-type="float" office:value="166" table:style-name="ce61">
            <text:p>166</text:p>
          </table:table-cell>
          <table:table-cell office:value-type="float" office:value="0" table:style-name="ce61">
            <text:p>0</text:p>
          </table:table-cell>
          <table:table-cell office:value-type="float" office:value="36" table:style-name="ce61">
            <text:p>36</text:p>
          </table:table-cell>
          <table:table-cell office:value-type="float" office:value="2" table:style-name="ce61">
            <text:p>2</text:p>
          </table:table-cell>
          <table:table-cell office:value-type="float" office:value="48" table:style-name="ce61">
            <text:p>48</text:p>
          </table:table-cell>
          <table:table-cell office:value-type="float" office:value="19" table:style-name="ce61">
            <text:p>19</text:p>
          </table:table-cell>
          <table:table-cell office:value-type="float" office:value="280" table:style-name="ce23">
            <text:p>280</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22-23</text:p>
          </table:table-cell>
          <table:table-cell office:value-type="float" office:value="0" table:style-name="ce61">
            <text:p>0</text:p>
          </table:table-cell>
          <table:table-cell office:value-type="float" office:value="7" table:style-name="ce61">
            <text:p>7</text:p>
          </table:table-cell>
          <table:table-cell office:value-type="float" office:value="2" table:style-name="ce61">
            <text:p>2</text:p>
          </table:table-cell>
          <table:table-cell office:value-type="float" office:value="0" table:style-name="ce61">
            <text:p>0</text:p>
          </table:table-cell>
          <table:table-cell office:value-type="float" office:value="2" table:style-name="ce61">
            <text:p>2</text:p>
          </table:table-cell>
          <table:table-cell office:value-type="float" office:value="15" table:style-name="ce61">
            <text:p>15</text:p>
          </table:table-cell>
          <table:table-cell office:value-type="float" office:value="0" table:style-name="ce61">
            <text:p>0</text:p>
          </table:table-cell>
          <table:table-cell office:value-type="float" office:value="65" table:style-name="ce61">
            <text:p>65</text:p>
          </table:table-cell>
          <table:table-cell office:value-type="float" office:value="17" table:style-name="ce61">
            <text:p>17</text:p>
          </table:table-cell>
          <table:table-cell office:value-type="float" office:value="108" table:style-name="ce23">
            <text:p>108</text:p>
          </table:table-cell>
          <table:table-cell table:number-columns-repeated="16372"/>
        </table:table-row>
        <table:table-row table:style-name="ro2">
          <table:table-cell office:value-type="string" table:style-name="ce11">
            <text:p>Of which under PDR: light industrial use to residential</text:p>
          </table:table-cell>
          <table:table-cell office:value-type="string" table:style-name="ce11">
            <text:p>2023-24</text:p>
          </table:table-cell>
          <table:table-cell office:value-type="float" office:value="0" table:style-name="ce61">
            <text:p>0</text:p>
          </table:table-cell>
          <table:table-cell office:value-type="float" office:value="1" table:style-name="ce61">
            <text:p>1</text:p>
          </table:table-cell>
          <table:table-cell office:value-type="float" office:value="7" table:style-name="ce61">
            <text:p>7</text:p>
          </table:table-cell>
          <table:table-cell office:value-type="float" office:value="6" table:style-name="ce61">
            <text:p>6</text:p>
          </table:table-cell>
          <table:table-cell office:value-type="float" office:value="4" table:style-name="ce61">
            <text:p>4</text:p>
          </table:table-cell>
          <table:table-cell office:value-type="float" office:value="22" table:style-name="ce61">
            <text:p>22</text:p>
          </table:table-cell>
          <table:table-cell office:value-type="float" office:value="0" table:style-name="ce61">
            <text:p>0</text:p>
          </table:table-cell>
          <table:table-cell office:value-type="float" office:value="13" table:style-name="ce61">
            <text:p>13</text:p>
          </table:table-cell>
          <table:table-cell office:value-type="float" office:value="9" table:style-name="ce61">
            <text:p>9</text:p>
          </table:table-cell>
          <table:table-cell office:value-type="float" office:value="62" table:style-name="ce23">
            <text:p>62</text:p>
          </table:table-cell>
          <table:table-cell table:number-columns-repeated="16372"/>
        </table:table-row>
        <table:table-row table:style-name="ro2">
          <table:table-cell office:value-type="string" table:style-name="ce11">
            <text:p>Of which under PDR: commercial, business and service to residential</text:p>
          </table:table-cell>
          <table:table-cell office:value-type="string" table:style-name="ce11">
            <text:p>2022-23</text:p>
          </table:table-cell>
          <table:table-cell office:value-type="float" office:value="31" table:style-name="ce61">
            <text:p>31</text:p>
          </table:table-cell>
          <table:table-cell office:value-type="float" office:value="53" table:style-name="ce61">
            <text:p>53</text:p>
          </table:table-cell>
          <table:table-cell office:value-type="float" office:value="1" table:style-name="ce61">
            <text:p>1</text:p>
          </table:table-cell>
          <table:table-cell office:value-type="float" office:value="12" table:style-name="ce61">
            <text:p>12</text:p>
          </table:table-cell>
          <table:table-cell office:value-type="float" office:value="51" table:style-name="ce61">
            <text:p>51</text:p>
          </table:table-cell>
          <table:table-cell office:value-type="float" office:value="109" table:style-name="ce61">
            <text:p>109</text:p>
          </table:table-cell>
          <table:table-cell office:value-type="float" office:value="20" table:style-name="ce61">
            <text:p>20</text:p>
          </table:table-cell>
          <table:table-cell office:value-type="float" office:value="119" table:style-name="ce61">
            <text:p>119</text:p>
          </table:table-cell>
          <table:table-cell office:value-type="float" office:value="58" table:style-name="ce61">
            <text:p>58</text:p>
          </table:table-cell>
          <table:table-cell office:value-type="float" office:value="454" table:style-name="ce23">
            <text:p>454</text:p>
          </table:table-cell>
          <table:table-cell table:number-columns-repeated="16372"/>
        </table:table-row>
        <table:table-row table:style-name="ro2">
          <table:table-cell office:value-type="string" table:style-name="ce11">
            <text:p>Of which under PDR: commercial, business and service to residential</text:p>
          </table:table-cell>
          <table:table-cell office:value-type="string" table:style-name="ce11">
            <text:p>2023-24</text:p>
          </table:table-cell>
          <table:table-cell office:value-type="float" office:value="3" table:style-name="ce61">
            <text:p>3</text:p>
          </table:table-cell>
          <table:table-cell office:value-type="float" office:value="116" table:style-name="ce61">
            <text:p>116</text:p>
          </table:table-cell>
          <table:table-cell office:value-type="float" office:value="24" table:style-name="ce61">
            <text:p>24</text:p>
          </table:table-cell>
          <table:table-cell office:value-type="float" office:value="58" table:style-name="ce61">
            <text:p>58</text:p>
          </table:table-cell>
          <table:table-cell office:value-type="float" office:value="129" table:style-name="ce61">
            <text:p>129</text:p>
          </table:table-cell>
          <table:table-cell office:value-type="float" office:value="105" table:style-name="ce61">
            <text:p>105</text:p>
          </table:table-cell>
          <table:table-cell office:value-type="float" office:value="26" table:style-name="ce61">
            <text:p>26</text:p>
          </table:table-cell>
          <table:table-cell office:value-type="float" office:value="162" table:style-name="ce61">
            <text:p>162</text:p>
          </table:table-cell>
          <table:table-cell office:value-type="float" office:value="180" table:style-name="ce61">
            <text:p>180</text:p>
          </table:table-cell>
          <table:table-cell office:value-type="float" office:value="803" table:style-name="ce23">
            <text:p>803</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5-16</text:p>
          </table:table-cell>
          <table:table-cell office:value-type="float" office:value="51" table:style-name="ce61">
            <text:p>51</text:p>
          </table:table-cell>
          <table:table-cell office:value-type="float" office:value="20" table:style-name="ce61">
            <text:p>20</text:p>
          </table:table-cell>
          <table:table-cell office:value-type="float" office:value="252" table:style-name="ce61">
            <text:p>252</text:p>
          </table:table-cell>
          <table:table-cell office:value-type="float" office:value="46" table:style-name="ce61">
            <text:p>46</text:p>
          </table:table-cell>
          <table:table-cell office:value-type="float" office:value="30" table:style-name="ce61">
            <text:p>30</text:p>
          </table:table-cell>
          <table:table-cell office:value-type="float" office:value="81" table:style-name="ce61">
            <text:p>81</text:p>
          </table:table-cell>
          <table:table-cell office:value-type="float" office:value="68" table:style-name="ce61">
            <text:p>68</text:p>
          </table:table-cell>
          <table:table-cell office:value-type="float" office:value="84" table:style-name="ce61">
            <text:p>84</text:p>
          </table:table-cell>
          <table:table-cell office:value-type="float" office:value="13" table:style-name="ce61">
            <text:p>13</text:p>
          </table:table-cell>
          <table:table-cell office:value-type="float" office:value="645" table:style-name="ce23">
            <text:p>645</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6-17</text:p>
          </table:table-cell>
          <table:table-cell office:value-type="float" office:value="26" table:style-name="ce61">
            <text:p>26</text:p>
          </table:table-cell>
          <table:table-cell office:value-type="float" office:value="51" table:style-name="ce61">
            <text:p>51</text:p>
          </table:table-cell>
          <table:table-cell office:value-type="float" office:value="111" table:style-name="ce61">
            <text:p>111</text:p>
          </table:table-cell>
          <table:table-cell office:value-type="float" office:value="39" table:style-name="ce61">
            <text:p>39</text:p>
          </table:table-cell>
          <table:table-cell office:value-type="float" office:value="17" table:style-name="ce61">
            <text:p>17</text:p>
          </table:table-cell>
          <table:table-cell office:value-type="float" office:value="116" table:style-name="ce61">
            <text:p>116</text:p>
          </table:table-cell>
          <table:table-cell office:value-type="float" office:value="117" table:style-name="ce61">
            <text:p>117</text:p>
          </table:table-cell>
          <table:table-cell office:value-type="float" office:value="99" table:style-name="ce61">
            <text:p>99</text:p>
          </table:table-cell>
          <table:table-cell office:value-type="float" office:value="37" table:style-name="ce61">
            <text:p>37</text:p>
          </table:table-cell>
          <table:table-cell office:value-type="float" office:value="613" table:style-name="ce23">
            <text:p>613</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7-18</text:p>
          </table:table-cell>
          <table:table-cell office:value-type="float" office:value="45" table:style-name="ce61">
            <text:p>45</text:p>
          </table:table-cell>
          <table:table-cell office:value-type="float" office:value="100" table:style-name="ce61">
            <text:p>100</text:p>
          </table:table-cell>
          <table:table-cell office:value-type="float" office:value="44" table:style-name="ce61">
            <text:p>44</text:p>
          </table:table-cell>
          <table:table-cell office:value-type="float" office:value="64" table:style-name="ce61">
            <text:p>64</text:p>
          </table:table-cell>
          <table:table-cell office:value-type="float" office:value="59" table:style-name="ce61">
            <text:p>59</text:p>
          </table:table-cell>
          <table:table-cell office:value-type="float" office:value="132" table:style-name="ce61">
            <text:p>132</text:p>
          </table:table-cell>
          <table:table-cell office:value-type="float" office:value="116" table:style-name="ce61">
            <text:p>116</text:p>
          </table:table-cell>
          <table:table-cell office:value-type="float" office:value="173" table:style-name="ce61">
            <text:p>173</text:p>
          </table:table-cell>
          <table:table-cell office:value-type="float" office:value="139" table:style-name="ce61">
            <text:p>139</text:p>
          </table:table-cell>
          <table:table-cell office:value-type="float" office:value="872" table:style-name="ce23">
            <text:p>872</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8-19</text:p>
          </table:table-cell>
          <table:table-cell office:value-type="float" office:value="16" table:style-name="ce61">
            <text:p>16</text:p>
          </table:table-cell>
          <table:table-cell office:value-type="float" office:value="54" table:style-name="ce61">
            <text:p>54</text:p>
          </table:table-cell>
          <table:table-cell office:value-type="float" office:value="45" table:style-name="ce61">
            <text:p>45</text:p>
          </table:table-cell>
          <table:table-cell office:value-type="float" office:value="30" table:style-name="ce61">
            <text:p>30</text:p>
          </table:table-cell>
          <table:table-cell office:value-type="float" office:value="230" table:style-name="ce61">
            <text:p>230</text:p>
          </table:table-cell>
          <table:table-cell office:value-type="float" office:value="37" table:style-name="ce61">
            <text:p>37</text:p>
          </table:table-cell>
          <table:table-cell office:value-type="float" office:value="148" table:style-name="ce61">
            <text:p>148</text:p>
          </table:table-cell>
          <table:table-cell office:value-type="float" office:value="138" table:style-name="ce61">
            <text:p>138</text:p>
          </table:table-cell>
          <table:table-cell office:value-type="float" office:value="81" table:style-name="ce61">
            <text:p>81</text:p>
          </table:table-cell>
          <table:table-cell office:value-type="float" office:value="779" table:style-name="ce23">
            <text:p>779</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19-20</text:p>
          </table:table-cell>
          <table:table-cell office:value-type="float" office:value="25" table:style-name="ce61">
            <text:p>25</text:p>
          </table:table-cell>
          <table:table-cell office:value-type="float" office:value="76" table:style-name="ce61">
            <text:p>76</text:p>
          </table:table-cell>
          <table:table-cell office:value-type="float" office:value="18" table:style-name="ce61">
            <text:p>18</text:p>
          </table:table-cell>
          <table:table-cell office:value-type="float" office:value="16" table:style-name="ce61">
            <text:p>16</text:p>
          </table:table-cell>
          <table:table-cell office:value-type="float" office:value="129" table:style-name="ce61">
            <text:p>129</text:p>
          </table:table-cell>
          <table:table-cell office:value-type="float" office:value="213" table:style-name="ce61">
            <text:p>213</text:p>
          </table:table-cell>
          <table:table-cell office:value-type="float" office:value="89" table:style-name="ce61">
            <text:p>89</text:p>
          </table:table-cell>
          <table:table-cell office:value-type="float" office:value="86" table:style-name="ce61">
            <text:p>86</text:p>
          </table:table-cell>
          <table:table-cell office:value-type="float" office:value="28" table:style-name="ce61">
            <text:p>28</text:p>
          </table:table-cell>
          <table:table-cell office:value-type="float" office:value="680" table:style-name="ce23">
            <text:p>680</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20-21</text:p>
          </table:table-cell>
          <table:table-cell office:value-type="float" office:value="28" table:style-name="ce61">
            <text:p>28</text:p>
          </table:table-cell>
          <table:table-cell office:value-type="float" office:value="98" table:style-name="ce61">
            <text:p>98</text:p>
          </table:table-cell>
          <table:table-cell office:value-type="float" office:value="20" table:style-name="ce61">
            <text:p>20</text:p>
          </table:table-cell>
          <table:table-cell office:value-type="float" office:value="20" table:style-name="ce61">
            <text:p>20</text:p>
          </table:table-cell>
          <table:table-cell office:value-type="float" office:value="18" table:style-name="ce61">
            <text:p>18</text:p>
          </table:table-cell>
          <table:table-cell office:value-type="float" office:value="210" table:style-name="ce61">
            <text:p>210</text:p>
          </table:table-cell>
          <table:table-cell office:value-type="float" office:value="68" table:style-name="ce61">
            <text:p>68</text:p>
          </table:table-cell>
          <table:table-cell office:value-type="float" office:value="158" table:style-name="ce61">
            <text:p>158</text:p>
          </table:table-cell>
          <table:table-cell office:value-type="float" office:value="35" table:style-name="ce61">
            <text:p>35</text:p>
          </table:table-cell>
          <table:table-cell office:value-type="float" office:value="655" table:style-name="ce23">
            <text:p>655</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21-22</text:p>
          </table:table-cell>
          <table:table-cell office:value-type="float" office:value="17" table:style-name="ce61">
            <text:p>17</text:p>
          </table:table-cell>
          <table:table-cell office:value-type="float" office:value="93" table:style-name="ce61">
            <text:p>93</text:p>
          </table:table-cell>
          <table:table-cell office:value-type="float" office:value="35" table:style-name="ce61">
            <text:p>35</text:p>
          </table:table-cell>
          <table:table-cell office:value-type="float" office:value="90" table:style-name="ce61">
            <text:p>90</text:p>
          </table:table-cell>
          <table:table-cell office:value-type="float" office:value="198" table:style-name="ce61">
            <text:p>198</text:p>
          </table:table-cell>
          <table:table-cell office:value-type="float" office:value="151" table:style-name="ce61">
            <text:p>151</text:p>
          </table:table-cell>
          <table:table-cell office:value-type="float" office:value="90" table:style-name="ce61">
            <text:p>90</text:p>
          </table:table-cell>
          <table:table-cell office:value-type="float" office:value="121" table:style-name="ce61">
            <text:p>121</text:p>
          </table:table-cell>
          <table:table-cell office:value-type="float" office:value="62" table:style-name="ce61">
            <text:p>62</text:p>
          </table:table-cell>
          <table:table-cell office:value-type="float" office:value="857" table:style-name="ce23">
            <text:p>857</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22-23</text:p>
          </table:table-cell>
          <table:table-cell office:value-type="float" office:value="8" table:style-name="ce61">
            <text:p>8</text:p>
          </table:table-cell>
          <table:table-cell office:value-type="float" office:value="22" table:style-name="ce61">
            <text:p>22</text:p>
          </table:table-cell>
          <table:table-cell office:value-type="float" office:value="8" table:style-name="ce61">
            <text:p>8</text:p>
          </table:table-cell>
          <table:table-cell office:value-type="float" office:value="14" table:style-name="ce61">
            <text:p>14</text:p>
          </table:table-cell>
          <table:table-cell office:value-type="float" office:value="46" table:style-name="ce61">
            <text:p>46</text:p>
          </table:table-cell>
          <table:table-cell office:value-type="float" office:value="123" table:style-name="ce61">
            <text:p>123</text:p>
          </table:table-cell>
          <table:table-cell office:value-type="float" office:value="21" table:style-name="ce61">
            <text:p>21</text:p>
          </table:table-cell>
          <table:table-cell office:value-type="float" office:value="105" table:style-name="ce61">
            <text:p>105</text:p>
          </table:table-cell>
          <table:table-cell office:value-type="float" office:value="77" table:style-name="ce61">
            <text:p>77</text:p>
          </table:table-cell>
          <table:table-cell office:value-type="float" office:value="424" table:style-name="ce23">
            <text:p>424</text:p>
          </table:table-cell>
          <table:table-cell table:number-columns-repeated="16372"/>
        </table:table-row>
        <table:table-row table:style-name="ro2">
          <table:table-cell office:value-type="string" table:style-name="ce11">
            <text:p>Of which under PDR: any other to residential</text:p>
          </table:table-cell>
          <table:table-cell office:value-type="string" table:style-name="ce11">
            <text:p>2023-24</text:p>
          </table:table-cell>
          <table:table-cell office:value-type="float" office:value="30" table:style-name="ce61">
            <text:p>30</text:p>
          </table:table-cell>
          <table:table-cell office:value-type="float" office:value="84" table:style-name="ce61">
            <text:p>84</text:p>
          </table:table-cell>
          <table:table-cell office:value-type="float" office:value="31" table:style-name="ce61">
            <text:p>31</text:p>
          </table:table-cell>
          <table:table-cell office:value-type="float" office:value="36" table:style-name="ce61">
            <text:p>36</text:p>
          </table:table-cell>
          <table:table-cell office:value-type="float" office:value="74" table:style-name="ce61">
            <text:p>74</text:p>
          </table:table-cell>
          <table:table-cell office:value-type="float" office:value="120" table:style-name="ce61">
            <text:p>120</text:p>
          </table:table-cell>
          <table:table-cell office:value-type="float" office:value="56" table:style-name="ce61">
            <text:p>56</text:p>
          </table:table-cell>
          <table:table-cell office:value-type="float" office:value="117" table:style-name="ce61">
            <text:p>117</text:p>
          </table:table-cell>
          <table:table-cell office:value-type="float" office:value="24" table:style-name="ce61">
            <text:p>24</text:p>
          </table:table-cell>
          <table:table-cell office:value-type="float" office:value="572" table:style-name="ce23">
            <text:p>572</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5-16</text:p>
          </table:table-cell>
          <table:table-cell office:value-type="float" office:value="0" table:style-name="ce61">
            <text:p>0</text:p>
          </table:table-cell>
          <table:table-cell office:value-type="float" office:value="86" table:style-name="ce61">
            <text:p>86</text:p>
          </table:table-cell>
          <table:table-cell office:value-type="float" office:value="0" table:style-name="ce61">
            <text:p>0</text:p>
          </table:table-cell>
          <table:table-cell office:value-type="float" office:value="0" table:style-name="ce61">
            <text:p>0</text:p>
          </table:table-cell>
          <table:table-cell office:value-type="float" office:value="37" table:style-name="ce61">
            <text:p>37</text:p>
          </table:table-cell>
          <table:table-cell office:value-type="float" office:value="0" table:style-name="ce61">
            <text:p>0</text:p>
          </table:table-cell>
          <table:table-cell office:value-type="float" office:value="0" table:style-name="ce61">
            <text:p>0</text:p>
          </table:table-cell>
          <table:table-cell office:value-type="float" office:value="3" table:style-name="ce61">
            <text:p>3</text:p>
          </table:table-cell>
          <table:table-cell office:value-type="float" office:value="3" table:style-name="ce61">
            <text:p>3</text:p>
          </table:table-cell>
          <table:table-cell office:value-type="float" office:value="129" table:style-name="ce23">
            <text:p>129</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6-17</text:p>
          </table:table-cell>
          <table:table-cell office:value-type="float" office:value="0" table:style-name="ce61">
            <text:p>0</text:p>
          </table:table-cell>
          <table:table-cell office:value-type="float" office:value="73" table:style-name="ce61">
            <text:p>73</text:p>
          </table:table-cell>
          <table:table-cell office:value-type="float" office:value="0" table:style-name="ce61">
            <text:p>0</text:p>
          </table:table-cell>
          <table:table-cell office:value-type="float" office:value="14" table:style-name="ce61">
            <text:p>1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87" table:style-name="ce23">
            <text:p>87</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7-18</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3" table:style-name="ce61">
            <text:p>13</text:p>
          </table:table-cell>
          <table:table-cell office:value-type="float" office:value="0" table:style-name="ce61">
            <text:p>0</text:p>
          </table:table-cell>
          <table:table-cell office:value-type="float" office:value="0" table:style-name="ce61">
            <text:p>0</text:p>
          </table:table-cell>
          <table:table-cell office:value-type="float" office:value="26" table:style-name="ce61">
            <text:p>26</text:p>
          </table:table-cell>
          <table:table-cell office:value-type="float" office:value="0" table:style-name="ce61">
            <text:p>0</text:p>
          </table:table-cell>
          <table:table-cell office:value-type="float" office:value="39" table:style-name="ce23">
            <text:p>39</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8-19</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9" table:style-name="ce61">
            <text:p>9</text:p>
          </table:table-cell>
          <table:table-cell office:value-type="float" office:value="67" table:style-name="ce61">
            <text:p>67</text:p>
          </table:table-cell>
          <table:table-cell office:value-type="float" office:value="0" table:style-name="ce61">
            <text:p>0</text:p>
          </table:table-cell>
          <table:table-cell office:value-type="float" office:value="67" table:style-name="ce61">
            <text:p>67</text:p>
          </table:table-cell>
          <table:table-cell office:value-type="float" office:value="3" table:style-name="ce61">
            <text:p>3</text:p>
          </table:table-cell>
          <table:table-cell office:value-type="float" office:value="147" table:style-name="ce23">
            <text:p>147</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19-20</text:p>
          </table:table-cell>
          <table:table-cell office:value-type="float" office:value="0" table:style-name="ce61">
            <text:p>0</text:p>
          </table:table-cell>
          <table:table-cell office:value-type="float" office:value="0" table:style-name="ce61">
            <text:p>0</text:p>
          </table:table-cell>
          <table:table-cell office:value-type="float" office:value="23" table:style-name="ce61">
            <text:p>23</text:p>
          </table:table-cell>
          <table:table-cell office:value-type="float" office:value="0" table:style-name="ce61">
            <text:p>0</text:p>
          </table:table-cell>
          <table:table-cell office:value-type="float" office:value="48" table:style-name="ce61">
            <text:p>48</text:p>
          </table:table-cell>
          <table:table-cell office:value-type="float" office:value="85" table:style-name="ce61">
            <text:p>85</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56" table:style-name="ce23">
            <text:p>156</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20-21</text:p>
          </table:table-cell>
          <table:table-cell office:value-type="float" office:value="0" table:style-name="ce61">
            <text:p>0</text:p>
          </table:table-cell>
          <table:table-cell office:value-type="float" office:value="26" table:style-name="ce61">
            <text:p>26</text:p>
          </table:table-cell>
          <table:table-cell office:value-type="float" office:value="37" table:style-name="ce61">
            <text:p>37</text:p>
          </table:table-cell>
          <table:table-cell office:value-type="float" office:value="0" table:style-name="ce61">
            <text:p>0</text:p>
          </table:table-cell>
          <table:table-cell office:value-type="float" office:value="64" table:style-name="ce61">
            <text:p>64</text:p>
          </table:table-cell>
          <table:table-cell office:value-type="float" office:value="13" table:style-name="ce61">
            <text:p>13</text:p>
          </table:table-cell>
          <table:table-cell office:value-type="float" office:value="0" table:style-name="ce61">
            <text:p>0</text:p>
          </table:table-cell>
          <table:table-cell office:value-type="float" office:value="1" table:style-name="ce61">
            <text:p>1</text:p>
          </table:table-cell>
          <table:table-cell office:value-type="float" office:value="21" table:style-name="ce61">
            <text:p>21</text:p>
          </table:table-cell>
          <table:table-cell office:value-type="float" office:value="162" table:style-name="ce23">
            <text:p>162</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21-22</text:p>
          </table:table-cell>
          <table:table-cell office:value-type="float" office:value="0" table:style-name="ce61">
            <text:p>0</text:p>
          </table:table-cell>
          <table:table-cell office:value-type="float" office:value="0" table:style-name="ce61">
            <text:p>0</text:p>
          </table:table-cell>
          <table:table-cell office:value-type="float" office:value="36" table:style-name="ce61">
            <text:p>36</text:p>
          </table:table-cell>
          <table:table-cell office:value-type="float" office:value="0" table:style-name="ce61">
            <text:p>0</text:p>
          </table:table-cell>
          <table:table-cell office:value-type="float" office:value="6" table:style-name="ce61">
            <text:p>6</text:p>
          </table:table-cell>
          <table:table-cell office:value-type="float" office:value="9" table:style-name="ce61">
            <text:p>9</text:p>
          </table:table-cell>
          <table:table-cell office:value-type="float" office:value="0" table:style-name="ce61">
            <text:p>0</text:p>
          </table:table-cell>
          <table:table-cell office:value-type="float" office:value="34" table:style-name="ce61">
            <text:p>34</text:p>
          </table:table-cell>
          <table:table-cell office:value-type="float" office:value="1" table:style-name="ce61">
            <text:p>1</text:p>
          </table:table-cell>
          <table:table-cell office:value-type="float" office:value="86" table:style-name="ce23">
            <text:p>86</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22-23</text:p>
          </table:table-cell>
          <table:table-cell office:value-type="float" office:value="0" table:style-name="ce61">
            <text:p>0</text:p>
          </table:table-cell>
          <table:table-cell office:value-type="float" office:value="1" table:style-name="ce61">
            <text:p>1</text:p>
          </table:table-cell>
          <table:table-cell office:value-type="float" office:value="4" table:style-name="ce61">
            <text:p>4</text:p>
          </table:table-cell>
          <table:table-cell office:value-type="float" office:value="0" table:style-name="ce61">
            <text:p>0</text:p>
          </table:table-cell>
          <table:table-cell office:value-type="float" office:value="0" table:style-name="ce61">
            <text:p>0</text:p>
          </table:table-cell>
          <table:table-cell office:value-type="float" office:value="4" table:style-name="ce61">
            <text:p>4</text:p>
          </table:table-cell>
          <table:table-cell office:value-type="float" office:value="0" table:style-name="ce61">
            <text:p>0</text:p>
          </table:table-cell>
          <table:table-cell office:value-type="float" office:value="6" table:style-name="ce61">
            <text:p>6</text:p>
          </table:table-cell>
          <table:table-cell office:value-type="float" office:value="0" table:style-name="ce61">
            <text:p>0</text:p>
          </table:table-cell>
          <table:table-cell office:value-type="float" office:value="15" table:style-name="ce23">
            <text:p>15</text:p>
          </table:table-cell>
          <table:table-cell table:number-columns-repeated="16372"/>
        </table:table-row>
        <table:table-row table:style-name="ro2">
          <table:table-cell office:value-type="string" table:style-name="ce11">
            <text:p>Of which under PDR: unspecified to residential</text:p>
          </table:table-cell>
          <table:table-cell office:value-type="string" table:style-name="ce11">
            <text:p>2023-24</text:p>
          </table:table-cell>
          <table:table-cell office:value-type="float" office:value="0" table:style-name="ce61">
            <text:p>0</text:p>
          </table:table-cell>
          <table:table-cell office:value-type="float" office:value="7" table:style-name="ce61">
            <text:p>7</text:p>
          </table:table-cell>
          <table:table-cell office:value-type="float" office:value="3" table:style-name="ce61">
            <text:p>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20" table:style-name="ce61">
            <text:p>20</text:p>
          </table:table-cell>
          <table:table-cell office:value-type="float" office:value="0" table:style-name="ce61">
            <text:p>0</text:p>
          </table:table-cell>
          <table:table-cell office:value-type="float" office:value="30" table:style-name="ce23">
            <text:p>3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5-16</text:p>
          </table:table-cell>
          <table:table-cell office:value-type="float" office:value="249" table:style-name="ce61">
            <text:p>249</text:p>
          </table:table-cell>
          <table:table-cell office:value-type="float" office:value="370" table:style-name="ce61">
            <text:p>370</text:p>
          </table:table-cell>
          <table:table-cell office:value-type="float" office:value="1160" table:style-name="ce61">
            <text:p>1,160</text:p>
          </table:table-cell>
          <table:table-cell office:value-type="float" office:value="455" table:style-name="ce61">
            <text:p>455</text:p>
          </table:table-cell>
          <table:table-cell office:value-type="float" office:value="1351" table:style-name="ce61">
            <text:p>1,351</text:p>
          </table:table-cell>
          <table:table-cell office:value-type="float" office:value="1726" table:style-name="ce61">
            <text:p>1,726</text:p>
          </table:table-cell>
          <table:table-cell office:value-type="float" office:value="3713" table:style-name="ce61">
            <text:p>3,713</text:p>
          </table:table-cell>
          <table:table-cell office:value-type="float" office:value="3581" table:style-name="ce61">
            <text:p>3,581</text:p>
          </table:table-cell>
          <table:table-cell office:value-type="float" office:value="1274" table:style-name="ce61">
            <text:p>1,274</text:p>
          </table:table-cell>
          <table:table-cell office:value-type="float" office:value="13879" table:style-name="ce23">
            <text:p>13,879</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6-17</text:p>
          </table:table-cell>
          <table:table-cell office:value-type="float" office:value="456" table:style-name="ce61">
            <text:p>456</text:p>
          </table:table-cell>
          <table:table-cell office:value-type="float" office:value="892" table:style-name="ce61">
            <text:p>892</text:p>
          </table:table-cell>
          <table:table-cell office:value-type="float" office:value="1173" table:style-name="ce61">
            <text:p>1,173</text:p>
          </table:table-cell>
          <table:table-cell office:value-type="float" office:value="1026" table:style-name="ce61">
            <text:p>1,026</text:p>
          </table:table-cell>
          <table:table-cell office:value-type="float" office:value="1167" table:style-name="ce61">
            <text:p>1,167</text:p>
          </table:table-cell>
          <table:table-cell office:value-type="float" office:value="3127" table:style-name="ce61">
            <text:p>3,127</text:p>
          </table:table-cell>
          <table:table-cell office:value-type="float" office:value="6433" table:style-name="ce61">
            <text:p>6,433</text:p>
          </table:table-cell>
          <table:table-cell office:value-type="float" office:value="3765" table:style-name="ce61">
            <text:p>3,765</text:p>
          </table:table-cell>
          <table:table-cell office:value-type="float" office:value="848" table:style-name="ce61">
            <text:p>848</text:p>
          </table:table-cell>
          <table:table-cell office:value-type="float" office:value="18887" table:style-name="ce23">
            <text:p>18,887</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7-18</text:p>
          </table:table-cell>
          <table:table-cell office:value-type="float" office:value="294" table:style-name="ce61">
            <text:p>294</text:p>
          </table:table-cell>
          <table:table-cell office:value-type="float" office:value="1045" table:style-name="ce61">
            <text:p>1,045</text:p>
          </table:table-cell>
          <table:table-cell office:value-type="float" office:value="1292" table:style-name="ce61">
            <text:p>1,292</text:p>
          </table:table-cell>
          <table:table-cell office:value-type="float" office:value="1016" table:style-name="ce61">
            <text:p>1,016</text:p>
          </table:table-cell>
          <table:table-cell office:value-type="float" office:value="1164" table:style-name="ce61">
            <text:p>1,164</text:p>
          </table:table-cell>
          <table:table-cell office:value-type="float" office:value="1723" table:style-name="ce61">
            <text:p>1,723</text:p>
          </table:table-cell>
          <table:table-cell office:value-type="float" office:value="3178" table:style-name="ce61">
            <text:p>3,178</text:p>
          </table:table-cell>
          <table:table-cell office:value-type="float" office:value="2893" table:style-name="ce61">
            <text:p>2,893</text:p>
          </table:table-cell>
          <table:table-cell office:value-type="float" office:value="931" table:style-name="ce61">
            <text:p>931</text:p>
          </table:table-cell>
          <table:table-cell office:value-type="float" office:value="13536" table:style-name="ce23">
            <text:p>13,536</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8-19</text:p>
          </table:table-cell>
          <table:table-cell office:value-type="float" office:value="367" table:style-name="ce61">
            <text:p>367</text:p>
          </table:table-cell>
          <table:table-cell office:value-type="float" office:value="1340" table:style-name="ce61">
            <text:p>1,340</text:p>
          </table:table-cell>
          <table:table-cell office:value-type="float" office:value="1096" table:style-name="ce61">
            <text:p>1,096</text:p>
          </table:table-cell>
          <table:table-cell office:value-type="float" office:value="662" table:style-name="ce61">
            <text:p>662</text:p>
          </table:table-cell>
          <table:table-cell office:value-type="float" office:value="977" table:style-name="ce61">
            <text:p>977</text:p>
          </table:table-cell>
          <table:table-cell office:value-type="float" office:value="2464" table:style-name="ce61">
            <text:p>2,464</text:p>
          </table:table-cell>
          <table:table-cell office:value-type="float" office:value="3239" table:style-name="ce61">
            <text:p>3,239</text:p>
          </table:table-cell>
          <table:table-cell office:value-type="float" office:value="3277" table:style-name="ce61">
            <text:p>3,277</text:p>
          </table:table-cell>
          <table:table-cell office:value-type="float" office:value="909" table:style-name="ce61">
            <text:p>909</text:p>
          </table:table-cell>
          <table:table-cell office:value-type="float" office:value="14331" table:style-name="ce23">
            <text:p>14,331</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19-20</text:p>
          </table:table-cell>
          <table:table-cell office:value-type="float" office:value="296" table:style-name="ce61">
            <text:p>296</text:p>
          </table:table-cell>
          <table:table-cell office:value-type="float" office:value="1449" table:style-name="ce61">
            <text:p>1,449</text:p>
          </table:table-cell>
          <table:table-cell office:value-type="float" office:value="1076" table:style-name="ce61">
            <text:p>1,076</text:p>
          </table:table-cell>
          <table:table-cell office:value-type="float" office:value="319" table:style-name="ce61">
            <text:p>319</text:p>
          </table:table-cell>
          <table:table-cell office:value-type="float" office:value="1448" table:style-name="ce61">
            <text:p>1,448</text:p>
          </table:table-cell>
          <table:table-cell office:value-type="float" office:value="1948" table:style-name="ce61">
            <text:p>1,948</text:p>
          </table:table-cell>
          <table:table-cell office:value-type="float" office:value="2300" table:style-name="ce61">
            <text:p>2,300</text:p>
          </table:table-cell>
          <table:table-cell office:value-type="float" office:value="2815" table:style-name="ce61">
            <text:p>2,815</text:p>
          </table:table-cell>
          <table:table-cell office:value-type="float" office:value="724" table:style-name="ce61">
            <text:p>724</text:p>
          </table:table-cell>
          <table:table-cell office:value-type="float" office:value="12375" table:style-name="ce23">
            <text:p>12,375</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20-21</text:p>
          </table:table-cell>
          <table:table-cell office:value-type="float" office:value="95" table:style-name="ce61">
            <text:p>95</text:p>
          </table:table-cell>
          <table:table-cell office:value-type="float" office:value="909" table:style-name="ce61">
            <text:p>909</text:p>
          </table:table-cell>
          <table:table-cell office:value-type="float" office:value="435" table:style-name="ce61">
            <text:p>435</text:p>
          </table:table-cell>
          <table:table-cell office:value-type="float" office:value="443" table:style-name="ce61">
            <text:p>443</text:p>
          </table:table-cell>
          <table:table-cell office:value-type="float" office:value="905" table:style-name="ce61">
            <text:p>905</text:p>
          </table:table-cell>
          <table:table-cell office:value-type="float" office:value="1546" table:style-name="ce61">
            <text:p>1,546</text:p>
          </table:table-cell>
          <table:table-cell office:value-type="float" office:value="1013" table:style-name="ce61">
            <text:p>1,013</text:p>
          </table:table-cell>
          <table:table-cell office:value-type="float" office:value="3574" table:style-name="ce61">
            <text:p>3,574</text:p>
          </table:table-cell>
          <table:table-cell office:value-type="float" office:value="1070" table:style-name="ce61">
            <text:p>1,070</text:p>
          </table:table-cell>
          <table:table-cell office:value-type="float" office:value="9990" table:style-name="ce23">
            <text:p>9,99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21-22</text:p>
          </table:table-cell>
          <table:table-cell office:value-type="float" office:value="118" table:style-name="ce61">
            <text:p>118</text:p>
          </table:table-cell>
          <table:table-cell office:value-type="float" office:value="711" table:style-name="ce61">
            <text:p>711</text:p>
          </table:table-cell>
          <table:table-cell office:value-type="float" office:value="593" table:style-name="ce61">
            <text:p>593</text:p>
          </table:table-cell>
          <table:table-cell office:value-type="float" office:value="758" table:style-name="ce61">
            <text:p>758</text:p>
          </table:table-cell>
          <table:table-cell office:value-type="float" office:value="988" table:style-name="ce61">
            <text:p>988</text:p>
          </table:table-cell>
          <table:table-cell office:value-type="float" office:value="1389" table:style-name="ce61">
            <text:p>1,389</text:p>
          </table:table-cell>
          <table:table-cell office:value-type="float" office:value="2509" table:style-name="ce61">
            <text:p>2,509</text:p>
          </table:table-cell>
          <table:table-cell office:value-type="float" office:value="2224" table:style-name="ce61">
            <text:p>2,224</text:p>
          </table:table-cell>
          <table:table-cell office:value-type="float" office:value="1050" table:style-name="ce61">
            <text:p>1,050</text:p>
          </table:table-cell>
          <table:table-cell office:value-type="float" office:value="10340" table:style-name="ce23">
            <text:p>10,340</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22-23</text:p>
          </table:table-cell>
          <table:table-cell office:value-type="float" office:value="250" table:style-name="ce61">
            <text:p>250</text:p>
          </table:table-cell>
          <table:table-cell office:value-type="float" office:value="827" table:style-name="ce61">
            <text:p>827</text:p>
          </table:table-cell>
          <table:table-cell office:value-type="float" office:value="456" table:style-name="ce61">
            <text:p>456</text:p>
          </table:table-cell>
          <table:table-cell office:value-type="float" office:value="383" table:style-name="ce61">
            <text:p>383</text:p>
          </table:table-cell>
          <table:table-cell office:value-type="float" office:value="1035" table:style-name="ce61">
            <text:p>1,035</text:p>
          </table:table-cell>
          <table:table-cell office:value-type="float" office:value="1095" table:style-name="ce61">
            <text:p>1,095</text:p>
          </table:table-cell>
          <table:table-cell office:value-type="float" office:value="1584" table:style-name="ce61">
            <text:p>1,584</text:p>
          </table:table-cell>
          <table:table-cell office:value-type="float" office:value="2900" table:style-name="ce61">
            <text:p>2,900</text:p>
          </table:table-cell>
          <table:table-cell office:value-type="float" office:value="1098" table:style-name="ce61">
            <text:p>1,098</text:p>
          </table:table-cell>
          <table:table-cell office:value-type="float" office:value="9628" table:style-name="ce23">
            <text:p>9,628</text:p>
          </table:table-cell>
          <table:table-cell table:number-columns-repeated="16372"/>
        </table:table-row>
        <table:table-row table:style-name="ro2">
          <table:table-cell office:value-type="string" table:style-name="ce11">
            <text:p>Of which under PDR: total to residential</text:p>
          </table:table-cell>
          <table:table-cell office:value-type="string" table:style-name="ce11">
            <text:p>2023-24</text:p>
          </table:table-cell>
          <table:table-cell office:value-type="float" office:value="64" table:style-name="ce61">
            <text:p>64</text:p>
          </table:table-cell>
          <table:table-cell office:value-type="float" office:value="938" table:style-name="ce61">
            <text:p>938</text:p>
          </table:table-cell>
          <table:table-cell office:value-type="float" office:value="1059" table:style-name="ce61">
            <text:p>1,059</text:p>
          </table:table-cell>
          <table:table-cell office:value-type="float" office:value="404" table:style-name="ce61">
            <text:p>404</text:p>
          </table:table-cell>
          <table:table-cell office:value-type="float" office:value="884" table:style-name="ce61">
            <text:p>884</text:p>
          </table:table-cell>
          <table:table-cell office:value-type="float" office:value="1448" table:style-name="ce61">
            <text:p>1,448</text:p>
          </table:table-cell>
          <table:table-cell office:value-type="float" office:value="729" table:style-name="ce61">
            <text:p>729</text:p>
          </table:table-cell>
          <table:table-cell office:value-type="float" office:value="2574" table:style-name="ce61">
            <text:p>2,574</text:p>
          </table:table-cell>
          <table:table-cell office:value-type="float" office:value="725" table:style-name="ce61">
            <text:p>725</text:p>
          </table:table-cell>
          <table:table-cell office:value-type="float" office:value="8825" table:style-name="ce23">
            <text:p>8,825</text:p>
          </table:table-cell>
          <table:table-cell table:number-columns-repeated="16372"/>
        </table:table-row>
        <table:table-row table:style-name="ro2">
          <table:table-cell office:value-type="string" table:style-name="ce60">
            <text:p>Net other gains and losses [note 5]</text:p>
          </table:table-cell>
          <table:table-cell office:value-type="string" table:style-name="ce60">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6-07 [note 2]</text:p>
          </table:table-cell>
          <table:table-cell office:value-type="float" office:value="-5" table:style-name="ce61">
            <text:p>-5</text:p>
          </table:table-cell>
          <table:table-cell office:value-type="float" office:value="293" table:style-name="ce61">
            <text:p>293</text:p>
          </table:table-cell>
          <table:table-cell office:value-type="float" office:value="-126" table:style-name="ce61">
            <text:p>-126</text:p>
          </table:table-cell>
          <table:table-cell office:value-type="float" office:value="256" table:style-name="ce61">
            <text:p>256</text:p>
          </table:table-cell>
          <table:table-cell office:value-type="float" office:value="-13" table:style-name="ce61">
            <text:p>-1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58" table:style-name="ce61">
            <text:p>58</text:p>
          </table:table-cell>
          <table:table-cell office:value-type="float" office:value="460" table:style-name="ce23">
            <text:p>46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7-08 [note 2]</text:p>
          </table:table-cell>
          <table:table-cell office:value-type="float" office:value="2" table:style-name="ce61">
            <text:p>2</text:p>
          </table:table-cell>
          <table:table-cell office:value-type="float" office:value="727" table:style-name="ce61">
            <text:p>727</text:p>
          </table:table-cell>
          <table:table-cell office:value-type="float" office:value="217" table:style-name="ce61">
            <text:p>217</text:p>
          </table:table-cell>
          <table:table-cell office:value-type="float" office:value="15" table:style-name="ce61">
            <text:p>15</text:p>
          </table:table-cell>
          <table:table-cell office:value-type="float" office:value="0" table:style-name="ce61">
            <text:p>0</text:p>
          </table:table-cell>
          <table:table-cell office:value-type="float" office:value="151" table:style-name="ce61">
            <text:p>151</text:p>
          </table:table-cell>
          <table:table-cell office:value-type="float" office:value="0" table:style-name="ce61">
            <text:p>0</text:p>
          </table:table-cell>
          <table:table-cell office:value-type="float" office:value="0" table:style-name="ce61">
            <text:p>0</text:p>
          </table:table-cell>
          <table:table-cell office:value-type="float" office:value="187" table:style-name="ce61">
            <text:p>187</text:p>
          </table:table-cell>
          <table:table-cell office:value-type="float" office:value="1020" table:style-name="ce23">
            <text:p>1,02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8-09</text:p>
          </table:table-cell>
          <table:table-cell office:value-type="float" office:value="0" table:style-name="ce61">
            <text:p>0</text:p>
          </table:table-cell>
          <table:table-cell office:value-type="float" office:value="160" table:style-name="ce61">
            <text:p>160</text:p>
          </table:table-cell>
          <table:table-cell office:value-type="float" office:value="-100" table:style-name="ce61">
            <text:p>-100</text:p>
          </table:table-cell>
          <table:table-cell office:value-type="float" office:value="60" table:style-name="ce61">
            <text:p>60</text:p>
          </table:table-cell>
          <table:table-cell office:value-type="float" office:value="0" table:style-name="ce61">
            <text:p>0</text:p>
          </table:table-cell>
          <table:table-cell office:value-type="float" office:value="90" table:style-name="ce61">
            <text:p>90</text:p>
          </table:table-cell>
          <table:table-cell office:value-type="float" office:value="0" table:style-name="ce61">
            <text:p>0</text:p>
          </table:table-cell>
          <table:table-cell office:value-type="float" office:value="0" table:style-name="ce61">
            <text:p>0</text:p>
          </table:table-cell>
          <table:table-cell office:value-type="float" office:value="40" table:style-name="ce61">
            <text:p>40</text:p>
          </table:table-cell>
          <table:table-cell office:value-type="float" office:value="270" table:style-name="ce23">
            <text:p>27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09-10</text:p>
          </table:table-cell>
          <table:table-cell office:value-type="float" office:value="9" table:style-name="ce61">
            <text:p>9</text:p>
          </table:table-cell>
          <table:table-cell office:value-type="float" office:value="29" table:style-name="ce61">
            <text:p>29</text:p>
          </table:table-cell>
          <table:table-cell office:value-type="float" office:value="846" table:style-name="ce61">
            <text:p>846</text:p>
          </table:table-cell>
          <table:table-cell office:value-type="float" office:value="-61" table:style-name="ce61">
            <text:p>-61</text:p>
          </table:table-cell>
          <table:table-cell office:value-type="float" office:value="32" table:style-name="ce61">
            <text:p>32</text:p>
          </table:table-cell>
          <table:table-cell office:value-type="float" office:value="102" table:style-name="ce61">
            <text:p>102</text:p>
          </table:table-cell>
          <table:table-cell office:value-type="float" office:value="0" table:style-name="ce61">
            <text:p>0</text:p>
          </table:table-cell>
          <table:table-cell office:value-type="float" office:value="29" table:style-name="ce61">
            <text:p>29</text:p>
          </table:table-cell>
          <table:table-cell office:value-type="float" office:value="-19" table:style-name="ce61">
            <text:p>-19</text:p>
          </table:table-cell>
          <table:table-cell office:value-type="float" office:value="967" table:style-name="ce23">
            <text:p>967</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0-11</text:p>
          </table:table-cell>
          <table:table-cell office:value-type="float" office:value="11" table:style-name="ce61">
            <text:p>11</text:p>
          </table:table-cell>
          <table:table-cell office:value-type="float" office:value="31" table:style-name="ce61">
            <text:p>31</text:p>
          </table:table-cell>
          <table:table-cell office:value-type="float" office:value="1098" table:style-name="ce61">
            <text:p>1,098</text:p>
          </table:table-cell>
          <table:table-cell office:value-type="float" office:value="41" table:style-name="ce61">
            <text:p>41</text:p>
          </table:table-cell>
          <table:table-cell office:value-type="float" office:value="27" table:style-name="ce61">
            <text:p>27</text:p>
          </table:table-cell>
          <table:table-cell office:value-type="float" office:value="395" table:style-name="ce61">
            <text:p>395</text:p>
          </table:table-cell>
          <table:table-cell office:value-type="float" office:value="0" table:style-name="ce61">
            <text:p>0</text:p>
          </table:table-cell>
          <table:table-cell office:value-type="float" office:value="173" table:style-name="ce61">
            <text:p>173</text:p>
          </table:table-cell>
          <table:table-cell office:value-type="float" office:value="34" table:style-name="ce61">
            <text:p>34</text:p>
          </table:table-cell>
          <table:table-cell office:value-type="float" office:value="1809" table:style-name="ce23">
            <text:p>1,809</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1-12</text:p>
          </table:table-cell>
          <table:table-cell office:value-type="float" office:value="5" table:style-name="ce61">
            <text:p>5</text:p>
          </table:table-cell>
          <table:table-cell office:value-type="float" office:value="21" table:style-name="ce61">
            <text:p>21</text:p>
          </table:table-cell>
          <table:table-cell office:value-type="float" office:value="919" table:style-name="ce61">
            <text:p>919</text:p>
          </table:table-cell>
          <table:table-cell office:value-type="float" office:value="-19" table:style-name="ce61">
            <text:p>-19</text:p>
          </table:table-cell>
          <table:table-cell office:value-type="float" office:value="43" table:style-name="ce61">
            <text:p>43</text:p>
          </table:table-cell>
          <table:table-cell office:value-type="float" office:value="31" table:style-name="ce61">
            <text:p>31</text:p>
          </table:table-cell>
          <table:table-cell office:value-type="float" office:value="0" table:style-name="ce61">
            <text:p>0</text:p>
          </table:table-cell>
          <table:table-cell office:value-type="float" office:value="100" table:style-name="ce61">
            <text:p>100</text:p>
          </table:table-cell>
          <table:table-cell office:value-type="float" office:value="2" table:style-name="ce61">
            <text:p>2</text:p>
          </table:table-cell>
          <table:table-cell office:value-type="float" office:value="1103" table:style-name="ce23">
            <text:p>1,103</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2-13</text:p>
          </table:table-cell>
          <table:table-cell office:value-type="float" office:value="12" table:style-name="ce61">
            <text:p>12</text:p>
          </table:table-cell>
          <table:table-cell office:value-type="float" office:value="-3" table:style-name="ce61">
            <text:p>-3</text:p>
          </table:table-cell>
          <table:table-cell office:value-type="float" office:value="954" table:style-name="ce61">
            <text:p>954</text:p>
          </table:table-cell>
          <table:table-cell office:value-type="float" office:value="10" table:style-name="ce61">
            <text:p>10</text:p>
          </table:table-cell>
          <table:table-cell office:value-type="float" office:value="62" table:style-name="ce61">
            <text:p>62</text:p>
          </table:table-cell>
          <table:table-cell office:value-type="float" office:value="159" table:style-name="ce61">
            <text:p>159</text:p>
          </table:table-cell>
          <table:table-cell office:value-type="float" office:value="0" table:style-name="ce61">
            <text:p>0</text:p>
          </table:table-cell>
          <table:table-cell office:value-type="float" office:value="103" table:style-name="ce61">
            <text:p>103</text:p>
          </table:table-cell>
          <table:table-cell office:value-type="float" office:value="72" table:style-name="ce61">
            <text:p>72</text:p>
          </table:table-cell>
          <table:table-cell office:value-type="float" office:value="1369" table:style-name="ce23">
            <text:p>1,369</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3-14</text:p>
          </table:table-cell>
          <table:table-cell office:value-type="float" office:value="9" table:style-name="ce61">
            <text:p>9</text:p>
          </table:table-cell>
          <table:table-cell office:value-type="float" office:value="19" table:style-name="ce61">
            <text:p>19</text:p>
          </table:table-cell>
          <table:table-cell office:value-type="float" office:value="616" table:style-name="ce61">
            <text:p>616</text:p>
          </table:table-cell>
          <table:table-cell office:value-type="float" office:value="1" table:style-name="ce61">
            <text:p>1</text:p>
          </table:table-cell>
          <table:table-cell office:value-type="float" office:value="13" table:style-name="ce61">
            <text:p>13</text:p>
          </table:table-cell>
          <table:table-cell office:value-type="float" office:value="365" table:style-name="ce61">
            <text:p>365</text:p>
          </table:table-cell>
          <table:table-cell office:value-type="float" office:value="0" table:style-name="ce61">
            <text:p>0</text:p>
          </table:table-cell>
          <table:table-cell office:value-type="float" office:value="173" table:style-name="ce61">
            <text:p>173</text:p>
          </table:table-cell>
          <table:table-cell office:value-type="float" office:value="134" table:style-name="ce61">
            <text:p>134</text:p>
          </table:table-cell>
          <table:table-cell office:value-type="float" office:value="1330" table:style-name="ce23">
            <text:p>1,33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4-15</text:p>
          </table:table-cell>
          <table:table-cell office:value-type="float" office:value="34" table:style-name="ce61">
            <text:p>34</text:p>
          </table:table-cell>
          <table:table-cell office:value-type="float" office:value="-39" table:style-name="ce61">
            <text:p>-39</text:p>
          </table:table-cell>
          <table:table-cell office:value-type="float" office:value="46" table:style-name="ce61">
            <text:p>46</text:p>
          </table:table-cell>
          <table:table-cell office:value-type="float" office:value="17" table:style-name="ce61">
            <text:p>17</text:p>
          </table:table-cell>
          <table:table-cell office:value-type="float" office:value="45" table:style-name="ce61">
            <text:p>45</text:p>
          </table:table-cell>
          <table:table-cell office:value-type="float" office:value="372" table:style-name="ce61">
            <text:p>372</text:p>
          </table:table-cell>
          <table:table-cell office:value-type="float" office:value="0" table:style-name="ce61">
            <text:p>0</text:p>
          </table:table-cell>
          <table:table-cell office:value-type="float" office:value="87" table:style-name="ce61">
            <text:p>87</text:p>
          </table:table-cell>
          <table:table-cell office:value-type="float" office:value="69" table:style-name="ce61">
            <text:p>69</text:p>
          </table:table-cell>
          <table:table-cell office:value-type="float" office:value="631" table:style-name="ce23">
            <text:p>631</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5-16</text:p>
          </table:table-cell>
          <table:table-cell office:value-type="float" office:value="14" table:style-name="ce61">
            <text:p>14</text:p>
          </table:table-cell>
          <table:table-cell office:value-type="float" office:value="95" table:style-name="ce61">
            <text:p>95</text:p>
          </table:table-cell>
          <table:table-cell office:value-type="float" office:value="-18" table:style-name="ce61">
            <text:p>-18</text:p>
          </table:table-cell>
          <table:table-cell office:value-type="float" office:value="68" table:style-name="ce61">
            <text:p>68</text:p>
          </table:table-cell>
          <table:table-cell office:value-type="float" office:value="32" table:style-name="ce61">
            <text:p>32</text:p>
          </table:table-cell>
          <table:table-cell office:value-type="float" office:value="66" table:style-name="ce61">
            <text:p>66</text:p>
          </table:table-cell>
          <table:table-cell office:value-type="float" office:value="0" table:style-name="ce61">
            <text:p>0</text:p>
          </table:table-cell>
          <table:table-cell office:value-type="float" office:value="275" table:style-name="ce61">
            <text:p>275</text:p>
          </table:table-cell>
          <table:table-cell office:value-type="float" office:value="245" table:style-name="ce61">
            <text:p>245</text:p>
          </table:table-cell>
          <table:table-cell office:value-type="float" office:value="777" table:style-name="ce23">
            <text:p>777</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6-17</text:p>
          </table:table-cell>
          <table:table-cell office:value-type="float" office:value="8" table:style-name="ce61">
            <text:p>8</text:p>
          </table:table-cell>
          <table:table-cell office:value-type="float" office:value="79" table:style-name="ce61">
            <text:p>79</text:p>
          </table:table-cell>
          <table:table-cell office:value-type="float" office:value="-125" table:style-name="ce61">
            <text:p>-125</text:p>
          </table:table-cell>
          <table:table-cell office:value-type="float" office:value="159" table:style-name="ce61">
            <text:p>159</text:p>
          </table:table-cell>
          <table:table-cell office:value-type="float" office:value="4" table:style-name="ce61">
            <text:p>4</text:p>
          </table:table-cell>
          <table:table-cell office:value-type="float" office:value="201" table:style-name="ce61">
            <text:p>201</text:p>
          </table:table-cell>
          <table:table-cell office:value-type="float" office:value="3" table:style-name="ce61">
            <text:p>3</text:p>
          </table:table-cell>
          <table:table-cell office:value-type="float" office:value="196" table:style-name="ce61">
            <text:p>196</text:p>
          </table:table-cell>
          <table:table-cell office:value-type="float" office:value="198" table:style-name="ce61">
            <text:p>198</text:p>
          </table:table-cell>
          <table:table-cell office:value-type="float" office:value="723" table:style-name="ce23">
            <text:p>723</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7-18</text:p>
          </table:table-cell>
          <table:table-cell office:value-type="float" office:value="59" table:style-name="ce61">
            <text:p>59</text:p>
          </table:table-cell>
          <table:table-cell office:value-type="float" office:value="71" table:style-name="ce61">
            <text:p>71</text:p>
          </table:table-cell>
          <table:table-cell office:value-type="float" office:value="63" table:style-name="ce61">
            <text:p>63</text:p>
          </table:table-cell>
          <table:table-cell office:value-type="float" office:value="3" table:style-name="ce61">
            <text:p>3</text:p>
          </table:table-cell>
          <table:table-cell office:value-type="float" office:value="33" table:style-name="ce61">
            <text:p>33</text:p>
          </table:table-cell>
          <table:table-cell office:value-type="float" office:value="114" table:style-name="ce61">
            <text:p>114</text:p>
          </table:table-cell>
          <table:table-cell office:value-type="float" office:value="5" table:style-name="ce61">
            <text:p>5</text:p>
          </table:table-cell>
          <table:table-cell office:value-type="float" office:value="163" table:style-name="ce61">
            <text:p>163</text:p>
          </table:table-cell>
          <table:table-cell office:value-type="float" office:value="169" table:style-name="ce61">
            <text:p>169</text:p>
          </table:table-cell>
          <table:table-cell office:value-type="float" office:value="680" table:style-name="ce23">
            <text:p>68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8-19</text:p>
          </table:table-cell>
          <table:table-cell office:value-type="float" office:value="-35" table:style-name="ce61">
            <text:p>-35</text:p>
          </table:table-cell>
          <table:table-cell office:value-type="float" office:value="88" table:style-name="ce61">
            <text:p>88</text:p>
          </table:table-cell>
          <table:table-cell office:value-type="float" office:value="70" table:style-name="ce61">
            <text:p>70</text:p>
          </table:table-cell>
          <table:table-cell office:value-type="float" office:value="-12" table:style-name="ce61">
            <text:p>-12</text:p>
          </table:table-cell>
          <table:table-cell office:value-type="float" office:value="78" table:style-name="ce61">
            <text:p>78</text:p>
          </table:table-cell>
          <table:table-cell office:value-type="float" office:value="218" table:style-name="ce61">
            <text:p>218</text:p>
          </table:table-cell>
          <table:table-cell office:value-type="float" office:value="46" table:style-name="ce61">
            <text:p>46</text:p>
          </table:table-cell>
          <table:table-cell office:value-type="float" office:value="247" table:style-name="ce61">
            <text:p>247</text:p>
          </table:table-cell>
          <table:table-cell office:value-type="float" office:value="268" table:style-name="ce61">
            <text:p>268</text:p>
          </table:table-cell>
          <table:table-cell office:value-type="float" office:value="968" table:style-name="ce23">
            <text:p>968</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19-20</text:p>
          </table:table-cell>
          <table:table-cell office:value-type="float" office:value="13" table:style-name="ce61">
            <text:p>13</text:p>
          </table:table-cell>
          <table:table-cell office:value-type="float" office:value="-6" table:style-name="ce61">
            <text:p>-6</text:p>
          </table:table-cell>
          <table:table-cell office:value-type="float" office:value="27" table:style-name="ce61">
            <text:p>27</text:p>
          </table:table-cell>
          <table:table-cell office:value-type="float" office:value="23" table:style-name="ce61">
            <text:p>23</text:p>
          </table:table-cell>
          <table:table-cell office:value-type="float" office:value="61" table:style-name="ce61">
            <text:p>61</text:p>
          </table:table-cell>
          <table:table-cell office:value-type="float" office:value="144" table:style-name="ce61">
            <text:p>144</text:p>
          </table:table-cell>
          <table:table-cell office:value-type="float" office:value="-2" table:style-name="ce61">
            <text:p>-2</text:p>
          </table:table-cell>
          <table:table-cell office:value-type="float" office:value="198" table:style-name="ce61">
            <text:p>198</text:p>
          </table:table-cell>
          <table:table-cell office:value-type="float" office:value="399" table:style-name="ce61">
            <text:p>399</text:p>
          </table:table-cell>
          <table:table-cell office:value-type="float" office:value="857" table:style-name="ce23">
            <text:p>857</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20-21</text:p>
          </table:table-cell>
          <table:table-cell office:value-type="float" office:value="9" table:style-name="ce61">
            <text:p>9</text:p>
          </table:table-cell>
          <table:table-cell office:value-type="float" office:value="49" table:style-name="ce61">
            <text:p>49</text:p>
          </table:table-cell>
          <table:table-cell office:value-type="float" office:value="40" table:style-name="ce61">
            <text:p>40</text:p>
          </table:table-cell>
          <table:table-cell office:value-type="float" office:value="10" table:style-name="ce61">
            <text:p>10</text:p>
          </table:table-cell>
          <table:table-cell office:value-type="float" office:value="12" table:style-name="ce61">
            <text:p>12</text:p>
          </table:table-cell>
          <table:table-cell office:value-type="float" office:value="130" table:style-name="ce61">
            <text:p>130</text:p>
          </table:table-cell>
          <table:table-cell office:value-type="float" office:value="155" table:style-name="ce61">
            <text:p>155</text:p>
          </table:table-cell>
          <table:table-cell office:value-type="float" office:value="87" table:style-name="ce61">
            <text:p>87</text:p>
          </table:table-cell>
          <table:table-cell office:value-type="float" office:value="151" table:style-name="ce61">
            <text:p>151</text:p>
          </table:table-cell>
          <table:table-cell office:value-type="float" office:value="643" table:style-name="ce23">
            <text:p>643</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21-22</text:p>
          </table:table-cell>
          <table:table-cell office:value-type="float" office:value="18" table:style-name="ce61">
            <text:p>18</text:p>
          </table:table-cell>
          <table:table-cell office:value-type="float" office:value="42" table:style-name="ce61">
            <text:p>42</text:p>
          </table:table-cell>
          <table:table-cell office:value-type="float" office:value="32" table:style-name="ce61">
            <text:p>32</text:p>
          </table:table-cell>
          <table:table-cell office:value-type="float" office:value="-5" table:style-name="ce61">
            <text:p>-5</text:p>
          </table:table-cell>
          <table:table-cell office:value-type="float" office:value="1" table:style-name="ce61">
            <text:p>1</text:p>
          </table:table-cell>
          <table:table-cell office:value-type="float" office:value="127" table:style-name="ce61">
            <text:p>127</text:p>
          </table:table-cell>
          <table:table-cell office:value-type="float" office:value="192" table:style-name="ce61">
            <text:p>192</text:p>
          </table:table-cell>
          <table:table-cell office:value-type="float" office:value="88" table:style-name="ce61">
            <text:p>88</text:p>
          </table:table-cell>
          <table:table-cell office:value-type="float" office:value="271" table:style-name="ce61">
            <text:p>271</text:p>
          </table:table-cell>
          <table:table-cell office:value-type="float" office:value="766" table:style-name="ce23">
            <text:p>766</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22-23</text:p>
          </table:table-cell>
          <table:table-cell office:value-type="float" office:value="10" table:style-name="ce61">
            <text:p>10</text:p>
          </table:table-cell>
          <table:table-cell office:value-type="float" office:value="133" table:style-name="ce61">
            <text:p>133</text:p>
          </table:table-cell>
          <table:table-cell office:value-type="float" office:value="53" table:style-name="ce61">
            <text:p>53</text:p>
          </table:table-cell>
          <table:table-cell office:value-type="float" office:value="2" table:style-name="ce61">
            <text:p>2</text:p>
          </table:table-cell>
          <table:table-cell office:value-type="float" office:value="41" table:style-name="ce61">
            <text:p>41</text:p>
          </table:table-cell>
          <table:table-cell office:value-type="float" office:value="171" table:style-name="ce61">
            <text:p>171</text:p>
          </table:table-cell>
          <table:table-cell office:value-type="float" office:value="-155" table:style-name="ce61">
            <text:p>-155</text:p>
          </table:table-cell>
          <table:table-cell office:value-type="float" office:value="174" table:style-name="ce61">
            <text:p>174</text:p>
          </table:table-cell>
          <table:table-cell office:value-type="float" office:value="281" table:style-name="ce61">
            <text:p>281</text:p>
          </table:table-cell>
          <table:table-cell office:value-type="float" office:value="710" table:style-name="ce23">
            <text:p>710</text:p>
          </table:table-cell>
          <table:table-cell table:number-columns-repeated="16372"/>
        </table:table-row>
        <table:table-row table:style-name="ro2">
          <table:table-cell office:value-type="string" table:style-name="ce11">
            <text:p>Net other gains and losses [note 5]</text:p>
          </table:table-cell>
          <table:table-cell office:value-type="string" table:style-name="ce11">
            <text:p>2023-24</text:p>
          </table:table-cell>
          <table:table-cell office:value-type="float" office:value="-56" table:style-name="ce61">
            <text:p>-56</text:p>
          </table:table-cell>
          <table:table-cell office:value-type="float" office:value="-9" table:style-name="ce61">
            <text:p>-9</text:p>
          </table:table-cell>
          <table:table-cell office:value-type="float" office:value="62" table:style-name="ce61">
            <text:p>62</text:p>
          </table:table-cell>
          <table:table-cell office:value-type="float" office:value="14" table:style-name="ce61">
            <text:p>14</text:p>
          </table:table-cell>
          <table:table-cell office:value-type="float" office:value="14" table:style-name="ce61">
            <text:p>14</text:p>
          </table:table-cell>
          <table:table-cell office:value-type="float" office:value="179" table:style-name="ce61">
            <text:p>179</text:p>
          </table:table-cell>
          <table:table-cell office:value-type="float" office:value="1481" table:style-name="ce61">
            <text:p>1,481</text:p>
          </table:table-cell>
          <table:table-cell office:value-type="float" office:value="205" table:style-name="ce61">
            <text:p>205</text:p>
          </table:table-cell>
          <table:table-cell office:value-type="float" office:value="9" table:style-name="ce61">
            <text:p>9</text:p>
          </table:table-cell>
          <table:table-cell office:value-type="float" office:value="1899" table:style-name="ce23">
            <text:p>1,899</text:p>
          </table:table-cell>
          <table:table-cell table:number-columns-repeated="16372"/>
        </table:table-row>
        <table:table-row table:style-name="ro2">
          <table:table-cell office:value-type="string" table:style-name="ce60">
            <text:p>Demolitions [note 4] [note 5]</text:p>
          </table:table-cell>
          <table:table-cell office:value-type="string" table:style-name="ce60">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6-07 [note 2]</text:p>
          </table:table-cell>
          <table:table-cell office:value-type="float" office:value="2483" table:style-name="ce61">
            <text:p>2,483</text:p>
          </table:table-cell>
          <table:table-cell office:value-type="float" office:value="4339" table:style-name="ce61">
            <text:p>4,339</text:p>
          </table:table-cell>
          <table:table-cell office:value-type="float" office:value="1929" table:style-name="ce61">
            <text:p>1,929</text:p>
          </table:table-cell>
          <table:table-cell office:value-type="float" office:value="646" table:style-name="ce61">
            <text:p>646</text:p>
          </table:table-cell>
          <table:table-cell office:value-type="float" office:value="3514" table:style-name="ce61">
            <text:p>3,514</text:p>
          </table:table-cell>
          <table:table-cell office:value-type="float" office:value="1220" table:style-name="ce61">
            <text:p>1,220</text:p>
          </table:table-cell>
          <table:table-cell office:value-type="float" office:value="3182" table:style-name="ce61">
            <text:p>3,182</text:p>
          </table:table-cell>
          <table:table-cell office:value-type="float" office:value="2157" table:style-name="ce61">
            <text:p>2,157</text:p>
          </table:table-cell>
          <table:table-cell office:value-type="float" office:value="2817" table:style-name="ce61">
            <text:p>2,817</text:p>
          </table:table-cell>
          <table:table-cell office:value-type="float" office:value="22290" table:style-name="ce23">
            <text:p>22,29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7-08 [note 2]</text:p>
          </table:table-cell>
          <table:table-cell office:value-type="float" office:value="2975" table:style-name="ce61">
            <text:p>2,975</text:p>
          </table:table-cell>
          <table:table-cell office:value-type="float" office:value="3912" table:style-name="ce61">
            <text:p>3,912</text:p>
          </table:table-cell>
          <table:table-cell office:value-type="float" office:value="2184" table:style-name="ce61">
            <text:p>2,184</text:p>
          </table:table-cell>
          <table:table-cell office:value-type="float" office:value="820" table:style-name="ce61">
            <text:p>820</text:p>
          </table:table-cell>
          <table:table-cell office:value-type="float" office:value="2848" table:style-name="ce61">
            <text:p>2,848</text:p>
          </table:table-cell>
          <table:table-cell office:value-type="float" office:value="1253" table:style-name="ce61">
            <text:p>1,253</text:p>
          </table:table-cell>
          <table:table-cell office:value-type="float" office:value="1464" table:style-name="ce61">
            <text:p>1,464</text:p>
          </table:table-cell>
          <table:table-cell office:value-type="float" office:value="2337" table:style-name="ce61">
            <text:p>2,337</text:p>
          </table:table-cell>
          <table:table-cell office:value-type="float" office:value="2505" table:style-name="ce61">
            <text:p>2,505</text:p>
          </table:table-cell>
          <table:table-cell office:value-type="float" office:value="20500" table:style-name="ce23">
            <text:p>20,50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8-09</text:p>
          </table:table-cell>
          <table:table-cell office:value-type="float" office:value="2330" table:style-name="ce61">
            <text:p>2,330</text:p>
          </table:table-cell>
          <table:table-cell office:value-type="float" office:value="3840" table:style-name="ce61">
            <text:p>3,840</text:p>
          </table:table-cell>
          <table:table-cell office:value-type="float" office:value="1780" table:style-name="ce61">
            <text:p>1,780</text:p>
          </table:table-cell>
          <table:table-cell office:value-type="float" office:value="400" table:style-name="ce61">
            <text:p>400</text:p>
          </table:table-cell>
          <table:table-cell office:value-type="float" office:value="2650" table:style-name="ce61">
            <text:p>2,650</text:p>
          </table:table-cell>
          <table:table-cell office:value-type="float" office:value="1140" table:style-name="ce61">
            <text:p>1,140</text:p>
          </table:table-cell>
          <table:table-cell office:value-type="float" office:value="1570" table:style-name="ce61">
            <text:p>1,570</text:p>
          </table:table-cell>
          <table:table-cell office:value-type="float" office:value="2020" table:style-name="ce61">
            <text:p>2,020</text:p>
          </table:table-cell>
          <table:table-cell office:value-type="float" office:value="880" table:style-name="ce61">
            <text:p>880</text:p>
          </table:table-cell>
          <table:table-cell office:value-type="float" office:value="16590" table:style-name="ce23">
            <text:p>16,590</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09-10</text:p>
          </table:table-cell>
          <table:table-cell office:value-type="float" office:value="1876" table:style-name="ce61">
            <text:p>1,876</text:p>
          </table:table-cell>
          <table:table-cell office:value-type="float" office:value="4050" table:style-name="ce61">
            <text:p>4,050</text:p>
          </table:table-cell>
          <table:table-cell office:value-type="float" office:value="2063" table:style-name="ce61">
            <text:p>2,063</text:p>
          </table:table-cell>
          <table:table-cell office:value-type="float" office:value="678" table:style-name="ce61">
            <text:p>678</text:p>
          </table:table-cell>
          <table:table-cell office:value-type="float" office:value="2255" table:style-name="ce61">
            <text:p>2,255</text:p>
          </table:table-cell>
          <table:table-cell office:value-type="float" office:value="803" table:style-name="ce61">
            <text:p>803</text:p>
          </table:table-cell>
          <table:table-cell office:value-type="float" office:value="1886" table:style-name="ce61">
            <text:p>1,886</text:p>
          </table:table-cell>
          <table:table-cell office:value-type="float" office:value="1874" table:style-name="ce61">
            <text:p>1,874</text:p>
          </table:table-cell>
          <table:table-cell office:value-type="float" office:value="840" table:style-name="ce61">
            <text:p>840</text:p>
          </table:table-cell>
          <table:table-cell office:value-type="float" office:value="16325" table:style-name="ce23">
            <text:p>16,325</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0-11</text:p>
          </table:table-cell>
          <table:table-cell office:value-type="float" office:value="1562" table:style-name="ce61">
            <text:p>1,562</text:p>
          </table:table-cell>
          <table:table-cell office:value-type="float" office:value="3464" table:style-name="ce61">
            <text:p>3,464</text:p>
          </table:table-cell>
          <table:table-cell office:value-type="float" office:value="1611" table:style-name="ce61">
            <text:p>1,611</text:p>
          </table:table-cell>
          <table:table-cell office:value-type="float" office:value="760" table:style-name="ce61">
            <text:p>760</text:p>
          </table:table-cell>
          <table:table-cell office:value-type="float" office:value="2180" table:style-name="ce61">
            <text:p>2,180</text:p>
          </table:table-cell>
          <table:table-cell office:value-type="float" office:value="935" table:style-name="ce61">
            <text:p>935</text:p>
          </table:table-cell>
          <table:table-cell office:value-type="float" office:value="1748" table:style-name="ce61">
            <text:p>1,748</text:p>
          </table:table-cell>
          <table:table-cell office:value-type="float" office:value="1819" table:style-name="ce61">
            <text:p>1,819</text:p>
          </table:table-cell>
          <table:table-cell office:value-type="float" office:value="808" table:style-name="ce61">
            <text:p>808</text:p>
          </table:table-cell>
          <table:table-cell office:value-type="float" office:value="14888" table:style-name="ce23">
            <text:p>14,888</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1-12</text:p>
          </table:table-cell>
          <table:table-cell office:value-type="float" office:value="1098" table:style-name="ce61">
            <text:p>1,098</text:p>
          </table:table-cell>
          <table:table-cell office:value-type="float" office:value="2558" table:style-name="ce61">
            <text:p>2,558</text:p>
          </table:table-cell>
          <table:table-cell office:value-type="float" office:value="1056" table:style-name="ce61">
            <text:p>1,056</text:p>
          </table:table-cell>
          <table:table-cell office:value-type="float" office:value="697" table:style-name="ce61">
            <text:p>697</text:p>
          </table:table-cell>
          <table:table-cell office:value-type="float" office:value="1327" table:style-name="ce61">
            <text:p>1,327</text:p>
          </table:table-cell>
          <table:table-cell office:value-type="float" office:value="1005" table:style-name="ce61">
            <text:p>1,005</text:p>
          </table:table-cell>
          <table:table-cell office:value-type="float" office:value="1839" table:style-name="ce61">
            <text:p>1,839</text:p>
          </table:table-cell>
          <table:table-cell office:value-type="float" office:value="1652" table:style-name="ce61">
            <text:p>1,652</text:p>
          </table:table-cell>
          <table:table-cell office:value-type="float" office:value="963" table:style-name="ce61">
            <text:p>963</text:p>
          </table:table-cell>
          <table:table-cell office:value-type="float" office:value="12195" table:style-name="ce23">
            <text:p>12,195</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2-13</text:p>
          </table:table-cell>
          <table:table-cell office:value-type="float" office:value="1847" table:style-name="ce61">
            <text:p>1,847</text:p>
          </table:table-cell>
          <table:table-cell office:value-type="float" office:value="2387" table:style-name="ce61">
            <text:p>2,387</text:p>
          </table:table-cell>
          <table:table-cell office:value-type="float" office:value="1164" table:style-name="ce61">
            <text:p>1,164</text:p>
          </table:table-cell>
          <table:table-cell office:value-type="float" office:value="370" table:style-name="ce61">
            <text:p>370</text:p>
          </table:table-cell>
          <table:table-cell office:value-type="float" office:value="751" table:style-name="ce61">
            <text:p>751</text:p>
          </table:table-cell>
          <table:table-cell office:value-type="float" office:value="947" table:style-name="ce61">
            <text:p>947</text:p>
          </table:table-cell>
          <table:table-cell office:value-type="float" office:value="1890" table:style-name="ce61">
            <text:p>1,890</text:p>
          </table:table-cell>
          <table:table-cell office:value-type="float" office:value="1842" table:style-name="ce61">
            <text:p>1,842</text:p>
          </table:table-cell>
          <table:table-cell office:value-type="float" office:value="858" table:style-name="ce61">
            <text:p>858</text:p>
          </table:table-cell>
          <table:table-cell office:value-type="float" office:value="12056" table:style-name="ce23">
            <text:p>12,056</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3-14</text:p>
          </table:table-cell>
          <table:table-cell office:value-type="float" office:value="1469" table:style-name="ce61">
            <text:p>1,469</text:p>
          </table:table-cell>
          <table:table-cell office:value-type="float" office:value="2077" table:style-name="ce61">
            <text:p>2,077</text:p>
          </table:table-cell>
          <table:table-cell office:value-type="float" office:value="969" table:style-name="ce61">
            <text:p>969</text:p>
          </table:table-cell>
          <table:table-cell office:value-type="float" office:value="874" table:style-name="ce61">
            <text:p>874</text:p>
          </table:table-cell>
          <table:table-cell office:value-type="float" office:value="1089" table:style-name="ce61">
            <text:p>1,089</text:p>
          </table:table-cell>
          <table:table-cell office:value-type="float" office:value="921" table:style-name="ce61">
            <text:p>921</text:p>
          </table:table-cell>
          <table:table-cell office:value-type="float" office:value="1718" table:style-name="ce61">
            <text:p>1,718</text:p>
          </table:table-cell>
          <table:table-cell office:value-type="float" office:value="2227" table:style-name="ce61">
            <text:p>2,227</text:p>
          </table:table-cell>
          <table:table-cell office:value-type="float" office:value="720" table:style-name="ce61">
            <text:p>720</text:p>
          </table:table-cell>
          <table:table-cell office:value-type="float" office:value="12064" table:style-name="ce23">
            <text:p>12,064</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4-15</text:p>
          </table:table-cell>
          <table:table-cell office:value-type="float" office:value="1154" table:style-name="ce61">
            <text:p>1,154</text:p>
          </table:table-cell>
          <table:table-cell office:value-type="float" office:value="1830" table:style-name="ce61">
            <text:p>1,830</text:p>
          </table:table-cell>
          <table:table-cell office:value-type="float" office:value="683" table:style-name="ce61">
            <text:p>683</text:p>
          </table:table-cell>
          <table:table-cell office:value-type="float" office:value="406" table:style-name="ce61">
            <text:p>406</text:p>
          </table:table-cell>
          <table:table-cell office:value-type="float" office:value="844" table:style-name="ce61">
            <text:p>844</text:p>
          </table:table-cell>
          <table:table-cell office:value-type="float" office:value="625" table:style-name="ce61">
            <text:p>625</text:p>
          </table:table-cell>
          <table:table-cell office:value-type="float" office:value="2002" table:style-name="ce61">
            <text:p>2,002</text:p>
          </table:table-cell>
          <table:table-cell office:value-type="float" office:value="2332" table:style-name="ce61">
            <text:p>2,332</text:p>
          </table:table-cell>
          <table:table-cell office:value-type="float" office:value="735" table:style-name="ce61">
            <text:p>735</text:p>
          </table:table-cell>
          <table:table-cell office:value-type="float" office:value="10611" table:style-name="ce23">
            <text:p>10,611</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5-16</text:p>
          </table:table-cell>
          <table:table-cell office:value-type="float" office:value="1126" table:style-name="ce61">
            <text:p>1,126</text:p>
          </table:table-cell>
          <table:table-cell office:value-type="float" office:value="1280" table:style-name="ce61">
            <text:p>1,280</text:p>
          </table:table-cell>
          <table:table-cell office:value-type="float" office:value="678" table:style-name="ce61">
            <text:p>678</text:p>
          </table:table-cell>
          <table:table-cell office:value-type="float" office:value="432" table:style-name="ce61">
            <text:p>432</text:p>
          </table:table-cell>
          <table:table-cell office:value-type="float" office:value="759" table:style-name="ce61">
            <text:p>759</text:p>
          </table:table-cell>
          <table:table-cell office:value-type="float" office:value="712" table:style-name="ce61">
            <text:p>712</text:p>
          </table:table-cell>
          <table:table-cell office:value-type="float" office:value="3127" table:style-name="ce61">
            <text:p>3,127</text:p>
          </table:table-cell>
          <table:table-cell office:value-type="float" office:value="1612" table:style-name="ce61">
            <text:p>1,612</text:p>
          </table:table-cell>
          <table:table-cell office:value-type="float" office:value="698" table:style-name="ce61">
            <text:p>698</text:p>
          </table:table-cell>
          <table:table-cell office:value-type="float" office:value="10424" table:style-name="ce23">
            <text:p>10,424</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6-17</text:p>
          </table:table-cell>
          <table:table-cell office:value-type="float" office:value="684" table:style-name="ce61">
            <text:p>684</text:p>
          </table:table-cell>
          <table:table-cell office:value-type="float" office:value="1209" table:style-name="ce61">
            <text:p>1,209</text:p>
          </table:table-cell>
          <table:table-cell office:value-type="float" office:value="684" table:style-name="ce61">
            <text:p>684</text:p>
          </table:table-cell>
          <table:table-cell office:value-type="float" office:value="872" table:style-name="ce61">
            <text:p>872</text:p>
          </table:table-cell>
          <table:table-cell office:value-type="float" office:value="917" table:style-name="ce61">
            <text:p>917</text:p>
          </table:table-cell>
          <table:table-cell office:value-type="float" office:value="914" table:style-name="ce61">
            <text:p>914</text:p>
          </table:table-cell>
          <table:table-cell office:value-type="float" office:value="1826" table:style-name="ce61">
            <text:p>1,826</text:p>
          </table:table-cell>
          <table:table-cell office:value-type="float" office:value="2084" table:style-name="ce61">
            <text:p>2,084</text:p>
          </table:table-cell>
          <table:table-cell office:value-type="float" office:value="628" table:style-name="ce61">
            <text:p>628</text:p>
          </table:table-cell>
          <table:table-cell office:value-type="float" office:value="9818" table:style-name="ce23">
            <text:p>9,818</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7-18</text:p>
          </table:table-cell>
          <table:table-cell office:value-type="float" office:value="605" table:style-name="ce61">
            <text:p>605</text:p>
          </table:table-cell>
          <table:table-cell office:value-type="float" office:value="699" table:style-name="ce61">
            <text:p>699</text:p>
          </table:table-cell>
          <table:table-cell office:value-type="float" office:value="499" table:style-name="ce61">
            <text:p>499</text:p>
          </table:table-cell>
          <table:table-cell office:value-type="float" office:value="269" table:style-name="ce61">
            <text:p>269</text:p>
          </table:table-cell>
          <table:table-cell office:value-type="float" office:value="689" table:style-name="ce61">
            <text:p>689</text:p>
          </table:table-cell>
          <table:table-cell office:value-type="float" office:value="1031" table:style-name="ce61">
            <text:p>1,031</text:p>
          </table:table-cell>
          <table:table-cell office:value-type="float" office:value="2065" table:style-name="ce61">
            <text:p>2,065</text:p>
          </table:table-cell>
          <table:table-cell office:value-type="float" office:value="1649" table:style-name="ce61">
            <text:p>1,649</text:p>
          </table:table-cell>
          <table:table-cell office:value-type="float" office:value="553" table:style-name="ce61">
            <text:p>553</text:p>
          </table:table-cell>
          <table:table-cell office:value-type="float" office:value="8059" table:style-name="ce23">
            <text:p>8,059</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8-19</text:p>
          </table:table-cell>
          <table:table-cell office:value-type="float" office:value="433" table:style-name="ce61">
            <text:p>433</text:p>
          </table:table-cell>
          <table:table-cell office:value-type="float" office:value="992" table:style-name="ce61">
            <text:p>992</text:p>
          </table:table-cell>
          <table:table-cell office:value-type="float" office:value="686" table:style-name="ce61">
            <text:p>686</text:p>
          </table:table-cell>
          <table:table-cell office:value-type="float" office:value="224" table:style-name="ce61">
            <text:p>224</text:p>
          </table:table-cell>
          <table:table-cell office:value-type="float" office:value="463" table:style-name="ce61">
            <text:p>463</text:p>
          </table:table-cell>
          <table:table-cell office:value-type="float" office:value="696" table:style-name="ce61">
            <text:p>696</text:p>
          </table:table-cell>
          <table:table-cell office:value-type="float" office:value="2314" table:style-name="ce61">
            <text:p>2,314</text:p>
          </table:table-cell>
          <table:table-cell office:value-type="float" office:value="1569" table:style-name="ce61">
            <text:p>1,569</text:p>
          </table:table-cell>
          <table:table-cell office:value-type="float" office:value="584" table:style-name="ce61">
            <text:p>584</text:p>
          </table:table-cell>
          <table:table-cell office:value-type="float" office:value="7961" table:style-name="ce23">
            <text:p>7,961</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19-20</text:p>
          </table:table-cell>
          <table:table-cell office:value-type="float" office:value="125" table:style-name="ce61">
            <text:p>125</text:p>
          </table:table-cell>
          <table:table-cell office:value-type="float" office:value="729" table:style-name="ce61">
            <text:p>729</text:p>
          </table:table-cell>
          <table:table-cell office:value-type="float" office:value="1162" table:style-name="ce61">
            <text:p>1,162</text:p>
          </table:table-cell>
          <table:table-cell office:value-type="float" office:value="221" table:style-name="ce61">
            <text:p>221</text:p>
          </table:table-cell>
          <table:table-cell office:value-type="float" office:value="883" table:style-name="ce61">
            <text:p>883</text:p>
          </table:table-cell>
          <table:table-cell office:value-type="float" office:value="493" table:style-name="ce61">
            <text:p>493</text:p>
          </table:table-cell>
          <table:table-cell office:value-type="float" office:value="2709" table:style-name="ce61">
            <text:p>2,709</text:p>
          </table:table-cell>
          <table:table-cell office:value-type="float" office:value="1496" table:style-name="ce61">
            <text:p>1,496</text:p>
          </table:table-cell>
          <table:table-cell office:value-type="float" office:value="514" table:style-name="ce61">
            <text:p>514</text:p>
          </table:table-cell>
          <table:table-cell office:value-type="float" office:value="8332" table:style-name="ce23">
            <text:p>8,332</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20-21</text:p>
          </table:table-cell>
          <table:table-cell office:value-type="float" office:value="121" table:style-name="ce61">
            <text:p>121</text:p>
          </table:table-cell>
          <table:table-cell office:value-type="float" office:value="575" table:style-name="ce61">
            <text:p>575</text:p>
          </table:table-cell>
          <table:table-cell office:value-type="float" office:value="561" table:style-name="ce61">
            <text:p>561</text:p>
          </table:table-cell>
          <table:table-cell office:value-type="float" office:value="250" table:style-name="ce61">
            <text:p>250</text:p>
          </table:table-cell>
          <table:table-cell office:value-type="float" office:value="657" table:style-name="ce61">
            <text:p>657</text:p>
          </table:table-cell>
          <table:table-cell office:value-type="float" office:value="880" table:style-name="ce61">
            <text:p>880</text:p>
          </table:table-cell>
          <table:table-cell office:value-type="float" office:value="294" table:style-name="ce61">
            <text:p>294</text:p>
          </table:table-cell>
          <table:table-cell office:value-type="float" office:value="1188" table:style-name="ce61">
            <text:p>1,188</text:p>
          </table:table-cell>
          <table:table-cell office:value-type="float" office:value="952" table:style-name="ce61">
            <text:p>952</text:p>
          </table:table-cell>
          <table:table-cell office:value-type="float" office:value="5478" table:style-name="ce23">
            <text:p>5,478</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21-22</text:p>
          </table:table-cell>
          <table:table-cell office:value-type="float" office:value="411" table:style-name="ce61">
            <text:p>411</text:p>
          </table:table-cell>
          <table:table-cell office:value-type="float" office:value="482" table:style-name="ce61">
            <text:p>482</text:p>
          </table:table-cell>
          <table:table-cell office:value-type="float" office:value="378" table:style-name="ce61">
            <text:p>378</text:p>
          </table:table-cell>
          <table:table-cell office:value-type="float" office:value="344" table:style-name="ce61">
            <text:p>344</text:p>
          </table:table-cell>
          <table:table-cell office:value-type="float" office:value="839" table:style-name="ce61">
            <text:p>839</text:p>
          </table:table-cell>
          <table:table-cell office:value-type="float" office:value="776" table:style-name="ce61">
            <text:p>776</text:p>
          </table:table-cell>
          <table:table-cell office:value-type="float" office:value="752" table:style-name="ce61">
            <text:p>752</text:p>
          </table:table-cell>
          <table:table-cell office:value-type="float" office:value="1241" table:style-name="ce61">
            <text:p>1,241</text:p>
          </table:table-cell>
          <table:table-cell office:value-type="float" office:value="506" table:style-name="ce61">
            <text:p>506</text:p>
          </table:table-cell>
          <table:table-cell office:value-type="float" office:value="5729" table:style-name="ce23">
            <text:p>5,729</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22-23</text:p>
          </table:table-cell>
          <table:table-cell office:value-type="float" office:value="317" table:style-name="ce61">
            <text:p>317</text:p>
          </table:table-cell>
          <table:table-cell office:value-type="float" office:value="637" table:style-name="ce61">
            <text:p>637</text:p>
          </table:table-cell>
          <table:table-cell office:value-type="float" office:value="577" table:style-name="ce61">
            <text:p>577</text:p>
          </table:table-cell>
          <table:table-cell office:value-type="float" office:value="384" table:style-name="ce61">
            <text:p>384</text:p>
          </table:table-cell>
          <table:table-cell office:value-type="float" office:value="363" table:style-name="ce61">
            <text:p>363</text:p>
          </table:table-cell>
          <table:table-cell office:value-type="float" office:value="589" table:style-name="ce61">
            <text:p>589</text:p>
          </table:table-cell>
          <table:table-cell office:value-type="float" office:value="362" table:style-name="ce61">
            <text:p>362</text:p>
          </table:table-cell>
          <table:table-cell office:value-type="float" office:value="1812" table:style-name="ce61">
            <text:p>1,812</text:p>
          </table:table-cell>
          <table:table-cell office:value-type="float" office:value="526" table:style-name="ce61">
            <text:p>526</text:p>
          </table:table-cell>
          <table:table-cell office:value-type="float" office:value="5567" table:style-name="ce23">
            <text:p>5,567</text:p>
          </table:table-cell>
          <table:table-cell table:number-columns-repeated="16372"/>
        </table:table-row>
        <table:table-row table:style-name="ro2">
          <table:table-cell office:value-type="string" table:style-name="ce11">
            <text:p>Demolitions [note 4] [note 5]</text:p>
          </table:table-cell>
          <table:table-cell office:value-type="string" table:style-name="ce11">
            <text:p>2023-24</text:p>
          </table:table-cell>
          <table:table-cell office:value-type="float" office:value="222" table:style-name="ce61">
            <text:p>222</text:p>
          </table:table-cell>
          <table:table-cell office:value-type="float" office:value="615" table:style-name="ce61">
            <text:p>615</text:p>
          </table:table-cell>
          <table:table-cell office:value-type="float" office:value="385" table:style-name="ce61">
            <text:p>385</text:p>
          </table:table-cell>
          <table:table-cell office:value-type="float" office:value="148" table:style-name="ce61">
            <text:p>148</text:p>
          </table:table-cell>
          <table:table-cell office:value-type="float" office:value="406" table:style-name="ce61">
            <text:p>406</text:p>
          </table:table-cell>
          <table:table-cell office:value-type="float" office:value="490" table:style-name="ce61">
            <text:p>490</text:p>
          </table:table-cell>
          <table:table-cell office:value-type="float" office:value="1593" table:style-name="ce61">
            <text:p>1,593</text:p>
          </table:table-cell>
          <table:table-cell office:value-type="float" office:value="1149" table:style-name="ce61">
            <text:p>1,149</text:p>
          </table:table-cell>
          <table:table-cell office:value-type="float" office:value="380" table:style-name="ce61">
            <text:p>380</text:p>
          </table:table-cell>
          <table:table-cell office:value-type="float" office:value="5388" table:style-name="ce23">
            <text:p>5,388</text:p>
          </table:table-cell>
          <table:table-cell table:number-columns-repeated="16372"/>
        </table:table-row>
        <table:table-row table:style-name="ro2">
          <table:table-cell office:value-type="string" table:style-name="ce60">
            <text:p>Of which under PDR: demolitions</text:p>
          </table:table-cell>
          <table:table-cell office:value-type="string" table:style-name="ce60">
            <text:p>2020-21</text:p>
          </table:table-cell>
          <table:table-cell office:value-type="float" office:value="3" table:style-name="ce67">
            <text:p>3</text:p>
          </table:table-cell>
          <table:table-cell office:value-type="float" office:value="0" table:style-name="ce67">
            <text:p>0</text:p>
          </table:table-cell>
          <table:table-cell office:value-type="float" office:value="12" table:style-name="ce67">
            <text:p>12</text:p>
          </table:table-cell>
          <table:table-cell office:value-type="float" office:value="8" table:style-name="ce67">
            <text:p>8</text:p>
          </table:table-cell>
          <table:table-cell office:value-type="float" office:value="2" table:style-name="ce67">
            <text:p>2</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0" table:style-name="ce67">
            <text:p>0</text:p>
          </table:table-cell>
          <table:table-cell office:value-type="float" office:value="25" table:style-name="ce68">
            <text:p>25</text:p>
          </table:table-cell>
          <table:table-cell table:number-columns-repeated="16372"/>
        </table:table-row>
        <table:table-row table:style-name="ro2">
          <table:table-cell office:value-type="string" table:style-name="ce11">
            <text:p>Of which under PDR: demolitions</text:p>
          </table:table-cell>
          <table:table-cell office:value-type="string" table:style-name="ce11">
            <text:p>2021-22</text:p>
          </table:table-cell>
          <table:table-cell office:value-type="float" office:value="0" table:style-name="ce61">
            <text:p>0</text:p>
          </table:table-cell>
          <table:table-cell office:value-type="float" office:value="2" table:style-name="ce61">
            <text:p>2</text:p>
          </table:table-cell>
          <table:table-cell office:value-type="float" office:value="0" table:style-name="ce61">
            <text:p>0</text:p>
          </table:table-cell>
          <table:table-cell office:value-type="float" office:value="1" table:style-name="ce61">
            <text:p>1</text:p>
          </table:table-cell>
          <table:table-cell office:value-type="float" office:value="25" table:style-name="ce61">
            <text:p>25</text:p>
          </table:table-cell>
          <table:table-cell office:value-type="float" office:value="4" table:style-name="ce61">
            <text:p>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32" table:style-name="ce23">
            <text:p>32</text:p>
          </table:table-cell>
          <table:table-cell table:number-columns-repeated="16372"/>
        </table:table-row>
        <table:table-row table:style-name="ro2">
          <table:table-cell office:value-type="string" table:style-name="ce11">
            <text:p>Of which under PDR: demolitions</text:p>
          </table:table-cell>
          <table:table-cell office:value-type="string" table:style-name="ce11">
            <text:p>2022-23</text:p>
          </table:table-cell>
          <table:table-cell office:value-type="float" office:value="1" table:style-name="ce61">
            <text:p>1</text:p>
          </table:table-cell>
          <table:table-cell office:value-type="float" office:value="0" table:style-name="ce61">
            <text:p>0</text:p>
          </table:table-cell>
          <table:table-cell office:value-type="float" office:value="2" table:style-name="ce61">
            <text:p>2</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5" table:style-name="ce23">
            <text:p>5</text:p>
          </table:table-cell>
          <table:table-cell table:number-columns-repeated="16372"/>
        </table:table-row>
        <table:table-row table:style-name="ro2">
          <table:table-cell office:value-type="string" table:style-name="ce11">
            <text:p>Of which under PDR: demolitions</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6" table:style-name="ce61">
            <text:p>6</text:p>
          </table:table-cell>
          <table:table-cell office:value-type="float" office:value="3" table:style-name="ce61">
            <text:p>3</text:p>
          </table:table-cell>
          <table:table-cell office:value-type="float" office:value="0" table:style-name="ce61">
            <text:p>0</text:p>
          </table:table-cell>
          <table:table-cell office:value-type="float" office:value="1" table:style-name="ce61">
            <text:p>1</text:p>
          </table:table-cell>
          <table:table-cell office:value-type="float" office:value="0" table:style-name="ce61">
            <text:p>0</text:p>
          </table:table-cell>
          <table:table-cell office:value-type="float" office:value="7" table:style-name="ce61">
            <text:p>7</text:p>
          </table:table-cell>
          <table:table-cell office:value-type="float" office:value="5" table:style-name="ce61">
            <text:p>5</text:p>
          </table:table-cell>
          <table:table-cell office:value-type="float" office:value="22" table:style-name="ce23">
            <text:p>22</text:p>
          </table:table-cell>
          <table:table-cell table:number-columns-repeated="16372"/>
        </table:table-row>
        <table:table-row table:style-name="ro2">
          <table:table-cell office:value-type="string" table:style-name="ce60">
            <text:p>Adjustment to Census 2011</text:p>
          </table:table-cell>
          <table:table-cell office:value-type="string" table:style-name="ce60">
            <text:p>2000-01</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7">
            <text:p>[z]</text:p>
          </table:table-cell>
          <table:table-cell office:value-type="string" table:style-name="ce68">
            <text:p>[z]</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1-02</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224" table:style-name="ce61">
            <text:p>1,224</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195" table:style-name="ce23">
            <text:p>16,195</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2-03</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224" table:style-name="ce61">
            <text:p>1,224</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195" table:style-name="ce23">
            <text:p>16,195</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3-04</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224" table:style-name="ce61">
            <text:p>1,224</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195" table:style-name="ce23">
            <text:p>16,195</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4-05</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134" table:style-name="ce61">
            <text:p>1,134</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105" table:style-name="ce23">
            <text:p>16,105</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5-06</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306" table:style-name="ce61">
            <text:p>1,306</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278" table:style-name="ce23">
            <text:p>16,278</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6-07 [note 2]</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192" table:style-name="ce61">
            <text:p>1,192</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162" table:style-name="ce23">
            <text:p>16,162</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7-08 [note 2]</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196" table:style-name="ce61">
            <text:p>1,196</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167" table:style-name="ce23">
            <text:p>16,167</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8-09</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224" table:style-name="ce61">
            <text:p>1,224</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195" table:style-name="ce23">
            <text:p>16,195</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09-10</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224" table:style-name="ce61">
            <text:p>1,224</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195" table:style-name="ce23">
            <text:p>16,195</text:p>
          </table:table-cell>
          <table:table-cell table:number-columns-repeated="16372"/>
        </table:table-row>
        <table:table-row table:style-name="ro2">
          <table:table-cell office:value-type="string" table:style-name="ce11">
            <text:p>Adjustment to Census 2011</text:p>
          </table:table-cell>
          <table:table-cell office:value-type="string" table:style-name="ce11">
            <text:p>2010-11</text:p>
          </table:table-cell>
          <table:table-cell office:value-type="float" office:value="1391" table:style-name="ce61">
            <text:p>1,391</text:p>
          </table:table-cell>
          <table:table-cell office:value-type="float" office:value="3262" table:style-name="ce61">
            <text:p>3,262</text:p>
          </table:table-cell>
          <table:table-cell office:value-type="float" office:value="2552" table:style-name="ce61">
            <text:p>2,552</text:p>
          </table:table-cell>
          <table:table-cell office:value-type="float" office:value="1018" table:style-name="ce61">
            <text:p>1,018</text:p>
          </table:table-cell>
          <table:table-cell office:value-type="float" office:value="1842" table:style-name="ce61">
            <text:p>1,842</text:p>
          </table:table-cell>
          <table:table-cell office:value-type="float" office:value="1224" table:style-name="ce61">
            <text:p>1,224</text:p>
          </table:table-cell>
          <table:table-cell office:value-type="float" office:value="3988" table:style-name="ce61">
            <text:p>3,988</text:p>
          </table:table-cell>
          <table:table-cell office:value-type="float" office:value="1129" table:style-name="ce61">
            <text:p>1,129</text:p>
          </table:table-cell>
          <table:table-cell office:value-type="float" office:value="-211" table:style-name="ce61">
            <text:p>-211</text:p>
          </table:table-cell>
          <table:table-cell office:value-type="float" office:value="16195" table:style-name="ce23">
            <text:p>16,195</text:p>
          </table:table-cell>
          <table:table-cell table:number-columns-repeated="16372"/>
        </table:table-row>
        <table:table-row table:style-name="ro2">
          <table:table-cell office:value-type="string" table:style-name="ce60">
            <text:p>Adjustment to Census 2021</text:p>
          </table:table-cell>
          <table:table-cell office:value-type="string" table:style-name="ce60">
            <text:p>2011-12</text:p>
          </table:table-cell>
          <table:table-cell office:value-type="float" office:value="-632" table:style-name="ce67">
            <text:p>-632</text:p>
          </table:table-cell>
          <table:table-cell office:value-type="float" office:value="-305" table:style-name="ce67">
            <text:p>-305</text:p>
          </table:table-cell>
          <table:table-cell office:value-type="float" office:value="119" table:style-name="ce67">
            <text:p>119</text:p>
          </table:table-cell>
          <table:table-cell office:value-type="float" office:value="1244" table:style-name="ce67">
            <text:p>1,244</text:p>
          </table:table-cell>
          <table:table-cell office:value-type="float" office:value="-473" table:style-name="ce67">
            <text:p>-473</text:p>
          </table:table-cell>
          <table:table-cell office:value-type="float" office:value="355" table:style-name="ce67">
            <text:p>355</text:p>
          </table:table-cell>
          <table:table-cell office:value-type="float" office:value="4806" table:style-name="ce67">
            <text:p>4,806</text:p>
          </table:table-cell>
          <table:table-cell office:value-type="float" office:value="283" table:style-name="ce67">
            <text:p>283</text:p>
          </table:table-cell>
          <table:table-cell office:value-type="float" office:value="493" table:style-name="ce67">
            <text:p>493</text:p>
          </table:table-cell>
          <table:table-cell office:value-type="float" office:value="5889" table:style-name="ce68">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2-13</text:p>
          </table:table-cell>
          <table:table-cell office:value-type="float" office:value="-632" table:style-name="ce61">
            <text:p>-632</text:p>
          </table:table-cell>
          <table:table-cell office:value-type="float" office:value="-305" table:style-name="ce61">
            <text:p>-305</text:p>
          </table:table-cell>
          <table:table-cell office:value-type="float" office:value="119" table:style-name="ce61">
            <text:p>119</text:p>
          </table:table-cell>
          <table:table-cell office:value-type="float" office:value="1244" table:style-name="ce61">
            <text:p>1,244</text:p>
          </table:table-cell>
          <table:table-cell office:value-type="float" office:value="-473" table:style-name="ce61">
            <text:p>-473</text:p>
          </table:table-cell>
          <table:table-cell office:value-type="float" office:value="355" table:style-name="ce61">
            <text:p>355</text:p>
          </table:table-cell>
          <table:table-cell office:value-type="float" office:value="4806" table:style-name="ce61">
            <text:p>4,806</text:p>
          </table:table-cell>
          <table:table-cell office:value-type="float" office:value="283" table:style-name="ce61">
            <text:p>283</text:p>
          </table:table-cell>
          <table:table-cell office:value-type="float" office:value="493" table:style-name="ce61">
            <text:p>493</text:p>
          </table:table-cell>
          <table:table-cell office:value-type="float" office:value="5889" table:style-name="ce23">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3-14</text:p>
          </table:table-cell>
          <table:table-cell office:value-type="float" office:value="-632" table:style-name="ce61">
            <text:p>-632</text:p>
          </table:table-cell>
          <table:table-cell office:value-type="float" office:value="-305" table:style-name="ce61">
            <text:p>-305</text:p>
          </table:table-cell>
          <table:table-cell office:value-type="float" office:value="119" table:style-name="ce61">
            <text:p>119</text:p>
          </table:table-cell>
          <table:table-cell office:value-type="float" office:value="1244" table:style-name="ce61">
            <text:p>1,244</text:p>
          </table:table-cell>
          <table:table-cell office:value-type="float" office:value="-473" table:style-name="ce61">
            <text:p>-473</text:p>
          </table:table-cell>
          <table:table-cell office:value-type="float" office:value="355" table:style-name="ce61">
            <text:p>355</text:p>
          </table:table-cell>
          <table:table-cell office:value-type="float" office:value="4806" table:style-name="ce61">
            <text:p>4,806</text:p>
          </table:table-cell>
          <table:table-cell office:value-type="float" office:value="283" table:style-name="ce61">
            <text:p>283</text:p>
          </table:table-cell>
          <table:table-cell office:value-type="float" office:value="493" table:style-name="ce61">
            <text:p>493</text:p>
          </table:table-cell>
          <table:table-cell office:value-type="float" office:value="5889" table:style-name="ce23">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4-15</text:p>
          </table:table-cell>
          <table:table-cell office:value-type="float" office:value="-632" table:style-name="ce61">
            <text:p>-632</text:p>
          </table:table-cell>
          <table:table-cell office:value-type="float" office:value="-305" table:style-name="ce61">
            <text:p>-305</text:p>
          </table:table-cell>
          <table:table-cell office:value-type="float" office:value="119" table:style-name="ce61">
            <text:p>119</text:p>
          </table:table-cell>
          <table:table-cell office:value-type="float" office:value="1244" table:style-name="ce61">
            <text:p>1,244</text:p>
          </table:table-cell>
          <table:table-cell office:value-type="float" office:value="-473" table:style-name="ce61">
            <text:p>-473</text:p>
          </table:table-cell>
          <table:table-cell office:value-type="float" office:value="355" table:style-name="ce61">
            <text:p>355</text:p>
          </table:table-cell>
          <table:table-cell office:value-type="float" office:value="4806" table:style-name="ce61">
            <text:p>4,806</text:p>
          </table:table-cell>
          <table:table-cell office:value-type="float" office:value="283" table:style-name="ce61">
            <text:p>283</text:p>
          </table:table-cell>
          <table:table-cell office:value-type="float" office:value="493" table:style-name="ce61">
            <text:p>493</text:p>
          </table:table-cell>
          <table:table-cell office:value-type="float" office:value="5889" table:style-name="ce23">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5-16</text:p>
          </table:table-cell>
          <table:table-cell office:value-type="float" office:value="-632" table:style-name="ce61">
            <text:p>-632</text:p>
          </table:table-cell>
          <table:table-cell office:value-type="float" office:value="-305" table:style-name="ce61">
            <text:p>-305</text:p>
          </table:table-cell>
          <table:table-cell office:value-type="float" office:value="119" table:style-name="ce61">
            <text:p>119</text:p>
          </table:table-cell>
          <table:table-cell office:value-type="float" office:value="1244" table:style-name="ce61">
            <text:p>1,244</text:p>
          </table:table-cell>
          <table:table-cell office:value-type="float" office:value="-473" table:style-name="ce61">
            <text:p>-473</text:p>
          </table:table-cell>
          <table:table-cell office:value-type="float" office:value="355" table:style-name="ce61">
            <text:p>355</text:p>
          </table:table-cell>
          <table:table-cell office:value-type="float" office:value="4806" table:style-name="ce61">
            <text:p>4,806</text:p>
          </table:table-cell>
          <table:table-cell office:value-type="float" office:value="283" table:style-name="ce61">
            <text:p>283</text:p>
          </table:table-cell>
          <table:table-cell office:value-type="float" office:value="493" table:style-name="ce61">
            <text:p>493</text:p>
          </table:table-cell>
          <table:table-cell office:value-type="float" office:value="5889" table:style-name="ce23">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6-17</text:p>
          </table:table-cell>
          <table:table-cell office:value-type="float" office:value="-632" table:style-name="ce61">
            <text:p>-632</text:p>
          </table:table-cell>
          <table:table-cell office:value-type="float" office:value="-305" table:style-name="ce61">
            <text:p>-305</text:p>
          </table:table-cell>
          <table:table-cell office:value-type="float" office:value="119" table:style-name="ce61">
            <text:p>119</text:p>
          </table:table-cell>
          <table:table-cell office:value-type="float" office:value="1244" table:style-name="ce61">
            <text:p>1,244</text:p>
          </table:table-cell>
          <table:table-cell office:value-type="float" office:value="-473" table:style-name="ce61">
            <text:p>-473</text:p>
          </table:table-cell>
          <table:table-cell office:value-type="float" office:value="355" table:style-name="ce61">
            <text:p>355</text:p>
          </table:table-cell>
          <table:table-cell office:value-type="float" office:value="4806" table:style-name="ce61">
            <text:p>4,806</text:p>
          </table:table-cell>
          <table:table-cell office:value-type="float" office:value="283" table:style-name="ce61">
            <text:p>283</text:p>
          </table:table-cell>
          <table:table-cell office:value-type="float" office:value="493" table:style-name="ce61">
            <text:p>493</text:p>
          </table:table-cell>
          <table:table-cell office:value-type="float" office:value="5889" table:style-name="ce23">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7-18</text:p>
          </table:table-cell>
          <table:table-cell office:value-type="float" office:value="-632" table:style-name="ce61">
            <text:p>-632</text:p>
          </table:table-cell>
          <table:table-cell office:value-type="float" office:value="-305" table:style-name="ce61">
            <text:p>-305</text:p>
          </table:table-cell>
          <table:table-cell office:value-type="float" office:value="119" table:style-name="ce61">
            <text:p>119</text:p>
          </table:table-cell>
          <table:table-cell office:value-type="float" office:value="1244" table:style-name="ce61">
            <text:p>1,244</text:p>
          </table:table-cell>
          <table:table-cell office:value-type="float" office:value="-473" table:style-name="ce61">
            <text:p>-473</text:p>
          </table:table-cell>
          <table:table-cell office:value-type="float" office:value="355" table:style-name="ce61">
            <text:p>355</text:p>
          </table:table-cell>
          <table:table-cell office:value-type="float" office:value="4806" table:style-name="ce61">
            <text:p>4,806</text:p>
          </table:table-cell>
          <table:table-cell office:value-type="float" office:value="283" table:style-name="ce61">
            <text:p>283</text:p>
          </table:table-cell>
          <table:table-cell office:value-type="float" office:value="493" table:style-name="ce61">
            <text:p>493</text:p>
          </table:table-cell>
          <table:table-cell office:value-type="float" office:value="5889" table:style-name="ce23">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8-19</text:p>
          </table:table-cell>
          <table:table-cell office:value-type="float" office:value="-632" table:style-name="ce61">
            <text:p>-632</text:p>
          </table:table-cell>
          <table:table-cell office:value-type="float" office:value="-305" table:style-name="ce61">
            <text:p>-305</text:p>
          </table:table-cell>
          <table:table-cell office:value-type="float" office:value="119" table:style-name="ce61">
            <text:p>119</text:p>
          </table:table-cell>
          <table:table-cell office:value-type="float" office:value="1244" table:style-name="ce61">
            <text:p>1,244</text:p>
          </table:table-cell>
          <table:table-cell office:value-type="float" office:value="-473" table:style-name="ce61">
            <text:p>-473</text:p>
          </table:table-cell>
          <table:table-cell office:value-type="float" office:value="355" table:style-name="ce61">
            <text:p>355</text:p>
          </table:table-cell>
          <table:table-cell office:value-type="float" office:value="4806" table:style-name="ce61">
            <text:p>4,806</text:p>
          </table:table-cell>
          <table:table-cell office:value-type="float" office:value="283" table:style-name="ce61">
            <text:p>283</text:p>
          </table:table-cell>
          <table:table-cell office:value-type="float" office:value="493" table:style-name="ce61">
            <text:p>493</text:p>
          </table:table-cell>
          <table:table-cell office:value-type="float" office:value="5889" table:style-name="ce23">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19-20</text:p>
          </table:table-cell>
          <table:table-cell office:value-type="float" office:value="-632" table:style-name="ce61">
            <text:p>-632</text:p>
          </table:table-cell>
          <table:table-cell office:value-type="float" office:value="-305" table:style-name="ce61">
            <text:p>-305</text:p>
          </table:table-cell>
          <table:table-cell office:value-type="float" office:value="119" table:style-name="ce61">
            <text:p>119</text:p>
          </table:table-cell>
          <table:table-cell office:value-type="float" office:value="1244" table:style-name="ce61">
            <text:p>1,244</text:p>
          </table:table-cell>
          <table:table-cell office:value-type="float" office:value="-473" table:style-name="ce61">
            <text:p>-473</text:p>
          </table:table-cell>
          <table:table-cell office:value-type="float" office:value="355" table:style-name="ce61">
            <text:p>355</text:p>
          </table:table-cell>
          <table:table-cell office:value-type="float" office:value="4806" table:style-name="ce61">
            <text:p>4,806</text:p>
          </table:table-cell>
          <table:table-cell office:value-type="float" office:value="283" table:style-name="ce61">
            <text:p>283</text:p>
          </table:table-cell>
          <table:table-cell office:value-type="float" office:value="493" table:style-name="ce61">
            <text:p>493</text:p>
          </table:table-cell>
          <table:table-cell office:value-type="float" office:value="5889" table:style-name="ce23">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20-21</text:p>
          </table:table-cell>
          <table:table-cell office:value-type="float" office:value="-632" table:style-name="ce61">
            <text:p>-632</text:p>
          </table:table-cell>
          <table:table-cell office:value-type="float" office:value="-305" table:style-name="ce61">
            <text:p>-305</text:p>
          </table:table-cell>
          <table:table-cell office:value-type="float" office:value="119" table:style-name="ce61">
            <text:p>119</text:p>
          </table:table-cell>
          <table:table-cell office:value-type="float" office:value="1244" table:style-name="ce61">
            <text:p>1,244</text:p>
          </table:table-cell>
          <table:table-cell office:value-type="float" office:value="-473" table:style-name="ce61">
            <text:p>-473</text:p>
          </table:table-cell>
          <table:table-cell office:value-type="float" office:value="355" table:style-name="ce61">
            <text:p>355</text:p>
          </table:table-cell>
          <table:table-cell office:value-type="float" office:value="4806" table:style-name="ce61">
            <text:p>4,806</text:p>
          </table:table-cell>
          <table:table-cell office:value-type="float" office:value="283" table:style-name="ce61">
            <text:p>283</text:p>
          </table:table-cell>
          <table:table-cell office:value-type="float" office:value="493" table:style-name="ce61">
            <text:p>493</text:p>
          </table:table-cell>
          <table:table-cell office:value-type="float" office:value="5889" table:style-name="ce23">
            <text:p>5,889</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21-22</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23">
            <text:p>[z]</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22-23</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23">
            <text:p>[z]</text:p>
          </table:table-cell>
          <table:table-cell table:number-columns-repeated="16372"/>
        </table:table-row>
        <table:table-row table:style-name="ro2">
          <table:table-cell office:value-type="string" table:style-name="ce11">
            <text:p>Adjustment to Census 2021</text:p>
          </table:table-cell>
          <table:table-cell office:value-type="string" table:style-name="ce11">
            <text:p>2023-24</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61">
            <text:p>[z]</text:p>
          </table:table-cell>
          <table:table-cell office:value-type="string" table:style-name="ce23">
            <text:p>[z]</text:p>
          </table:table-cell>
          <table:table-cell table:number-columns-repeated="16372" table:style-name="ce1"/>
        </table:table-row>
        <table:table-row table:style-name="ro2">
          <table:table-cell office:value-type="string" table:style-name="ce60">
            <text:p>Residual [note 6]</text:p>
          </table:table-cell>
          <table:table-cell office:value-type="string" table:style-name="ce60">
            <text:p>2000-01</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7">
            <text:p>[x]</text:p>
          </table:table-cell>
          <table:table-cell office:value-type="string" table:style-name="ce68">
            <text:p>[x]</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01-02</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02-03</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03-04</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04-05</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05-06</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61">
            <text:p>[x]</text:p>
          </table:table-cell>
          <table:table-cell office:value-type="string" table:style-name="ce23">
            <text:p>[x]</text:p>
          </table:table-cell>
          <table:table-cell table:style-name="ce9"/>
          <table:table-cell table:number-columns-repeated="16371"/>
        </table:table-row>
        <table:table-row table:style-name="ro2">
          <table:table-cell office:value-type="string" table:style-name="ce11">
            <text:p>Residual [note 6]</text:p>
          </table:table-cell>
          <table:table-cell office:value-type="string" table:style-name="ce11">
            <text:p>2006-07 [note 2]</text:p>
          </table:table-cell>
          <table:table-cell office:value-type="float" office:value="0" table:style-name="ce61">
            <text:p>0</text:p>
          </table:table-cell>
          <table:table-cell office:value-type="float" office:value="0" table:style-name="ce61">
            <text:p>0</text:p>
          </table:table-cell>
          <table:table-cell office:value-type="float" office:value="-1" table:style-name="ce61">
            <text:p>-1</text:p>
          </table:table-cell>
          <table:table-cell office:value-type="float" office:value="-2" table:style-name="ce61">
            <text:p>-2</text:p>
          </table:table-cell>
          <table:table-cell office:value-type="float" office:value="0" table:style-name="ce61">
            <text:p>0</text:p>
          </table:table-cell>
          <table:table-cell office:value-type="float" office:value="-82" table:style-name="ce61">
            <text:p>-82</text:p>
          </table:table-cell>
          <table:table-cell office:value-type="float" office:value="0" table:style-name="ce61">
            <text:p>0</text:p>
          </table:table-cell>
          <table:table-cell office:value-type="float" office:value="0" table:style-name="ce61">
            <text:p>0</text:p>
          </table:table-cell>
          <table:table-cell office:value-type="float" office:value="-258" table:style-name="ce61">
            <text:p>-258</text:p>
          </table:table-cell>
          <table:table-cell office:value-type="float" office:value="-342" table:style-name="ce23">
            <text:p>-342</text:p>
          </table:table-cell>
          <table:table-cell table:style-name="ce9"/>
          <table:table-cell table:number-columns-repeated="16371"/>
        </table:table-row>
        <table:table-row table:style-name="ro2">
          <table:table-cell office:value-type="string" table:style-name="ce11">
            <text:p>Residual [note 6]</text:p>
          </table:table-cell>
          <table:table-cell office:value-type="string" table:style-name="ce11">
            <text:p>2007-08 [note 2]</text:p>
          </table:table-cell>
          <table:table-cell office:value-type="float" office:value="0" table:style-name="ce61">
            <text:p>0</text:p>
          </table:table-cell>
          <table:table-cell office:value-type="float" office:value="-223" table:style-name="ce61">
            <text:p>-223</text:p>
          </table:table-cell>
          <table:table-cell office:value-type="float" office:value="-16" table:style-name="ce61">
            <text:p>-16</text:p>
          </table:table-cell>
          <table:table-cell office:value-type="float" office:value="-27" table:style-name="ce61">
            <text:p>-27</text:p>
          </table:table-cell>
          <table:table-cell office:value-type="float" office:value="0" table:style-name="ce61">
            <text:p>0</text:p>
          </table:table-cell>
          <table:table-cell office:value-type="float" office:value="26" table:style-name="ce61">
            <text:p>26</text:p>
          </table:table-cell>
          <table:table-cell office:value-type="float" office:value="0" table:style-name="ce61">
            <text:p>0</text:p>
          </table:table-cell>
          <table:table-cell office:value-type="float" office:value="0" table:style-name="ce61">
            <text:p>0</text:p>
          </table:table-cell>
          <table:table-cell office:value-type="float" office:value="-142" table:style-name="ce61">
            <text:p>-142</text:p>
          </table:table-cell>
          <table:table-cell office:value-type="float" office:value="-113" table:style-name="ce23">
            <text:p>-113</text:p>
          </table:table-cell>
          <table:table-cell table:style-name="ce9"/>
          <table:table-cell table:number-columns-repeated="16371"/>
        </table:table-row>
        <table:table-row table:style-name="ro2">
          <table:table-cell office:value-type="string" table:style-name="ce11">
            <text:p>Residual [note 6]</text:p>
          </table:table-cell>
          <table:table-cell office:value-type="string" table:style-name="ce11">
            <text:p>2008-09</text:p>
          </table:table-cell>
          <table:table-cell office:value-type="float" office:value="-11" table:style-name="ce61">
            <text:p>-11</text:p>
          </table:table-cell>
          <table:table-cell office:value-type="float" office:value="-3" table:style-name="ce61">
            <text:p>-3</text:p>
          </table:table-cell>
          <table:table-cell office:value-type="float" office:value="4" table:style-name="ce61">
            <text:p>4</text:p>
          </table:table-cell>
          <table:table-cell office:value-type="float" office:value="2" table:style-name="ce61">
            <text:p>2</text:p>
          </table:table-cell>
          <table:table-cell office:value-type="float" office:value="-2" table:style-name="ce61">
            <text:p>-2</text:p>
          </table:table-cell>
          <table:table-cell office:value-type="float" office:value="6" table:style-name="ce61">
            <text:p>6</text:p>
          </table:table-cell>
          <table:table-cell office:value-type="float" office:value="2" table:style-name="ce61">
            <text:p>2</text:p>
          </table:table-cell>
          <table:table-cell office:value-type="float" office:value="-4" table:style-name="ce61">
            <text:p>-4</text:p>
          </table:table-cell>
          <table:table-cell office:value-type="float" office:value="8" table:style-name="ce61">
            <text:p>8</text:p>
          </table:table-cell>
          <table:table-cell office:value-type="float" office:value="-18" table:style-name="ce23">
            <text:p>-18</text:p>
          </table:table-cell>
          <table:table-cell table:style-name="ce9"/>
          <table:table-cell table:number-columns-repeated="16371"/>
        </table:table-row>
        <table:table-row table:style-name="ro2">
          <table:table-cell office:value-type="string" table:style-name="ce11">
            <text:p>Residual [note 6]</text:p>
          </table:table-cell>
          <table:table-cell office:value-type="string" table:style-name="ce11">
            <text:p>2009-1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 table:style-name="ce23">
            <text:p>-1</text:p>
          </table:table-cell>
          <table:table-cell table:style-name="ce9"/>
          <table:table-cell table:number-columns-repeated="16371"/>
        </table:table-row>
        <table:table-row table:style-name="ro2">
          <table:table-cell office:value-type="string" table:style-name="ce11">
            <text:p>Residual [note 6]</text:p>
          </table:table-cell>
          <table:table-cell office:value-type="string" table:style-name="ce11">
            <text:p>2010-1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1" table:style-name="ce23">
            <text:p>1</text:p>
          </table:table-cell>
          <table:table-cell table:style-name="ce9"/>
          <table:table-cell table:number-columns-repeated="16371"/>
        </table:table-row>
        <table:table-row table:style-name="ro2">
          <table:table-cell office:value-type="string" table:style-name="ce11">
            <text:p>Residual [note 6]</text:p>
          </table:table-cell>
          <table:table-cell office:value-type="string" table:style-name="ce11">
            <text:p>2011-1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2-1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3-1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4-15</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5-16</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6-17</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7-18</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8-19</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19-2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20-21</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21-22</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22-23</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office:value-type="string" table:style-name="ce11">
            <text:p>Residual [note 6]</text:p>
          </table:table-cell>
          <table:table-cell office:value-type="string" table:style-name="ce11">
            <text:p>2023-24</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61">
            <text:p>0</text:p>
          </table:table-cell>
          <table:table-cell office:value-type="float" office:value="0" table:style-name="ce23">
            <text:p>0</text:p>
          </table:table-cell>
          <table:table-cell table:number-columns-repeated="16372" table:style-name="ce1"/>
        </table:table-row>
        <table:table-row table:style-name="ro2">
          <table:table-cell table:style-name="ce11"/>
          <table:table-cell table:number-columns-repeated="9" table:style-name="ce19"/>
          <table:table-cell table:style-name="ce23"/>
          <table:table-cell table:number-columns-repeated="16373" table:style-name="ce1"/>
        </table:table-row>
        <table:table-row table:style-name="ro2">
          <table:table-cell table:style-name="ce27"/>
          <table:table-cell table:style-name="ce26"/>
          <table:table-cell table:number-columns-repeated="8" table:style-name="ce2"/>
          <table:table-cell table:style-name="ce28"/>
          <table:table-cell table:number-columns-repeated="9" table:style-name="ce2"/>
          <table:table-cell table:number-columns-repeated="16364"/>
        </table:table-row>
        <table:table-row table:number-rows-repeated="3" table:style-name="ro2">
          <table:table-cell table:style-name="ce2"/>
          <table:table-cell table:style-name="ce26"/>
          <table:table-cell table:number-columns-repeated="8" table:style-name="ce2"/>
          <table:table-cell table:style-name="ce25"/>
          <table:table-cell table:number-columns-repeated="9" table:style-name="ce2"/>
          <table:table-cell table:number-columns-repeated="16364"/>
        </table:table-row>
        <table:table-row table:style-name="ro2">
          <table:table-cell table:style-name="ce26"/>
          <table:table-cell table:number-columns-repeated="9" table:style-name="ce2"/>
          <table:table-cell table:style-name="ce25"/>
          <table:table-cell table:number-columns-repeated="9" table:style-name="ce2"/>
          <table:table-cell table:number-columns-repeated="16364"/>
        </table:table-row>
        <table:table-row table:style-name="ro2">
          <table:table-cell table:number-columns-repeated="10" table:style-name="ce2"/>
          <table:table-cell table:style-name="ce25"/>
          <table:table-cell table:number-columns-repeated="9" table:style-name="ce2"/>
          <table:table-cell table:number-columns-repeated="16364"/>
        </table:table-row>
        <table:table-row table:style-name="ro2">
          <table:table-cell table:style-name="ce1"/>
          <table:table-cell table:number-columns-repeated="9" table:style-name="ce2"/>
          <table:table-cell table:style-name="ce8"/>
          <table:table-cell table:number-columns-repeated="9" table:style-name="ce2"/>
          <table:table-cell table:number-columns-repeated="16364"/>
        </table:table-row>
        <table:table-row table:style-name="ro2">
          <table:table-cell table:style-name="ce29"/>
          <table:table-cell table:number-columns-repeated="9" table:style-name="ce2"/>
          <table:table-cell table:style-name="ce8"/>
          <table:table-cell table:number-columns-repeated="9" table:style-name="ce2"/>
          <table:table-cell table:number-columns-repeated="16364"/>
        </table:table-row>
        <table:table-row table:number-rows-repeated="2" table:style-name="ro2">
          <table:table-cell table:number-columns-repeated="10" table:style-name="ce2"/>
          <table:table-cell table:style-name="ce8"/>
          <table:table-cell table:number-columns-repeated="16373" table:style-name="ce1"/>
        </table:table-row>
        <table:table-row table:style-name="ro2">
          <table:table-cell table:style-name="ce27"/>
          <table:table-cell table:number-columns-repeated="9" table:style-name="ce2"/>
          <table:table-cell table:style-name="ce25"/>
          <table:table-cell table:number-columns-repeated="16373" table:style-name="ce1"/>
        </table:table-row>
        <table:table-row table:style-name="ro2">
          <table:table-cell table:style-name="ce27"/>
          <table:table-cell table:number-columns-repeated="9" table:style-name="ce2"/>
          <table:table-cell table:style-name="ce30"/>
          <table:table-cell table:number-columns-repeated="16373" table:style-name="ce1"/>
        </table:table-row>
        <table:table-row table:style-name="ro2">
          <table:table-cell table:style-name="ce27"/>
          <table:table-cell table:number-columns-repeated="9" table:style-name="ce2"/>
          <table:table-cell table:style-name="ce8"/>
          <table:table-cell table:number-columns-repeated="16373" table:style-name="ce1"/>
        </table:table-row>
        <table:table-row table:style-name="ro2">
          <table:table-cell table:number-columns-repeated="10" table:style-name="ce2"/>
          <table:table-cell table:style-name="ce8"/>
          <table:table-cell table:style-name="ce17"/>
          <table:table-cell table:number-columns-repeated="16372" table:style-name="ce1"/>
        </table:table-row>
        <table:table-row table:style-name="ro2">
          <table:table-cell table:style-name="ce49"/>
          <table:table-cell table:number-columns-repeated="9" table:style-name="ce2"/>
          <table:table-cell table:style-name="ce47"/>
          <table:table-cell table:number-columns-repeated="16373" table:style-name="ce1"/>
        </table:table-row>
        <table:table-row table:number-rows-repeated="2" table:style-name="ro2">
          <table:table-cell table:style-name="ce50"/>
          <table:table-cell table:number-columns-repeated="9" table:style-name="ce2"/>
          <table:table-cell table:style-name="ce51"/>
          <table:table-cell table:number-columns-repeated="16373" table:style-name="ce1"/>
        </table:table-row>
        <table:table-row table:style-name="ro2">
          <table:table-cell table:number-columns-repeated="10" table:style-name="ce2"/>
          <table:table-cell table:style-name="ce51"/>
          <table:table-cell table:number-columns-repeated="16373" table:style-name="ce1"/>
        </table:table-row>
        <table:table-row table:style-name="ro2">
          <table:table-cell table:style-name="ce52"/>
          <table:table-cell table:number-columns-repeated="9" table:style-name="ce2"/>
          <table:table-cell table:style-name="ce12"/>
          <table:table-cell table:number-columns-repeated="16373" table:style-name="ce1"/>
        </table:table-row>
        <table:table-row table:style-name="ro2">
          <table:table-cell table:style-name="ce52"/>
          <table:table-cell table:number-columns-repeated="4" table:style-name="ce2"/>
          <table:table-cell table:style-name="ce1"/>
          <table:table-cell table:number-columns-repeated="4" table:style-name="ce2"/>
          <table:table-cell table:style-name="ce53"/>
          <table:table-cell table:number-columns-repeated="16373" table:style-name="ce1"/>
        </table:table-row>
        <table:table-row table:style-name="ro2">
          <table:table-cell table:number-columns-repeated="5" table:style-name="ce2"/>
          <table:table-cell table:style-name="ce1"/>
          <table:table-cell table:number-columns-repeated="4" table:style-name="ce2"/>
          <table:table-cell table:style-name="ce54"/>
          <table:table-cell table:number-columns-repeated="16373" table:style-name="ce1"/>
        </table:table-row>
        <table:table-row table:style-name="ro2">
          <table:table-cell table:style-name="ce25"/>
          <table:table-cell table:number-columns-repeated="9" table:style-name="ce1"/>
          <table:table-cell table:style-name="ce55"/>
          <table:table-cell table:number-columns-repeated="16373" table:style-name="ce1"/>
        </table:table-row>
        <table:table-row table:style-name="ro2">
          <table:table-cell table:number-columns-repeated="10"/>
          <table:table-cell table:style-name="ce12"/>
          <table:table-cell table:number-columns-repeated="16373"/>
        </table:table-row>
        <table:table-row table:number-rows-repeated="1048255" table:style-name="ro2">
          <table:table-cell table:number-columns-repeated="16384"/>
        </table:table-row>
        <table:named-expressions>
          <table:named-range table:name="Print_Area" table:cell-range-address="LT118_(unrounded).$A$1:LT118_(unrounded).$K$261" table:base-cell-address="LT118_(unrounded).$A$1"/>
        </table:named-expressions>
      </table:table>
      <table:database-ranges>
        <table:database-range table:target-range-address="Contents.A3:Contents.B7" table:name="Contents"/>
        <table:database-range table:target-range-address="Notes.A4:Notes.C14" table:name="Notes"/>
        <table:database-range table:target-range-address="LT118_(rounded).A4:LT118_(rounded).L297" table:name="Table118rounded"/>
        <table:database-range table:target-range-address="LT118_(unrounded).A4:LT118_(unrounded).L297" table:name="Table118unrounde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number-style style:name="N3">
      <number:number number:decimal-places="0" number:min-decimal-places="0" number:min-integer-digits="1" number:grouping="true"/>
    </number:number-style>
    <number:text-style style:name="N30">
      <number:text-content/>
    </number:text-style>
    <number:currency-style style:name="N34P0">
      <number:text> </number:text>
      <number:currency-symbol>£</number:currency-symbol>
      <number:fill-character> </number:fill-character>
      <number:number number:decimal-places="2" number:min-decimal-places="2" number:min-integer-digits="1" number:grouping="true"/>
      <number:text> </number:text>
    </number:currency-style>
    <number:currency-style style:name="N34P1">
      <number:text>-</number:text>
      <number:currency-symbol>£</number:currency-symbol>
      <number:fill-character> </number:fill-character>
      <number:number number:decimal-places="2" number:min-decimal-places="2" number:min-integer-digits="1" number:grouping="true"/>
      <number:text> </number:text>
    </number:currency-style>
    <number:currency-style style:name="N34P2">
      <number:text> </number:text>
      <number:currency-symbol>£</number:currency-symbol>
      <number:fill-character> </number:fill-character>
      <number:text>-</number:text>
      <number:number number:decimal-places="0" number:min-decimal-places="0" number:min-integer-digits="0"/>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number:text>
      <number:fill-character> </number:fill-character>
      <number:number number:decimal-places="0" number:min-decimal-places="0" number:min-integer-digits="1" number:grouping="true">
        <number:embedded-text number:position="0"> </number:embedded-text>
      </number:number>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day number:style="long"/>
      <number:text>-</number:text>
      <number:month number:textual="true"/>
      <number:text>-</number:text>
      <number:year number:style="long"/>
    </number:date-style>
    <number:date-style style:name="N38">
      <number:month number:textual="true"/>
      <number:text>-</number:text>
      <number:year number:style="long"/>
    </number:date-style>
    <number:number-style style:name="N39">
      <number:number number:decimal-places="0" number:min-decimal-places="0" number:min-integer-digits="4"/>
    </number:number-style>
    <style:style style:name="CellBACode" style:family="table-cell" style:data-style-name="N39">
      <style:table-cell-properties fo:border-top="thin solid #000000" fo:border-bottom="thin solid #000000" fo:border-left="thin solid #000000" fo:border-right="thin solid #000000" style:vertical-align="top" fo:background-color="#FFFFFF" style:repeat-content="false"/>
      <style:paragraph-properties fo:text-align="end" fo:margin-right="0cm"/>
    </style:style>
    <style:style style:name="CellBAName" style:family="table-cell" style:data-style-name="N0">
      <style:table-cell-properties fo:border-top="thin solid #000000" fo:border-bottom="thin solid #000000" fo:border-left="thin solid #000000" fo:border-right="thin solid #000000" style:vertical-align="automatic" fo:background-color="#FFFFFF" style:repeat-content="false"/>
      <style:paragraph-properties fo:text-align="start" fo:margin-left="1.765cm"/>
    </style:style>
    <style:style style:name="CellMCCode" style:family="table-cell" style:data-style-name="N39">
      <style:table-cell-properties fo:border="thin solid #000000" style:vertical-align="top" fo:background-color="#FFFFFF" style:repeat-content="false"/>
      <style:paragraph-properties fo:text-align="end" fo:margin-right="0cm"/>
    </style:style>
    <style:style style:name="CellMCName" style:family="table-cell" style:data-style-name="N0">
      <style:table-cell-properties fo:border="thin solid #000000" style:vertical-align="automatic" fo:background-color="#FFFFFF" style:repeat-content="false"/>
      <style:paragraph-properties fo:text-align="start" fo:margin-left="1.059cm"/>
    </style:style>
    <style:style style:name="CellNationCode" style:family="table-cell" style:data-style-name="N39">
      <style:table-cell-properties fo:border="thin solid #000000" style:vertical-align="top" fo:background-color="#FFFFFF" style:repeat-content="false"/>
      <style:paragraph-properties fo:text-align="end" fo:margin-right="0cm"/>
      <style:text-properties fo:font-weight="bold" style:font-weight-asian="bold" style:font-weight-complex="bold"/>
    </style:style>
    <style:style style:name="CellNationName" style:family="table-cell" style:data-style-name="N0">
      <style:table-cell-properties fo:border="thin solid #000000" style:vertical-align="automatic" fo:background-color="#FFFFFF" style:repeat-content="false"/>
      <style:paragraph-properties fo:text-align="start" fo:margin-left="0.353cm"/>
      <style:text-properties fo:font-weight="bold" style:font-weight-asian="bold" style:font-weight-complex="bold"/>
    </style:style>
    <style:style style:name="CellRegionCode" style:family="table-cell" style:data-style-name="N0">
      <style:table-cell-properties fo:border="thin solid #000000" style:vertical-align="top" fo:background-color="#FFFFFF" style:repeat-content="false"/>
      <style:paragraph-properties fo:text-align="end" fo:margin-right="0cm"/>
      <style:text-properties fo:font-weight="bold" style:font-weight-asian="bold" style:font-weight-complex="bold"/>
    </style:style>
    <style:style style:name="CellRegionName" style:family="table-cell" style:data-style-name="N0">
      <style:table-cell-properties fo:border="thin solid #000000" style:vertical-align="automatic" fo:background-color="#FFFFFF" style:repeat-content="false"/>
      <style:paragraph-properties fo:text-align="start" fo:margin-left="0.706cm"/>
      <style:text-properties fo:font-weight="bold" style:font-weight-asian="bold" style:font-weight-complex="bold"/>
    </style:style>
    <style:style style:name="CellUACode" style:family="table-cell" style:data-style-name="N39">
      <style:table-cell-properties fo:border="thin solid #000000" style:vertical-align="top" fo:background-color="#FFFFFF" style:repeat-content="false"/>
      <style:paragraph-properties fo:text-align="end" fo:margin-right="0cm"/>
    </style:style>
    <style:style style:name="CellUAName" style:family="table-cell" style:data-style-name="N0">
      <style:table-cell-properties fo:border="thin solid #000000" style:vertical-align="automatic" fo:background-color="#FFFFFF" style:repeat-content="false"/>
      <style:paragraph-properties fo:text-align="start" fo:margin-left="1.059cm"/>
    </style:style>
    <style:style style:name="Comma" style:family="table-cell" style:data-style-name="N35"/>
    <style:style style:name="Comma_32_2" style:display-name="Comma 2" style:family="table-cell" style:data-style-name="N35"/>
    <style:style style:name="Currency" style:family="table-cell" style:data-style-name="N34"/>
    <style:style style:name="Heading_32_1" style:display-name="Heading 1"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fo:font-size="12pt" style:font-size-asian="12pt" style:font-size-complex="12pt"/>
    </style:style>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X="1"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style style:name="T1" style:family="text">
      <style:text-properties fo:color="#000000" style:font-name="Calibri" style:font-name-asian="Calibri" style:font-name-complex="Calibri" fo:font-size="10pt" style:font-size-asian="10pt" style:font-size-complex="10pt" style:font-family-generic="swiss"/>
    </style:style>
    <style:style style:name="T2" style:family="text">
      <style:text-properties fo:color="#000000" style:font-name="Calibri" style:font-name-asian="Calibri" style:font-name-complex="Calibri" fo:font-size="1pt" style:font-size-asian="1pt" style:font-size-complex="1pt" style:font-family-generic="swiss"/>
    </style:style>
    <style:style style:name="T3" style:family="text">
      <style:text-properties fo:color="#000000" style:font-name="Arial" style:font-name-asian="Arial" style:font-name-complex="Arial" fo:font-size="1pt" style:font-size-asian="1pt" style:font-size-complex="1pt" style:font-family-generic="swiss"/>
    </style:style>
    <style:style style:name="T4" style:family="text">
      <style:text-properties fo:color="#000000" style:font-name="Calibri" style:font-name-asian="Calibri" style:font-name-complex="Calibri" fo:font-size="10pt" style:font-size-asian="10pt" style:font-size-complex="10pt" style:font-family-generic="swiss"/>
    </style:style>
    <style:style style:name="T5" style:family="text">
      <style:text-properties fo:color="#000000" style:font-name="Calibri" style:font-name-asian="Calibri" style:font-name-complex="Calibri" fo:font-size="10pt" style:font-size-asian="10pt" style:font-size-complex="10pt" style:font-family-generic="swiss"/>
    </style:style>
    <style:style style:name="T6" style:family="text">
      <style:text-properties fo:color="#000000" style:font-name="Calibri" style:font-name-asian="Calibri" style:font-name-complex="Calibri" fo:font-size="1pt" style:font-size-asian="1pt" style:font-size-complex="1pt" style:font-family-generic="swiss"/>
    </style:style>
    <style:style style:name="T7" style:family="text">
      <style:text-properties fo:color="#000000" style:font-name="Arial" style:font-name-asian="Arial" style:font-name-complex="Arial" fo:font-size="1pt" style:font-size-asian="1pt" style:font-size-complex="1pt" style:font-family-generic="swiss"/>
    </style:style>
    <style:style style:name="T8"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text:p><text:span text:style-name="T1"><text:s/></text:span><text:span text:style-name="T1">OFFICIAL</text:span><text:span text:style-name="T2">#</text:span></text:p>
        <text:p/>
      </style:header>
      <style:header-left style:display="false"/>
      <style:header-first/>
      <style:footer>
        <text:p/>
        <text:p><text:span text:style-name="T3">#</text:span><text:span text:style-name="T4"> </text:span><text:span text:style-name="T4">OFFICIAL</text:span></text:p>
      </style:footer>
      <style:footer-left style:display="false"/>
      <style:footer-first/>
    </style:master-page>
    <style:master-page style:name="mp2" style:page-layout-name="pm2">
      <style:header>
        <text:p><text:span text:style-name="T5"><text:s/></text:span><text:span text:style-name="T5">OFFICIAL</text:span><text:span text:style-name="T6">#</text:span></text:p>
        <text:p/>
      </style:header>
      <style:header-left style:display="false"/>
      <style:header-first/>
      <style:footer>
        <text:p/>
        <text:p><text:span text:style-name="T7">#</text:span><text:span text:style-name="T8"> </text:span><text:span text:style-name="T8">OFFICI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Liucija Latanauskaite</meta:initial-creator>
    <dc:creator>Ollie Jacob</dc:creator>
    <meta:creation-date>2015-11-05T15:08:49Z</meta:creation-date>
    <dc:date>2024-11-27T12:46:19Z</dc:date>
    <meta:print-date>2020-11-18T11:42:53Z</meta:print-date>
    <meta:user-defined meta:name="docIndexRef">9d71979c-5fc5-47b0-8f7a-ffbec351c12d</meta:user-defined>
    <meta:user-defined meta:name="bjSaver">E3SneE5bxvBXXiph9OSP3bh5KZsNWsuU</meta:user-defined>
    <meta:user-defined meta:name="bjDocumentSecurityLabel">No Marking</meta:user-defined>
  </office:meta>
</office:document-meta>
</file>